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45cm"/>
    </style:style>
    <style:style style:name="co3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COMUNIDAD/BARRIO</text:p>
          </table:table-cell>
          <table:table-cell table:style-name="ce1" office:value-type="string" calcext:value-type="string">
            <text:p>UNIDAD EDUCATIVA</text:p>
          </table:table-cell>
          <table:table-cell table:style-name="ce1" office:value-type="string" calcext:value-type="string">
            <text:p>FECHA DEL PARTE DIARIO dd/mm/aaaa</text:p>
          </table:table-cell>
          <table:table-cell table:style-name="ce1" office:value-type="string" calcext:value-type="string">
            <text:p>NUMERO DE VISITA</text:p>
          </table:table-cell>
          <table:table-cell table:style-name="ce1" office:value-type="string" calcext:value-type="string">
            <text:p>PESO (Kg)</text:p>
          </table:table-cell>
          <table:table-cell table:style-name="ce1" office:value-type="string" calcext:value-type="string">
            <text:p>TALLA(cm)</text:p>
          </table:table-cell>
          <table:table-cell table:style-name="ce1" office:value-type="string" calcext:value-type="string">
            <text:p>FECHA DE NACIMIENTO dd/mm/aaaa</text:p>
          </table:table-cell>
          <table:table-cell table:style-name="ce1" office:value-type="string" calcext:value-type="string">
            <text:p>SEXO (H o M)</text:p>
          </table:table-cell>
          <table:table-cell table:style-name="ce1" office:value-type="string" calcext:value-type="string">
            <text:p>EDAD DE PACIENTE (Meses)</text:p>
          </table:table-cell>
          <table:table-cell table:style-name="ce1" office:value-type="string" calcext:value-type="string">
            <text:p>IMC Niños</text:p>
          </table:table-cell>
          <table:table-cell table:style-name="ce1" office:value-type="string" calcext:value-type="string">
            <text:p>Estado (T/E)</text:p>
          </table:table-cell>
          <table:table-cell table:style-name="ce1" office:value-type="string" calcext:value-type="string">
            <text:p>Estado (P/E)</text:p>
          </table:table-cell>
          <table:table-cell table:style-name="ce1" office:value-type="string" calcext:value-type="string">
            <text:p>Estado (IMC para edad)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CHCUELAR065107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SCUELA DE EDUCACION BÁSICA GABRIELA MISTRAL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,8</text:p>
          </table:table-cell>
          <table:table-cell office:value-type="string" calcext:value-type="string">
            <text:p>90,0</text:p>
          </table:table-cell>
          <table:table-cell office:value-type="date" office:date-value="2021-07-18" calcext:value-type="date">
            <text:p>18/07/21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ÓMEDAIS185169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SCUELA DE EDUCACION BÁSICA GABRIELA MISTRAL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8</text:p>
          </table:table-cell>
          <table:table-cell office:value-type="string" calcext:value-type="string">
            <text:p>95,0</text:p>
          </table:table-cell>
          <table:table-cell office:value-type="date" office:date-value="2021-04-28" calcext:value-type="date">
            <text:p>28/04/21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CASAFR065107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DE EDUCACION BÁSICA GABRIELA MISTRAL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9</text:p>
          </table:table-cell>
          <table:table-cell office:value-type="string" calcext:value-type="string">
            <text:p>88,9</text:p>
          </table:table-cell>
          <table:table-cell office:value-type="date" office:date-value="2021-06-15" calcext:value-type="date">
            <text:p>15/06/21</text:p>
          </table:table-cell>
          <table:table-cell office:value-type="string" calcext:value-type="string">
            <text:p>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ORDEAD065109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SCUELA DE EDUCACION BÁSICA GABRIELA MISTRAL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,2</text:p>
          </table:table-cell>
          <table:table-cell office:value-type="string" calcext:value-type="string">
            <text:p>90,6</text:p>
          </table:table-cell>
          <table:table-cell office:value-type="date" office:date-value="2021-09-18" calcext:value-type="date">
            <text:p>18/09/21</text:p>
          </table:table-cell>
          <table:table-cell office:value-type="string" calcext:value-type="string">
            <text:p>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VEDAGA065098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ESCUELA DE EDUCACION BÁSICA GABRIELA MISTRAL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8</text:p>
          </table:table-cell>
          <table:table-cell office:value-type="string" calcext:value-type="string">
            <text:p>100,4</text:p>
          </table:table-cell>
          <table:table-cell office:value-type="date" office:date-value="2020-02-27" calcext:value-type="date">
            <text:p>27/02/20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6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UVROMA065100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DE EDUCACION BÁSICA GABRIELA MISTRAL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108,5</text:p>
          </table:table-cell>
          <table:table-cell office:value-type="date" office:date-value="2020-06-01" calcext:value-type="date">
            <text:p>01/06/20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MOMIPA065096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SCUELA DE EDUCACION BÁSICA GABRIELA MISTRAL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105,0</text:p>
          </table:table-cell>
          <table:table-cell office:value-type="date" office:date-value="2019-11-10" calcext:value-type="date">
            <text:p>10/11/19</text:p>
          </table:table-cell>
          <table:table-cell office:value-type="string" calcext:value-type="string">
            <text:p>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OALSE065097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SCUELA DE EDUCACION BÁSICA GABRIELA MISTRAL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1</text:p>
          </table:table-cell>
          <table:table-cell office:value-type="string" calcext:value-type="string">
            <text:p>101,3</text:p>
          </table:table-cell>
          <table:table-cell office:value-type="date" office:date-value="2020-01-11" calcext:value-type="date">
            <text:p>11/01/20</text:p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6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POLETA095099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SCUELA DE EDUCACION BÁSICA GABRIELA MISTRAL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101,5</text:p>
          </table:table-cell>
          <table:table-cell office:value-type="date" office:date-value="2020-04-03" calcext:value-type="date">
            <text:p>03/04/20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CAIKMA065101</text:p>
          </table:table-cell>
          <table:table-cell office:value-type="string" calcext:value-type="string">
            <text:p>Yaculoma</text:p>
          </table:table-cell>
          <table:table-cell office:value-type="string" calcext:value-type="string">
            <text:p>ESCUELA DE EDUCACION BÁSICA GABRIELA MISTRAL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100,5</text:p>
          </table:table-cell>
          <table:table-cell office:value-type="date" office:date-value="2020-08-17" calcext:value-type="date">
            <text:p>17/08/20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,6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PERUMI065104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SCUELA DE EDUCACION BÁSICA GABRIELA MISTRAL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97,0</text:p>
          </table:table-cell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8,6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SOJAEL065103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ESCUELA DE EDUCACION BÁSICA GABRIELA MISTRAL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5</text:p>
          </table:table-cell>
          <table:table-cell office:value-type="string" calcext:value-type="string">
            <text:p>95,9</text:p>
          </table:table-cell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5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FICANI065103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DE EDUCACION BÁSICA GABRIELA MISTRAL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7</text:p>
          </table:table-cell>
          <table:table-cell office:value-type="string" calcext:value-type="string">
            <text:p>97,5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REIKEM065104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SCUELA DE EDUCACION BÁSICA GABRIELA MISTRAL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100,0</text:p>
          </table:table-cell>
          <table:table-cell office:value-type="date" office:date-value="2020-04-25" calcext:value-type="date">
            <text:p>25/04/20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NICAGA065098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SCUELA DE EDUCACION BÁSICA GABRIELA MISTRAL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103,5</text:p>
          </table:table-cell>
          <table:table-cell office:value-type="date" office:date-value="2020-03-01" calcext:value-type="date">
            <text:p>01/03/20</text:p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UJACUSA065095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SCUELA DE EDUCACION BÁSICA GABRIELA MISTRAL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111,5</text:p>
          </table:table-cell>
          <table:table-cell office:value-type="date" office:date-value="2019-09-07" calcext:value-type="date">
            <text:p>07/09/19</text:p>
          </table:table-cell>
          <table:table-cell office:value-type="string" calcext:value-type="string">
            <text:p>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SECUPI065095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DE EDUCACION BÁSICA GABRIELA MISTRAL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3</text:p>
          </table:table-cell>
          <table:table-cell office:value-type="string" calcext:value-type="string">
            <text:p>98,5</text:p>
          </table:table-cell>
          <table:table-cell office:value-type="date" office:date-value="2019-10-13" calcext:value-type="date">
            <text:p>13/10/19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ESILGU065095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SCUELA DE EDUCACION BÁSICA GABRIELA MISTRAL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101,4</text:p>
          </table:table-cell>
          <table:table-cell office:value-type="date" office:date-value="2019-09-30" calcext:value-type="date">
            <text:p>30/09/19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ALLACA065091</text:p>
          </table:table-cell>
          <table:table-cell office:value-type="string" calcext:value-type="string">
            <text:p>Yaculoma</text:p>
          </table:table-cell>
          <table:table-cell office:value-type="string" calcext:value-type="string">
            <text:p>ESCUELA DE EDUCACION BÁSICA GABRIELA MISTRAL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7</text:p>
          </table:table-cell>
          <table:table-cell office:value-type="string" calcext:value-type="string">
            <text:p>105,4</text:p>
          </table:table-cell>
          <table:table-cell office:value-type="date" office:date-value="2018-12-20" calcext:value-type="date">
            <text:p>20/12/18</text:p>
          </table:table-cell>
          <table:table-cell office:value-type="string" calcext:value-type="string">
            <text:p>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ANQULO176001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SCUELA DE EDUCACION BÁSICA GABRIELA MISTRAL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103,0</text:p>
          </table:table-cell>
          <table:table-cell office:value-type="date" office:date-value="2019-12-27" calcext:value-type="date">
            <text:p>27/12/19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6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ALROYA065097</text:p>
          </table:table-cell>
          <table:table-cell office:value-type="string" calcext:value-type="string">
            <text:p>Puertas del Sol</text:p>
          </table:table-cell>
          <table:table-cell office:value-type="string" calcext:value-type="string">
            <text:p>ESCUELA DE EDUCACION BÁSICA GABRIELA MISTRAL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101,0</text:p>
          </table:table-cell>
          <table:table-cell office:value-type="date" office:date-value="2019-11-30" calcext:value-type="date">
            <text:p>30/11/19</text:p>
          </table:table-cell>
          <table:table-cell office:value-type="string" calcext:value-type="string">
            <text:p>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7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MIEMGO651000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104,0</text:p>
          </table:table-cell>
          <table:table-cell office:value-type="date" office:date-value="2020-05-02" calcext:value-type="date">
            <text:p>02/05/20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PIJHJA651025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9</text:p>
          </table:table-cell>
          <table:table-cell office:value-type="string" calcext:value-type="string">
            <text:p>94,7</text:p>
          </table:table-cell>
          <table:table-cell office:value-type="date" office:date-value="2020-05-02" calcext:value-type="date">
            <text:p>02/05/20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QUKAGI651026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6</text:p>
          </table:table-cell>
          <table:table-cell office:value-type="string" calcext:value-type="string">
            <text:p>88,0</text:p>
          </table:table-cell>
          <table:table-cell office:value-type="date" office:date-value="2020-09-20" calcext:value-type="date">
            <text:p>20/09/20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6,3</text:p>
          </table:table-cell>
          <table:table-cell office:value-type="string" calcext:value-type="string">
            <text:p>Baja Talla Sever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TAEIBR651016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98,2</text:p>
          </table:table-cell>
          <table:table-cell office:value-type="date" office:date-value="2020-08-05" calcext:value-type="date">
            <text:p>05/08/20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CUIAMI651022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3</text:p>
          </table:table-cell>
          <table:table-cell office:value-type="string" calcext:value-type="string">
            <text:p>97,3</text:p>
          </table:table-cell>
          <table:table-cell office:value-type="date" office:date-value="2020-09-02" calcext:value-type="date">
            <text:p>02/09/20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ARLAAN650987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,4</text:p>
          </table:table-cell>
          <table:table-cell office:value-type="string" calcext:value-type="string">
            <text:p>101,0</text:p>
          </table:table-cell>
          <table:table-cell office:value-type="date" office:date-value="2020-02-25" calcext:value-type="date">
            <text:p>25/02/20</text:p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3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VECAAN176048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,7</text:p>
          </table:table-cell>
          <table:table-cell office:value-type="string" calcext:value-type="string">
            <text:p>96,5</text:p>
          </table:table-cell>
          <table:table-cell office:value-type="date" office:date-value="2020-05-07" calcext:value-type="date">
            <text:p>07/05/20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4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LEJOSE650997</text:p>
          </table:table-cell>
          <table:table-cell office:value-type="string" calcext:value-type="string">
            <text:p>MANUEL ZABALA A DOS CUADRAS DE LA ESCUELA M.A.G.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104,0</text:p>
          </table:table-cell>
          <table:table-cell office:value-type="date" office:date-value="2020-04-29" calcext:value-type="date">
            <text:p>29/04/20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QUAYNO651019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98,6</text:p>
          </table:table-cell>
          <table:table-cell office:value-type="date" office:date-value="2020-08-18" calcext:value-type="date">
            <text:p>18/08/20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REALJH651036</text:p>
          </table:table-cell>
          <table:table-cell office:value-type="string" calcext:value-type="string">
            <text:p>ER15 VERGE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101,4</text:p>
          </table:table-cell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5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LLEIBE651038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7</text:p>
          </table:table-cell>
          <table:table-cell office:value-type="string" calcext:value-type="string">
            <text:p>100,0</text:p>
          </table:table-cell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LENOVI651033</text:p>
          </table:table-cell>
          <table:table-cell office:value-type="string" calcext:value-type="string">
            <text:p>MAS ARRIBA DEL PUENTE CHAMB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1</text:p>
          </table:table-cell>
          <table:table-cell office:value-type="string" calcext:value-type="string">
            <text:p>91,0</text:p>
          </table:table-cell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FIKAABE00870</text:p>
          </table:table-cell>
          <table:table-cell office:value-type="string" calcext:value-type="string">
            <text:p>OSWALDO ECHEVERRIA Y JUAN CUADRAD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7</text:p>
          </table:table-cell>
          <table:table-cell office:value-type="string" calcext:value-type="string">
            <text:p>104,3</text:p>
          </table:table-cell>
          <table:table-cell office:value-type="date" office:date-value="2020-07-30" calcext:value-type="date">
            <text:p>30/07/20</text:p>
          </table:table-cell>
          <table:table-cell office:value-type="string" calcext:value-type="string">
            <text:p>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TEDAAB651030</text:p>
          </table:table-cell>
          <table:table-cell office:value-type="string" calcext:value-type="string">
            <text:p>CACTUS / RIOBAM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99,0</text:p>
          </table:table-cell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6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CASAEM651000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7</text:p>
          </table:table-cell>
          <table:table-cell office:value-type="string" calcext:value-type="string">
            <text:p>102,5</text:p>
          </table:table-cell>
          <table:table-cell office:value-type="date" office:date-value="2020-05-15" calcext:value-type="date">
            <text:p>15/05/20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OERJA650988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100,0</text:p>
          </table:table-cell>
          <table:table-cell office:value-type="date" office:date-value="2020-02-24" calcext:value-type="date">
            <text:p>24/02/20</text:p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VADASO651004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3</text:p>
          </table:table-cell>
          <table:table-cell office:value-type="string" calcext:value-type="string">
            <text:p>93,6</text:p>
          </table:table-cell>
          <table:table-cell office:value-type="date" office:date-value="2020-06-13" calcext:value-type="date">
            <text:p>13/06/20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4,0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ELAYVI650997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103,0</text:p>
          </table:table-cell>
          <table:table-cell office:value-type="date" office:date-value="2020-04-23" calcext:value-type="date">
            <text:p>23/04/20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9,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ORANMI176027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5</text:p>
          </table:table-cell>
          <table:table-cell office:value-type="string" calcext:value-type="string">
            <text:p>97,0</text:p>
          </table:table-cell>
          <table:table-cell office:value-type="date" office:date-value="2020-06-05" calcext:value-type="date">
            <text:p>05/06/20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SOSAEL651019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5</text:p>
          </table:table-cell>
          <table:table-cell office:value-type="string" calcext:value-type="string">
            <text:p>93,5</text:p>
          </table:table-cell>
          <table:table-cell office:value-type="date" office:date-value="2020-08-19" calcext:value-type="date">
            <text:p>19/08/20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PEYEYU650989</text:p>
          </table:table-cell>
          <table:table-cell office:value-type="string" calcext:value-type="string">
            <text:p>18 DE MARZO Y GUIDO CUADRAD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3</text:p>
          </table:table-cell>
          <table:table-cell office:value-type="string" calcext:value-type="string">
            <text:p>103,6</text:p>
          </table:table-cell>
          <table:table-cell office:value-type="date" office:date-value="2020-03-05" calcext:value-type="date">
            <text:p>05/03/20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ASELMA650977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102,0</text:p>
          </table:table-cell>
          <table:table-cell office:value-type="date" office:date-value="2020-01-07" calcext:value-type="date">
            <text:p>07/01/20</text:p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PIALFE651006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96,7</text:p>
          </table:table-cell>
          <table:table-cell office:value-type="date" office:date-value="2020-06-24" calcext:value-type="date">
            <text:p>24/06/20</text:p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IAILE650982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102,0</text:p>
          </table:table-cell>
          <table:table-cell office:value-type="date" office:date-value="2020-01-28" calcext:value-type="date">
            <text:p>28/01/20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TAHEJA650981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3</text:p>
          </table:table-cell>
          <table:table-cell office:value-type="string" calcext:value-type="string">
            <text:p>103,5</text:p>
          </table:table-cell>
          <table:table-cell office:value-type="date" office:date-value="2020-01-30" calcext:value-type="date">
            <text:p>30/01/20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UGUNAYA651004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0</text:p>
          </table:table-cell>
          <table:table-cell office:value-type="string" calcext:value-type="string">
            <text:p>96,0</text:p>
          </table:table-cell>
          <table:table-cell office:value-type="date" office:date-value="2020-04-20" calcext:value-type="date">
            <text:p>20/04/20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SAERSE650961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104,5</text:p>
          </table:table-cell>
          <table:table-cell office:value-type="date" office:date-value="2019-10-18" calcext:value-type="date">
            <text:p>18/10/19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5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MIDAEZ650952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7</text:p>
          </table:table-cell>
          <table:table-cell office:value-type="string" calcext:value-type="string">
            <text:p>110,0</text:p>
          </table:table-cell>
          <table:table-cell office:value-type="date" office:date-value="2019-09-05" calcext:value-type="date">
            <text:p>05/09/19</text:p>
          </table:table-cell>
          <table:table-cell office:value-type="string" calcext:value-type="string">
            <text:p>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4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QUEMDA650972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4</text:p>
          </table:table-cell>
          <table:table-cell office:value-type="string" calcext:value-type="string">
            <text:p>106,4</text:p>
          </table:table-cell>
          <table:table-cell office:value-type="date" office:date-value="2019-12-12" calcext:value-type="date">
            <text:p>12/12/19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4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LBESA650925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7</text:p>
          </table:table-cell>
          <table:table-cell office:value-type="string" calcext:value-type="string">
            <text:p>110,4</text:p>
          </table:table-cell>
          <table:table-cell office:value-type="date" office:date-value="2019-04-22" calcext:value-type="date">
            <text:p>22/04/19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SAJOEM650931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105,6</text:p>
          </table:table-cell>
          <table:table-cell office:value-type="date" office:date-value="2019-05-20" calcext:value-type="date">
            <text:p>20/05/19</text:p>
          </table:table-cell>
          <table:table-cell office:value-type="string" calcext:value-type="string">
            <text:p>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QUJHDA650947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102,0</text:p>
          </table:table-cell>
          <table:table-cell office:value-type="date" office:date-value="2019-08-08" calcext:value-type="date">
            <text:p>08/08/19</text:p>
          </table:table-cell>
          <table:table-cell office:value-type="string" calcext:value-type="string">
            <text:p>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7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SHDYMA650910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110,5</text:p>
          </table:table-cell>
          <table:table-cell office:value-type="date" office:date-value="2019-02-10" calcext:value-type="date">
            <text:p>10/02/19</text:p>
          </table:table-cell>
          <table:table-cell office:value-type="string" calcext:value-type="string">
            <text:p>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QUESGE650970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104,8</text:p>
          </table:table-cell>
          <table:table-cell office:value-type="date" office:date-value="2019-11-27" calcext:value-type="date">
            <text:p>27/11/19</text:p>
          </table:table-cell>
          <table:table-cell office:value-type="string" calcext:value-type="string">
            <text:p>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ZAISEM650943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8</text:p>
          </table:table-cell>
          <table:table-cell office:value-type="string" calcext:value-type="string">
            <text:p>111,6</text:p>
          </table:table-cell>
          <table:table-cell office:value-type="date" office:date-value="2019-07-17" calcext:value-type="date">
            <text:p>17/07/19</text:p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ACAAN650933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113,2</text:p>
          </table:table-cell>
          <table:table-cell office:value-type="date" office:date-value="2019-05-31" calcext:value-type="date">
            <text:p>31/05/19</text:p>
          </table:table-cell>
          <table:table-cell office:value-type="string" calcext:value-type="string">
            <text:p>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QUALVA650940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100,6</text:p>
          </table:table-cell>
          <table:table-cell office:value-type="date" office:date-value="2019-07-09" calcext:value-type="date">
            <text:p>09/07/19</text:p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5,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ULLAMRO650926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0</text:p>
          </table:table-cell>
          <table:table-cell office:value-type="string" calcext:value-type="string">
            <text:p>110,7</text:p>
          </table:table-cell>
          <table:table-cell office:value-type="date" office:date-value="2019-04-25" calcext:value-type="date">
            <text:p>25/04/19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7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CHNEIS650918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3</text:p>
          </table:table-cell>
          <table:table-cell office:value-type="string" calcext:value-type="string">
            <text:p>103,7</text:p>
          </table:table-cell>
          <table:table-cell office:value-type="date" office:date-value="2019-05-23" calcext:value-type="date">
            <text:p>23/05/19</text:p>
          </table:table-cell>
          <table:table-cell office:value-type="string" calcext:value-type="string">
            <text:p>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PAZOAI650968</text:p>
          </table:table-cell>
          <table:table-cell office:value-type="string" calcext:value-type="string">
            <text:p>ER15 VERGE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8</text:p>
          </table:table-cell>
          <table:table-cell office:value-type="string" calcext:value-type="string">
            <text:p>100,0</text:p>
          </table:table-cell>
          <table:table-cell office:value-type="date" office:date-value="2019-11-18" calcext:value-type="date">
            <text:p>18/11/19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LLJOED650920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110,6</text:p>
          </table:table-cell>
          <table:table-cell office:value-type="date" office:date-value="2019-03-31" calcext:value-type="date">
            <text:p>31/03/19</text:p>
          </table:table-cell>
          <table:table-cell office:value-type="string" calcext:value-type="string">
            <text:p>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5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OISAB650955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7</text:p>
          </table:table-cell>
          <table:table-cell office:value-type="string" calcext:value-type="string">
            <text:p>107,2</text:p>
          </table:table-cell>
          <table:table-cell office:value-type="date" office:date-value="2019-09-18" calcext:value-type="date">
            <text:p>18/09/19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VEDAJO650911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111,7</text:p>
          </table:table-cell>
          <table:table-cell office:value-type="date" office:date-value="2019-12-12" calcext:value-type="date">
            <text:p>12/12/19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PAARMA650901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0</text:p>
          </table:table-cell>
          <table:table-cell office:value-type="string" calcext:value-type="string">
            <text:p>115,5</text:p>
          </table:table-cell>
          <table:table-cell office:value-type="date" office:date-value="2018-12-30" calcext:value-type="date">
            <text:p>30/12/18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2,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GULIAB650912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104,6</text:p>
          </table:table-cell>
          <table:table-cell office:value-type="date" office:date-value="2019-02-19" calcext:value-type="date">
            <text:p>19/02/19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4,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FLSOAB650909</text:p>
          </table:table-cell>
          <table:table-cell office:value-type="string" calcext:value-type="string">
            <text:p>ER51 MAGDALEN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104,8</text:p>
          </table:table-cell>
          <table:table-cell office:value-type="date" office:date-value="2019-01-16" calcext:value-type="date">
            <text:p>16/01/19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4,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SIJARO650963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7</text:p>
          </table:table-cell>
          <table:table-cell office:value-type="string" calcext:value-type="string">
            <text:p>99,2</text:p>
          </table:table-cell>
          <table:table-cell office:value-type="date" office:date-value="2019-11-01" calcext:value-type="date">
            <text:p>01/11/19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6,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TIDAJA650936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100,6</text:p>
          </table:table-cell>
          <table:table-cell office:value-type="date" office:date-value="2019-06-16" calcext:value-type="date">
            <text:p>16/06/19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,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LLISJE650947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1</text:p>
          </table:table-cell>
          <table:table-cell office:value-type="string" calcext:value-type="string">
            <text:p>99,6</text:p>
          </table:table-cell>
          <table:table-cell office:value-type="date" office:date-value="2019-08-10" calcext:value-type="date">
            <text:p>10/08/19</text:p>
          </table:table-cell>
          <table:table-cell office:value-type="string" calcext:value-type="string">
            <text:p>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,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CRNIES650925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103,0</text:p>
          </table:table-cell>
          <table:table-cell office:value-type="date" office:date-value="2019-05-13" calcext:value-type="date">
            <text:p>13/05/19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5,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UPAHAVA650973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102,6</text:p>
          </table:table-cell>
          <table:table-cell office:value-type="date" office:date-value="2019-12-11" calcext:value-type="date">
            <text:p>11/12/19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5,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QUJEPI650937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98,4</text:p>
          </table:table-cell>
          <table:table-cell office:value-type="date" office:date-value="2019-06-10" calcext:value-type="date">
            <text:p>10/06/19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,1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CAVAYA650938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103,0</text:p>
          </table:table-cell>
          <table:table-cell office:value-type="date" office:date-value="2019-06-28" calcext:value-type="date">
            <text:p>28/06/19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ENAMA650962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7</text:p>
          </table:table-cell>
          <table:table-cell office:value-type="string" calcext:value-type="string">
            <text:p>107,0</text:p>
          </table:table-cell>
          <table:table-cell office:value-type="date" office:date-value="2019-10-28" calcext:value-type="date">
            <text:p>28/10/19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GAMEVA650935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5</text:p>
          </table:table-cell>
          <table:table-cell office:value-type="string" calcext:value-type="string">
            <text:p>96,3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QUJHIS650959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108,4</text:p>
          </table:table-cell>
          <table:table-cell office:value-type="date" office:date-value="2019-10-09" calcext:value-type="date">
            <text:p>09/10/19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CULEUR650940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9</text:p>
          </table:table-cell>
          <table:table-cell office:value-type="string" calcext:value-type="string">
            <text:p>106,2</text:p>
          </table:table-cell>
          <table:table-cell office:value-type="date" office:date-value="2019-07-05" calcext:value-type="date">
            <text:p>05/07/19</text:p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5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TEANOS650949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07,5</text:p>
          </table:table-cell>
          <table:table-cell office:value-type="date" office:date-value="2019-08-21" calcext:value-type="date">
            <text:p>21/08/19</text:p>
          </table:table-cell>
          <table:table-cell office:value-type="string" calcext:value-type="string">
            <text:p>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TIJOAL650965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99,0</text:p>
          </table:table-cell>
          <table:table-cell office:value-type="date" office:date-value="2019-11-09" calcext:value-type="date">
            <text:p>09/11/19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PADYSA650929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102,5</text:p>
          </table:table-cell>
          <table:table-cell office:value-type="date" office:date-value="2019-05-10" calcext:value-type="date">
            <text:p>10/05/19</text:p>
          </table:table-cell>
          <table:table-cell office:value-type="string" calcext:value-type="string">
            <text:p>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SUYAMA650953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8</text:p>
          </table:table-cell>
          <table:table-cell office:value-type="string" calcext:value-type="string">
            <text:p>109,5</text:p>
          </table:table-cell>
          <table:table-cell office:value-type="date" office:date-value="2019-09-08" calcext:value-type="date">
            <text:p>08/09/19</text:p>
          </table:table-cell>
          <table:table-cell office:value-type="string" calcext:value-type="string">
            <text:p>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QUJABE650938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100,8</text:p>
          </table:table-cell>
          <table:table-cell office:value-type="date" office:date-value="2019-06-27" calcext:value-type="date">
            <text:p>27/06/19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,0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CEJODA125222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106,0</text:p>
          </table:table-cell>
          <table:table-cell office:value-type="date" office:date-value="2019-03-07" calcext:value-type="date">
            <text:p>07/03/19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LOELSE175938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107,0</text:p>
          </table:table-cell>
          <table:table-cell office:value-type="date" office:date-value="2019-02-22" calcext:value-type="date">
            <text:p>22/02/19</text:p>
          </table:table-cell>
          <table:table-cell office:value-type="string" calcext:value-type="string">
            <text:p>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5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CUMALE650906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110,5</text:p>
          </table:table-cell>
          <table:table-cell office:value-type="date" office:date-value="2019-01-20" calcext:value-type="date">
            <text:p>20/01/19</text:p>
          </table:table-cell>
          <table:table-cell office:value-type="string" calcext:value-type="string">
            <text:p>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4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PAJUST962986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112,5</text:p>
          </table:table-cell>
          <table:table-cell office:value-type="date" office:date-value="2018-11-30" calcext:value-type="date">
            <text:p>30/11/18</text:p>
          </table:table-cell>
          <table:table-cell office:value-type="string" calcext:value-type="string">
            <text:p>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COALCA650910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5</text:p>
          </table:table-cell>
          <table:table-cell office:value-type="string" calcext:value-type="string">
            <text:p>112,0</text:p>
          </table:table-cell>
          <table:table-cell office:value-type="date" office:date-value="2019-02-11" calcext:value-type="date">
            <text:p>11/02/19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8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GRSCZE650947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1</text:p>
          </table:table-cell>
          <table:table-cell office:value-type="string" calcext:value-type="string">
            <text:p>107,0</text:p>
          </table:table-cell>
          <table:table-cell office:value-type="date" office:date-value="2019-08-09" calcext:value-type="date">
            <text:p>09/08/19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4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PIAMIS650972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101,5</text:p>
          </table:table-cell>
          <table:table-cell office:value-type="date" office:date-value="2018-12-12" calcext:value-type="date">
            <text:p>12/12/18</text:p>
          </table:table-cell>
          <table:table-cell office:value-type="string" calcext:value-type="string">
            <text:p>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AJAAL650938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106,3</text:p>
          </table:table-cell>
          <table:table-cell office:value-type="date" office:date-value="2019-06-26" calcext:value-type="date">
            <text:p>26/06/19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QUBYJH650927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107,6</text:p>
          </table:table-cell>
          <table:table-cell office:value-type="date" office:date-value="2019-04-02" calcext:value-type="date">
            <text:p>02/04/19</text:p>
          </table:table-cell>
          <table:table-cell office:value-type="string" calcext:value-type="string">
            <text:p>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REJUAR650907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103,6</text:p>
          </table:table-cell>
          <table:table-cell office:value-type="date" office:date-value="2019-01-25" calcext:value-type="date">
            <text:p>25/01/19</text:p>
          </table:table-cell>
          <table:table-cell office:value-type="string" calcext:value-type="string">
            <text:p>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CAJOBE650922</text:p>
          </table:table-cell>
          <table:table-cell office:value-type="string" calcext:value-type="string">
            <text:p>ER45 SAN MIGUEL DE GUARUGTU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105,2</text:p>
          </table:table-cell>
          <table:table-cell office:value-type="date" office:date-value="2019-04-04" calcext:value-type="date">
            <text:p>04/04/19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UCASUYA650952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3</text:p>
          </table:table-cell>
          <table:table-cell office:value-type="string" calcext:value-type="string">
            <text:p>103,0</text:p>
          </table:table-cell>
          <table:table-cell office:value-type="date" office:date-value="2019-08-22" calcext:value-type="date">
            <text:p>22/08/19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AGJEAR650955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05,0</text:p>
          </table:table-cell>
          <table:table-cell office:value-type="date" office:date-value="2019-09-17" calcext:value-type="date">
            <text:p>17/09/19</text:p>
          </table:table-cell>
          <table:table-cell office:value-type="string" calcext:value-type="string">
            <text:p>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CHDONO650918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107,0</text:p>
          </table:table-cell>
          <table:table-cell office:value-type="date" office:date-value="2019-03-22" calcext:value-type="date">
            <text:p>22/03/19</text:p>
          </table:table-cell>
          <table:table-cell office:value-type="string" calcext:value-type="string">
            <text:p>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UCAMASA650929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7</text:p>
          </table:table-cell>
          <table:table-cell office:value-type="string" calcext:value-type="string">
            <text:p>108,6</text:p>
          </table:table-cell>
          <table:table-cell office:value-type="date" office:date-value="2019-05-09" calcext:value-type="date">
            <text:p>09/05/19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5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DICAJU650789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115,5</text:p>
          </table:table-cell>
          <table:table-cell office:value-type="date" office:date-value="2017-07-27" calcext:value-type="date">
            <text:p>27/07/17</text:p>
          </table:table-cell>
          <table:table-cell office:value-type="string" calcext:value-type="string">
            <text:p>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QUALEN650777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2</text:p>
          </table:table-cell>
          <table:table-cell office:value-type="string" calcext:value-type="string">
            <text:p>121,2</text:p>
          </table:table-cell>
          <table:table-cell office:value-type="date" office:date-value="2017-06-07" calcext:value-type="date">
            <text:p>07/06/17</text:p>
          </table:table-cell>
          <table:table-cell office:value-type="string" calcext:value-type="string">
            <text:p>H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ALVIJU961803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3</text:p>
          </table:table-cell>
          <table:table-cell office:value-type="string" calcext:value-type="string">
            <text:p>118,0</text:p>
          </table:table-cell>
          <table:table-cell office:value-type="date" office:date-value="2017-08-15" calcext:value-type="date">
            <text:p>15/08/17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3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QUJOAR650897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6</text:p>
          </table:table-cell>
          <table:table-cell office:value-type="string" calcext:value-type="string">
            <text:p>124,0</text:p>
          </table:table-cell>
          <table:table-cell office:value-type="date" office:date-value="2017-01-09" calcext:value-type="date">
            <text:p>09/01/17</text:p>
          </table:table-cell>
          <table:table-cell office:value-type="string" calcext:value-type="string">
            <text:p>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AANJI650756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119,0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7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PIKEDA650787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6</text:p>
          </table:table-cell>
          <table:table-cell office:value-type="string" calcext:value-type="string">
            <text:p>113,5</text:p>
          </table:table-cell>
          <table:table-cell office:value-type="date" office:date-value="2017-07-20" calcext:value-type="date">
            <text:p>20/07/17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1,4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QUANEL175829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8</text:p>
          </table:table-cell>
          <table:table-cell office:value-type="string" calcext:value-type="string">
            <text:p>116,4</text:p>
          </table:table-cell>
          <table:table-cell office:value-type="date" office:date-value="2017-09-12" calcext:value-type="date">
            <text:p>12/09/17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OLLUMA650800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121,5</text:p>
          </table:table-cell>
          <table:table-cell office:value-type="date" office:date-value="2017-09-18" calcext:value-type="date">
            <text:p>18/09/17</text:p>
          </table:table-cell>
          <table:table-cell office:value-type="string" calcext:value-type="string">
            <text:p>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8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CULUAL650786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116,0</text:p>
          </table:table-cell>
          <table:table-cell office:value-type="date" office:date-value="2017-07-13" calcext:value-type="date">
            <text:p>13/07/17</text:p>
          </table:table-cell>
          <table:table-cell office:value-type="string" calcext:value-type="string">
            <text:p>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AJESE650771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114,0</text:p>
          </table:table-cell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CADAMA650755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119,8</text:p>
          </table:table-cell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H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REDAGU650809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110,4</text:p>
          </table:table-cell>
          <table:table-cell office:value-type="date" office:date-value="2017-10-28" calcext:value-type="date">
            <text:p>28/10/17</text:p>
          </table:table-cell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8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UFATI145043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6</text:p>
          </table:table-cell>
          <table:table-cell office:value-type="string" calcext:value-type="string">
            <text:p>115,4</text:p>
          </table:table-cell>
          <table:table-cell office:value-type="date" office:date-value="2017-09-14" calcext:value-type="date">
            <text:p>14/09/17</text:p>
          </table:table-cell>
          <table:table-cell office:value-type="string" calcext:value-type="string">
            <text:p>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CAMAAL650785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114,6</text:p>
          </table:table-cell>
          <table:table-cell office:value-type="date" office:date-value="2017-07-12" calcext:value-type="date">
            <text:p>12/07/17</text:p>
          </table:table-cell>
          <table:table-cell office:value-type="string" calcext:value-type="string">
            <text:p>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5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TAEDNI650748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9</text:p>
          </table:table-cell>
          <table:table-cell office:value-type="string" calcext:value-type="string">
            <text:p>122,0</text:p>
          </table:table-cell>
          <table:table-cell office:value-type="date" office:date-value="2017-01-31" calcext:value-type="date">
            <text:p>31/01/17</text:p>
          </table:table-cell>
          <table:table-cell office:value-type="string" calcext:value-type="string">
            <text:p>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2,1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ULECR650821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7</text:p>
          </table:table-cell>
          <table:table-cell office:value-type="string" calcext:value-type="string">
            <text:p>115,0</text:p>
          </table:table-cell>
          <table:table-cell office:value-type="date" office:date-value="2017-12-21" calcext:value-type="date">
            <text:p>21/12/17</text:p>
          </table:table-cell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LODAAN650747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121,5</text:p>
          </table:table-cell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6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CHBRMA650784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120,0</text:p>
          </table:table-cell>
          <table:table-cell office:value-type="date" office:date-value="2017-06-30" calcext:value-type="date">
            <text:p>30/06/17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5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ENALI650809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6</text:p>
          </table:table-cell>
          <table:table-cell office:value-type="string" calcext:value-type="string">
            <text:p>120,0</text:p>
          </table:table-cell>
          <table:table-cell office:value-type="date" office:date-value="2017-10-28" calcext:value-type="date">
            <text:p>28/10/17</text:p>
          </table:table-cell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7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QUARYO650569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3</text:p>
          </table:table-cell>
          <table:table-cell office:value-type="string" calcext:value-type="string">
            <text:p>137,4</text:p>
          </table:table-cell>
          <table:table-cell office:value-type="date" office:date-value="2014-12-21" calcext:value-type="date">
            <text:p>21/12/14</text:p>
          </table:table-cell>
          <table:table-cell office:value-type="string" calcext:value-type="string">
            <text:p>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7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GUJOSE650567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1</text:p>
          </table:table-cell>
          <table:table-cell office:value-type="string" calcext:value-type="string">
            <text:p>140,0</text:p>
          </table:table-cell>
          <table:table-cell office:value-type="date" office:date-value="2014-12-04" calcext:value-type="date">
            <text:p>04/12/14</text:p>
          </table:table-cell>
          <table:table-cell office:value-type="string" calcext:value-type="string">
            <text:p>H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ERSE606432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5</text:p>
          </table:table-cell>
          <table:table-cell office:value-type="string" calcext:value-type="string">
            <text:p>129,0</text:p>
          </table:table-cell>
          <table:table-cell office:value-type="date" office:date-value="2014-05-05" calcext:value-type="date">
            <text:p>05/05/14</text:p>
          </table:table-cell>
          <table:table-cell office:value-type="string" calcext:value-type="string">
            <text:p>H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QUROGU650895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9</text:p>
          </table:table-cell>
          <table:table-cell office:value-type="string" calcext:value-type="string">
            <text:p>130,0</text:p>
          </table:table-cell>
          <table:table-cell office:value-type="date" office:date-value="2014-07-27" calcext:value-type="date">
            <text:p>27/07/14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3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Emaciad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SAADIS650521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1</text:p>
          </table:table-cell>
          <table:table-cell office:value-type="string" calcext:value-type="string">
            <text:p>137,6</text:p>
          </table:table-cell>
          <table:table-cell office:value-type="date" office:date-value="2014-07-14" calcext:value-type="date">
            <text:p>14/07/14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7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ZANIGR606430</text:p>
          </table:table-cell>
          <table:table-cell office:value-type="string" calcext:value-type="string">
            <text:p>ER45 SAN MIGUEL DE GUARUGTU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4</text:p>
          </table:table-cell>
          <table:table-cell office:value-type="string" calcext:value-type="string">
            <text:p>142,0</text:p>
          </table:table-cell>
          <table:table-cell office:value-type="date" office:date-value="2014-03-05" calcext:value-type="date">
            <text:p>05/03/14</text:p>
          </table:table-cell>
          <table:table-cell office:value-type="string" calcext:value-type="string">
            <text:p>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2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CHMAFA606432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2</text:p>
          </table:table-cell>
          <table:table-cell office:value-type="string" calcext:value-type="string">
            <text:p>136,0</text:p>
          </table:table-cell>
          <table:table-cell office:value-type="date" office:date-value="2014-04-11" calcext:value-type="date">
            <text:p>11/04/14</text:p>
          </table:table-cell>
          <table:table-cell office:value-type="string" calcext:value-type="string">
            <text:p>H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2,3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COWEDO650588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5</text:p>
          </table:table-cell>
          <table:table-cell office:value-type="string" calcext:value-type="string">
            <text:p>143,9</text:p>
          </table:table-cell>
          <table:table-cell office:value-type="date" office:date-value="2014-11-14" calcext:value-type="date">
            <text:p>14/11/14</text:p>
          </table:table-cell>
          <table:table-cell office:value-type="string" calcext:value-type="string">
            <text:p>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4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LADJO650555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0</text:p>
          </table:table-cell>
          <table:table-cell office:value-type="string" calcext:value-type="string">
            <text:p>138,0</text:p>
          </table:table-cell>
          <table:table-cell office:value-type="date" office:date-value="2014-10-17" calcext:value-type="date">
            <text:p>17/10/14</text:p>
          </table:table-cell>
          <table:table-cell office:value-type="string" calcext:value-type="string">
            <text:p>H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SHEMBR650524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5</text:p>
          </table:table-cell>
          <table:table-cell office:value-type="string" calcext:value-type="string">
            <text:p>134,0</text:p>
          </table:table-cell>
          <table:table-cell office:value-type="date" office:date-value="2014-07-05" calcext:value-type="date">
            <text:p>05/07/14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5,3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VIYUES650597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0</text:p>
          </table:table-cell>
          <table:table-cell office:value-type="string" calcext:value-type="string">
            <text:p>132,0</text:p>
          </table:table-cell>
          <table:table-cell office:value-type="date" office:date-value="2014-08-10" calcext:value-type="date">
            <text:p>10/08/14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7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QULUMA606430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4</text:p>
          </table:table-cell>
          <table:table-cell office:value-type="string" calcext:value-type="string">
            <text:p>133,0</text:p>
          </table:table-cell>
          <table:table-cell office:value-type="date" office:date-value="2014-02-22" calcext:value-type="date">
            <text:p>22/02/14</text:p>
          </table:table-cell>
          <table:table-cell office:value-type="string" calcext:value-type="string">
            <text:p>H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9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ANUAL650569</text:p>
          </table:table-cell>
          <table:table-cell/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7</text:p>
          </table:table-cell>
          <table:table-cell office:value-type="string" calcext:value-type="string">
            <text:p>136,0</text:p>
          </table:table-cell>
          <table:table-cell office:value-type="date" office:date-value="2014-12-22" calcext:value-type="date">
            <text:p>22/12/14</text:p>
          </table:table-cell>
          <table:table-cell office:value-type="string" calcext:value-type="string">
            <text:p>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MEEYSA650536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9</text:p>
          </table:table-cell>
          <table:table-cell office:value-type="string" calcext:value-type="string">
            <text:p>140,5</text:p>
          </table:table-cell>
          <table:table-cell office:value-type="date" office:date-value="2014-08-29" calcext:value-type="date">
            <text:p>29/08/14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6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RCEAL650593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0</text:p>
          </table:table-cell>
          <table:table-cell office:value-type="string" calcext:value-type="string">
            <text:p>127,5</text:p>
          </table:table-cell>
          <table:table-cell office:value-type="date" office:date-value="2015-04-27" calcext:value-type="date">
            <text:p>27/04/15</text:p>
          </table:table-cell>
          <table:table-cell office:value-type="string" calcext:value-type="string">
            <text:p>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7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LLROLE650423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7</text:p>
          </table:table-cell>
          <table:table-cell office:value-type="string" calcext:value-type="string">
            <text:p>132,6</text:p>
          </table:table-cell>
          <table:table-cell office:value-type="date" office:date-value="2014-02-16" calcext:value-type="date">
            <text:p>16/02/14</text:p>
          </table:table-cell>
          <table:table-cell office:value-type="string" calcext:value-type="string">
            <text:p>H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BUJHLE606431</text:p>
          </table:table-cell>
          <table:table-cell office:value-type="string" calcext:value-type="string">
            <text:p>EU03 CU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141,5</text:p>
          </table:table-cell>
          <table:table-cell office:value-type="date" office:date-value="2014-03-24" calcext:value-type="date">
            <text:p>24/03/14</text:p>
          </table:table-cell>
          <table:table-cell office:value-type="string" calcext:value-type="string">
            <text:p>H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IALPA650504</text:p>
          </table:table-cell>
          <table:table-cell office:value-type="string" calcext:value-type="string">
            <text:p>ER15 SAN JORG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2</text:p>
          </table:table-cell>
          <table:table-cell office:value-type="string" calcext:value-type="string">
            <text:p>126,0</text:p>
          </table:table-cell>
          <table:table-cell office:value-type="date" office:date-value="2014-05-31" calcext:value-type="date">
            <text:p>31/05/14</text:p>
          </table:table-cell>
          <table:table-cell office:value-type="string" calcext:value-type="string">
            <text:p>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5,9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IMAAB650504</text:p>
          </table:table-cell>
          <table:table-cell office:value-type="string" calcext:value-type="string">
            <text:p>ER15 SAN JORG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4</text:p>
          </table:table-cell>
          <table:table-cell office:value-type="string" calcext:value-type="string">
            <text:p>126,0</text:p>
          </table:table-cell>
          <table:table-cell office:value-type="date" office:date-value="2014-05-31" calcext:value-type="date">
            <text:p>31/05/14</text:p>
          </table:table-cell>
          <table:table-cell office:value-type="string" calcext:value-type="string">
            <text:p>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QUANRO650553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8</text:p>
          </table:table-cell>
          <table:table-cell office:value-type="string" calcext:value-type="string">
            <text:p>144,0</text:p>
          </table:table-cell>
          <table:table-cell office:value-type="date" office:date-value="2014-10-20" calcext:value-type="date">
            <text:p>20/10/14</text:p>
          </table:table-cell>
          <table:table-cell office:value-type="string" calcext:value-type="string">
            <text:p>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5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VIANGR650507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5</text:p>
          </table:table-cell>
          <table:table-cell office:value-type="string" calcext:value-type="string">
            <text:p>135,5</text:p>
          </table:table-cell>
          <table:table-cell office:value-type="date" office:date-value="2014-05-27" calcext:value-type="date">
            <text:p>27/05/14</text:p>
          </table:table-cell>
          <table:table-cell office:value-type="string" calcext:value-type="string">
            <text:p>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0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UQUANJE650578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1</text:p>
          </table:table-cell>
          <table:table-cell office:value-type="string" calcext:value-type="string">
            <text:p>121,5</text:p>
          </table:table-cell>
          <table:table-cell office:value-type="date" office:date-value="2014-12-08" calcext:value-type="date">
            <text:p>08/12/14</text:p>
          </table:table-cell>
          <table:table-cell office:value-type="string" calcext:value-type="string">
            <text:p>H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REODPO650575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8</text:p>
          </table:table-cell>
          <table:table-cell office:value-type="string" calcext:value-type="string">
            <text:p>121,0</text:p>
          </table:table-cell>
          <table:table-cell office:value-type="date" office:date-value="2014-10-24" calcext:value-type="date">
            <text:p>24/10/14</text:p>
          </table:table-cell>
          <table:table-cell office:value-type="string" calcext:value-type="string">
            <text:p>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QUANGU606432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1</text:p>
          </table:table-cell>
          <table:table-cell office:value-type="string" calcext:value-type="string">
            <text:p>138,3</text:p>
          </table:table-cell>
          <table:table-cell office:value-type="date" office:date-value="2014-05-03" calcext:value-type="date">
            <text:p>03/05/14</text:p>
          </table:table-cell>
          <table:table-cell office:value-type="string" calcext:value-type="string">
            <text:p>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TABRJH606432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2</text:p>
          </table:table-cell>
          <table:table-cell office:value-type="string" calcext:value-type="string">
            <text:p>130,0</text:p>
          </table:table-cell>
          <table:table-cell office:value-type="date" office:date-value="2014-04-30" calcext:value-type="date">
            <text:p>30/04/14</text:p>
          </table:table-cell>
          <table:table-cell office:value-type="string" calcext:value-type="string">
            <text:p>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4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CHCRDA650519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6</text:p>
          </table:table-cell>
          <table:table-cell office:value-type="string" calcext:value-type="string">
            <text:p>134,6</text:p>
          </table:table-cell>
          <table:table-cell office:value-type="date" office:date-value="2014-07-17" calcext:value-type="date">
            <text:p>17/07/14</text:p>
          </table:table-cell>
          <table:table-cell office:value-type="string" calcext:value-type="string">
            <text:p>H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HNAMARO650550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6</text:p>
          </table:table-cell>
          <table:table-cell office:value-type="string" calcext:value-type="string">
            <text:p>122,0</text:p>
          </table:table-cell>
          <table:table-cell office:value-type="date" office:date-value="2014-09-19" calcext:value-type="date">
            <text:p>19/09/14</text:p>
          </table:table-cell>
          <table:table-cell office:value-type="string" calcext:value-type="string">
            <text:p>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SAVAPA650665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4</text:p>
          </table:table-cell>
          <table:table-cell office:value-type="string" calcext:value-type="string">
            <text:p>126,0</text:p>
          </table:table-cell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CAROAN650738</text:p>
          </table:table-cell>
          <table:table-cell office:value-type="string" calcext:value-type="string">
            <text:p>ER15 SAN JORG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127,6</text:p>
          </table:table-cell>
          <table:table-cell office:value-type="date" office:date-value="2016-11-27" calcext:value-type="date">
            <text:p>27/11/16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MASEYU650895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2</text:p>
          </table:table-cell>
          <table:table-cell office:value-type="string" calcext:value-type="string">
            <text:p>116,6</text:p>
          </table:table-cell>
          <table:table-cell office:value-type="date" office:date-value="2016-12-15" calcext:value-type="date">
            <text:p>15/12/16</text:p>
          </table:table-cell>
          <table:table-cell office:value-type="string" calcext:value-type="string">
            <text:p>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PAAL650723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8</text:p>
          </table:table-cell>
          <table:table-cell office:value-type="string" calcext:value-type="string">
            <text:p>122,0</text:p>
          </table:table-cell>
          <table:table-cell office:value-type="date" office:date-value="2016-09-19" calcext:value-type="date">
            <text:p>19/09/16</text:p>
          </table:table-cell>
          <table:table-cell office:value-type="string" calcext:value-type="string">
            <text:p>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4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KIES650724</text:p>
          </table:table-cell>
          <table:table-cell office:value-type="string" calcext:value-type="string">
            <text:p>ER15 SAN JORG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113,2</text:p>
          </table:table-cell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5,0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PIMAMO650679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5</text:p>
          </table:table-cell>
          <table:table-cell office:value-type="string" calcext:value-type="string">
            <text:p>125,6</text:p>
          </table:table-cell>
          <table:table-cell office:value-type="date" office:date-value="2016-03-19" calcext:value-type="date">
            <text:p>19/03/16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7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ZAANGA650717</text:p>
          </table:table-cell>
          <table:table-cell office:value-type="string" calcext:value-type="string">
            <text:p>ER45 SAN MIGUEL DE GUARUGTU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7</text:p>
          </table:table-cell>
          <table:table-cell office:value-type="string" calcext:value-type="string">
            <text:p>112,5</text:p>
          </table:table-cell>
          <table:table-cell office:value-type="date" office:date-value="2016-09-14" calcext:value-type="date">
            <text:p>14/09/16</text:p>
          </table:table-cell>
          <table:table-cell office:value-type="string" calcext:value-type="string">
            <text:p>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4,0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MOADLI650650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8</text:p>
          </table:table-cell>
          <table:table-cell office:value-type="string" calcext:value-type="string">
            <text:p>125,0</text:p>
          </table:table-cell>
          <table:table-cell office:value-type="date" office:date-value="2015-09-28" calcext:value-type="date">
            <text:p>28/09/15</text:p>
          </table:table-cell>
          <table:table-cell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JADOAL650714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118,0</text:p>
          </table:table-cell>
          <table:table-cell office:value-type="date" office:date-value="2016-08-27" calcext:value-type="date">
            <text:p>27/08/16</text:p>
          </table:table-cell>
          <table:table-cell office:value-type="string" calcext:value-type="string">
            <text:p>H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LLLUMA650703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6</text:p>
          </table:table-cell>
          <table:table-cell office:value-type="string" calcext:value-type="string">
            <text:p>129,4</text:p>
          </table:table-cell>
          <table:table-cell office:value-type="date" office:date-value="2016-07-02" calcext:value-type="date">
            <text:p>02/07/16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LOMOJE650816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117,2</text:p>
          </table:table-cell>
          <table:table-cell office:value-type="date" office:date-value="2016-12-17" calcext:value-type="date">
            <text:p>17/12/16</text:p>
          </table:table-cell>
          <table:table-cell office:value-type="string" calcext:value-type="string">
            <text:p>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9,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QUMALI650692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123,7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RINEEM650745</text:p>
          </table:table-cell>
          <table:table-cell office:value-type="string" calcext:value-type="string">
            <text:p>EU03 CU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5</text:p>
          </table:table-cell>
          <table:table-cell office:value-type="string" calcext:value-type="string">
            <text:p>122,0</text:p>
          </table:table-cell>
          <table:table-cell office:value-type="date" office:date-value="2016-10-05" calcext:value-type="date">
            <text:p>05/10/16</text:p>
          </table:table-cell>
          <table:table-cell office:value-type="string" calcext:value-type="string">
            <text:p>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5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MECADA650740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119,5</text:p>
          </table:table-cell>
          <table:table-cell office:value-type="date" office:date-value="2016-12-24" calcext:value-type="date">
            <text:p>24/12/16</text:p>
          </table:table-cell>
          <table:table-cell office:value-type="string" calcext:value-type="string">
            <text:p>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TOSAMAE00327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0</text:p>
          </table:table-cell>
          <table:table-cell office:value-type="string" calcext:value-type="string">
            <text:p>120,6</text:p>
          </table:table-cell>
          <table:table-cell office:value-type="date" office:date-value="2016-05-27" calcext:value-type="date">
            <text:p>27/05/16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QUMEIS650748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116,6</text:p>
          </table:table-cell>
          <table:table-cell office:value-type="date" office:date-value="2016-12-29" calcext:value-type="date">
            <text:p>29/12/16</text:p>
          </table:table-cell>
          <table:table-cell office:value-type="string" calcext:value-type="string">
            <text:p>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PAMASO650666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5</text:p>
          </table:table-cell>
          <table:table-cell office:value-type="string" calcext:value-type="string">
            <text:p>124,5</text:p>
          </table:table-cell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7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FLCRMA650679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128,0</text:p>
          </table:table-cell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CAROAD650717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116,5</text:p>
          </table:table-cell>
          <table:table-cell office:value-type="date" office:date-value="2016-06-02" calcext:value-type="date">
            <text:p>02/06/16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,7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UTESOAD650721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4</text:p>
          </table:table-cell>
          <table:table-cell office:value-type="string" calcext:value-type="string">
            <text:p>132,1</text:p>
          </table:table-cell>
          <table:table-cell office:value-type="date" office:date-value="2016-08-18" calcext:value-type="date">
            <text:p>18/08/16</text:p>
          </table:table-cell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QUSCES650893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4</text:p>
          </table:table-cell>
          <table:table-cell office:value-type="string" calcext:value-type="string">
            <text:p>132,1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SOASJU235138</text:p>
          </table:table-cell>
          <table:table-cell office:value-type="string" calcext:value-type="string">
            <text:p>EU03 CU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124,0</text:p>
          </table:table-cell>
          <table:table-cell office:value-type="date" office:date-value="2016-07-26" calcext:value-type="date">
            <text:p>26/07/16</text:p>
          </table:table-cell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3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PIANED650721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125,0</text:p>
          </table:table-cell>
          <table:table-cell office:value-type="date" office:date-value="2016-09-28" calcext:value-type="date">
            <text:p>28/09/16</text:p>
          </table:table-cell>
          <table:table-cell office:value-type="string" calcext:value-type="string">
            <text:p>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4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PIYAEM651076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0</text:p>
          </table:table-cell>
          <table:table-cell office:value-type="string" calcext:value-type="string">
            <text:p>92,2</text:p>
          </table:table-cell>
          <table:table-cell office:value-type="date" office:date-value="2021-07-27" calcext:value-type="date">
            <text:p>27/07/21</text:p>
          </table:table-cell>
          <table:table-cell office:value-type="string" calcext:value-type="string">
            <text:p>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BADANO651081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0</text:p>
          </table:table-cell>
          <table:table-cell office:value-type="string" calcext:value-type="string">
            <text:p>98,7</text:p>
          </table:table-cell>
          <table:table-cell office:value-type="date" office:date-value="2021-05-21" calcext:value-type="date">
            <text:p>21/05/21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QUJUCE651069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78,7</text:p>
          </table:table-cell>
          <table:table-cell office:value-type="date" office:date-value="2021-05-31" calcext:value-type="date">
            <text:p>31/05/21</text:p>
          </table:table-cell>
          <table:table-cell office:value-type="string" calcext:value-type="string">
            <text:p>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Baja Talla Sever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VEMOAL651083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0</text:p>
          </table:table-cell>
          <table:table-cell office:value-type="string" calcext:value-type="string">
            <text:p>96,5</text:p>
          </table:table-cell>
          <table:table-cell office:value-type="date" office:date-value="2021-07-27" calcext:value-type="date">
            <text:p>27/07/21</text:p>
          </table:table-cell>
          <table:table-cell office:value-type="string" calcext:value-type="string">
            <text:p>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CADAPA651062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98,8</text:p>
          </table:table-cell>
          <table:table-cell office:value-type="date" office:date-value="2021-04-02" calcext:value-type="date">
            <text:p>02/04/21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REAREL651054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97,4</text:p>
          </table:table-cell>
          <table:table-cell office:value-type="date" office:date-value="2021-02-11" calcext:value-type="date">
            <text:p>11/02/21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7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CAALSE651052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1-02-04" calcext:value-type="date">
            <text:p>04/02/21</text:p>
          </table:table-cell>
          <table:table-cell office:value-type="string" calcext:value-type="string">
            <text:p>H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CHSAJA651096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,9</text:p>
          </table:table-cell>
          <table:table-cell office:value-type="string" calcext:value-type="string">
            <text:p>88,5</text:p>
          </table:table-cell>
          <table:table-cell office:value-type="date" office:date-value="2021-10-11" calcext:value-type="date">
            <text:p>11/10/21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PIMAYA651066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,2</text:p>
          </table:table-cell>
          <table:table-cell office:value-type="string" calcext:value-type="string">
            <text:p>91,9</text:p>
          </table:table-cell>
          <table:table-cell office:value-type="date" office:date-value="2021-04-23" calcext:value-type="date">
            <text:p>23/04/21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5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GUVAAB651061</text:p>
          </table:table-cell>
          <table:table-cell office:value-type="string" calcext:value-type="string">
            <text:p>BARRIO : " EL MIRADOR " .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1</text:p>
          </table:table-cell>
          <table:table-cell office:value-type="string" calcext:value-type="string">
            <text:p>95,0</text:p>
          </table:table-cell>
          <table:table-cell office:value-type="date" office:date-value="2021-03-26" calcext:value-type="date">
            <text:p>26/03/21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6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DAAIYA651085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1-06-14" calcext:value-type="date">
            <text:p>14/06/21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ANEMAB651052</text:p>
          </table:table-cell>
          <table:table-cell office:value-type="string" calcext:value-type="string">
            <text:p>COMUNIDAD de " CUTIOPALA " .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99,7</text:p>
          </table:table-cell>
          <table:table-cell office:value-type="date" office:date-value="2021-09-21" calcext:value-type="date">
            <text:p>21/09/21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7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SIMEAL651072</text:p>
          </table:table-cell>
          <table:table-cell office:value-type="string" calcext:value-type="string">
            <text:p>CALLE: JOSE ANTONIO MORALE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97,5</text:p>
          </table:table-cell>
          <table:table-cell office:value-type="date" office:date-value="2021-05-26" calcext:value-type="date">
            <text:p>26/05/21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UMAAYVA651048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99,4</text:p>
          </table:table-cell>
          <table:table-cell office:value-type="date" office:date-value="2020-12-08" calcext:value-type="date">
            <text:p>08/12/20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PIEDJA651065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,8</text:p>
          </table:table-cell>
          <table:table-cell office:value-type="string" calcext:value-type="string">
            <text:p>90,8</text:p>
          </table:table-cell>
          <table:table-cell office:value-type="date" office:date-value="2021-11-07" calcext:value-type="date">
            <text:p>07/11/21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LACRAN650583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6</text:p>
          </table:table-cell>
          <table:table-cell office:value-type="string" calcext:value-type="string">
            <text:p>126,3</text:p>
          </table:table-cell>
          <table:table-cell office:value-type="date" office:date-value="2015-02-18" calcext:value-type="date">
            <text:p>18/02/15</text:p>
          </table:table-cell>
          <table:table-cell office:value-type="string" calcext:value-type="string">
            <text:p>H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6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YUSAMA650089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119,4</text:p>
          </table:table-cell>
          <table:table-cell office:value-type="date" office:date-value="2015-09-02" calcext:value-type="date">
            <text:p>02/09/15</text:p>
          </table:table-cell>
          <table:table-cell office:value-type="string" calcext:value-type="string">
            <text:p>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4,9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QUMIST650579</text:p>
          </table:table-cell>
          <table:table-cell/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9</text:p>
          </table:table-cell>
          <table:table-cell office:value-type="string" calcext:value-type="string">
            <text:p>128,6</text:p>
          </table:table-cell>
          <table:table-cell office:value-type="date" office:date-value="2015-01-14" calcext:value-type="date">
            <text:p>14/01/15</text:p>
          </table:table-cell>
          <table:table-cell office:value-type="string" calcext:value-type="string">
            <text:p>H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7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PASAES175686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5</text:p>
          </table:table-cell>
          <table:table-cell office:value-type="string" calcext:value-type="string">
            <text:p>129,0</text:p>
          </table:table-cell>
          <table:table-cell office:value-type="date" office:date-value="2015-07-13" calcext:value-type="date">
            <text:p>13/07/15</text:p>
          </table:table-cell>
          <table:table-cell office:value-type="string" calcext:value-type="string">
            <text:p>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5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ERAMNE650649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7</text:p>
          </table:table-cell>
          <table:table-cell office:value-type="string" calcext:value-type="string">
            <text:p>142,5</text:p>
          </table:table-cell>
          <table:table-cell office:value-type="date" office:date-value="2015-01-17" calcext:value-type="date">
            <text:p>17/01/15</text:p>
          </table:table-cell>
          <table:table-cell office:value-type="string" calcext:value-type="string">
            <text:p>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5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ANSA650648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0</text:p>
          </table:table-cell>
          <table:table-cell office:value-type="string" calcext:value-type="string">
            <text:p>120,0</text:p>
          </table:table-cell>
          <table:table-cell office:value-type="date" office:date-value="2015-11-20" calcext:value-type="date">
            <text:p>20/11/15</text:p>
          </table:table-cell>
          <table:table-cell office:value-type="string" calcext:value-type="string">
            <text:p>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8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QUJENA650647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3</text:p>
          </table:table-cell>
          <table:table-cell office:value-type="string" calcext:value-type="string">
            <text:p>129,0</text:p>
          </table:table-cell>
          <table:table-cell office:value-type="date" office:date-value="2015-10-19" calcext:value-type="date">
            <text:p>19/10/15</text:p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4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JEAL650693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1</text:p>
          </table:table-cell>
          <table:table-cell office:value-type="string" calcext:value-type="string">
            <text:p>127,0</text:p>
          </table:table-cell>
          <table:table-cell office:value-type="date" office:date-value="2015-12-27" calcext:value-type="date">
            <text:p>27/12/15</text:p>
          </table:table-cell>
          <table:table-cell office:value-type="string" calcext:value-type="string">
            <text:p>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QUEVVI650622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2</text:p>
          </table:table-cell>
          <table:table-cell office:value-type="string" calcext:value-type="string">
            <text:p>130,4</text:p>
          </table:table-cell>
          <table:table-cell office:value-type="date" office:date-value="2015-11-07" calcext:value-type="date">
            <text:p>07/11/15</text:p>
          </table:table-cell>
          <table:table-cell office:value-type="string" calcext:value-type="string">
            <text:p>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TOISSA650627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9</text:p>
          </table:table-cell>
          <table:table-cell office:value-type="string" calcext:value-type="string">
            <text:p>125,4</text:p>
          </table:table-cell>
          <table:table-cell office:value-type="date" office:date-value="2015-08-05" calcext:value-type="date">
            <text:p>05/08/15</text:p>
          </table:table-cell>
          <table:table-cell office:value-type="string" calcext:value-type="string">
            <text:p>H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5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MOJHAL650602</text:p>
          </table:table-cell>
          <table:table-cell office:value-type="string" calcext:value-type="string">
            <text:p>ER15 SAN JORG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2</text:p>
          </table:table-cell>
          <table:table-cell office:value-type="string" calcext:value-type="string">
            <text:p>126,0</text:p>
          </table:table-cell>
          <table:table-cell office:value-type="date" office:date-value="2015-03-25" calcext:value-type="date">
            <text:p>25/03/15</text:p>
          </table:table-cell>
          <table:table-cell office:value-type="string" calcext:value-type="string">
            <text:p>H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7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MELUSE185124</text:p>
          </table:table-cell>
          <table:table-cell office:value-type="string" calcext:value-type="string">
            <text:p>EU03 CU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0</text:p>
          </table:table-cell>
          <table:table-cell office:value-type="string" calcext:value-type="string">
            <text:p>124,0</text:p>
          </table:table-cell>
          <table:table-cell office:value-type="date" office:date-value="2015-11-07" calcext:value-type="date">
            <text:p>07/11/15</text:p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5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CAKAVA2930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2</text:p>
          </table:table-cell>
          <table:table-cell office:value-type="string" calcext:value-type="string">
            <text:p>133,0</text:p>
          </table:table-cell>
          <table:table-cell office:value-type="date" office:date-value="2013-09-22" calcext:value-type="date">
            <text:p>22/09/13</text:p>
          </table:table-cell>
          <table:table-cell office:value-type="string" calcext:value-type="string">
            <text:p>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7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GUBIJA650551</text:p>
          </table:table-cell>
          <table:table-cell office:value-type="string" calcext:value-type="string">
            <text:p>EU03 CU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4</text:p>
          </table:table-cell>
          <table:table-cell office:value-type="string" calcext:value-type="string">
            <text:p>131,1</text:p>
          </table:table-cell>
          <table:table-cell office:value-type="date" office:date-value="2015-09-18" calcext:value-type="date">
            <text:p>18/09/15</text:p>
          </table:table-cell>
          <table:table-cell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7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MUANMA650576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5</text:p>
          </table:table-cell>
          <table:table-cell office:value-type="string" calcext:value-type="string">
            <text:p>131,5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8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QULEVI650026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2</text:p>
          </table:table-cell>
          <table:table-cell office:value-type="string" calcext:value-type="string">
            <text:p>130,7</text:p>
          </table:table-cell>
          <table:table-cell office:value-type="date" office:date-value="2015-02-08" calcext:value-type="date">
            <text:p>08/02/15</text:p>
          </table:table-cell>
          <table:table-cell office:value-type="string" calcext:value-type="string">
            <text:p>H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7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CRALFE650598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120,4</text:p>
          </table:table-cell>
          <table:table-cell office:value-type="date" office:date-value="2015-01-13" calcext:value-type="date">
            <text:p>13/01/15</text:p>
          </table:table-cell>
          <table:table-cell office:value-type="string" calcext:value-type="string">
            <text:p>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3,9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PAMAAR650617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2</text:p>
          </table:table-cell>
          <table:table-cell office:value-type="string" calcext:value-type="string">
            <text:p>130,2</text:p>
          </table:table-cell>
          <table:table-cell office:value-type="date" office:date-value="2015-07-25" calcext:value-type="date">
            <text:p>25/07/15</text:p>
          </table:table-cell>
          <table:table-cell office:value-type="string" calcext:value-type="string">
            <text:p>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VDOJUMA650604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7</text:p>
          </table:table-cell>
          <table:table-cell office:value-type="string" calcext:value-type="string">
            <text:p>137,0</text:p>
          </table:table-cell>
          <table:table-cell office:value-type="date" office:date-value="2015-05-12" calcext:value-type="date">
            <text:p>12/05/15</text:p>
          </table:table-cell>
          <table:table-cell office:value-type="string" calcext:value-type="string">
            <text:p>H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PIKENA650623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124,0</text:p>
          </table:table-cell>
          <table:table-cell office:value-type="date" office:date-value="2015-06-17" calcext:value-type="date">
            <text:p>17/06/15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6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ALLEAY650614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4</text:p>
          </table:table-cell>
          <table:table-cell office:value-type="string" calcext:value-type="string">
            <text:p>123,0</text:p>
          </table:table-cell>
          <table:table-cell office:value-type="date" office:date-value="2015-07-18" calcext:value-type="date">
            <text:p>18/07/15</text:p>
          </table:table-cell>
          <table:table-cell office:value-type="string" calcext:value-type="string">
            <text:p>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UANIS650592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8</text:p>
          </table:table-cell>
          <table:table-cell office:value-type="string" calcext:value-type="string">
            <text:p>136,0</text:p>
          </table:table-cell>
          <table:table-cell office:value-type="date" office:date-value="2015-04-20" calcext:value-type="date">
            <text:p>20/04/15</text:p>
          </table:table-cell>
          <table:table-cell office:value-type="string" calcext:value-type="string">
            <text:p>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8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VEZEAL650617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7</text:p>
          </table:table-cell>
          <table:table-cell office:value-type="string" calcext:value-type="string">
            <text:p>134,4</text:p>
          </table:table-cell>
          <table:table-cell office:value-type="date" office:date-value="2015-05-31" calcext:value-type="date">
            <text:p>31/05/15</text:p>
          </table:table-cell>
          <table:table-cell office:value-type="string" calcext:value-type="string">
            <text:p>H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6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LLESJO650589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7</text:p>
          </table:table-cell>
          <table:table-cell office:value-type="string" calcext:value-type="string">
            <text:p>130,3</text:p>
          </table:table-cell>
          <table:table-cell office:value-type="date" office:date-value="2015-04-08" calcext:value-type="date">
            <text:p>08/04/15</text:p>
          </table:table-cell>
          <table:table-cell office:value-type="string" calcext:value-type="string">
            <text:p>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8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LOKADO650617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0</text:p>
          </table:table-cell>
          <table:table-cell office:value-type="string" calcext:value-type="string">
            <text:p>133,6</text:p>
          </table:table-cell>
          <table:table-cell office:value-type="date" office:date-value="2015-07-25" calcext:value-type="date">
            <text:p>25/07/15</text:p>
          </table:table-cell>
          <table:table-cell office:value-type="string" calcext:value-type="string">
            <text:p>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9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LOYUAN650626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7</text:p>
          </table:table-cell>
          <table:table-cell office:value-type="string" calcext:value-type="string">
            <text:p>140,3</text:p>
          </table:table-cell>
          <table:table-cell office:value-type="date" office:date-value="2015-08-27" calcext:value-type="date">
            <text:p>27/08/15</text:p>
          </table:table-cell>
          <table:table-cell office:value-type="string" calcext:value-type="string">
            <text:p>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4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CADOJO650594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5</text:p>
          </table:table-cell>
          <table:table-cell office:value-type="string" calcext:value-type="string">
            <text:p>127,2</text:p>
          </table:table-cell>
          <table:table-cell office:value-type="date" office:date-value="2015-04-04" calcext:value-type="date">
            <text:p>04/04/15</text:p>
          </table:table-cell>
          <table:table-cell office:value-type="string" calcext:value-type="string">
            <text:p>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1,3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TEDE650624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4</text:p>
          </table:table-cell>
          <table:table-cell office:value-type="string" calcext:value-type="string">
            <text:p>126,6</text:p>
          </table:table-cell>
          <table:table-cell office:value-type="date" office:date-value="2015-07-30" calcext:value-type="date">
            <text:p>30/07/15</text:p>
          </table:table-cell>
          <table:table-cell office:value-type="string" calcext:value-type="string">
            <text:p>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SIVEEL650623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4</text:p>
          </table:table-cell>
          <table:table-cell office:value-type="string" calcext:value-type="string">
            <text:p>136,7</text:p>
          </table:table-cell>
          <table:table-cell office:value-type="date" office:date-value="2015-08-14" calcext:value-type="date">
            <text:p>14/08/15</text:p>
          </table:table-cell>
          <table:table-cell office:value-type="string" calcext:value-type="string">
            <text:p>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NUALMA650618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125,5</text:p>
          </table:table-cell>
          <table:table-cell office:value-type="date" office:date-value="2015-07-29" calcext:value-type="date">
            <text:p>29/07/15</text:p>
          </table:table-cell>
          <table:table-cell office:value-type="string" calcext:value-type="string">
            <text:p>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UMALEES650641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1</text:p>
          </table:table-cell>
          <table:table-cell office:value-type="string" calcext:value-type="string">
            <text:p>133,0</text:p>
          </table:table-cell>
          <table:table-cell office:value-type="date" office:date-value="2015-12-03" calcext:value-type="date">
            <text:p>03/12/15</text:p>
          </table:table-cell>
          <table:table-cell office:value-type="string" calcext:value-type="string">
            <text:p>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MICRMI650528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5</text:p>
          </table:table-cell>
          <table:table-cell office:value-type="string" calcext:value-type="string">
            <text:p>137,0</text:p>
          </table:table-cell>
          <table:table-cell office:value-type="date" office:date-value="2013-08-05" calcext:value-type="date">
            <text:p>05/08/13</text:p>
          </table:table-cell>
          <table:table-cell office:value-type="string" calcext:value-type="string">
            <text:p>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2,6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MAJAIS650644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0</text:p>
          </table:table-cell>
          <table:table-cell office:value-type="string" calcext:value-type="string">
            <text:p>134,0</text:p>
          </table:table-cell>
          <table:table-cell office:value-type="date" office:date-value="2013-10-24" calcext:value-type="date">
            <text:p>24/10/13</text:p>
          </table:table-cell>
          <table:table-cell office:value-type="string" calcext:value-type="string">
            <text:p>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8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QUJURO650895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4</text:p>
          </table:table-cell>
          <table:table-cell office:value-type="string" calcext:value-type="string">
            <text:p>132,2</text:p>
          </table:table-cell>
          <table:table-cell office:value-type="date" office:date-value="2014-11-13" calcext:value-type="date">
            <text:p>13/11/14</text:p>
          </table:table-cell>
          <table:table-cell office:value-type="string" calcext:value-type="string">
            <text:p>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8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QUEDJO650514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0</text:p>
          </table:table-cell>
          <table:table-cell office:value-type="string" calcext:value-type="string">
            <text:p>127,0</text:p>
          </table:table-cell>
          <table:table-cell office:value-type="date" office:date-value="2014-05-29" calcext:value-type="date">
            <text:p>29/05/14</text:p>
          </table:table-cell>
          <table:table-cell office:value-type="string" calcext:value-type="string">
            <text:p>H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8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GOKLJE606432</text:p>
          </table:table-cell>
          <table:table-cell office:value-type="string" calcext:value-type="string">
            <text:p>ER15 VERGE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8</text:p>
          </table:table-cell>
          <table:table-cell office:value-type="string" calcext:value-type="string">
            <text:p>142,5</text:p>
          </table:table-cell>
          <table:table-cell office:value-type="date" office:date-value="2014-03-29" calcext:value-type="date">
            <text:p>29/03/14</text:p>
          </table:table-cell>
          <table:table-cell office:value-type="string" calcext:value-type="string">
            <text:p>H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0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ANPA606428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138,0</text:p>
          </table:table-cell>
          <table:table-cell office:value-type="date" office:date-value="2014-01-03" calcext:value-type="date">
            <text:p>03/01/14</text:p>
          </table:table-cell>
          <table:table-cell office:value-type="string" calcext:value-type="string">
            <text:p>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HKENO650419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9</text:p>
          </table:table-cell>
          <table:table-cell office:value-type="string" calcext:value-type="string">
            <text:p>135,0</text:p>
          </table:table-cell>
          <table:table-cell office:value-type="date" office:date-value="2014-07-10" calcext:value-type="date">
            <text:p>10/07/14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YAANJU650553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3</text:p>
          </table:table-cell>
          <table:table-cell office:value-type="string" calcext:value-type="string">
            <text:p>130,4</text:p>
          </table:table-cell>
          <table:table-cell office:value-type="date" office:date-value="2014-07-10" calcext:value-type="date">
            <text:p>10/07/14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8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MOLEAL650531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124,0</text:p>
          </table:table-cell>
          <table:table-cell office:value-type="date" office:date-value="2015-01-12" calcext:value-type="date">
            <text:p>12/01/15</text:p>
          </table:table-cell>
          <table:table-cell office:value-type="string" calcext:value-type="string">
            <text:p>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5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SHWLRO650539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5</text:p>
          </table:table-cell>
          <table:table-cell office:value-type="string" calcext:value-type="string">
            <text:p>134,0</text:p>
          </table:table-cell>
          <table:table-cell office:value-type="date" office:date-value="2014-08-30" calcext:value-type="date">
            <text:p>30/08/14</text:p>
          </table:table-cell>
          <table:table-cell office:value-type="string" calcext:value-type="string">
            <text:p>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4,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QUALGO650557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128,0</text:p>
          </table:table-cell>
          <table:table-cell office:value-type="date" office:date-value="2014-09-23" calcext:value-type="date">
            <text:p>23/09/14</text:p>
          </table:table-cell>
          <table:table-cell office:value-type="string" calcext:value-type="string">
            <text:p>H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YUMAYA650538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3</text:p>
          </table:table-cell>
          <table:table-cell office:value-type="string" calcext:value-type="string">
            <text:p>130,0</text:p>
          </table:table-cell>
          <table:table-cell office:value-type="date" office:date-value="2014-08-23" calcext:value-type="date">
            <text:p>23/08/14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MOANMO606429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9</text:p>
          </table:table-cell>
          <table:table-cell office:value-type="string" calcext:value-type="string">
            <text:p>143,0</text:p>
          </table:table-cell>
          <table:table-cell office:value-type="date" office:date-value="2014-01-12" calcext:value-type="date">
            <text:p>12/01/14</text:p>
          </table:table-cell>
          <table:table-cell office:value-type="string" calcext:value-type="string">
            <text:p>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2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ASENEL650556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2</text:p>
          </table:table-cell>
          <table:table-cell office:value-type="string" calcext:value-type="string">
            <text:p>134,5</text:p>
          </table:table-cell>
          <table:table-cell office:value-type="date" office:date-value="2014-10-19" calcext:value-type="date">
            <text:p>19/10/14</text:p>
          </table:table-cell>
          <table:table-cell office:value-type="string" calcext:value-type="string">
            <text:p>H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5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BUJOCR606432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2</text:p>
          </table:table-cell>
          <table:table-cell office:value-type="string" calcext:value-type="string">
            <text:p>126,0</text:p>
          </table:table-cell>
          <table:table-cell office:value-type="date" office:date-value="2014-09-27" calcext:value-type="date">
            <text:p>27/09/14</text:p>
          </table:table-cell>
          <table:table-cell office:value-type="string" calcext:value-type="string">
            <text:p>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HEJUMA650333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,0</text:p>
          </table:table-cell>
          <table:table-cell office:value-type="string" calcext:value-type="string">
            <text:p>149,0</text:p>
          </table:table-cell>
          <table:table-cell office:value-type="date" office:date-value="2013-07-21" calcext:value-type="date">
            <text:p>21/07/13</text:p>
          </table:table-cell>
          <table:table-cell office:value-type="string" calcext:value-type="string">
            <text:p>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5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PAANAL606432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,6</text:p>
          </table:table-cell>
          <table:table-cell office:value-type="string" calcext:value-type="string">
            <text:p>137,0</text:p>
          </table:table-cell>
          <table:table-cell office:value-type="date" office:date-value="2014-05-06" calcext:value-type="date">
            <text:p>06/05/14</text:p>
          </table:table-cell>
          <table:table-cell office:value-type="string" calcext:value-type="string">
            <text:p>H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1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LLKASA650522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8</text:p>
          </table:table-cell>
          <table:table-cell office:value-type="string" calcext:value-type="string">
            <text:p>131,4</text:p>
          </table:table-cell>
          <table:table-cell office:value-type="date" office:date-value="2014-06-22" calcext:value-type="date">
            <text:p>22/06/14</text:p>
          </table:table-cell>
          <table:table-cell office:value-type="string" calcext:value-type="string">
            <text:p>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9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YALUJA650506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9</text:p>
          </table:table-cell>
          <table:table-cell office:value-type="string" calcext:value-type="string">
            <text:p>125,3</text:p>
          </table:table-cell>
          <table:table-cell office:value-type="date" office:date-value="2014-06-04" calcext:value-type="date">
            <text:p>04/06/14</text:p>
          </table:table-cell>
          <table:table-cell office:value-type="string" calcext:value-type="string">
            <text:p>H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ROTYJO959308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9</text:p>
          </table:table-cell>
          <table:table-cell office:value-type="string" calcext:value-type="string">
            <text:p>142,0</text:p>
          </table:table-cell>
          <table:table-cell office:value-type="date" office:date-value="2014-07-17" calcext:value-type="date">
            <text:p>17/07/14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BUWIAR650514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4</text:p>
          </table:table-cell>
          <table:table-cell office:value-type="string" calcext:value-type="string">
            <text:p>134,3</text:p>
          </table:table-cell>
          <table:table-cell office:value-type="date" office:date-value="2014-04-11" calcext:value-type="date">
            <text:p>11/04/14</text:p>
          </table:table-cell>
          <table:table-cell office:value-type="string" calcext:value-type="string">
            <text:p>H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0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FLEMGU650560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132,3</text:p>
          </table:table-cell>
          <table:table-cell office:value-type="date" office:date-value="2014-11-08" calcext:value-type="date">
            <text:p>08/11/14</text:p>
          </table:table-cell>
          <table:table-cell office:value-type="string" calcext:value-type="string">
            <text:p>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5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TICAAB650568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5</text:p>
          </table:table-cell>
          <table:table-cell office:value-type="string" calcext:value-type="string">
            <text:p>134,2</text:p>
          </table:table-cell>
          <table:table-cell office:value-type="date" office:date-value="2014-12-14" calcext:value-type="date">
            <text:p>14/12/14</text:p>
          </table:table-cell>
          <table:table-cell office:value-type="string" calcext:value-type="string">
            <text:p>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8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CADAMA650593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9</text:p>
          </table:table-cell>
          <table:table-cell office:value-type="string" calcext:value-type="string">
            <text:p>123,0</text:p>
          </table:table-cell>
          <table:table-cell office:value-type="date" office:date-value="2014-11-16" calcext:value-type="date">
            <text:p>16/11/14</text:p>
          </table:table-cell>
          <table:table-cell office:value-type="string" calcext:value-type="string">
            <text:p>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SIPAAN650414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8</text:p>
          </table:table-cell>
          <table:table-cell office:value-type="string" calcext:value-type="string">
            <text:p>148,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9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QUKAMO175662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6</text:p>
          </table:table-cell>
          <table:table-cell office:value-type="string" calcext:value-type="string">
            <text:p>135,0</text:p>
          </table:table-cell>
          <table:table-cell office:value-type="date" office:date-value="2014-06-04" calcext:value-type="date">
            <text:p>04/06/14</text:p>
          </table:table-cell>
          <table:table-cell office:value-type="string" calcext:value-type="string">
            <text:p>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EQUADPA650520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4</text:p>
          </table:table-cell>
          <table:table-cell office:value-type="string" calcext:value-type="string">
            <text:p>138,0</text:p>
          </table:table-cell>
          <table:table-cell office:value-type="date" office:date-value="2014-07-03" calcext:value-type="date">
            <text:p>03/07/14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8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MENAES650583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134,6</text:p>
          </table:table-cell>
          <table:table-cell office:value-type="date" office:date-value="2014-05-10" calcext:value-type="date">
            <text:p>10/05/14</text:p>
          </table:table-cell>
          <table:table-cell office:value-type="string" calcext:value-type="string">
            <text:p>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7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PIJHDY650491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2</text:p>
          </table:table-cell>
          <table:table-cell office:value-type="string" calcext:value-type="string">
            <text:p>125,7</text:p>
          </table:table-cell>
          <table:table-cell office:value-type="date" office:date-value="2014-04-13" calcext:value-type="date">
            <text:p>13/04/14</text:p>
          </table:table-cell>
          <table:table-cell office:value-type="string" calcext:value-type="string">
            <text:p>H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5,9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GUANGU606419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0</text:p>
          </table:table-cell>
          <table:table-cell office:value-type="string" calcext:value-type="string">
            <text:p>133,4</text:p>
          </table:table-cell>
          <table:table-cell office:value-type="date" office:date-value="2013-09-07" calcext:value-type="date">
            <text:p>07/09/13</text:p>
          </table:table-cell>
          <table:table-cell office:value-type="string" calcext:value-type="string">
            <text:p>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4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SAOSMA650391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7</text:p>
          </table:table-cell>
          <table:table-cell office:value-type="string" calcext:value-type="string">
            <text:p>137,5</text:p>
          </table:table-cell>
          <table:table-cell office:value-type="date" office:date-value="2013-08-30" calcext:value-type="date">
            <text:p>30/08/13</text:p>
          </table:table-cell>
          <table:table-cell office:value-type="string" calcext:value-type="string">
            <text:p>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8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YUJEJO650779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5</text:p>
          </table:table-cell>
          <table:table-cell office:value-type="string" calcext:value-type="string">
            <text:p>126,4</text:p>
          </table:table-cell>
          <table:table-cell office:value-type="date" office:date-value="2013-10-26" calcext:value-type="date">
            <text:p>26/10/13</text:p>
          </table:table-cell>
          <table:table-cell office:value-type="string" calcext:value-type="string">
            <text:p>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YUDEAL606410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4</text:p>
          </table:table-cell>
          <table:table-cell office:value-type="string" calcext:value-type="string">
            <text:p>133,4</text:p>
          </table:table-cell>
          <table:table-cell office:value-type="date" office:date-value="2013-06-16" calcext:value-type="date">
            <text:p>16/06/13</text:p>
          </table:table-cell>
          <table:table-cell office:value-type="string" calcext:value-type="string">
            <text:p>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7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UJHST650418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2</text:p>
          </table:table-cell>
          <table:table-cell office:value-type="string" calcext:value-type="string">
            <text:p>135,0</text:p>
          </table:table-cell>
          <table:table-cell office:value-type="date" office:date-value="2013-12-02" calcext:value-type="date">
            <text:p>02/12/13</text:p>
          </table:table-cell>
          <table:table-cell office:value-type="string" calcext:value-type="string">
            <text:p>H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6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MOLLJA606418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3</text:p>
          </table:table-cell>
          <table:table-cell office:value-type="string" calcext:value-type="string">
            <text:p>138,7</text:p>
          </table:table-cell>
          <table:table-cell office:value-type="date" office:date-value="2013-09-02" calcext:value-type="date">
            <text:p>02/09/13</text:p>
          </table:table-cell>
          <table:table-cell office:value-type="string" calcext:value-type="string">
            <text:p>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9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CABEDA606381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4</text:p>
          </table:table-cell>
          <table:table-cell office:value-type="string" calcext:value-type="string">
            <text:p>137,0</text:p>
          </table:table-cell>
          <table:table-cell office:value-type="date" office:date-value="2013-01-17" calcext:value-type="date">
            <text:p>17/01/13</text:p>
          </table:table-cell>
          <table:table-cell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PABERA606393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8</text:p>
          </table:table-cell>
          <table:table-cell office:value-type="string" calcext:value-type="string">
            <text:p>133,4</text:p>
          </table:table-cell>
          <table:table-cell office:value-type="date" office:date-value="2013-03-07" calcext:value-type="date">
            <text:p>07/03/13</text:p>
          </table:table-cell>
          <table:table-cell office:value-type="string" calcext:value-type="string">
            <text:p>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7,3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MESCBE606421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,1</text:p>
          </table:table-cell>
          <table:table-cell office:value-type="string" calcext:value-type="string">
            <text:p>145,0</text:p>
          </table:table-cell>
          <table:table-cell office:value-type="date" office:date-value="2013-09-22" calcext:value-type="date">
            <text:p>22/09/13</text:p>
          </table:table-cell>
          <table:table-cell office:value-type="string" calcext:value-type="string">
            <text:p>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8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QUMAAL606417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0</text:p>
          </table:table-cell>
          <table:table-cell office:value-type="string" calcext:value-type="string">
            <text:p>133,5</text:p>
          </table:table-cell>
          <table:table-cell office:value-type="date" office:date-value="2013-08-27" calcext:value-type="date">
            <text:p>27/08/13</text:p>
          </table:table-cell>
          <table:table-cell office:value-type="string" calcext:value-type="string">
            <text:p>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7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OABJALE172829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4</text:p>
          </table:table-cell>
          <table:table-cell office:value-type="string" calcext:value-type="string">
            <text:p>141,8</text:p>
          </table:table-cell>
          <table:table-cell office:value-type="date" office:date-value="2013-07-12" calcext:value-type="date">
            <text:p>12/07/13</text:p>
          </table:table-cell>
          <table:table-cell office:value-type="string" calcext:value-type="string">
            <text:p>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0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LOALLU606421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,0</text:p>
          </table:table-cell>
          <table:table-cell office:value-type="string" calcext:value-type="string">
            <text:p>145,0</text:p>
          </table:table-cell>
          <table:table-cell office:value-type="date" office:date-value="2013-10-04" calcext:value-type="date">
            <text:p>04/10/13</text:p>
          </table:table-cell>
          <table:table-cell office:value-type="string" calcext:value-type="string">
            <text:p>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32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GUMAAL606415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9</text:p>
          </table:table-cell>
          <table:table-cell office:value-type="string" calcext:value-type="string">
            <text:p>147,3</text:p>
          </table:table-cell>
          <table:table-cell office:value-type="date" office:date-value="2013-01-15" calcext:value-type="date">
            <text:p>15/01/13</text:p>
          </table:table-cell>
          <table:table-cell office:value-type="string" calcext:value-type="string">
            <text:p>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GUHEPA650555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0</text:p>
          </table:table-cell>
          <table:table-cell office:value-type="string" calcext:value-type="string">
            <text:p>136,3</text:p>
          </table:table-cell>
          <table:table-cell office:value-type="date" office:date-value="2013-11-20" calcext:value-type="date">
            <text:p>20/11/13</text:p>
          </table:table-cell>
          <table:table-cell office:value-type="string" calcext:value-type="string">
            <text:p>H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7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ANOGA606403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1</text:p>
          </table:table-cell>
          <table:table-cell office:value-type="string" calcext:value-type="string">
            <text:p>150,4</text:p>
          </table:table-cell>
          <table:table-cell office:value-type="date" office:date-value="2013-05-31" calcext:value-type="date">
            <text:p>31/05/13</text:p>
          </table:table-cell>
          <table:table-cell office:value-type="string" calcext:value-type="string">
            <text:p>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2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ARCAJE606427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5</text:p>
          </table:table-cell>
          <table:table-cell office:value-type="string" calcext:value-type="string">
            <text:p>141,0</text:p>
          </table:table-cell>
          <table:table-cell office:value-type="date" office:date-value="2013-12-19" calcext:value-type="date">
            <text:p>19/12/13</text:p>
          </table:table-cell>
          <table:table-cell office:value-type="string" calcext:value-type="string">
            <text:p>H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GUCRST606419</text:p>
          </table:table-cell>
          <table:table-cell office:value-type="string" calcext:value-type="string">
            <text:p>EU03 CU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6</text:p>
          </table:table-cell>
          <table:table-cell office:value-type="string" calcext:value-type="string">
            <text:p>135,0</text:p>
          </table:table-cell>
          <table:table-cell office:value-type="date" office:date-value="2013-08-28" calcext:value-type="date">
            <text:p>28/08/13</text:p>
          </table:table-cell>
          <table:table-cell office:value-type="string" calcext:value-type="string">
            <text:p>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0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HALLI606422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7</text:p>
          </table:table-cell>
          <table:table-cell office:value-type="string" calcext:value-type="string">
            <text:p>140,3</text:p>
          </table:table-cell>
          <table:table-cell office:value-type="date" office:date-value="2013-10-28" calcext:value-type="date">
            <text:p>28/10/13</text:p>
          </table:table-cell>
          <table:table-cell office:value-type="string" calcext:value-type="string">
            <text:p>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ULEMA606432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0</text:p>
          </table:table-cell>
          <table:table-cell office:value-type="string" calcext:value-type="string">
            <text:p>140,0</text:p>
          </table:table-cell>
          <table:table-cell office:value-type="date" office:date-value="2013-09-22" calcext:value-type="date">
            <text:p>22/09/13</text:p>
          </table:table-cell>
          <table:table-cell office:value-type="string" calcext:value-type="string">
            <text:p>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9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RUANJO606380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5</text:p>
          </table:table-cell>
          <table:table-cell office:value-type="string" calcext:value-type="string">
            <text:p>134,6</text:p>
          </table:table-cell>
          <table:table-cell office:value-type="date" office:date-value="2013-12-13" calcext:value-type="date">
            <text:p>13/12/13</text:p>
          </table:table-cell>
          <table:table-cell office:value-type="string" calcext:value-type="string">
            <text:p>H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GUJOMA650560</text:p>
          </table:table-cell>
          <table:table-cell office:value-type="string" calcext:value-type="string">
            <text:p>ER15 VERGE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8</text:p>
          </table:table-cell>
          <table:table-cell office:value-type="string" calcext:value-type="string">
            <text:p>133,0</text:p>
          </table:table-cell>
          <table:table-cell office:value-type="date" office:date-value="2013-06-25" calcext:value-type="date">
            <text:p>25/06/13</text:p>
          </table:table-cell>
          <table:table-cell office:value-type="string" calcext:value-type="string">
            <text:p>H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1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UQUDORU606417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7</text:p>
          </table:table-cell>
          <table:table-cell office:value-type="string" calcext:value-type="string">
            <text:p>137,8</text:p>
          </table:table-cell>
          <table:table-cell office:value-type="date" office:date-value="2013-05-29" calcext:value-type="date">
            <text:p>29/05/13</text:p>
          </table:table-cell>
          <table:table-cell office:value-type="string" calcext:value-type="string">
            <text:p>H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UCAKEJA606428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8</text:p>
          </table:table-cell>
          <table:table-cell office:value-type="string" calcext:value-type="string">
            <text:p>134,5</text:p>
          </table:table-cell>
          <table:table-cell office:value-type="date" office:date-value="2013-08-07" calcext:value-type="date">
            <text:p>07/08/13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LEMIAN606387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2</text:p>
          </table:table-cell>
          <table:table-cell office:value-type="string" calcext:value-type="string">
            <text:p>137,2</text:p>
          </table:table-cell>
          <table:table-cell office:value-type="date" office:date-value="2013-01-25" calcext:value-type="date">
            <text:p>25/01/13</text:p>
          </table:table-cell>
          <table:table-cell office:value-type="string" calcext:value-type="string">
            <text:p>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7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YUISEL606416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2</text:p>
          </table:table-cell>
          <table:table-cell office:value-type="string" calcext:value-type="string">
            <text:p>143,0</text:p>
          </table:table-cell>
          <table:table-cell office:value-type="date" office:date-value="2013-05-04" calcext:value-type="date">
            <text:p>04/05/13</text:p>
          </table:table-cell>
          <table:table-cell office:value-type="string" calcext:value-type="string">
            <text:p>H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ORCRAL606417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5</text:p>
          </table:table-cell>
          <table:table-cell office:value-type="string" calcext:value-type="string">
            <text:p>134,7</text:p>
          </table:table-cell>
          <table:table-cell office:value-type="date" office:date-value="2013-07-31" calcext:value-type="date">
            <text:p>31/07/13</text:p>
          </table:table-cell>
          <table:table-cell office:value-type="string" calcext:value-type="string">
            <text:p>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HNADAER606408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3</text:p>
          </table:table-cell>
          <table:table-cell office:value-type="string" calcext:value-type="string">
            <text:p>127,3</text:p>
          </table:table-cell>
          <table:table-cell office:value-type="date" office:date-value="2013-04-13" calcext:value-type="date">
            <text:p>13/04/13</text:p>
          </table:table-cell>
          <table:table-cell office:value-type="string" calcext:value-type="string">
            <text:p>H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PINIEZ650622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7</text:p>
          </table:table-cell>
          <table:table-cell office:value-type="string" calcext:value-type="string">
            <text:p>120,5</text:p>
          </table:table-cell>
          <table:table-cell office:value-type="date" office:date-value="2015-07-07" calcext:value-type="date">
            <text:p>07/07/15</text:p>
          </table:table-cell>
          <table:table-cell office:value-type="string" calcext:value-type="string">
            <text:p>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4,3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PIJHAL650607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,3</text:p>
          </table:table-cell>
          <table:table-cell office:value-type="string" calcext:value-type="string">
            <text:p>143,5</text:p>
          </table:table-cell>
          <table:table-cell office:value-type="date" office:date-value="2015-05-20" calcext:value-type="date">
            <text:p>20/05/15</text:p>
          </table:table-cell>
          <table:table-cell office:value-type="string" calcext:value-type="string">
            <text:p>H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9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EALES650606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3</text:p>
          </table:table-cell>
          <table:table-cell office:value-type="string" calcext:value-type="string">
            <text:p>122,0</text:p>
          </table:table-cell>
          <table:table-cell office:value-type="date" office:date-value="2015-09-28" calcext:value-type="date">
            <text:p>28/09/15</text:p>
          </table:table-cell>
          <table:table-cell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OJOEL650595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4</text:p>
          </table:table-cell>
          <table:table-cell office:value-type="string" calcext:value-type="string">
            <text:p>131,7</text:p>
          </table:table-cell>
          <table:table-cell office:value-type="date" office:date-value="2015-03-26" calcext:value-type="date">
            <text:p>26/03/15</text:p>
          </table:table-cell>
          <table:table-cell office:value-type="string" calcext:value-type="string">
            <text:p>H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5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BAFRXA650591</text:p>
          </table:table-cell>
          <table:table-cell office:value-type="string" calcext:value-type="string">
            <text:p>MANUEL NEIRA Y MAGDALENA DAVALO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4</text:p>
          </table:table-cell>
          <table:table-cell office:value-type="string" calcext:value-type="string">
            <text:p>141,0</text:p>
          </table:table-cell>
          <table:table-cell office:value-type="date" office:date-value="2015-04-04" calcext:value-type="date">
            <text:p>04/04/15</text:p>
          </table:table-cell>
          <table:table-cell office:value-type="string" calcext:value-type="string">
            <text:p>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SALEAL155030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2</text:p>
          </table:table-cell>
          <table:table-cell office:value-type="string" calcext:value-type="string">
            <text:p>124,5</text:p>
          </table:table-cell>
          <table:table-cell office:value-type="date" office:date-value="2015-06-26" calcext:value-type="date">
            <text:p>26/06/15</text:p>
          </table:table-cell>
          <table:table-cell office:value-type="string" calcext:value-type="string">
            <text:p>H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5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JASAYA650586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2</text:p>
          </table:table-cell>
          <table:table-cell office:value-type="string" calcext:value-type="string">
            <text:p>126,0</text:p>
          </table:table-cell>
          <table:table-cell office:value-type="date" office:date-value="2015-03-07" calcext:value-type="date">
            <text:p>07/03/15</text:p>
          </table:table-cell>
          <table:table-cell office:value-type="string" calcext:value-type="string">
            <text:p>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PIIKAL650614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8</text:p>
          </table:table-cell>
          <table:table-cell office:value-type="string" calcext:value-type="string">
            <text:p>144,6</text:p>
          </table:table-cell>
          <table:table-cell office:value-type="date" office:date-value="2015-05-24" calcext:value-type="date">
            <text:p>24/05/15</text:p>
          </table:table-cell>
          <table:table-cell office:value-type="string" calcext:value-type="string">
            <text:p>H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8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REBRES650643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121,4</text:p>
          </table:table-cell>
          <table:table-cell office:value-type="date" office:date-value="2015-11-05" calcext:value-type="date">
            <text:p>05/11/15</text:p>
          </table:table-cell>
          <table:table-cell office:value-type="string" calcext:value-type="string">
            <text:p>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4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FESCAL650643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1</text:p>
          </table:table-cell>
          <table:table-cell office:value-type="string" calcext:value-type="string">
            <text:p>125,6</text:p>
          </table:table-cell>
          <table:table-cell office:value-type="date" office:date-value="2015-07-31" calcext:value-type="date">
            <text:p>31/07/15</text:p>
          </table:table-cell>
          <table:table-cell office:value-type="string" calcext:value-type="string">
            <text:p>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5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BEJOCA650598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132,0</text:p>
          </table:table-cell>
          <table:table-cell office:value-type="date" office:date-value="2015-05-07" calcext:value-type="date">
            <text:p>07/05/15</text:p>
          </table:table-cell>
          <table:table-cell office:value-type="string" calcext:value-type="string">
            <text:p>H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5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CUANJA650656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121,0</text:p>
          </table:table-cell>
          <table:table-cell office:value-type="date" office:date-value="2015-12-24" calcext:value-type="date">
            <text:p>24/12/15</text:p>
          </table:table-cell>
          <table:table-cell office:value-type="string" calcext:value-type="string">
            <text:p>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CAERAL650600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3</text:p>
          </table:table-cell>
          <table:table-cell office:value-type="string" calcext:value-type="string">
            <text:p>121,2</text:p>
          </table:table-cell>
          <table:table-cell office:value-type="date" office:date-value="2015-05-19" calcext:value-type="date">
            <text:p>19/05/15</text:p>
          </table:table-cell>
          <table:table-cell office:value-type="string" calcext:value-type="string">
            <text:p>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QUMAAL650650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6</text:p>
          </table:table-cell>
          <table:table-cell office:value-type="string" calcext:value-type="string">
            <text:p>120,0</text:p>
          </table:table-cell>
          <table:table-cell office:value-type="date" office:date-value="2015-11-09" calcext:value-type="date">
            <text:p>09/11/15</text:p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FLDAYU650592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3</text:p>
          </table:table-cell>
          <table:table-cell office:value-type="string" calcext:value-type="string">
            <text:p>135,0</text:p>
          </table:table-cell>
          <table:table-cell office:value-type="date" office:date-value="2015-01-09" calcext:value-type="date">
            <text:p>09/01/15</text:p>
          </table:table-cell>
          <table:table-cell office:value-type="string" calcext:value-type="string">
            <text:p>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30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GUGEFE650572</text:p>
          </table:table-cell>
          <table:table-cell office:value-type="string" calcext:value-type="string">
            <text:p>BARRIO EL MIRADO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7</text:p>
          </table:table-cell>
          <table:table-cell office:value-type="string" calcext:value-type="string">
            <text:p>132,0</text:p>
          </table:table-cell>
          <table:table-cell office:value-type="date" office:date-value="2015-01-08" calcext:value-type="date">
            <text:p>08/01/15</text:p>
          </table:table-cell>
          <table:table-cell office:value-type="string" calcext:value-type="string">
            <text:p>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9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ODYAN650593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6</text:p>
          </table:table-cell>
          <table:table-cell office:value-type="string" calcext:value-type="string">
            <text:p>133,5</text:p>
          </table:table-cell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H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GUEMAB650647</text:p>
          </table:table-cell>
          <table:table-cell office:value-type="string" calcext:value-type="string">
            <text:p>ER15 VERGE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3</text:p>
          </table:table-cell>
          <table:table-cell office:value-type="string" calcext:value-type="string">
            <text:p>129,4</text:p>
          </table:table-cell>
          <table:table-cell office:value-type="date" office:date-value="2015-08-30" calcext:value-type="date">
            <text:p>30/08/15</text:p>
          </table:table-cell>
          <table:table-cell office:value-type="string" calcext:value-type="string">
            <text:p>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4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MOLENI650577</text:p>
          </table:table-cell>
          <table:table-cell office:value-type="string" calcext:value-type="string">
            <text:p>ER15 VERGE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1</text:p>
          </table:table-cell>
          <table:table-cell office:value-type="string" calcext:value-type="string">
            <text:p>136,6</text:p>
          </table:table-cell>
          <table:table-cell office:value-type="date" office:date-value="2015-07-20" calcext:value-type="date">
            <text:p>20/07/15</text:p>
          </table:table-cell>
          <table:table-cell office:value-type="string" calcext:value-type="string">
            <text:p>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LLDAES650609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2</text:p>
          </table:table-cell>
          <table:table-cell office:value-type="string" calcext:value-type="string">
            <text:p>129,0</text:p>
          </table:table-cell>
          <table:table-cell office:value-type="date" office:date-value="2015-06-16" calcext:value-type="date">
            <text:p>16/06/15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UCHDEMA650599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3</text:p>
          </table:table-cell>
          <table:table-cell office:value-type="string" calcext:value-type="string">
            <text:p>131,3</text:p>
          </table:table-cell>
          <table:table-cell office:value-type="date" office:date-value="2015-04-28" calcext:value-type="date">
            <text:p>28/04/15</text:p>
          </table:table-cell>
          <table:table-cell office:value-type="string" calcext:value-type="string">
            <text:p>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9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UBUPAJA650609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0</text:p>
          </table:table-cell>
          <table:table-cell office:value-type="string" calcext:value-type="string">
            <text:p>128,0</text:p>
          </table:table-cell>
          <table:table-cell office:value-type="date" office:date-value="2015-06-15" calcext:value-type="date">
            <text:p>15/06/15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OLBLBE145037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3</text:p>
          </table:table-cell>
          <table:table-cell office:value-type="string" calcext:value-type="string">
            <text:p>128,2</text:p>
          </table:table-cell>
          <table:table-cell office:value-type="date" office:date-value="2015-03-29" calcext:value-type="date">
            <text:p>29/03/15</text:p>
          </table:table-cell>
          <table:table-cell office:value-type="string" calcext:value-type="string">
            <text:p>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9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ECUWEAL650595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7</text:p>
          </table:table-cell>
          <table:table-cell office:value-type="string" calcext:value-type="string">
            <text:p>131,0</text:p>
          </table:table-cell>
          <table:table-cell office:value-type="date" office:date-value="2015-04-04" calcext:value-type="date">
            <text:p>04/04/15</text:p>
          </table:table-cell>
          <table:table-cell office:value-type="string" calcext:value-type="string">
            <text:p>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3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FLKIES651045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5</text:p>
          </table:table-cell>
          <table:table-cell office:value-type="string" calcext:value-type="string">
            <text:p>125,0</text:p>
          </table:table-cell>
          <table:table-cell office:value-type="date" office:date-value="2014-03-14" calcext:value-type="date">
            <text:p>14/03/14</text:p>
          </table:table-cell>
          <table:table-cell office:value-type="string" calcext:value-type="string">
            <text:p>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ZAEMDA651014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1</text:p>
          </table:table-cell>
          <table:table-cell office:value-type="string" calcext:value-type="string">
            <text:p>122,0</text:p>
          </table:table-cell>
          <table:table-cell office:value-type="date" office:date-value="2015-07-15" calcext:value-type="date">
            <text:p>15/07/15</text:p>
          </table:table-cell>
          <table:table-cell office:value-type="string" calcext:value-type="string">
            <text:p>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7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LDALI225051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102,0</text:p>
          </table:table-cell>
          <table:table-cell office:value-type="date" office:date-value="2018-11-20" calcext:value-type="date">
            <text:p>20/11/18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OSARO650871</text:p>
          </table:table-cell>
          <table:table-cell office:value-type="string" calcext:value-type="string">
            <text:p>BAGDAD Y PURUH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108,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4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ZADAST650858</text:p>
          </table:table-cell>
          <table:table-cell office:value-type="string" calcext:value-type="string">
            <text:p>ER45 SAN MIGUEL DE GUARUGTU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09,0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LJOMO650850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119,5</text:p>
          </table:table-cell>
          <table:table-cell office:value-type="date" office:date-value="2018-05-07" calcext:value-type="date">
            <text:p>07/05/18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CAJUES650840</text:p>
          </table:table-cell>
          <table:table-cell office:value-type="string" calcext:value-type="string">
            <text:p>HECTOR GUERRERO Y 16 DE DICIEMBR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6</text:p>
          </table:table-cell>
          <table:table-cell office:value-type="string" calcext:value-type="string">
            <text:p>113,7</text:p>
          </table:table-cell>
          <table:table-cell office:value-type="date" office:date-value="2018-03-19" calcext:value-type="date">
            <text:p>19/03/18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MUNAMI650823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111,0</text:p>
          </table:table-cell>
          <table:table-cell office:value-type="date" office:date-value="2018-01-01" calcext:value-type="date">
            <text:p>01/01/18</text:p>
          </table:table-cell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LOJEES650868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114,5</text:p>
          </table:table-cell>
          <table:table-cell office:value-type="date" office:date-value="2018-07-30" calcext:value-type="date">
            <text:p>30/07/18</text:p>
          </table:table-cell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4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SICAMI650888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09,8</text:p>
          </table:table-cell>
          <table:table-cell office:value-type="date" office:date-value="2018-11-02" calcext:value-type="date">
            <text:p>02/11/18</text:p>
          </table:table-cell>
          <table:table-cell office:value-type="string" calcext:value-type="string">
            <text:p>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CALUIS650888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100,1</text:p>
          </table:table-cell>
          <table:table-cell office:value-type="date" office:date-value="2018-10-29" calcext:value-type="date">
            <text:p>29/10/18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RAEMAL650838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13,0</text:p>
          </table:table-cell>
          <table:table-cell office:value-type="date" office:date-value="2018-03-12" calcext:value-type="date">
            <text:p>12/03/18</text:p>
          </table:table-cell>
          <table:table-cell office:value-type="string" calcext:value-type="string">
            <text:p>H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QUSCCR650839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109,0</text:p>
          </table:table-cell>
          <table:table-cell office:value-type="date" office:date-value="2018-03-20" calcext:value-type="date">
            <text:p>20/03/18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4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CHJOBR650824</text:p>
          </table:table-cell>
          <table:table-cell office:value-type="string" calcext:value-type="string">
            <text:p>QUINTA LA F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16,0</text:p>
          </table:table-cell>
          <table:table-cell office:value-type="date" office:date-value="2018-01-05" calcext:value-type="date">
            <text:p>05/01/18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4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LYULERU650842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7</text:p>
          </table:table-cell>
          <table:table-cell office:value-type="string" calcext:value-type="string">
            <text:p>118,5</text:p>
          </table:table-cell>
          <table:table-cell office:value-type="date" office:date-value="2018-03-29" calcext:value-type="date">
            <text:p>29/03/18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ASSABR650833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2</text:p>
          </table:table-cell>
          <table:table-cell office:value-type="string" calcext:value-type="string">
            <text:p>114,0</text:p>
          </table:table-cell>
          <table:table-cell office:value-type="date" office:date-value="2018-02-21" calcext:value-type="date">
            <text:p>21/02/18</text:p>
          </table:table-cell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8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CUJHOM650873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110,2</text:p>
          </table:table-cell>
          <table:table-cell office:value-type="date" office:date-value="2018-08-24" calcext:value-type="date">
            <text:p>24/08/18</text:p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HEJOAD650901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5</text:p>
          </table:table-cell>
          <table:table-cell office:value-type="string" calcext:value-type="string">
            <text:p>119,8</text:p>
          </table:table-cell>
          <table:table-cell office:value-type="date" office:date-value="2018-12-28" calcext:value-type="date">
            <text:p>28/12/18</text:p>
          </table:table-cell>
          <table:table-cell office:value-type="string" calcext:value-type="string">
            <text:p>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PUYEAR650887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117,0</text:p>
          </table:table-cell>
          <table:table-cell office:value-type="date" office:date-value="2018-10-28" calcext:value-type="date">
            <text:p>28/10/18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REJADA650838</text:p>
          </table:table-cell>
          <table:table-cell office:value-type="string" calcext:value-type="string">
            <text:p>CAMINOS DEL SO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08,0</text:p>
          </table:table-cell>
          <table:table-cell office:value-type="date" office:date-value="2018-03-13" calcext:value-type="date">
            <text:p>13/03/18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FLPELU650849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109,2</text:p>
          </table:table-cell>
          <table:table-cell office:value-type="date" office:date-value="2018-05-06" calcext:value-type="date">
            <text:p>06/05/18</text:p>
          </table:table-cell>
          <table:table-cell office:value-type="string" calcext:value-type="string">
            <text:p>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ZADAAN650873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108,0</text:p>
          </table:table-cell>
          <table:table-cell office:value-type="date" office:date-value="2018-08-22" calcext:value-type="date">
            <text:p>22/08/18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REMAIS650829</text:p>
          </table:table-cell>
          <table:table-cell office:value-type="string" calcext:value-type="string">
            <text:p>ER15 SAN JORG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116,0</text:p>
          </table:table-cell>
          <table:table-cell office:value-type="date" office:date-value="2018-01-27" calcext:value-type="date">
            <text:p>27/01/18</text:p>
          </table:table-cell>
          <table:table-cell office:value-type="string" calcext:value-type="string">
            <text:p>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8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YUANMO650896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0</text:p>
          </table:table-cell>
          <table:table-cell office:value-type="string" calcext:value-type="string">
            <text:p>114,0</text:p>
          </table:table-cell>
          <table:table-cell office:value-type="date" office:date-value="2018-12-06" calcext:value-type="date">
            <text:p>06/12/18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7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LOISRO650861</text:p>
          </table:table-cell>
          <table:table-cell office:value-type="string" calcext:value-type="string">
            <text:p>TERMINAL TERRESTR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3</text:p>
          </table:table-cell>
          <table:table-cell office:value-type="string" calcext:value-type="string">
            <text:p>108,0</text:p>
          </table:table-cell>
          <table:table-cell office:value-type="date" office:date-value="2018-06-27" calcext:value-type="date">
            <text:p>27/06/18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4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LOMAPA650896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3</text:p>
          </table:table-cell>
          <table:table-cell office:value-type="string" calcext:value-type="string">
            <text:p>101,5</text:p>
          </table:table-cell>
          <table:table-cell office:value-type="date" office:date-value="2018-11-06" calcext:value-type="date">
            <text:p>06/11/18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CUSAAL650845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6</text:p>
          </table:table-cell>
          <table:table-cell office:value-type="string" calcext:value-type="string">
            <text:p>116,5</text:p>
          </table:table-cell>
          <table:table-cell office:value-type="date" office:date-value="2018-04-13" calcext:value-type="date">
            <text:p>13/04/18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4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SIGAGU650834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1</text:p>
          </table:table-cell>
          <table:table-cell office:value-type="string" calcext:value-type="string">
            <text:p>118,0</text:p>
          </table:table-cell>
          <table:table-cell office:value-type="date" office:date-value="2018-02-20" calcext:value-type="date">
            <text:p>20/02/18</text:p>
          </table:table-cell>
          <table:table-cell office:value-type="string" calcext:value-type="string">
            <text:p>H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QUMAMI650875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8</text:p>
          </table:table-cell>
          <table:table-cell office:value-type="string" calcext:value-type="string">
            <text:p>113,4</text:p>
          </table:table-cell>
          <table:table-cell office:value-type="date" office:date-value="2018-09-02" calcext:value-type="date">
            <text:p>02/09/18</text:p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FIKAAB870786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8</text:p>
          </table:table-cell>
          <table:table-cell office:value-type="string" calcext:value-type="string">
            <text:p>116,0</text:p>
          </table:table-cell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4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EQUDAGU650833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112,2</text:p>
          </table:table-cell>
          <table:table-cell office:value-type="date" office:date-value="2018-01-28" calcext:value-type="date">
            <text:p>28/01/18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MEJHFE235153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113,2</text:p>
          </table:table-cell>
          <table:table-cell office:value-type="date" office:date-value="2017-10-19" calcext:value-type="date">
            <text:p>19/10/17</text:p>
          </table:table-cell>
          <table:table-cell office:value-type="string" calcext:value-type="string">
            <text:p>H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SIJUMA650900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9</text:p>
          </table:table-cell>
          <table:table-cell office:value-type="string" calcext:value-type="string">
            <text:p>106,0</text:p>
          </table:table-cell>
          <table:table-cell office:value-type="date" office:date-value="2018-12-21" calcext:value-type="date">
            <text:p>21/12/18</text:p>
          </table:table-cell>
          <table:table-cell office:value-type="string" calcext:value-type="string">
            <text:p>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5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RUTHED650706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5</text:p>
          </table:table-cell>
          <table:table-cell office:value-type="string" calcext:value-type="string">
            <text:p>130,0</text:p>
          </table:table-cell>
          <table:table-cell office:value-type="date" office:date-value="2016-07-10" calcext:value-type="date">
            <text:p>10/07/16</text:p>
          </table:table-cell>
          <table:table-cell office:value-type="string" calcext:value-type="string">
            <text:p>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9,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YLLARYA650733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5</text:p>
          </table:table-cell>
          <table:table-cell office:value-type="string" calcext:value-type="string">
            <text:p>124,4</text:p>
          </table:table-cell>
          <table:table-cell office:value-type="date" office:date-value="2016-07-11" calcext:value-type="date">
            <text:p>11/07/16</text:p>
          </table:table-cell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VIGRPR175735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7</text:p>
          </table:table-cell>
          <table:table-cell office:value-type="string" calcext:value-type="string">
            <text:p>124,0</text:p>
          </table:table-cell>
          <table:table-cell office:value-type="date" office:date-value="2016-07-12" calcext:value-type="date">
            <text:p>12/07/16</text:p>
          </table:table-cell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1,9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FEANXA650710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2</text:p>
          </table:table-cell>
          <table:table-cell office:value-type="string" calcext:value-type="string">
            <text:p>126,3</text:p>
          </table:table-cell>
          <table:table-cell office:value-type="date" office:date-value="2016-06-17" calcext:value-type="date">
            <text:p>17/06/16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8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ASDAJA650680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115,6</text:p>
          </table:table-cell>
          <table:table-cell office:value-type="date" office:date-value="2016-08-04" calcext:value-type="date">
            <text:p>04/08/16</text:p>
          </table:table-cell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4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LÓMAME650699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115,0</text:p>
          </table:table-cell>
          <table:table-cell office:value-type="date" office:date-value="2016-01-15" calcext:value-type="date">
            <text:p>15/01/16</text:p>
          </table:table-cell>
          <table:table-cell office:value-type="string" calcext:value-type="string">
            <text:p>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REMASA650658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6</text:p>
          </table:table-cell>
          <table:table-cell office:value-type="string" calcext:value-type="string">
            <text:p>135,0</text:p>
          </table:table-cell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PAIKAD650691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117,0</text:p>
          </table:table-cell>
          <table:table-cell office:value-type="date" office:date-value="2016-05-29" calcext:value-type="date">
            <text:p>29/05/16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ACHÉAL650673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3</text:p>
          </table:table-cell>
          <table:table-cell office:value-type="string" calcext:value-type="string">
            <text:p>124,7</text:p>
          </table:table-cell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ÓARALDA650684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0</text:p>
          </table:table-cell>
          <table:table-cell office:value-type="string" calcext:value-type="string">
            <text:p>129,4</text:p>
          </table:table-cell>
          <table:table-cell office:value-type="date" office:date-value="2016-04-16" calcext:value-type="date">
            <text:p>16/04/16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,3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ÓBUMAJO650663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0</text:p>
          </table:table-cell>
          <table:table-cell office:value-type="string" calcext:value-type="string">
            <text:p>126,0</text:p>
          </table:table-cell>
          <table:table-cell office:value-type="date" office:date-value="2016-01-27" calcext:value-type="date">
            <text:p>27/01/16</text:p>
          </table:table-cell>
          <table:table-cell office:value-type="string" calcext:value-type="string">
            <text:p>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7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ANLEYE650747</text:p>
          </table:table-cell>
          <table:table-cell office:value-type="string" calcext:value-type="string">
            <text:p>AV.18 DE MARZO MÁS ABAJO DE LA GASOLINER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124,0</text:p>
          </table:table-cell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4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CAJUCE650681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1</text:p>
          </table:table-cell>
          <table:table-cell office:value-type="string" calcext:value-type="string">
            <text:p>126,0</text:p>
          </table:table-cell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8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SHLAKR650719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115,0</text:p>
          </table:table-cell>
          <table:table-cell office:value-type="date" office:date-value="2016-08-16" calcext:value-type="date">
            <text:p>16/08/16</text:p>
          </table:table-cell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3,2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PIAIJO650709</text:p>
          </table:table-cell>
          <table:table-cell office:value-type="string" calcext:value-type="string">
            <text:p>EU03 CU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0</text:p>
          </table:table-cell>
          <table:table-cell office:value-type="string" calcext:value-type="string">
            <text:p>122,0</text:p>
          </table:table-cell>
          <table:table-cell office:value-type="date" office:date-value="2016-08-09" calcext:value-type="date">
            <text:p>09/08/16</text:p>
          </table:table-cell>
          <table:table-cell office:value-type="string" calcext:value-type="string">
            <text:p>H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CACRHU650721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4</text:p>
          </table:table-cell>
          <table:table-cell office:value-type="string" calcext:value-type="string">
            <text:p>120,5</text:p>
          </table:table-cell>
          <table:table-cell office:value-type="date" office:date-value="2016-09-30" calcext:value-type="date">
            <text:p>30/09/16</text:p>
          </table:table-cell>
          <table:table-cell office:value-type="string" calcext:value-type="string">
            <text:p>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8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PISCJA650902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4</text:p>
          </table:table-cell>
          <table:table-cell office:value-type="string" calcext:value-type="string">
            <text:p>120,0</text:p>
          </table:table-cell>
          <table:table-cell office:value-type="date" office:date-value="2016-01-20" calcext:value-type="date">
            <text:p>20/01/16</text:p>
          </table:table-cell>
          <table:table-cell office:value-type="string" calcext:value-type="string">
            <text:p>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ALEDJO650730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121,4</text:p>
          </table:table-cell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6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AEMMA650691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122,0</text:p>
          </table:table-cell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QUJHAL650696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6</text:p>
          </table:table-cell>
          <table:table-cell office:value-type="string" calcext:value-type="string">
            <text:p>120,6</text:p>
          </table:table-cell>
          <table:table-cell office:value-type="date" office:date-value="2016-06-14" calcext:value-type="date">
            <text:p>14/06/16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ABYUEL650718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8</text:p>
          </table:table-cell>
          <table:table-cell office:value-type="string" calcext:value-type="string">
            <text:p>118,5</text:p>
          </table:table-cell>
          <table:table-cell office:value-type="date" office:date-value="2016-09-17" calcext:value-type="date">
            <text:p>17/09/16</text:p>
          </table:table-cell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ZAANNA650707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119,0</text:p>
          </table:table-cell>
          <table:table-cell office:value-type="date" office:date-value="2016-08-02" calcext:value-type="date">
            <text:p>02/08/16</text:p>
          </table:table-cell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4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CUVAFE603271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0</text:p>
          </table:table-cell>
          <table:table-cell office:value-type="string" calcext:value-type="string">
            <text:p>131,0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8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UMANEEL650736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122,3</text:p>
          </table:table-cell>
          <table:table-cell office:value-type="date" office:date-value="2016-09-29" calcext:value-type="date">
            <text:p>29/09/16</text:p>
          </table:table-cell>
          <table:table-cell office:value-type="string" calcext:value-type="string">
            <text:p>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6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PISHMA650699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4</text:p>
          </table:table-cell>
          <table:table-cell office:value-type="string" calcext:value-type="string">
            <text:p>120,0</text:p>
          </table:table-cell>
          <table:table-cell office:value-type="date" office:date-value="2016-06-30" calcext:value-type="date">
            <text:p>30/06/16</text:p>
          </table:table-cell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SALLAN650892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103,0</text:p>
          </table:table-cell>
          <table:table-cell office:value-type="date" office:date-value="2018-11-16" calcext:value-type="date">
            <text:p>16/11/18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,7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QUROIS650889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14,0</text:p>
          </table:table-cell>
          <table:table-cell office:value-type="date" office:date-value="2018-11-04" calcext:value-type="date">
            <text:p>04/11/18</text:p>
          </table:table-cell>
          <table:table-cell office:value-type="string" calcext:value-type="string">
            <text:p>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ALJA650881</text:p>
          </table:table-cell>
          <table:table-cell office:value-type="string" calcext:value-type="string">
            <text:p>ER15 SAN JORG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111,0</text:p>
          </table:table-cell>
          <table:table-cell office:value-type="date" office:date-value="2018-09-30" calcext:value-type="date">
            <text:p>30/09/18</text:p>
          </table:table-cell>
          <table:table-cell office:value-type="string" calcext:value-type="string">
            <text:p>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GOARST650893</text:p>
          </table:table-cell>
          <table:table-cell office:value-type="string" calcext:value-type="string">
            <text:p>ER15 VERGE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110,0</text:p>
          </table:table-cell>
          <table:table-cell office:value-type="date" office:date-value="2018-11-23" calcext:value-type="date">
            <text:p>23/11/18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FLMADE650876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08,0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QUDYJO650849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8</text:p>
          </table:table-cell>
          <table:table-cell office:value-type="string" calcext:value-type="string">
            <text:p>117,5</text:p>
          </table:table-cell>
          <table:table-cell office:value-type="date" office:date-value="2018-05-04" calcext:value-type="date">
            <text:p>04/05/18</text:p>
          </table:table-cell>
          <table:table-cell office:value-type="string" calcext:value-type="string">
            <text:p>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,1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BAJOAL650827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114,0</text:p>
          </table:table-cell>
          <table:table-cell office:value-type="date" office:date-value="2018-01-20" calcext:value-type="date">
            <text:p>20/01/18</text:p>
          </table:table-cell>
          <table:table-cell office:value-type="string" calcext:value-type="string">
            <text:p>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5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LOIKAL650841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108,6</text:p>
          </table:table-cell>
          <table:table-cell office:value-type="date" office:date-value="2018-03-28" calcext:value-type="date">
            <text:p>28/03/18</text:p>
          </table:table-cell>
          <table:table-cell office:value-type="string" calcext:value-type="string">
            <text:p>H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QUDAJH650827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3</text:p>
          </table:table-cell>
          <table:table-cell office:value-type="string" calcext:value-type="string">
            <text:p>116,0</text:p>
          </table:table-cell>
          <table:table-cell office:value-type="date" office:date-value="2018-01-23" calcext:value-type="date">
            <text:p>23/01/18</text:p>
          </table:table-cell>
          <table:table-cell office:value-type="string" calcext:value-type="string">
            <text:p>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PIDAIV650836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105,0</text:p>
          </table:table-cell>
          <table:table-cell office:value-type="date" office:date-value="2018-03-03" calcext:value-type="date">
            <text:p>03/03/18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PAYEVA650859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0</text:p>
          </table:table-cell>
          <table:table-cell office:value-type="string" calcext:value-type="string">
            <text:p>109,0</text:p>
          </table:table-cell>
          <table:table-cell office:value-type="date" office:date-value="2018-06-20" calcext:value-type="date">
            <text:p>20/06/18</text:p>
          </table:table-cell>
          <table:table-cell office:value-type="string" calcext:value-type="string">
            <text:p>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RUJOTA650840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8</text:p>
          </table:table-cell>
          <table:table-cell office:value-type="string" calcext:value-type="string">
            <text:p>120,0</text:p>
          </table:table-cell>
          <table:table-cell office:value-type="date" office:date-value="2018-03-23" calcext:value-type="date">
            <text:p>23/03/18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SIKIAN650868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3</text:p>
          </table:table-cell>
          <table:table-cell office:value-type="string" calcext:value-type="string">
            <text:p>104,5</text:p>
          </table:table-cell>
          <table:table-cell office:value-type="date" office:date-value="2018-07-30" calcext:value-type="date">
            <text:p>30/07/18</text:p>
          </table:table-cell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6,8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ALKESA175859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113,0</text:p>
          </table:table-cell>
          <table:table-cell office:value-type="date" office:date-value="2018-03-01" calcext:value-type="date">
            <text:p>01/03/18</text:p>
          </table:table-cell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PAJEEL650889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106,6</text:p>
          </table:table-cell>
          <table:table-cell office:value-type="date" office:date-value="2018-11-30" calcext:value-type="date">
            <text:p>30/11/18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MEDOMA650842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5</text:p>
          </table:table-cell>
          <table:table-cell office:value-type="string" calcext:value-type="string">
            <text:p>122,0</text:p>
          </table:table-cell>
          <table:table-cell office:value-type="date" office:date-value="2018-03-31" calcext:value-type="date">
            <text:p>31/03/18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5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TEMIYU650879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108,0</text:p>
          </table:table-cell>
          <table:table-cell office:value-type="date" office:date-value="2018-09-21" calcext:value-type="date">
            <text:p>21/09/18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4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ZÙJOIS650868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110,0</text:p>
          </table:table-cell>
          <table:table-cell office:value-type="date" office:date-value="2018-08-01" calcext:value-type="date">
            <text:p>01/08/18</text:p>
          </table:table-cell>
          <table:table-cell office:value-type="string" calcext:value-type="string">
            <text:p>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AVANPA650838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6</text:p>
          </table:table-cell>
          <table:table-cell office:value-type="string" calcext:value-type="string">
            <text:p>110,0</text:p>
          </table:table-cell>
          <table:table-cell office:value-type="date" office:date-value="2018-03-19" calcext:value-type="date">
            <text:p>19/03/18</text:p>
          </table:table-cell>
          <table:table-cell office:value-type="string" calcext:value-type="string">
            <text:p>H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6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CAOLJA650887</text:p>
          </table:table-cell>
          <table:table-cell office:value-type="string" calcext:value-type="string">
            <text:p>EU03 CU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05,0</text:p>
          </table:table-cell>
          <table:table-cell office:value-type="date" office:date-value="2018-10-05" calcext:value-type="date">
            <text:p>05/10/18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PATAJA650846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5</text:p>
          </table:table-cell>
          <table:table-cell office:value-type="string" calcext:value-type="string">
            <text:p>117,3</text:p>
          </table:table-cell>
          <table:table-cell office:value-type="date" office:date-value="2018-04-18" calcext:value-type="date">
            <text:p>18/04/18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9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QUJOAL650843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6</text:p>
          </table:table-cell>
          <table:table-cell office:value-type="string" calcext:value-type="string">
            <text:p>115,6</text:p>
          </table:table-cell>
          <table:table-cell office:value-type="date" office:date-value="2018-03-26" calcext:value-type="date">
            <text:p>26/03/18</text:p>
          </table:table-cell>
          <table:table-cell office:value-type="string" calcext:value-type="string">
            <text:p>H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MISAMA650878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110,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AADGA650869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110,5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SEJHAL650878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3</text:p>
          </table:table-cell>
          <table:table-cell office:value-type="string" calcext:value-type="string">
            <text:p>112,5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4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CADAIS650885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112,5</text:p>
          </table:table-cell>
          <table:table-cell office:value-type="date" office:date-value="2018-10-20" calcext:value-type="date">
            <text:p>20/10/18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SAMEYU650859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10,5</text:p>
          </table:table-cell>
          <table:table-cell office:value-type="date" office:date-value="2018-06-20" calcext:value-type="date">
            <text:p>20/06/18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OTARA650870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102,5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1,4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URENEIS650879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0</text:p>
          </table:table-cell>
          <table:table-cell office:value-type="string" calcext:value-type="string">
            <text:p>108,0</text:p>
          </table:table-cell>
          <table:table-cell office:value-type="date" office:date-value="2018-09-17" calcext:value-type="date">
            <text:p>17/09/18</text:p>
          </table:table-cell>
          <table:table-cell office:value-type="string" calcext:value-type="string">
            <text:p>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LLBRSA650897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2</text:p>
          </table:table-cell>
          <table:table-cell office:value-type="string" calcext:value-type="string">
            <text:p>109,0</text:p>
          </table:table-cell>
          <table:table-cell office:value-type="date" office:date-value="2018-12-12" calcext:value-type="date">
            <text:p>12/12/18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5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PINAES650855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111,0</text:p>
          </table:table-cell>
          <table:table-cell office:value-type="date" office:date-value="2018-05-30" calcext:value-type="date">
            <text:p>30/05/18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8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CAEIMA606422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7</text:p>
          </table:table-cell>
          <table:table-cell office:value-type="string" calcext:value-type="string">
            <text:p>149,0</text:p>
          </table:table-cell>
          <table:table-cell office:value-type="date" office:date-value="2013-10-15" calcext:value-type="date">
            <text:p>15/10/13</text:p>
          </table:table-cell>
          <table:table-cell office:value-type="string" calcext:value-type="string">
            <text:p>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0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GUELSM606404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7</text:p>
          </table:table-cell>
          <table:table-cell office:value-type="string" calcext:value-type="string">
            <text:p>129,0</text:p>
          </table:table-cell>
          <table:table-cell office:value-type="date" office:date-value="2013-04-07" calcext:value-type="date">
            <text:p>07/04/13</text:p>
          </table:table-cell>
          <table:table-cell office:value-type="string" calcext:value-type="string">
            <text:p>H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QUHESA606413</text:p>
          </table:table-cell>
          <table:table-cell office:value-type="string" calcext:value-type="string">
            <text:p>CHAMB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0</text:p>
          </table:table-cell>
          <table:table-cell office:value-type="string" calcext:value-type="string">
            <text:p>153,0</text:p>
          </table:table-cell>
          <table:table-cell office:value-type="date" office:date-value="2013-06-30" calcext:value-type="date">
            <text:p>30/06/13</text:p>
          </table:table-cell>
          <table:table-cell office:value-type="string" calcext:value-type="string">
            <text:p>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PIDYJA650239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,7</text:p>
          </table:table-cell>
          <table:table-cell office:value-type="string" calcext:value-type="string">
            <text:p>137,0</text:p>
          </table:table-cell>
          <table:table-cell office:value-type="date" office:date-value="2013-01-13" calcext:value-type="date">
            <text:p>13/01/13</text:p>
          </table:table-cell>
          <table:table-cell office:value-type="string" calcext:value-type="string">
            <text:p>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1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PIJASE606406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7</text:p>
          </table:table-cell>
          <table:table-cell office:value-type="string" calcext:value-type="string">
            <text:p>136,2</text:p>
          </table:table-cell>
          <table:table-cell office:value-type="date" office:date-value="2013-02-14" calcext:value-type="date">
            <text:p>14/02/13</text:p>
          </table:table-cell>
          <table:table-cell office:value-type="string" calcext:value-type="string">
            <text:p>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3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QUJOLI606419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140,0</text:p>
          </table:table-cell>
          <table:table-cell office:value-type="date" office:date-value="2013-08-28" calcext:value-type="date">
            <text:p>28/08/13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4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BALEMA606421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0</text:p>
          </table:table-cell>
          <table:table-cell office:value-type="string" calcext:value-type="string">
            <text:p>136,4</text:p>
          </table:table-cell>
          <table:table-cell office:value-type="date" office:date-value="2013-09-27" calcext:value-type="date">
            <text:p>27/09/13</text:p>
          </table:table-cell>
          <table:table-cell office:value-type="string" calcext:value-type="string">
            <text:p>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6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CHJHBL606380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6</text:p>
          </table:table-cell>
          <table:table-cell office:value-type="string" calcext:value-type="string">
            <text:p>136,0</text:p>
          </table:table-cell>
          <table:table-cell office:value-type="date" office:date-value="2013-01-02" calcext:value-type="date">
            <text:p>02/01/13</text:p>
          </table:table-cell>
          <table:table-cell office:value-type="string" calcext:value-type="string">
            <text:p>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8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ORKAYA606408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9</text:p>
          </table:table-cell>
          <table:table-cell office:value-type="string" calcext:value-type="string">
            <text:p>141,6</text:p>
          </table:table-cell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Alta Talla para Edad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QUARNI606402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2</text:p>
          </table:table-cell>
          <table:table-cell office:value-type="string" calcext:value-type="string">
            <text:p>137,0</text:p>
          </table:table-cell>
          <table:table-cell office:value-type="date" office:date-value="2013-04-16" calcext:value-type="date">
            <text:p>16/04/13</text:p>
          </table:table-cell>
          <table:table-cell office:value-type="string" calcext:value-type="string">
            <text:p>M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8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JUEREF165008</text:p>
          </table:table-cell>
          <table:table-cell office:value-type="string" calcext:value-type="string">
            <text:p>ER15 SAN JORG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5</text:p>
          </table:table-cell>
          <table:table-cell office:value-type="string" calcext:value-type="string">
            <text:p>146,0</text:p>
          </table:table-cell>
          <table:table-cell office:value-type="date" office:date-value="2013-08-04" calcext:value-type="date">
            <text:p>04/08/13</text:p>
          </table:table-cell>
          <table:table-cell office:value-type="string" calcext:value-type="string">
            <text:p>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8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GABIMI650236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6</text:p>
          </table:table-cell>
          <table:table-cell office:value-type="string" calcext:value-type="string">
            <text:p>155,5</text:p>
          </table:table-cell>
          <table:table-cell office:value-type="date" office:date-value="2012-05-14" calcext:value-type="date">
            <text:p>14/05/12</text:p>
          </table:table-cell>
          <table:table-cell office:value-type="string" calcext:value-type="string">
            <text:p>M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FLSTEN606420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7</text:p>
          </table:table-cell>
          <table:table-cell office:value-type="string" calcext:value-type="string">
            <text:p>134,5</text:p>
          </table:table-cell>
          <table:table-cell office:value-type="date" office:date-value="2013-07-12" calcext:value-type="date">
            <text:p>12/07/13</text:p>
          </table:table-cell>
          <table:table-cell office:value-type="string" calcext:value-type="string">
            <text:p>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8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ACJEAL650380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5</text:p>
          </table:table-cell>
          <table:table-cell office:value-type="string" calcext:value-type="string">
            <text:p>132,4</text:p>
          </table:table-cell>
          <table:table-cell office:value-type="date" office:date-value="2013-08-17" calcext:value-type="date">
            <text:p>17/08/13</text:p>
          </table:table-cell>
          <table:table-cell office:value-type="string" calcext:value-type="string">
            <text:p>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7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PAZASE606380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4</text:p>
          </table:table-cell>
          <table:table-cell office:value-type="string" calcext:value-type="string">
            <text:p>138,0</text:p>
          </table:table-cell>
          <table:table-cell office:value-type="date" office:date-value="2013-01-03" calcext:value-type="date">
            <text:p>03/01/13</text:p>
          </table:table-cell>
          <table:table-cell office:value-type="string" calcext:value-type="string">
            <text:p>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4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LOARRO606416</text:p>
          </table:table-cell>
          <table:table-cell office:value-type="string" calcext:value-type="string">
            <text:p>SAN BLA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,0</text:p>
          </table:table-cell>
          <table:table-cell office:value-type="string" calcext:value-type="string">
            <text:p>147,0</text:p>
          </table:table-cell>
          <table:table-cell office:value-type="date" office:date-value="2013-07-20" calcext:value-type="date">
            <text:p>20/07/13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8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CUJHAL606390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4</text:p>
          </table:table-cell>
          <table:table-cell office:value-type="string" calcext:value-type="string">
            <text:p>137,6</text:p>
          </table:table-cell>
          <table:table-cell office:value-type="date" office:date-value="2013-02-22" calcext:value-type="date">
            <text:p>22/02/13</text:p>
          </table:table-cell>
          <table:table-cell office:value-type="string" calcext:value-type="string">
            <text:p>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8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AVJUDE650268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,3</text:p>
          </table:table-cell>
          <table:table-cell office:value-type="string" calcext:value-type="string">
            <text:p>146,0</text:p>
          </table:table-cell>
          <table:table-cell office:value-type="date" office:date-value="2013-03-19" calcext:value-type="date">
            <text:p>19/03/13</text:p>
          </table:table-cell>
          <table:table-cell office:value-type="string" calcext:value-type="string">
            <text:p>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26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VDOCEOV606390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,4</text:p>
          </table:table-cell>
          <table:table-cell office:value-type="string" calcext:value-type="string">
            <text:p>152,0</text:p>
          </table:table-cell>
          <table:table-cell office:value-type="date" office:date-value="2013-03-05" calcext:value-type="date">
            <text:p>05/03/13</text:p>
          </table:table-cell>
          <table:table-cell office:value-type="string" calcext:value-type="string">
            <text:p>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24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VENEPA606427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9</text:p>
          </table:table-cell>
          <table:table-cell office:value-type="string" calcext:value-type="string">
            <text:p>141,7</text:p>
          </table:table-cell>
          <table:table-cell office:value-type="date" office:date-value="2013-07-30" calcext:value-type="date">
            <text:p>30/07/13</text:p>
          </table:table-cell>
          <table:table-cell office:value-type="string" calcext:value-type="string">
            <text:p>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1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CAJEAD606413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6</text:p>
          </table:table-cell>
          <table:table-cell office:value-type="string" calcext:value-type="string">
            <text:p>140,5</text:p>
          </table:table-cell>
          <table:table-cell office:value-type="date" office:date-value="2013-07-09" calcext:value-type="date">
            <text:p>09/07/13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8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VEJEMA172814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3</text:p>
          </table:table-cell>
          <table:table-cell office:value-type="string" calcext:value-type="string">
            <text:p>135,3</text:p>
          </table:table-cell>
          <table:table-cell office:value-type="date" office:date-value="2013-01-19" calcext:value-type="date">
            <text:p>19/01/13</text:p>
          </table:table-cell>
          <table:table-cell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HCIPA606405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1</text:p>
          </table:table-cell>
          <table:table-cell office:value-type="string" calcext:value-type="string">
            <text:p>152,0</text:p>
          </table:table-cell>
          <table:table-cell office:value-type="date" office:date-value="2013-06-04" calcext:value-type="date">
            <text:p>04/06/13</text:p>
          </table:table-cell>
          <table:table-cell office:value-type="string" calcext:value-type="string">
            <text:p>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3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AMALI606387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2</text:p>
          </table:table-cell>
          <table:table-cell office:value-type="string" calcext:value-type="string">
            <text:p>143,6</text:p>
          </table:table-cell>
          <table:table-cell office:value-type="date" office:date-value="2013-12-03" calcext:value-type="date">
            <text:p>03/12/13</text:p>
          </table:table-cell>
          <table:table-cell office:value-type="string" calcext:value-type="string">
            <text:p>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1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VEMAJO606386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1</text:p>
          </table:table-cell>
          <table:table-cell office:value-type="string" calcext:value-type="string">
            <text:p>135,0</text:p>
          </table:table-cell>
          <table:table-cell office:value-type="date" office:date-value="2013-03-19" calcext:value-type="date">
            <text:p>19/03/13</text:p>
          </table:table-cell>
          <table:table-cell office:value-type="string" calcext:value-type="string">
            <text:p>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ASMAIS606427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3</text:p>
          </table:table-cell>
          <table:table-cell office:value-type="string" calcext:value-type="string">
            <text:p>135,6</text:p>
          </table:table-cell>
          <table:table-cell office:value-type="date" office:date-value="2013-02-09" calcext:value-type="date">
            <text:p>09/02/13</text:p>
          </table:table-cell>
          <table:table-cell office:value-type="string" calcext:value-type="string">
            <text:p>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4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AMIDO606401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6</text:p>
          </table:table-cell>
          <table:table-cell office:value-type="string" calcext:value-type="string">
            <text:p>152,0</text:p>
          </table:table-cell>
          <table:table-cell office:value-type="date" office:date-value="2013-02-12" calcext:value-type="date">
            <text:p>12/02/13</text:p>
          </table:table-cell>
          <table:table-cell office:value-type="string" calcext:value-type="string">
            <text:p>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UQUFÉDA606384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9</text:p>
          </table:table-cell>
          <table:table-cell office:value-type="string" calcext:value-type="string">
            <text:p>132,0</text:p>
          </table:table-cell>
          <table:table-cell office:value-type="date" office:date-value="2012-12-24" calcext:value-type="date">
            <text:p>24/12/12</text:p>
          </table:table-cell>
          <table:table-cell office:value-type="string" calcext:value-type="string">
            <text:p>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CHJOAL606419</text:p>
          </table:table-cell>
          <table:table-cell office:value-type="string" calcext:value-type="string">
            <text:p>BARRIO SAN ISIDR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2</text:p>
          </table:table-cell>
          <table:table-cell office:value-type="string" calcext:value-type="string">
            <text:p>143,3</text:p>
          </table:table-cell>
          <table:table-cell office:value-type="date" office:date-value="2013-07-20" calcext:value-type="date">
            <text:p>20/07/13</text:p>
          </table:table-cell>
          <table:table-cell office:value-type="string" calcext:value-type="string">
            <text:p>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UQUDAVA650319</text:p>
          </table:table-cell>
          <table:table-cell office:value-type="string" calcext:value-type="string">
            <text:p>BARRIO LA PAZ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,9</text:p>
          </table:table-cell>
          <table:table-cell office:value-type="string" calcext:value-type="string">
            <text:p>145,4</text:p>
          </table:table-cell>
          <table:table-cell office:value-type="date" office:date-value="2013-06-06" calcext:value-type="date">
            <text:p>06/06/13</text:p>
          </table:table-cell>
          <table:table-cell office:value-type="string" calcext:value-type="string">
            <text:p>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8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ORADCA650767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9</text:p>
          </table:table-cell>
          <table:table-cell office:value-type="string" calcext:value-type="string">
            <text:p>129,0</text:p>
          </table:table-cell>
          <table:table-cell office:value-type="date" office:date-value="2017-04-18" calcext:value-type="date">
            <text:p>18/04/17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7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ORPAIS650815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5</text:p>
          </table:table-cell>
          <table:table-cell office:value-type="string" calcext:value-type="string">
            <text:p>110,7</text:p>
          </table:table-cell>
          <table:table-cell office:value-type="date" office:date-value="2017-11-20" calcext:value-type="date">
            <text:p>20/11/17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GUANIS650781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2</text:p>
          </table:table-cell>
          <table:table-cell office:value-type="string" calcext:value-type="string">
            <text:p>115,0</text:p>
          </table:table-cell>
          <table:table-cell office:value-type="date" office:date-value="2017-06-21" calcext:value-type="date">
            <text:p>21/06/17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9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ZAALFA650786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1</text:p>
          </table:table-cell>
          <table:table-cell office:value-type="string" calcext:value-type="string">
            <text:p>127,4</text:p>
          </table:table-cell>
          <table:table-cell office:value-type="date" office:date-value="2017-08-14" calcext:value-type="date">
            <text:p>14/08/17</text:p>
          </table:table-cell>
          <table:table-cell office:value-type="string" calcext:value-type="string">
            <text:p>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BAVINA650800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1</text:p>
          </table:table-cell>
          <table:table-cell office:value-type="string" calcext:value-type="string">
            <text:p>121,0</text:p>
          </table:table-cell>
          <table:table-cell office:value-type="date" office:date-value="2017-09-16" calcext:value-type="date">
            <text:p>16/09/17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PIJOAN650810</text:p>
          </table:table-cell>
          <table:table-cell office:value-type="string" calcext:value-type="string">
            <text:p>PUCAT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0</text:p>
          </table:table-cell>
          <table:table-cell office:value-type="string" calcext:value-type="string">
            <text:p>117,0</text:p>
          </table:table-cell>
          <table:table-cell office:value-type="date" office:date-value="2017-10-31" calcext:value-type="date">
            <text:p>31/10/17</text:p>
          </table:table-cell>
          <table:table-cell office:value-type="string" calcext:value-type="string">
            <text:p>H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VISAIS650819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1</text:p>
          </table:table-cell>
          <table:table-cell office:value-type="string" calcext:value-type="string">
            <text:p>113,0</text:p>
          </table:table-cell>
          <table:table-cell office:value-type="date" office:date-value="2017-12-11" calcext:value-type="date">
            <text:p>11/12/17</text:p>
          </table:table-cell>
          <table:table-cell office:value-type="string" calcext:value-type="string">
            <text:p>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8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TOANGA650797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7</text:p>
          </table:table-cell>
          <table:table-cell office:value-type="string" calcext:value-type="string">
            <text:p>115,5</text:p>
          </table:table-cell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7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ANECA650746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5</text:p>
          </table:table-cell>
          <table:table-cell office:value-type="string" calcext:value-type="string">
            <text:p>119,3</text:p>
          </table:table-cell>
          <table:table-cell office:value-type="date" office:date-value="2017-10-13" calcext:value-type="date">
            <text:p>13/10/17</text:p>
          </table:table-cell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QUIAAL650806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1</text:p>
          </table:table-cell>
          <table:table-cell office:value-type="string" calcext:value-type="string">
            <text:p>116,0</text:p>
          </table:table-cell>
          <table:table-cell office:value-type="date" office:date-value="2017-10-20" calcext:value-type="date">
            <text:p>20/10/17</text:p>
          </table:table-cell>
          <table:table-cell office:value-type="string" calcext:value-type="string">
            <text:p>H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4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OJANRO650814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113,6</text:p>
          </table:table-cell>
          <table:table-cell office:value-type="date" office:date-value="2017-07-13" calcext:value-type="date">
            <text:p>13/07/17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3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VEVIVA650785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117,0</text:p>
          </table:table-cell>
          <table:table-cell office:value-type="date" office:date-value="2017-05-14" calcext:value-type="date">
            <text:p>14/05/17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7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VIKAES650766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121,0</text:p>
          </table:table-cell>
          <table:table-cell office:value-type="date" office:date-value="2017-11-30" calcext:value-type="date">
            <text:p>30/11/17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PIJURI650789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0</text:p>
          </table:table-cell>
          <table:table-cell office:value-type="string" calcext:value-type="string">
            <text:p>110,0</text:p>
          </table:table-cell>
          <table:table-cell office:value-type="date" office:date-value="2017-10-04" calcext:value-type="date">
            <text:p>04/10/17</text:p>
          </table:table-cell>
          <table:table-cell office:value-type="string" calcext:value-type="string">
            <text:p>H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4,9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RERAL650804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7</text:p>
          </table:table-cell>
          <table:table-cell office:value-type="string" calcext:value-type="string">
            <text:p>118,0</text:p>
          </table:table-cell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H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UQUEVTH650768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8</text:p>
          </table:table-cell>
          <table:table-cell office:value-type="string" calcext:value-type="string">
            <text:p>115,0</text:p>
          </table:table-cell>
          <table:table-cell office:value-type="date" office:date-value="2017-09-02" calcext:value-type="date">
            <text:p>02/09/17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8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UYUARES650798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6</text:p>
          </table:table-cell>
          <table:table-cell office:value-type="string" calcext:value-type="string">
            <text:p>115,5</text:p>
          </table:table-cell>
          <table:table-cell office:value-type="date" office:date-value="2017-09-07" calcext:value-type="date">
            <text:p>07/09/17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QULIST650818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3</text:p>
          </table:table-cell>
          <table:table-cell office:value-type="string" calcext:value-type="string">
            <text:p>128,0</text:p>
          </table:table-cell>
          <table:table-cell office:value-type="date" office:date-value="2017-12-04" calcext:value-type="date">
            <text:p>04/12/17</text:p>
          </table:table-cell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0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USOEMSA650759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116,7</text:p>
          </table:table-cell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8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UCALEAL650751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126,0</text:p>
          </table:table-cell>
          <table:table-cell office:value-type="date" office:date-value="2017-01-15" calcext:value-type="date">
            <text:p>15/01/17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7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SEITJA650821</text:p>
          </table:table-cell>
          <table:table-cell office:value-type="string" calcext:value-type="string">
            <text:p>EU03 CUBA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114,0</text:p>
          </table:table-cell>
          <table:table-cell office:value-type="date" office:date-value="2017-11-22" calcext:value-type="date">
            <text:p>22/11/17</text:p>
          </table:table-cell>
          <table:table-cell office:value-type="string" calcext:value-type="string">
            <text:p>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3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SEMALE​06509</text:p>
          </table:table-cell>
          <table:table-cell office:value-type="string" calcext:value-type="string">
            <text:p>URB LAS ABRAS SAN ANTONIO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9-05-26" calcext:value-type="date">
            <text:p>26/05/19</text:p>
          </table:table-cell>
          <table:table-cell office:value-type="string" calcext:value-type="string">
            <text:p>H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RCHJOFA​06509</text:p>
          </table:table-cell>
          <table:table-cell office:value-type="string" calcext:value-type="string">
            <text:p>DARQUEA 2570 Y ARGENTINOS</text:p>
          </table:table-cell>
          <table:table-cell office:value-type="string" calcext:value-type="string">
            <text:p>ESCUELA MERCEDES AMELIA GUERRER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111,3</text:p>
          </table:table-cell>
          <table:table-cell office:value-type="date" office:date-value="2019-05-17" calcext:value-type="date">
            <text:p>17/05/19</text:p>
          </table:table-cell>
          <table:table-cell office:value-type="string" calcext:value-type="string">
            <text:p>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OELEF​06509</text:p>
          </table:table-cell>
          <table:table-cell office:value-type="string" calcext:value-type="string">
            <text:p>BARRIO EL SOCORRO SECTOR LA PLAZA CENTRAL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4</text:p>
          </table:table-cell>
          <table:table-cell office:value-type="string" calcext:value-type="string">
            <text:p>107,5</text:p>
          </table:table-cell>
          <table:table-cell office:value-type="date" office:date-value="2019-10-27" calcext:value-type="date">
            <text:p>27/10/19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,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LORE​18514</text:p>
          </table:table-cell>
          <table:table-cell office:value-type="string" calcext:value-type="string">
            <text:p>AVENIDA LEOPOLDO FREIRE KM 1 1/2 VIA A CHAMB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2</text:p>
          </table:table-cell>
          <table:table-cell office:value-type="string" calcext:value-type="string">
            <text:p>109,8</text:p>
          </table:table-cell>
          <table:table-cell office:value-type="date" office:date-value="2018-12-30" calcext:value-type="date">
            <text:p>30/12/18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8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BEVAVI​06510</text:p>
          </table:table-cell>
          <table:table-cell office:value-type="string" calcext:value-type="string">
            <text:p>27 DE DICIEMBRE Y ANGEL LARRE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0</text:p>
          </table:table-cell>
          <table:table-cell office:value-type="string" calcext:value-type="string">
            <text:p>90,5</text:p>
          </table:table-cell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,3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BORAMO​06508</text:p>
          </table:table-cell>
          <table:table-cell office:value-type="string" calcext:value-type="string">
            <text:p>Av. Sergio Quirola entre Carchi y el Or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8-08-19" calcext:value-type="date">
            <text:p>19/08/18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FIMAAG​06508</text:p>
          </table:table-cell>
          <table:table-cell office:value-type="string" calcext:value-type="string">
            <text:p>JORGE CARRERA Y GUSTAVO VALLEJ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0</text:p>
          </table:table-cell>
          <table:table-cell office:value-type="string" calcext:value-type="string">
            <text:p>110,5</text:p>
          </table:table-cell>
          <table:table-cell office:value-type="date" office:date-value="2018-05-23" calcext:value-type="date">
            <text:p>23/05/18</text:p>
          </table:table-cell>
          <table:table-cell office:value-type="string" calcext:value-type="string">
            <text:p>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1,3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JAROMA​05510</text:p>
          </table:table-cell>
          <table:table-cell office:value-type="string" calcext:value-type="string">
            <text:p>GONZALO ZALDUMBIDE EDIFICIO MAFER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0</text:p>
          </table:table-cell>
          <table:table-cell office:value-type="string" calcext:value-type="string">
            <text:p>110,0</text:p>
          </table:table-cell>
          <table:table-cell office:value-type="date" office:date-value="2018-10-09" calcext:value-type="date">
            <text:p>09/10/18</text:p>
          </table:table-cell>
          <table:table-cell office:value-type="string" calcext:value-type="string">
            <text:p>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,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OSAIS​06508</text:p>
          </table:table-cell>
          <table:table-cell office:value-type="string" calcext:value-type="string">
            <text:p>Capitán Edmundo Chiriboga y Ave. La Repúblic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0</text:p>
          </table:table-cell>
          <table:table-cell office:value-type="string" calcext:value-type="string">
            <text:p>115,0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MOGAVA​06508</text:p>
          </table:table-cell>
          <table:table-cell office:value-type="string" calcext:value-type="string">
            <text:p>Boyacá 38-44 y Pedro José Artet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120,3</text:p>
          </table:table-cell>
          <table:table-cell office:value-type="date" office:date-value="2018-02-14" calcext:value-type="date">
            <text:p>14/02/18</text:p>
          </table:table-cell>
          <table:table-cell office:value-type="string" calcext:value-type="string">
            <text:p>H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8,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CHNISE​06508</text:p>
          </table:table-cell>
          <table:table-cell office:value-type="string" calcext:value-type="string">
            <text:p>Vía a Guano - Frente a la Gasoliner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0</text:p>
          </table:table-cell>
          <table:table-cell office:value-type="string" calcext:value-type="string">
            <text:p>117,0</text:p>
          </table:table-cell>
          <table:table-cell office:value-type="date" office:date-value="2018-07-02" calcext:value-type="date">
            <text:p>02/07/18</text:p>
          </table:table-cell>
          <table:table-cell office:value-type="string" calcext:value-type="string">
            <text:p>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,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SAMABE​17582</text:p>
          </table:table-cell>
          <table:table-cell office:value-type="string" calcext:value-type="string">
            <text:p>LA 36 Y COLÓN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6</text:p>
          </table:table-cell>
          <table:table-cell office:value-type="string" calcext:value-type="string">
            <text:p>117,9</text:p>
          </table:table-cell>
          <table:table-cell office:value-type="date" office:date-value="2017-08-14" calcext:value-type="date">
            <text:p>14/08/17</text:p>
          </table:table-cell>
          <table:table-cell office:value-type="string" calcext:value-type="string">
            <text:p>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4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ÓGUJO​06508</text:p>
          </table:table-cell>
          <table:table-cell office:value-type="string" calcext:value-type="string">
            <text:p>Vía Chambo - atrás de la Hostería el Troje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4</text:p>
          </table:table-cell>
          <table:table-cell office:value-type="string" calcext:value-type="string">
            <text:p>118,5</text:p>
          </table:table-cell>
          <table:table-cell office:value-type="date" office:date-value="2017-10-01" calcext:value-type="date">
            <text:p>01/10/17</text:p>
          </table:table-cell>
          <table:table-cell office:value-type="string" calcext:value-type="string">
            <text:p>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6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CAEMVA​06508</text:p>
          </table:table-cell>
          <table:table-cell office:value-type="string" calcext:value-type="string">
            <text:p>ALMAGRO Y OROZC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6</text:p>
          </table:table-cell>
          <table:table-cell office:value-type="string" calcext:value-type="string">
            <text:p>117,4</text:p>
          </table:table-cell>
          <table:table-cell office:value-type="date" office:date-value="2017-12-02" calcext:value-type="date">
            <text:p>02/12/17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4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LEMASE​06507</text:p>
          </table:table-cell>
          <table:table-cell office:value-type="string" calcext:value-type="string">
            <text:p>Junín 21-46 y 5 de Juni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8</text:p>
          </table:table-cell>
          <table:table-cell office:value-type="string" calcext:value-type="string">
            <text:p>125,6</text:p>
          </table:table-cell>
          <table:table-cell office:value-type="date" office:date-value="2016-08-27" calcext:value-type="date">
            <text:p>27/08/16</text:p>
          </table:table-cell>
          <table:table-cell office:value-type="string" calcext:value-type="string">
            <text:p>H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8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MUAL​17576</text:p>
          </table:table-cell>
          <table:table-cell office:value-type="string" calcext:value-type="string">
            <text:p>LEOPOLDO FREIRE KM 3 VIA A CHAMB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117,0</text:p>
          </table:table-cell>
          <table:table-cell office:value-type="date" office:date-value="2016-09-30" calcext:value-type="date">
            <text:p>30/09/16</text:p>
          </table:table-cell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GUDAMA​06506</text:p>
          </table:table-cell>
          <table:table-cell office:value-type="string" calcext:value-type="string">
            <text:p>César Dávila y Agustín Cuev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2</text:p>
          </table:table-cell>
          <table:table-cell office:value-type="string" calcext:value-type="string">
            <text:p>124,3</text:p>
          </table:table-cell>
          <table:table-cell office:value-type="date" office:date-value="2015-09-15" calcext:value-type="date">
            <text:p>15/09/15</text:p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8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PAAXFA​06506</text:p>
          </table:table-cell>
          <table:table-cell office:value-type="string" calcext:value-type="string">
            <text:p>Los Eucaliptos altos Mz.M casa 2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7</text:p>
          </table:table-cell>
          <table:table-cell office:value-type="string" calcext:value-type="string">
            <text:p>126,5</text:p>
          </table:table-cell>
          <table:table-cell office:value-type="date" office:date-value="2015-06-23" calcext:value-type="date">
            <text:p>23/06/15</text:p>
          </table:table-cell>
          <table:table-cell office:value-type="string" calcext:value-type="string">
            <text:p>H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6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HMAAL​06506</text:p>
          </table:table-cell>
          <table:table-cell office:value-type="string" calcext:value-type="string">
            <text:p>Ave. Leonidas Plaza y Juan José Flores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5</text:p>
          </table:table-cell>
          <table:table-cell office:value-type="string" calcext:value-type="string">
            <text:p>123,4</text:p>
          </table:table-cell>
          <table:table-cell office:value-type="date" office:date-value="2015-08-21" calcext:value-type="date">
            <text:p>21/08/15</text:p>
          </table:table-cell>
          <table:table-cell office:value-type="string" calcext:value-type="string">
            <text:p>H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7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LOMA​06505</text:p>
          </table:table-cell>
          <table:table-cell office:value-type="string" calcext:value-type="string">
            <text:p>AVDA LEOPOLDO FREIRE KM 1/ 1/2 VIA A CHAMB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5</text:p>
          </table:table-cell>
          <table:table-cell office:value-type="string" calcext:value-type="string">
            <text:p>147,0</text:p>
          </table:table-cell>
          <table:table-cell office:value-type="date" office:date-value="2015-02-09" calcext:value-type="date">
            <text:p>09/02/15</text:p>
          </table:table-cell>
          <table:table-cell office:value-type="string" calcext:value-type="string">
            <text:p>H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4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OIKAAK​06506</text:p>
          </table:table-cell>
          <table:table-cell office:value-type="string" calcext:value-type="string">
            <text:p>Quisquis y Padre Lobat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8</text:p>
          </table:table-cell>
          <table:table-cell office:value-type="string" calcext:value-type="string">
            <text:p>118,0</text:p>
          </table:table-cell>
          <table:table-cell office:value-type="date" office:date-value="2015-12-31" calcext:value-type="date">
            <text:p>31/12/15</text:p>
          </table:table-cell>
          <table:table-cell office:value-type="string" calcext:value-type="string">
            <text:p>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5,7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COJEST​06505</text:p>
          </table:table-cell>
          <table:table-cell office:value-type="string" calcext:value-type="string">
            <text:p>URB AVALON PARK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4</text:p>
          </table:table-cell>
          <table:table-cell office:value-type="string" calcext:value-type="string">
            <text:p>127,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8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ARPEFE​06504</text:p>
          </table:table-cell>
          <table:table-cell office:value-type="string" calcext:value-type="string">
            <text:p>Ave. Monseñor Leonidas Proaño y Miguel de Ibarr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4</text:p>
          </table:table-cell>
          <table:table-cell office:value-type="string" calcext:value-type="string">
            <text:p>135,5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8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ANISE​06505</text:p>
          </table:table-cell>
          <table:table-cell office:value-type="string" calcext:value-type="string">
            <text:p>Manuel Elicio Flor y Jacinto González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9</text:p>
          </table:table-cell>
          <table:table-cell office:value-type="string" calcext:value-type="string">
            <text:p>141,4</text:p>
          </table:table-cell>
          <table:table-cell office:value-type="date" office:date-value="2014-10-04" calcext:value-type="date">
            <text:p>04/10/14</text:p>
          </table:table-cell>
          <table:table-cell office:value-type="string" calcext:value-type="string">
            <text:p>H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3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BRRIIS​06504</text:p>
          </table:table-cell>
          <table:table-cell office:value-type="string" calcext:value-type="string">
            <text:p>Suecia y Pasaje 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6</text:p>
          </table:table-cell>
          <table:table-cell office:value-type="string" calcext:value-type="string">
            <text:p>134,1</text:p>
          </table:table-cell>
          <table:table-cell office:value-type="date" office:date-value="2014-03-19" calcext:value-type="date">
            <text:p>19/03/14</text:p>
          </table:table-cell>
          <table:table-cell office:value-type="string" calcext:value-type="string">
            <text:p>H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ODASH​06505</text:p>
          </table:table-cell>
          <table:table-cell office:value-type="string" calcext:value-type="string">
            <text:p>5 de junio y New York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4</text:p>
          </table:table-cell>
          <table:table-cell office:value-type="string" calcext:value-type="string">
            <text:p>149,2</text:p>
          </table:table-cell>
          <table:table-cell office:value-type="date" office:date-value="2014-06-04" calcext:value-type="date">
            <text:p>04/06/14</text:p>
          </table:table-cell>
          <table:table-cell office:value-type="string" calcext:value-type="string">
            <text:p>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9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MUMA​06505</text:p>
          </table:table-cell>
          <table:table-cell office:value-type="string" calcext:value-type="string">
            <text:p>Vía a Chambo- sector Puente Chic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7</text:p>
          </table:table-cell>
          <table:table-cell office:value-type="string" calcext:value-type="string">
            <text:p>129,6</text:p>
          </table:table-cell>
          <table:table-cell office:value-type="date" office:date-value="2014-07-30" calcext:value-type="date">
            <text:p>30/07/14</text:p>
          </table:table-cell>
          <table:table-cell office:value-type="string" calcext:value-type="string">
            <text:p>H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8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ESLEJU​06505</text:p>
          </table:table-cell>
          <table:table-cell office:value-type="string" calcext:value-type="string">
            <text:p>Junín 26-74 y Pichinch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0</text:p>
          </table:table-cell>
          <table:table-cell office:value-type="string" calcext:value-type="string">
            <text:p>134,4</text:p>
          </table:table-cell>
          <table:table-cell office:value-type="date" office:date-value="2014-06-27" calcext:value-type="date">
            <text:p>27/06/14</text:p>
          </table:table-cell>
          <table:table-cell office:value-type="string" calcext:value-type="string">
            <text:p>H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UREOLJA650569</text:p>
          </table:table-cell>
          <table:table-cell office:value-type="string" calcext:value-type="string">
            <text:p>12 de octubre 10-53 y Bolivi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4</text:p>
          </table:table-cell>
          <table:table-cell office:value-type="string" calcext:value-type="string">
            <text:p>129,8</text:p>
          </table:table-cell>
          <table:table-cell office:value-type="date" office:date-value="2014-12-27" calcext:value-type="date">
            <text:p>27/12/14</text:p>
          </table:table-cell>
          <table:table-cell office:value-type="string" calcext:value-type="string">
            <text:p>H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3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MUTH​06503</text:p>
          </table:table-cell>
          <table:table-cell office:value-type="string" calcext:value-type="string">
            <text:p>LEOPOLDO FREIRE KM 3 VIA A CHAMB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6</text:p>
          </table:table-cell>
          <table:table-cell office:value-type="string" calcext:value-type="string">
            <text:p>141,2</text:p>
          </table:table-cell>
          <table:table-cell office:value-type="date" office:date-value="2013-09-13" calcext:value-type="date">
            <text:p>13/09/13</text:p>
          </table:table-cell>
          <table:table-cell office:value-type="string" calcext:value-type="string">
            <text:p>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0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OLFASO​06502</text:p>
          </table:table-cell>
          <table:table-cell office:value-type="string" calcext:value-type="string">
            <text:p>COLOMBIA M-A Casa 11 Y VALENZUEL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,1</text:p>
          </table:table-cell>
          <table:table-cell office:value-type="string" calcext:value-type="string">
            <text:p>159,9</text:p>
          </table:table-cell>
          <table:table-cell office:value-type="date" office:date-value="2013-02-02" calcext:value-type="date">
            <text:p>02/02/13</text:p>
          </table:table-cell>
          <table:table-cell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5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ORRYAL​06503</text:p>
          </table:table-cell>
          <table:table-cell office:value-type="string" calcext:value-type="string">
            <text:p>KM 6 VIA A LICT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8</text:p>
          </table:table-cell>
          <table:table-cell office:value-type="string" calcext:value-type="string">
            <text:p>140,2</text:p>
          </table:table-cell>
          <table:table-cell office:value-type="date" office:date-value="2013-04-04" calcext:value-type="date">
            <text:p>04/04/13</text:p>
          </table:table-cell>
          <table:table-cell office:value-type="string" calcext:value-type="string">
            <text:p>H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HEFAIS​06504</text:p>
          </table:table-cell>
          <table:table-cell office:value-type="string" calcext:value-type="string">
            <text:p>Cdla. Fausto Molina .-Cien Fuegos y Punta del Este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8</text:p>
          </table:table-cell>
          <table:table-cell office:value-type="string" calcext:value-type="string">
            <text:p>140,9</text:p>
          </table:table-cell>
          <table:table-cell office:value-type="date" office:date-value="2013-09-18" calcext:value-type="date">
            <text:p>18/09/13</text:p>
          </table:table-cell>
          <table:table-cell office:value-type="string" calcext:value-type="string">
            <text:p>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1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OSTAL​06064</text:p>
          </table:table-cell>
          <table:table-cell office:value-type="string" calcext:value-type="string">
            <text:p>Capitán Edmundo Chiriboga y Ave. La Repúblic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3-09-06" calcext:value-type="date">
            <text:p>06/09/13</text:p>
          </table:table-cell>
          <table:table-cell office:value-type="string" calcext:value-type="string">
            <text:p>H</text:p>
          </table:table-cell>
          <table:table-cell office:value-type="float" office:value="132" calcext:value-type="float">
            <text:p>1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IPAAN​06503</text:p>
          </table:table-cell>
          <table:table-cell office:value-type="string" calcext:value-type="string">
            <text:p>CDLA 15 DE NOVIEMBRE CALLES RAFAEL FERRER Y JUAN RUMUALD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5</text:p>
          </table:table-cell>
          <table:table-cell office:value-type="string" calcext:value-type="string">
            <text:p>140,2</text:p>
          </table:table-cell>
          <table:table-cell office:value-type="date" office:date-value="2013-11-30" calcext:value-type="date">
            <text:p>30/11/13</text:p>
          </table:table-cell>
          <table:table-cell office:value-type="string" calcext:value-type="string">
            <text:p>H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IDYJO​06502</text:p>
          </table:table-cell>
          <table:table-cell office:value-type="string" calcext:value-type="string">
            <text:p>Los Alamos Mz - D Casa 1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4</text:p>
          </table:table-cell>
          <table:table-cell office:value-type="string" calcext:value-type="string">
            <text:p>152,2</text:p>
          </table:table-cell>
          <table:table-cell office:value-type="date" office:date-value="2013-03-10" calcext:value-type="date">
            <text:p>10/03/13</text:p>
          </table:table-cell>
          <table:table-cell office:value-type="string" calcext:value-type="string">
            <text:p>H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9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ECA​06502</text:p>
          </table:table-cell>
          <table:table-cell office:value-type="string" calcext:value-type="string">
            <text:p>El Troje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4</text:p>
          </table:table-cell>
          <table:table-cell office:value-type="string" calcext:value-type="string">
            <text:p>144,7</text:p>
          </table:table-cell>
          <table:table-cell office:value-type="date" office:date-value="2012-12-22" calcext:value-type="date">
            <text:p>22/12/12</text:p>
          </table:table-cell>
          <table:table-cell office:value-type="string" calcext:value-type="string">
            <text:p>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6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CAARNI​06507</text:p>
          </table:table-cell>
          <table:table-cell office:value-type="string" calcext:value-type="string">
            <text:p>Cuidadela Fausto Molina M.15 casa 20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1</text:p>
          </table:table-cell>
          <table:table-cell office:value-type="string" calcext:value-type="string">
            <text:p>148,0</text:p>
          </table:table-cell>
          <table:table-cell office:value-type="date" office:date-value="2012-11-22" calcext:value-type="date">
            <text:p>22/11/12</text:p>
          </table:table-cell>
          <table:table-cell office:value-type="string" calcext:value-type="string">
            <text:p>M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0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CACAMA​06503</text:p>
          </table:table-cell>
          <table:table-cell office:value-type="string" calcext:value-type="string">
            <text:p>ALMAGRO Y OROZC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0</text:p>
          </table:table-cell>
          <table:table-cell office:value-type="string" calcext:value-type="string">
            <text:p>151,8</text:p>
          </table:table-cell>
          <table:table-cell office:value-type="date" office:date-value="2013-04-30" calcext:value-type="date">
            <text:p>30/04/13</text:p>
          </table:table-cell>
          <table:table-cell office:value-type="string" calcext:value-type="string">
            <text:p>M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ORGESA​06502</text:p>
          </table:table-cell>
          <table:table-cell office:value-type="string" calcext:value-type="string">
            <text:p>Ave. Quito y Pasaje San José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4</text:p>
          </table:table-cell>
          <table:table-cell office:value-type="string" calcext:value-type="string">
            <text:p>148,5</text:p>
          </table:table-cell>
          <table:table-cell office:value-type="date" office:date-value="2013-01-19" calcext:value-type="date">
            <text:p>19/01/13</text:p>
          </table:table-cell>
          <table:table-cell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0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ANMIEL​06502</text:p>
          </table:table-cell>
          <table:table-cell office:value-type="string" calcext:value-type="string">
            <text:p>Av. Sáintamand M. y Eduardo Kigmand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3</text:p>
          </table:table-cell>
          <table:table-cell office:value-type="string" calcext:value-type="string">
            <text:p>144,5</text:p>
          </table:table-cell>
          <table:table-cell office:value-type="date" office:date-value="2013-03-22" calcext:value-type="date">
            <text:p>22/03/13</text:p>
          </table:table-cell>
          <table:table-cell office:value-type="string" calcext:value-type="string">
            <text:p>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9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AJUFR​17526</text:p>
          </table:table-cell>
          <table:table-cell office:value-type="string" calcext:value-type="string">
            <text:p>18 DE MARZO Y OSWALDO ECHEVERRI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2-06-06" calcext:value-type="date">
            <text:p>06/06/12</text:p>
          </table:table-cell>
          <table:table-cell office:value-type="string" calcext:value-type="string">
            <text:p>H</text:p>
          </table:table-cell>
          <table:table-cell office:value-type="float" office:value="147" calcext:value-type="float">
            <text:p>1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BOFIRE​06501</text:p>
          </table:table-cell>
          <table:table-cell office:value-type="string" calcext:value-type="string">
            <text:p>Av. Sergio Quirola entre Carchi y el Or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0</text:p>
          </table:table-cell>
          <table:table-cell office:value-type="string" calcext:value-type="string">
            <text:p>150,0</text:p>
          </table:table-cell>
          <table:table-cell office:value-type="date" office:date-value="2012-06-10" calcext:value-type="date">
            <text:p>10/06/12</text:p>
          </table:table-cell>
          <table:table-cell office:value-type="string" calcext:value-type="string">
            <text:p>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24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NAANAL​06502</text:p>
          </table:table-cell>
          <table:table-cell office:value-type="string" calcext:value-type="string">
            <text:p>Calle Islandia pasaje fondo s/n, sector la libertad vía a San Luis a una cuadra de la gasolinera Izuriet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5</text:p>
          </table:table-cell>
          <table:table-cell office:value-type="string" calcext:value-type="string">
            <text:p>153,3</text:p>
          </table:table-cell>
          <table:table-cell office:value-type="date" office:date-value="2012-10-07" calcext:value-type="date">
            <text:p>07/10/12</text:p>
          </table:table-cell>
          <table:table-cell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7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FIBEAN​06501</text:p>
          </table:table-cell>
          <table:table-cell office:value-type="string" calcext:value-type="string">
            <text:p>JORGE CARRERA Y GUSTAVO VALLEJ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,2</text:p>
          </table:table-cell>
          <table:table-cell office:value-type="string" calcext:value-type="string">
            <text:p>158,6</text:p>
          </table:table-cell>
          <table:table-cell office:value-type="date" office:date-value="2012-05-23" calcext:value-type="date">
            <text:p>23/05/12</text:p>
          </table:table-cell>
          <table:table-cell office:value-type="string" calcext:value-type="string">
            <text:p>H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2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SOLEMA​06063</text:p>
          </table:table-cell>
          <table:table-cell office:value-type="string" calcext:value-type="string">
            <text:p>18 de Marzo y Edelberto Bonill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0</text:p>
          </table:table-cell>
          <table:table-cell office:value-type="string" calcext:value-type="string">
            <text:p>141,5</text:p>
          </table:table-cell>
          <table:table-cell office:value-type="date" office:date-value="2012-11-03" calcext:value-type="date">
            <text:p>03/11/12</text:p>
          </table:table-cell>
          <table:table-cell office:value-type="string" calcext:value-type="string">
            <text:p>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8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OIDAAS​06502</text:p>
          </table:table-cell>
          <table:table-cell office:value-type="string" calcext:value-type="string">
            <text:p>Quisquis y Padre Lobat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9</text:p>
          </table:table-cell>
          <table:table-cell office:value-type="string" calcext:value-type="string">
            <text:p>146,1</text:p>
          </table:table-cell>
          <table:table-cell office:value-type="date" office:date-value="2012-12-19" calcext:value-type="date">
            <text:p>19/12/12</text:p>
          </table:table-cell>
          <table:table-cell office:value-type="string" calcext:value-type="string">
            <text:p>M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1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URECRDA​06501</text:p>
          </table:table-cell>
          <table:table-cell office:value-type="string" calcext:value-type="string">
            <text:p>12 de octubre 10-53 y Bolivi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,1</text:p>
          </table:table-cell>
          <table:table-cell office:value-type="string" calcext:value-type="string">
            <text:p>154,0</text:p>
          </table:table-cell>
          <table:table-cell office:value-type="date" office:date-value="2012-01-25" calcext:value-type="date">
            <text:p>25/01/12</text:p>
          </table:table-cell>
          <table:table-cell office:value-type="string" calcext:value-type="string">
            <text:p>H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24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COJECA​0650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1</text:p>
          </table:table-cell>
          <table:table-cell office:value-type="string" calcext:value-type="string">
            <text:p>134,6</text:p>
          </table:table-cell>
          <table:table-cell office:value-type="date" office:date-value="2012-11-28" calcext:value-type="date">
            <text:p>28/11/12</text:p>
          </table:table-cell>
          <table:table-cell office:value-type="string" calcext:value-type="string">
            <text:p>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9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ROADPA​17533</text:p>
          </table:table-cell>
          <table:table-cell office:value-type="string" calcext:value-type="string">
            <text:p>Manuel Elicio Flor 41- 95 y Sauces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8</text:p>
          </table:table-cell>
          <table:table-cell office:value-type="string" calcext:value-type="string">
            <text:p>151,4</text:p>
          </table:table-cell>
          <table:table-cell office:value-type="date" office:date-value="2012-06-07" calcext:value-type="date">
            <text:p>07/06/12</text:p>
          </table:table-cell>
          <table:table-cell office:value-type="string" calcext:value-type="string">
            <text:p>H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24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NAANNA​06500</text:p>
          </table:table-cell>
          <table:table-cell office:value-type="string" calcext:value-type="string">
            <text:p>Vía a Chambo Sector el Puente Chic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9</text:p>
          </table:table-cell>
          <table:table-cell office:value-type="string" calcext:value-type="string">
            <text:p>138,4</text:p>
          </table:table-cell>
          <table:table-cell office:value-type="date" office:date-value="2011-09-10" calcext:value-type="date">
            <text:p>10/09/11</text:p>
          </table:table-cell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LAMÁEZ​06500</text:p>
          </table:table-cell>
          <table:table-cell office:value-type="string" calcext:value-type="string">
            <text:p>Ave. Alfonso Chávez y Gonzalo Córdov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,3</text:p>
          </table:table-cell>
          <table:table-cell office:value-type="string" calcext:value-type="string">
            <text:p>154,0</text:p>
          </table:table-cell>
          <table:table-cell office:value-type="date" office:date-value="2011-04-25" calcext:value-type="date">
            <text:p>25/04/11</text:p>
          </table:table-cell>
          <table:table-cell office:value-type="string" calcext:value-type="string">
            <text:p>H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5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LLALCA​06500</text:p>
          </table:table-cell>
          <table:table-cell office:value-type="string" calcext:value-type="string">
            <text:p>Málaga No. 5 entre Av. 9 de Octubre y Jerusalén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,0</text:p>
          </table:table-cell>
          <table:table-cell office:value-type="string" calcext:value-type="string">
            <text:p>152,1</text:p>
          </table:table-cell>
          <table:table-cell office:value-type="date" office:date-value="2011-12-22" calcext:value-type="date">
            <text:p>22/12/11</text:p>
          </table:table-cell>
          <table:table-cell office:value-type="string" calcext:value-type="string">
            <text:p>M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DICAGO​065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6</text:p>
          </table:table-cell>
          <table:table-cell office:value-type="string" calcext:value-type="string">
            <text:p>161,9</text:p>
          </table:table-cell>
          <table:table-cell office:value-type="date" office:date-value="2011-07-15" calcext:value-type="date">
            <text:p>15/07/11</text:p>
          </table:table-cell>
          <table:table-cell office:value-type="string" calcext:value-type="string">
            <text:p>H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AANFE​06505</text:p>
          </table:table-cell>
          <table:table-cell office:value-type="string" calcext:value-type="string">
            <text:p>Benjamín Carrión casa 5 y Gustavo Vallej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2</text:p>
          </table:table-cell>
          <table:table-cell office:value-type="string" calcext:value-type="string">
            <text:p>147,7</text:p>
          </table:table-cell>
          <table:table-cell office:value-type="date" office:date-value="2011-12-09" calcext:value-type="date">
            <text:p>09/12/11</text:p>
          </table:table-cell>
          <table:table-cell office:value-type="string" calcext:value-type="string">
            <text:p>M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0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JAJOJO​06500</text:p>
          </table:table-cell>
          <table:table-cell office:value-type="string" calcext:value-type="string">
            <text:p>Bolivar Bonilla y Leopoldo Freire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6</text:p>
          </table:table-cell>
          <table:table-cell office:value-type="string" calcext:value-type="string">
            <text:p>153,3</text:p>
          </table:table-cell>
          <table:table-cell office:value-type="date" office:date-value="2011-06-30" calcext:value-type="date">
            <text:p>30/06/11</text:p>
          </table:table-cell>
          <table:table-cell office:value-type="string" calcext:value-type="string">
            <text:p>H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22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AMAGE​01505</text:p>
          </table:table-cell>
          <table:table-cell office:value-type="string" calcext:value-type="string">
            <text:p>Bernardo Darquea y 2 de Agost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,6</text:p>
          </table:table-cell>
          <table:table-cell office:value-type="string" calcext:value-type="string">
            <text:p>168,2</text:p>
          </table:table-cell>
          <table:table-cell office:value-type="date" office:date-value="2011-07-25" calcext:value-type="date">
            <text:p>25/07/11</text:p>
          </table:table-cell>
          <table:table-cell office:value-type="string" calcext:value-type="string">
            <text:p>H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6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ÍROIS​06500</text:p>
          </table:table-cell>
          <table:table-cell office:value-type="string" calcext:value-type="string">
            <text:p>Antonio Salas Mz. R casa 3 y Gonzalo Endara Los Manzanares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3</text:p>
          </table:table-cell>
          <table:table-cell office:value-type="string" calcext:value-type="string">
            <text:p>157,4</text:p>
          </table:table-cell>
          <table:table-cell office:value-type="date" office:date-value="2011-09-07" calcext:value-type="date">
            <text:p>07/09/11</text:p>
          </table:table-cell>
          <table:table-cell office:value-type="string" calcext:value-type="string">
            <text:p>H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ÓGUBE​06500</text:p>
          </table:table-cell>
          <table:table-cell office:value-type="string" calcext:value-type="string">
            <text:p>Vía Chambo - atrás de la Hostería el Troje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,2</text:p>
          </table:table-cell>
          <table:table-cell office:value-type="string" calcext:value-type="string">
            <text:p>164,8</text:p>
          </table:table-cell>
          <table:table-cell office:value-type="date" office:date-value="2011-03-02" calcext:value-type="date">
            <text:p>02/03/11</text:p>
          </table:table-cell>
          <table:table-cell office:value-type="string" calcext:value-type="string">
            <text:p>H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1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ÓTABEXA​06500</text:p>
          </table:table-cell>
          <table:table-cell office:value-type="string" calcext:value-type="string">
            <text:p>AVDA COSTA RICA E INNOMINADA CONJUNTO JARDINES DEL VALLE CASA 1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3</text:p>
          </table:table-cell>
          <table:table-cell office:value-type="string" calcext:value-type="string">
            <text:p>166,2</text:p>
          </table:table-cell>
          <table:table-cell office:value-type="date" office:date-value="2011-08-14" calcext:value-type="date">
            <text:p>14/08/11</text:p>
          </table:table-cell>
          <table:table-cell office:value-type="string" calcext:value-type="string">
            <text:p>H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EFA​06502</text:p>
          </table:table-cell>
          <table:table-cell office:value-type="string" calcext:value-type="string">
            <text:p>El Troje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4</text:p>
          </table:table-cell>
          <table:table-cell office:value-type="string" calcext:value-type="string">
            <text:p>150,1</text:p>
          </table:table-cell>
          <table:table-cell office:value-type="date" office:date-value="2010-05-12" calcext:value-type="date">
            <text:p>12/05/10</text:p>
          </table:table-cell>
          <table:table-cell office:value-type="string" calcext:value-type="string">
            <text:p>H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BACRLU​06062</text:p>
          </table:table-cell>
          <table:table-cell office:value-type="string" calcext:value-type="string">
            <text:p>Km. 10 Vía a Lict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8</text:p>
          </table:table-cell>
          <table:table-cell office:value-type="string" calcext:value-type="string">
            <text:p>157,8</text:p>
          </table:table-cell>
          <table:table-cell office:value-type="date" office:date-value="2010-04-10" calcext:value-type="date">
            <text:p>10/04/10</text:p>
          </table:table-cell>
          <table:table-cell office:value-type="string" calcext:value-type="string">
            <text:p>M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BUANBE​06501</text:p>
          </table:table-cell>
          <table:table-cell office:value-type="string" calcext:value-type="string">
            <text:p>Primera Constituyente y Uruguay esquin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,4</text:p>
          </table:table-cell>
          <table:table-cell office:value-type="string" calcext:value-type="string">
            <text:p>163,1</text:p>
          </table:table-cell>
          <table:table-cell office:value-type="date" office:date-value="2011-07-09" calcext:value-type="date">
            <text:p>09/07/11</text:p>
          </table:table-cell>
          <table:table-cell office:value-type="string" calcext:value-type="string">
            <text:p>H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8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EMAGU​06500</text:p>
          </table:table-cell>
          <table:table-cell office:value-type="string" calcext:value-type="string">
            <text:p>ER13 TUNSHI SAN MIGUEL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3</text:p>
          </table:table-cell>
          <table:table-cell office:value-type="string" calcext:value-type="string">
            <text:p>147,4</text:p>
          </table:table-cell>
          <table:table-cell office:value-type="date" office:date-value="2011-03-09" calcext:value-type="date">
            <text:p>09/03/11</text:p>
          </table:table-cell>
          <table:table-cell office:value-type="string" calcext:value-type="string">
            <text:p>M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9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PÉESSA​06064</text:p>
          </table:table-cell>
          <table:table-cell office:value-type="string" calcext:value-type="string">
            <text:p>Cdla. Pucará 2da. etapa Mz. I casa 22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7</text:p>
          </table:table-cell>
          <table:table-cell office:value-type="string" calcext:value-type="string">
            <text:p>156,7</text:p>
          </table:table-cell>
          <table:table-cell office:value-type="date" office:date-value="2011-01-05" calcext:value-type="date">
            <text:p>05/01/11</text:p>
          </table:table-cell>
          <table:table-cell office:value-type="string" calcext:value-type="string">
            <text:p>H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EGUFRAN​06500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7</text:p>
          </table:table-cell>
          <table:table-cell office:value-type="string" calcext:value-type="string">
            <text:p>152,9</text:p>
          </table:table-cell>
          <table:table-cell office:value-type="date" office:date-value="2011-01-16" calcext:value-type="date">
            <text:p>16/01/11</text:p>
          </table:table-cell>
          <table:table-cell office:value-type="string" calcext:value-type="string">
            <text:p>H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8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CHEMDA​06500</text:p>
          </table:table-cell>
          <table:table-cell office:value-type="string" calcext:value-type="string">
            <text:p>Arequipa y Oposición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8</text:p>
          </table:table-cell>
          <table:table-cell office:value-type="string" calcext:value-type="string">
            <text:p>143,3</text:p>
          </table:table-cell>
          <table:table-cell office:value-type="date" office:date-value="2011-09-27" calcext:value-type="date">
            <text:p>27/09/11</text:p>
          </table:table-cell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7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ROEVJU​17514</text:p>
          </table:table-cell>
          <table:table-cell office:value-type="string" calcext:value-type="string">
            <text:p>Manuel E. Flor 41-95 y Sauces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6</text:p>
          </table:table-cell>
          <table:table-cell office:value-type="string" calcext:value-type="string">
            <text:p>156,2</text:p>
          </table:table-cell>
          <table:table-cell office:value-type="date" office:date-value="2011-02-25" calcext:value-type="date">
            <text:p>25/02/11</text:p>
          </table:table-cell>
          <table:table-cell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8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FIMAAL​06504</text:p>
          </table:table-cell>
          <table:table-cell office:value-type="string" calcext:value-type="string">
            <text:p>18 de Marzo 46-13 y David Parr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3</text:p>
          </table:table-cell>
          <table:table-cell office:value-type="string" calcext:value-type="string">
            <text:p>151,5</text:p>
          </table:table-cell>
          <table:table-cell office:value-type="date" office:date-value="2011-05-02" calcext:value-type="date">
            <text:p>02/05/11</text:p>
          </table:table-cell>
          <table:table-cell office:value-type="string" calcext:value-type="string">
            <text:p>H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6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CAJURA​06503</text:p>
          </table:table-cell>
          <table:table-cell office:value-type="string" calcext:value-type="string">
            <text:p>Mercedes Moncay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,2</text:p>
          </table:table-cell>
          <table:table-cell office:value-type="string" calcext:value-type="string">
            <text:p>152,6</text:p>
          </table:table-cell>
          <table:table-cell office:value-type="date" office:date-value="2010-07-05" calcext:value-type="date">
            <text:p>05/07/10</text:p>
          </table:table-cell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8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ÍNEDA​02024</text:p>
          </table:table-cell>
          <table:table-cell office:value-type="string" calcext:value-type="string">
            <text:p>AV CANONIGO RAMOS ENTRE CAMILO EGAS Y CAMILO VILLACRES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2</text:p>
          </table:table-cell>
          <table:table-cell office:value-type="string" calcext:value-type="string">
            <text:p>164,1</text:p>
          </table:table-cell>
          <table:table-cell office:value-type="date" office:date-value="2010-06-22" calcext:value-type="date">
            <text:p>22/06/10</text:p>
          </table:table-cell>
          <table:table-cell office:value-type="string" calcext:value-type="string">
            <text:p>H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SANJEAL​17536</text:p>
          </table:table-cell>
          <table:table-cell office:value-type="string" calcext:value-type="string">
            <text:p>La Inmaculad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7</text:p>
          </table:table-cell>
          <table:table-cell office:value-type="string" calcext:value-type="string">
            <text:p>167,0</text:p>
          </table:table-cell>
          <table:table-cell office:value-type="date" office:date-value="2010-09-07" calcext:value-type="date">
            <text:p>07/09/10</text:p>
          </table:table-cell>
          <table:table-cell office:value-type="string" calcext:value-type="string">
            <text:p>H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8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POMAAL​06500</text:p>
          </table:table-cell>
          <table:table-cell office:value-type="string" calcext:value-type="string">
            <text:p>ER13 TUNSHI SAN MIGUEL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,5</text:p>
          </table:table-cell>
          <table:table-cell office:value-type="string" calcext:value-type="string">
            <text:p>171,5</text:p>
          </table:table-cell>
          <table:table-cell office:value-type="date" office:date-value="2010-11-20" calcext:value-type="date">
            <text:p>20/11/10</text:p>
          </table:table-cell>
          <table:table-cell office:value-type="string" calcext:value-type="string">
            <text:p>H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CAMISE​06062</text:p>
          </table:table-cell>
          <table:table-cell office:value-type="string" calcext:value-type="string">
            <text:p>Guanand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5</text:p>
          </table:table-cell>
          <table:table-cell office:value-type="string" calcext:value-type="string">
            <text:p>162,6</text:p>
          </table:table-cell>
          <table:table-cell office:value-type="date" office:date-value="2010-02-26" calcext:value-type="date">
            <text:p>26/02/10</text:p>
          </table:table-cell>
          <table:table-cell office:value-type="string" calcext:value-type="string">
            <text:p>H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LÓALST​06060</text:p>
          </table:table-cell>
          <table:table-cell office:value-type="string" calcext:value-type="string">
            <text:p>Olmedo 15-62 y Almagr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,8</text:p>
          </table:table-cell>
          <table:table-cell office:value-type="string" calcext:value-type="string">
            <text:p>169,0</text:p>
          </table:table-cell>
          <table:table-cell office:value-type="date" office:date-value="2010-07-08" calcext:value-type="date">
            <text:p>08/07/10</text:p>
          </table:table-cell>
          <table:table-cell office:value-type="string" calcext:value-type="string">
            <text:p>H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5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MUEZ​06065</text:p>
          </table:table-cell>
          <table:table-cell office:value-type="string" calcext:value-type="string">
            <text:p>Vía a Chambo- sector Puente Chic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,4</text:p>
          </table:table-cell>
          <table:table-cell office:value-type="string" calcext:value-type="string">
            <text:p>162,5</text:p>
          </table:table-cell>
          <table:table-cell office:value-type="date" office:date-value="2010-03-12" calcext:value-type="date">
            <text:p>12/03/10</text:p>
          </table:table-cell>
          <table:table-cell office:value-type="string" calcext:value-type="string">
            <text:p>H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PAMAPA​06501</text:p>
          </table:table-cell>
          <table:table-cell office:value-type="string" calcext:value-type="string">
            <text:p>QUINTA LOS NOGALES CASA 3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4</text:p>
          </table:table-cell>
          <table:table-cell office:value-type="string" calcext:value-type="string">
            <text:p>153,5</text:p>
          </table:table-cell>
          <table:table-cell office:value-type="date" office:date-value="2010-04-10" calcext:value-type="date">
            <text:p>10/04/10</text:p>
          </table:table-cell>
          <table:table-cell office:value-type="string" calcext:value-type="string">
            <text:p>M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9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BAAYRE​06504</text:p>
          </table:table-cell>
          <table:table-cell office:value-type="string" calcext:value-type="string">
            <text:p>Mariana de Jesús y Anten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,1</text:p>
          </table:table-cell>
          <table:table-cell office:value-type="string" calcext:value-type="string">
            <text:p>155,0</text:p>
          </table:table-cell>
          <table:table-cell office:value-type="date" office:date-value="2010-04-10" calcext:value-type="date">
            <text:p>10/04/10</text:p>
          </table:table-cell>
          <table:table-cell office:value-type="string" calcext:value-type="string">
            <text:p>M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4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ISSADA​06501</text:p>
          </table:table-cell>
          <table:table-cell office:value-type="string" calcext:value-type="string">
            <text:p>GUAYAQUIL Y BUCARES ESQUIN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5</text:p>
          </table:table-cell>
          <table:table-cell office:value-type="string" calcext:value-type="string">
            <text:p>160,0</text:p>
          </table:table-cell>
          <table:table-cell office:value-type="date" office:date-value="2010-04-15" calcext:value-type="date">
            <text:p>15/04/10</text:p>
          </table:table-cell>
          <table:table-cell office:value-type="string" calcext:value-type="string">
            <text:p>H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8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CHDOVA​02026</text:p>
          </table:table-cell>
          <table:table-cell office:value-type="string" calcext:value-type="string">
            <text:p>Demetrio Aguilera y Alejandro Carrión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,6</text:p>
          </table:table-cell>
          <table:table-cell office:value-type="string" calcext:value-type="string">
            <text:p>158,1</text:p>
          </table:table-cell>
          <table:table-cell office:value-type="date" office:date-value="2010-12-15" calcext:value-type="date">
            <text:p>15/12/10</text:p>
          </table:table-cell>
          <table:table-cell office:value-type="string" calcext:value-type="string">
            <text:p>M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8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GOSTAN​06503</text:p>
          </table:table-cell>
          <table:table-cell office:value-type="string" calcext:value-type="string">
            <text:p>Cdla. Fausto Molin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,0</text:p>
          </table:table-cell>
          <table:table-cell office:value-type="string" calcext:value-type="string">
            <text:p>164,9</text:p>
          </table:table-cell>
          <table:table-cell office:value-type="date" office:date-value="2010-05-28" calcext:value-type="date">
            <text:p>28/05/10</text:p>
          </table:table-cell>
          <table:table-cell office:value-type="string" calcext:value-type="string">
            <text:p>M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29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SAARRA​06505</text:p>
          </table:table-cell>
          <table:table-cell office:value-type="string" calcext:value-type="string">
            <text:p>ER13 TUNSHI SAN MIGUEL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,3</text:p>
          </table:table-cell>
          <table:table-cell office:value-type="string" calcext:value-type="string">
            <text:p>165,9</text:p>
          </table:table-cell>
          <table:table-cell office:value-type="date" office:date-value="2011-02-25" calcext:value-type="date">
            <text:p>25/02/11</text:p>
          </table:table-cell>
          <table:table-cell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ÁGAJOJU​06502</text:p>
          </table:table-cell>
          <table:table-cell office:value-type="string" calcext:value-type="string">
            <text:p>Calle Pedro Donoso y Antonio Salas esquin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8</text:p>
          </table:table-cell>
          <table:table-cell office:value-type="string" calcext:value-type="string">
            <text:p>158,6</text:p>
          </table:table-cell>
          <table:table-cell office:value-type="date" office:date-value="2010-05-18" calcext:value-type="date">
            <text:p>18/05/10</text:p>
          </table:table-cell>
          <table:table-cell office:value-type="string" calcext:value-type="string">
            <text:p>H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ÁGAJUIG​06502</text:p>
          </table:table-cell>
          <table:table-cell office:value-type="string" calcext:value-type="string">
            <text:p>Calle Pedro Donoso y Antonio Salas esquin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0</text:p>
          </table:table-cell>
          <table:table-cell office:value-type="string" calcext:value-type="string">
            <text:p>155,6</text:p>
          </table:table-cell>
          <table:table-cell office:value-type="date" office:date-value="2010-05-18" calcext:value-type="date">
            <text:p>18/05/10</text:p>
          </table:table-cell>
          <table:table-cell office:value-type="string" calcext:value-type="string">
            <text:p>H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NAMADE​06501</text:p>
          </table:table-cell>
          <table:table-cell office:value-type="string" calcext:value-type="string">
            <text:p>Vía a Chambo Sector el Puente Chic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4</text:p>
          </table:table-cell>
          <table:table-cell office:value-type="string" calcext:value-type="string">
            <text:p>153,3</text:p>
          </table:table-cell>
          <table:table-cell office:value-type="date" office:date-value="2009-10-01" calcext:value-type="date">
            <text:p>01/10/09</text:p>
          </table:table-cell>
          <table:table-cell office:value-type="string" calcext:value-type="string">
            <text:p>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ROMAVA​06059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0</text:p>
          </table:table-cell>
          <table:table-cell office:value-type="string" calcext:value-type="string">
            <text:p>157,1</text:p>
          </table:table-cell>
          <table:table-cell office:value-type="date" office:date-value="2009-08-03" calcext:value-type="date">
            <text:p>03/08/09</text:p>
          </table:table-cell>
          <table:table-cell office:value-type="string" calcext:value-type="string">
            <text:p>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0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EMDA​06065</text:p>
          </table:table-cell>
          <table:table-cell office:value-type="string" calcext:value-type="string">
            <text:p>AVDA GONZALO DAVALOS Y LOS NOGALES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,4</text:p>
          </table:table-cell>
          <table:table-cell office:value-type="string" calcext:value-type="string">
            <text:p>154,7</text:p>
          </table:table-cell>
          <table:table-cell office:value-type="date" office:date-value="2009-05-10" calcext:value-type="date">
            <text:p>10/05/09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AJUAL​06061</text:p>
          </table:table-cell>
          <table:table-cell office:value-type="string" calcext:value-type="string">
            <text:p>Manuel Elicio Flor y Jacinto González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,6</text:p>
          </table:table-cell>
          <table:table-cell office:value-type="string" calcext:value-type="string">
            <text:p>172,5</text:p>
          </table:table-cell>
          <table:table-cell office:value-type="date" office:date-value="2009-10-20" calcext:value-type="date">
            <text:p>20/10/09</text:p>
          </table:table-cell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0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MAJUJO​06503</text:p>
          </table:table-cell>
          <table:table-cell office:value-type="string" calcext:value-type="string">
            <text:p>Ave. Unidad Nacional 37-20 y Alfredo Costales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,0</text:p>
          </table:table-cell>
          <table:table-cell office:value-type="string" calcext:value-type="string">
            <text:p>167,6</text:p>
          </table:table-cell>
          <table:table-cell office:value-type="date" office:date-value="2009-07-10" calcext:value-type="date">
            <text:p>10/07/09</text:p>
          </table:table-cell>
          <table:table-cell office:value-type="string" calcext:value-type="string">
            <text:p>H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27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PEPAAN​06062</text:p>
          </table:table-cell>
          <table:table-cell office:value-type="string" calcext:value-type="string">
            <text:p>Monseñor Leonidas Proaño y Pedro Vicente Maldonad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,1</text:p>
          </table:table-cell>
          <table:table-cell office:value-type="string" calcext:value-type="string">
            <text:p>155,8</text:p>
          </table:table-cell>
          <table:table-cell office:value-type="date" office:date-value="2009-07-12" calcext:value-type="date">
            <text:p>12/07/09</text:p>
          </table:table-cell>
          <table:table-cell office:value-type="string" calcext:value-type="string">
            <text:p>M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OIGRHI​06501</text:p>
          </table:table-cell>
          <table:table-cell office:value-type="string" calcext:value-type="string">
            <text:p>Quisquis y Padre Lobat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9</text:p>
          </table:table-cell>
          <table:table-cell office:value-type="string" calcext:value-type="string">
            <text:p>146,8</text:p>
          </table:table-cell>
          <table:table-cell office:value-type="date" office:date-value="2009-08-16" calcext:value-type="date">
            <text:p>16/08/09</text:p>
          </table:table-cell>
          <table:table-cell office:value-type="string" calcext:value-type="string">
            <text:p>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PADAVA​06061</text:p>
          </table:table-cell>
          <table:table-cell office:value-type="string" calcext:value-type="string">
            <text:p>Río Upano y Prolongación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,8</text:p>
          </table:table-cell>
          <table:table-cell office:value-type="string" calcext:value-type="string">
            <text:p>156,0</text:p>
          </table:table-cell>
          <table:table-cell office:value-type="date" office:date-value="2009-10-21" calcext:value-type="date">
            <text:p>21/10/09</text:p>
          </table:table-cell>
          <table:table-cell office:value-type="string" calcext:value-type="string">
            <text:p>M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7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ESKRSA​16500</text:p>
          </table:table-cell>
          <table:table-cell office:value-type="string" calcext:value-type="string">
            <text:p>18 DE MARZO Y MERCEDES MONCAY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,6</text:p>
          </table:table-cell>
          <table:table-cell office:value-type="string" calcext:value-type="string">
            <text:p>150,5</text:p>
          </table:table-cell>
          <table:table-cell office:value-type="date" office:date-value="2009-08-09" calcext:value-type="date">
            <text:p>09/08/09</text:p>
          </table:table-cell>
          <table:table-cell office:value-type="string" calcext:value-type="string">
            <text:p>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7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MAANGE​06500</text:p>
          </table:table-cell>
          <table:table-cell office:value-type="string" calcext:value-type="string">
            <text:p>Galo Plaza y Pichinch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,8</text:p>
          </table:table-cell>
          <table:table-cell office:value-type="string" calcext:value-type="string">
            <text:p>162,5</text:p>
          </table:table-cell>
          <table:table-cell office:value-type="date" office:date-value="2009-12-24" calcext:value-type="date">
            <text:p>24/12/09</text:p>
          </table:table-cell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VAMAAN​06501</text:p>
          </table:table-cell>
          <table:table-cell office:value-type="string" calcext:value-type="string">
            <text:p>Juan Bernardo de León 12-41 y Joaquín Chiribog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,1</text:p>
          </table:table-cell>
          <table:table-cell office:value-type="string" calcext:value-type="string">
            <text:p>157,3</text:p>
          </table:table-cell>
          <table:table-cell office:value-type="date" office:date-value="2007-07-27" calcext:value-type="date">
            <text:p>27/07/07</text:p>
          </table:table-cell>
          <table:table-cell office:value-type="string" calcext:value-type="string">
            <text:p>M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CADOSC​06058</text:p>
          </table:table-cell>
          <table:table-cell office:value-type="string" calcext:value-type="string">
            <text:p>Mercedes Moncay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1</text:p>
          </table:table-cell>
          <table:table-cell office:value-type="string" calcext:value-type="string">
            <text:p>152,2</text:p>
          </table:table-cell>
          <table:table-cell office:value-type="date" office:date-value="2008-10-13" calcext:value-type="date">
            <text:p>13/10/08</text:p>
          </table:table-cell>
          <table:table-cell office:value-type="string" calcext:value-type="string">
            <text:p>M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SAKALI​06500</text:p>
          </table:table-cell>
          <table:table-cell office:value-type="string" calcext:value-type="string">
            <text:p>LA 36 Y COLÓN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0</text:p>
          </table:table-cell>
          <table:table-cell office:value-type="string" calcext:value-type="string">
            <text:p>154,8</text:p>
          </table:table-cell>
          <table:table-cell office:value-type="date" office:date-value="2008-05-20" calcext:value-type="date">
            <text:p>20/05/08</text:p>
          </table:table-cell>
          <table:table-cell office:value-type="string" calcext:value-type="string">
            <text:p>M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9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SANJHVL​06501</text:p>
          </table:table-cell>
          <table:table-cell office:value-type="string" calcext:value-type="string">
            <text:p>La inmaculad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,0</text:p>
          </table:table-cell>
          <table:table-cell office:value-type="string" calcext:value-type="string">
            <text:p>169,4</text:p>
          </table:table-cell>
          <table:table-cell office:value-type="date" office:date-value="2008-05-08" calcext:value-type="date">
            <text:p>08/05/08</text:p>
          </table:table-cell>
          <table:table-cell office:value-type="string" calcext:value-type="string">
            <text:p>H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23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GADAAL​06501</text:p>
          </table:table-cell>
          <table:table-cell office:value-type="string" calcext:value-type="string">
            <text:p>CIUDAD BALBO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,0</text:p>
          </table:table-cell>
          <table:table-cell office:value-type="string" calcext:value-type="string">
            <text:p>156,0</text:p>
          </table:table-cell>
          <table:table-cell office:value-type="date" office:date-value="2008-10-22" calcext:value-type="date">
            <text:p>22/10/08</text:p>
          </table:table-cell>
          <table:table-cell office:value-type="string" calcext:value-type="string">
            <text:p>M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24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SIMAAL​06057</text:p>
          </table:table-cell>
          <table:table-cell office:value-type="string" calcext:value-type="string">
            <text:p>Cdla 15 de Noviembre calles Rafael Ferrer y Juan Rumuald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5</text:p>
          </table:table-cell>
          <table:table-cell office:value-type="string" calcext:value-type="string">
            <text:p>166,6</text:p>
          </table:table-cell>
          <table:table-cell office:value-type="date" office:date-value="2008-05-07" calcext:value-type="date">
            <text:p>07/05/08</text:p>
          </table:table-cell>
          <table:table-cell office:value-type="string" calcext:value-type="string">
            <text:p>H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LEALSA​06059</text:p>
          </table:table-cell>
          <table:table-cell office:value-type="string" calcext:value-type="string">
            <text:p>Junín 21-46 y 5 de Juni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,7</text:p>
          </table:table-cell>
          <table:table-cell office:value-type="string" calcext:value-type="string">
            <text:p>172,0</text:p>
          </table:table-cell>
          <table:table-cell office:value-type="date" office:date-value="2008-08-02" calcext:value-type="date">
            <text:p>02/08/08</text:p>
          </table:table-cell>
          <table:table-cell office:value-type="string" calcext:value-type="string">
            <text:p>H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GUSTDE​06057</text:p>
          </table:table-cell>
          <table:table-cell office:value-type="string" calcext:value-type="string">
            <text:p>Washington y Ave. Celso Rodríguez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,6</text:p>
          </table:table-cell>
          <table:table-cell office:value-type="string" calcext:value-type="string">
            <text:p>154,4</text:p>
          </table:table-cell>
          <table:table-cell office:value-type="date" office:date-value="2008-08-21" calcext:value-type="date">
            <text:p>21/08/08</text:p>
          </table:table-cell>
          <table:table-cell office:value-type="string" calcext:value-type="string">
            <text:p>M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7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BASTSE​06062</text:p>
          </table:table-cell>
          <table:table-cell office:value-type="string" calcext:value-type="string">
            <text:p>18 de Marzo 4407 y Georgina Flores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8</text:p>
          </table:table-cell>
          <table:table-cell office:value-type="string" calcext:value-type="string">
            <text:p>163,5</text:p>
          </table:table-cell>
          <table:table-cell office:value-type="date" office:date-value="2008-10-31" calcext:value-type="date">
            <text:p>31/10/08</text:p>
          </table:table-cell>
          <table:table-cell office:value-type="string" calcext:value-type="string">
            <text:p>H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GPECAFE​06057</text:p>
          </table:table-cell>
          <table:table-cell office:value-type="string" calcext:value-type="string">
            <text:p>Ave. Monseñor Leonidas Proaño y Pedro V. Maldonad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,2</text:p>
          </table:table-cell>
          <table:table-cell office:value-type="string" calcext:value-type="string">
            <text:p>167,5</text:p>
          </table:table-cell>
          <table:table-cell office:value-type="date" office:date-value="2008-03-12" calcext:value-type="date">
            <text:p>12/03/08</text:p>
          </table:table-cell>
          <table:table-cell office:value-type="string" calcext:value-type="string">
            <text:p>H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2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ABEAXFA​06057</text:p>
          </table:table-cell>
          <table:table-cell office:value-type="string" calcext:value-type="string">
            <text:p>Gaspar de Escalona e Ignacio Flores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,7</text:p>
          </table:table-cell>
          <table:table-cell office:value-type="string" calcext:value-type="string">
            <text:p>165,0</text:p>
          </table:table-cell>
          <table:table-cell office:value-type="date" office:date-value="2007-11-28" calcext:value-type="date">
            <text:p>28/11/07</text:p>
          </table:table-cell>
          <table:table-cell office:value-type="string" calcext:value-type="string">
            <text:p>H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2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JIAKNA​06055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3</text:p>
          </table:table-cell>
          <table:table-cell office:value-type="string" calcext:value-type="string">
            <text:p>149,5</text:p>
          </table:table-cell>
          <table:table-cell office:value-type="date" office:date-value="2008-03-24" calcext:value-type="date">
            <text:p>24/03/08</text:p>
          </table:table-cell>
          <table:table-cell office:value-type="string" calcext:value-type="string">
            <text:p>M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8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BANNIHA​18049</text:p>
          </table:table-cell>
          <table:table-cell office:value-type="string" calcext:value-type="string">
            <text:p>Av. Saint Amand Mountrond y Eduardo Kigman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8</text:p>
          </table:table-cell>
          <table:table-cell office:value-type="string" calcext:value-type="string">
            <text:p>158,3</text:p>
          </table:table-cell>
          <table:table-cell office:value-type="date" office:date-value="2008-01-19" calcext:value-type="date">
            <text:p>19/01/08</text:p>
          </table:table-cell>
          <table:table-cell office:value-type="string" calcext:value-type="string">
            <text:p>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AJEJO​06060</text:p>
          </table:table-cell>
          <table:table-cell office:value-type="string" calcext:value-type="string">
            <text:p>Junin 3339 y Franci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0</text:p>
          </table:table-cell>
          <table:table-cell office:value-type="string" calcext:value-type="string">
            <text:p>159,0</text:p>
          </table:table-cell>
          <table:table-cell office:value-type="date" office:date-value="2007-01-20" calcext:value-type="date">
            <text:p>20/01/07</text:p>
          </table:table-cell>
          <table:table-cell office:value-type="string" calcext:value-type="string">
            <text:p>H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21,4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PAMAEM​0605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2</text:p>
          </table:table-cell>
          <table:table-cell office:value-type="string" calcext:value-type="string">
            <text:p>158,2</text:p>
          </table:table-cell>
          <table:table-cell office:value-type="date" office:date-value="2008-01-02" calcext:value-type="date">
            <text:p>02/01/08</text:p>
          </table:table-cell>
          <table:table-cell office:value-type="string" calcext:value-type="string">
            <text:p>M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COCRIS​06060</text:p>
          </table:table-cell>
          <table:table-cell office:value-type="string" calcext:value-type="string">
            <text:p>San Gabriel del Aereopuert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151,3</text:p>
          </table:table-cell>
          <table:table-cell office:value-type="date" office:date-value="2007-10-29" calcext:value-type="date">
            <text:p>29/10/07</text:p>
          </table:table-cell>
          <table:table-cell office:value-type="string" calcext:value-type="string">
            <text:p>M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0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ESDIAL​06500</text:p>
          </table:table-cell>
          <table:table-cell office:value-type="string" calcext:value-type="string">
            <text:p>Oscar Efrén Reyes y Pablo Palacios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,2</text:p>
          </table:table-cell>
          <table:table-cell office:value-type="string" calcext:value-type="string">
            <text:p>166,0</text:p>
          </table:table-cell>
          <table:table-cell office:value-type="date" office:date-value="2007-06-30" calcext:value-type="date">
            <text:p>30/06/07</text:p>
          </table:table-cell>
          <table:table-cell office:value-type="string" calcext:value-type="string">
            <text:p>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7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SASAAL​06502</text:p>
          </table:table-cell>
          <table:table-cell office:value-type="string" calcext:value-type="string">
            <text:p>ER13 TUNSHI SAN MIGUEL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6</text:p>
          </table:table-cell>
          <table:table-cell office:value-type="string" calcext:value-type="string">
            <text:p>168,2</text:p>
          </table:table-cell>
          <table:table-cell office:value-type="date" office:date-value="2008-02-25" calcext:value-type="date">
            <text:p>25/02/08</text:p>
          </table:table-cell>
          <table:table-cell office:value-type="string" calcext:value-type="string">
            <text:p>M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8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LÓAYYA​06502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,9</text:p>
          </table:table-cell>
          <table:table-cell office:value-type="string" calcext:value-type="string">
            <text:p>153,0</text:p>
          </table:table-cell>
          <table:table-cell office:value-type="date" office:date-value="2008-01-21" calcext:value-type="date">
            <text:p>21/01/08</text:p>
          </table:table-cell>
          <table:table-cell office:value-type="string" calcext:value-type="string">
            <text:p>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ORERAL650211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9</text:p>
          </table:table-cell>
          <table:table-cell office:value-type="string" calcext:value-type="string">
            <text:p>158,2</text:p>
          </table:table-cell>
          <table:table-cell office:value-type="date" office:date-value="2012-11-23" calcext:value-type="date">
            <text:p>23/11/12</text:p>
          </table:table-cell>
          <table:table-cell office:value-type="string" calcext:value-type="string">
            <text:p>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OKENO956168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UE ANDES COLLEG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2</text:p>
          </table:table-cell>
          <table:table-cell office:value-type="string" calcext:value-type="string">
            <text:p>140,5</text:p>
          </table:table-cell>
          <table:table-cell office:value-type="date" office:date-value="2012-03-12" calcext:value-type="date">
            <text:p>12/03/12</text:p>
          </table:table-cell>
          <table:table-cell office:value-type="string" calcext:value-type="string">
            <text:p>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7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KAAN606442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2</text:p>
          </table:table-cell>
          <table:table-cell office:value-type="string" calcext:value-type="string">
            <text:p>147,9</text:p>
          </table:table-cell>
          <table:table-cell office:value-type="date" office:date-value="2011-01-05" calcext:value-type="date">
            <text:p>05/01/11</text:p>
          </table:table-cell>
          <table:table-cell office:value-type="string" calcext:value-type="string">
            <text:p>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0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SACRAL606483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1</text:p>
          </table:table-cell>
          <table:table-cell office:value-type="string" calcext:value-type="string">
            <text:p>141,2</text:p>
          </table:table-cell>
          <table:table-cell office:value-type="date" office:date-value="2011-09-20" calcext:value-type="date">
            <text:p>20/09/11</text:p>
          </table:table-cell>
          <table:table-cell office:value-type="string" calcext:value-type="string">
            <text:p>H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HNOVA606351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8</text:p>
          </table:table-cell>
          <table:table-cell office:value-type="string" calcext:value-type="string">
            <text:p>142,2</text:p>
          </table:table-cell>
          <table:table-cell office:value-type="date" office:date-value="2012-07-01" calcext:value-type="date">
            <text:p>01/07/12</text:p>
          </table:table-cell>
          <table:table-cell office:value-type="string" calcext:value-type="string">
            <text:p>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6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GUCEAN606355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9</text:p>
          </table:table-cell>
          <table:table-cell office:value-type="string" calcext:value-type="string">
            <text:p>141,9</text:p>
          </table:table-cell>
          <table:table-cell office:value-type="date" office:date-value="2012-09-08" calcext:value-type="date">
            <text:p>08/09/12</text:p>
          </table:table-cell>
          <table:table-cell office:value-type="string" calcext:value-type="string">
            <text:p>H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8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CANIGU606464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8</text:p>
          </table:table-cell>
          <table:table-cell office:value-type="string" calcext:value-type="string">
            <text:p>139,0</text:p>
          </table:table-cell>
          <table:table-cell office:value-type="date" office:date-value="2012-03-25" calcext:value-type="date">
            <text:p>25/03/12</text:p>
          </table:table-cell>
          <table:table-cell office:value-type="string" calcext:value-type="string">
            <text:p>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3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QUGIGU606330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,8</text:p>
          </table:table-cell>
          <table:table-cell office:value-type="string" calcext:value-type="string">
            <text:p>146,2</text:p>
          </table:table-cell>
          <table:table-cell office:value-type="date" office:date-value="2012-04-11" calcext:value-type="date">
            <text:p>11/04/12</text:p>
          </table:table-cell>
          <table:table-cell office:value-type="string" calcext:value-type="string">
            <text:p>M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8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VIHEAL606667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6</text:p>
          </table:table-cell>
          <table:table-cell office:value-type="string" calcext:value-type="string">
            <text:p>142,0</text:p>
          </table:table-cell>
          <table:table-cell office:value-type="date" office:date-value="2012-04-25" calcext:value-type="date">
            <text:p>25/04/12</text:p>
          </table:table-cell>
          <table:table-cell office:value-type="string" calcext:value-type="string">
            <text:p>M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1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CAXAAL334751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8</text:p>
          </table:table-cell>
          <table:table-cell office:value-type="string" calcext:value-type="string">
            <text:p>147,5</text:p>
          </table:table-cell>
          <table:table-cell office:value-type="date" office:date-value="2010-05-24" calcext:value-type="date">
            <text:p>24/05/10</text:p>
          </table:table-cell>
          <table:table-cell office:value-type="string" calcext:value-type="string">
            <text:p>H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8,8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SHALJO606322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4</text:p>
          </table:table-cell>
          <table:table-cell office:value-type="string" calcext:value-type="string">
            <text:p>142,1</text:p>
          </table:table-cell>
          <table:table-cell office:value-type="date" office:date-value="2012-03-10" calcext:value-type="date">
            <text:p>10/03/12</text:p>
          </table:table-cell>
          <table:table-cell office:value-type="string" calcext:value-type="string">
            <text:p>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7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RMAES606358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3</text:p>
          </table:table-cell>
          <table:table-cell office:value-type="string" calcext:value-type="string">
            <text:p>139,0</text:p>
          </table:table-cell>
          <table:table-cell office:value-type="date" office:date-value="2012-10-16" calcext:value-type="date">
            <text:p>16/10/12</text:p>
          </table:table-cell>
          <table:table-cell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9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EKALE650139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3</text:p>
          </table:table-cell>
          <table:table-cell office:value-type="string" calcext:value-type="string">
            <text:p>146,5</text:p>
          </table:table-cell>
          <table:table-cell office:value-type="date" office:date-value="2012-05-24" calcext:value-type="date">
            <text:p>24/05/12</text:p>
          </table:table-cell>
          <table:table-cell office:value-type="string" calcext:value-type="string">
            <text:p>M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7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GUANIS180569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,0</text:p>
          </table:table-cell>
          <table:table-cell office:value-type="string" calcext:value-type="string">
            <text:p>156,8</text:p>
          </table:table-cell>
          <table:table-cell office:value-type="date" office:date-value="2012-01-24" calcext:value-type="date">
            <text:p>24/01/12</text:p>
          </table:table-cell>
          <table:table-cell office:value-type="string" calcext:value-type="string">
            <text:p>H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27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PUSAIS606306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0</text:p>
          </table:table-cell>
          <table:table-cell office:value-type="string" calcext:value-type="string">
            <text:p>142,5</text:p>
          </table:table-cell>
          <table:table-cell office:value-type="date" office:date-value="2012-04-20" calcext:value-type="date">
            <text:p>20/04/12</text:p>
          </table:table-cell>
          <table:table-cell office:value-type="string" calcext:value-type="string">
            <text:p>H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7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BUSABE606307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6</text:p>
          </table:table-cell>
          <table:table-cell office:value-type="string" calcext:value-type="string">
            <text:p>153,5</text:p>
          </table:table-cell>
          <table:table-cell office:value-type="date" office:date-value="2012-04-09" calcext:value-type="date">
            <text:p>09/04/12</text:p>
          </table:table-cell>
          <table:table-cell office:value-type="string" calcext:value-type="string">
            <text:p>H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PISAAL606368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8</text:p>
          </table:table-cell>
          <table:table-cell office:value-type="string" calcext:value-type="string">
            <text:p>140,5</text:p>
          </table:table-cell>
          <table:table-cell office:value-type="date" office:date-value="2012-11-28" calcext:value-type="date">
            <text:p>28/11/12</text:p>
          </table:table-cell>
          <table:table-cell office:value-type="string" calcext:value-type="string">
            <text:p>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7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CAJOLU650118</text:p>
          </table:table-cell>
          <table:table-cell office:value-type="string" calcext:value-type="string">
            <text:p>ER51 GUARU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3</text:p>
          </table:table-cell>
          <table:table-cell office:value-type="string" calcext:value-type="string">
            <text:p>163,0</text:p>
          </table:table-cell>
          <table:table-cell office:value-type="date" office:date-value="2012-03-21" calcext:value-type="date">
            <text:p>21/03/12</text:p>
          </table:table-cell>
          <table:table-cell office:value-type="string" calcext:value-type="string">
            <text:p>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DIJOMA606355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4</text:p>
          </table:table-cell>
          <table:table-cell office:value-type="string" calcext:value-type="string">
            <text:p>137,5</text:p>
          </table:table-cell>
          <table:table-cell office:value-type="date" office:date-value="2012-10-10" calcext:value-type="date">
            <text:p>10/10/12</text:p>
          </table:table-cell>
          <table:table-cell office:value-type="string" calcext:value-type="string">
            <text:p>H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SAFAAR550045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3</text:p>
          </table:table-cell>
          <table:table-cell office:value-type="string" calcext:value-type="string">
            <text:p>147,8</text:p>
          </table:table-cell>
          <table:table-cell office:value-type="date" office:date-value="2012-04-17" calcext:value-type="date">
            <text:p>17/04/12</text:p>
          </table:table-cell>
          <table:table-cell office:value-type="string" calcext:value-type="string">
            <text:p>M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7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UYUEDSE606467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6</text:p>
          </table:table-cell>
          <table:table-cell office:value-type="string" calcext:value-type="string">
            <text:p>143,4</text:p>
          </table:table-cell>
          <table:table-cell office:value-type="date" office:date-value="2012-05-04" calcext:value-type="date">
            <text:p>04/05/12</text:p>
          </table:table-cell>
          <table:table-cell office:value-type="string" calcext:value-type="string">
            <text:p>H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RPIPAAN650515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3</text:p>
          </table:table-cell>
          <table:table-cell office:value-type="string" calcext:value-type="string">
            <text:p>137,0</text:p>
          </table:table-cell>
          <table:table-cell office:value-type="date" office:date-value="2012-04-30" calcext:value-type="date">
            <text:p>30/04/12</text:p>
          </table:table-cell>
          <table:table-cell office:value-type="string" calcext:value-type="string">
            <text:p>H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7,9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UMAADJO606374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1</text:p>
          </table:table-cell>
          <table:table-cell office:value-type="string" calcext:value-type="string">
            <text:p>145,2</text:p>
          </table:table-cell>
          <table:table-cell office:value-type="date" office:date-value="2012-10-24" calcext:value-type="date">
            <text:p>24/10/12</text:p>
          </table:table-cell>
          <table:table-cell office:value-type="string" calcext:value-type="string">
            <text:p>H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2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UVIDOAL606463</text:p>
          </table:table-cell>
          <table:table-cell/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151,0</text:p>
          </table:table-cell>
          <table:table-cell office:value-type="date" office:date-value="2012-03-26" calcext:value-type="date">
            <text:p>26/03/12</text:p>
          </table:table-cell>
          <table:table-cell office:value-type="string" calcext:value-type="string">
            <text:p>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BUNAES606309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1</text:p>
          </table:table-cell>
          <table:table-cell office:value-type="string" calcext:value-type="string">
            <text:p>144,9</text:p>
          </table:table-cell>
          <table:table-cell office:value-type="date" office:date-value="2012-04-01" calcext:value-type="date">
            <text:p>01/04/12</text:p>
          </table:table-cell>
          <table:table-cell office:value-type="string" calcext:value-type="string">
            <text:p>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8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GAMAAL606316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3</text:p>
          </table:table-cell>
          <table:table-cell office:value-type="string" calcext:value-type="string">
            <text:p>156,5</text:p>
          </table:table-cell>
          <table:table-cell office:value-type="date" office:date-value="2012-06-01" calcext:value-type="date">
            <text:p>01/06/12</text:p>
          </table:table-cell>
          <table:table-cell office:value-type="string" calcext:value-type="string">
            <text:p>H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MIMA606357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4</text:p>
          </table:table-cell>
          <table:table-cell office:value-type="string" calcext:value-type="string">
            <text:p>139,0</text:p>
          </table:table-cell>
          <table:table-cell office:value-type="date" office:date-value="2012-10-25" calcext:value-type="date">
            <text:p>25/10/12</text:p>
          </table:table-cell>
          <table:table-cell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8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YALUGU606462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0</text:p>
          </table:table-cell>
          <table:table-cell office:value-type="string" calcext:value-type="string">
            <text:p>131,0</text:p>
          </table:table-cell>
          <table:table-cell office:value-type="date" office:date-value="2012-03-13" calcext:value-type="date">
            <text:p>13/03/12</text:p>
          </table:table-cell>
          <table:table-cell office:value-type="string" calcext:value-type="string">
            <text:p>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FIDAAL606467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9</text:p>
          </table:table-cell>
          <table:table-cell office:value-type="string" calcext:value-type="string">
            <text:p>143,2</text:p>
          </table:table-cell>
          <table:table-cell office:value-type="date" office:date-value="2012-04-06" calcext:value-type="date">
            <text:p>06/04/12</text:p>
          </table:table-cell>
          <table:table-cell office:value-type="string" calcext:value-type="string">
            <text:p>H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7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LOROSE650322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5</text:p>
          </table:table-cell>
          <table:table-cell office:value-type="string" calcext:value-type="string">
            <text:p>136,6</text:p>
          </table:table-cell>
          <table:table-cell office:value-type="date" office:date-value="2012-04-21" calcext:value-type="date">
            <text:p>21/04/12</text:p>
          </table:table-cell>
          <table:table-cell office:value-type="string" calcext:value-type="string">
            <text:p>H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4,9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RELEAN606346</text:p>
          </table:table-cell>
          <table:table-cell office:value-type="string" calcext:value-type="string">
            <text:p>ER51 GUARU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1</text:p>
          </table:table-cell>
          <table:table-cell office:value-type="string" calcext:value-type="string">
            <text:p>136,5</text:p>
          </table:table-cell>
          <table:table-cell office:value-type="date" office:date-value="2012-09-10" calcext:value-type="date">
            <text:p>10/09/12</text:p>
          </table:table-cell>
          <table:table-cell office:value-type="string" calcext:value-type="string">
            <text:p>H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9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HYUBR606359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4</text:p>
          </table:table-cell>
          <table:table-cell office:value-type="string" calcext:value-type="string">
            <text:p>152,0</text:p>
          </table:table-cell>
          <table:table-cell office:value-type="date" office:date-value="2012-04-26" calcext:value-type="date">
            <text:p>26/04/12</text:p>
          </table:table-cell>
          <table:table-cell office:value-type="string" calcext:value-type="string">
            <text:p>M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9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MADAAR172794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9</text:p>
          </table:table-cell>
          <table:table-cell office:value-type="string" calcext:value-type="string">
            <text:p>137,0</text:p>
          </table:table-cell>
          <table:table-cell office:value-type="date" office:date-value="2012-01-15" calcext:value-type="date">
            <text:p>15/01/12</text:p>
          </table:table-cell>
          <table:table-cell office:value-type="string" calcext:value-type="string">
            <text:p>H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5,9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PAJESE606460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</text:p>
          </table:table-cell>
          <table:table-cell office:value-type="string" calcext:value-type="string">
            <text:p>146,0</text:p>
          </table:table-cell>
          <table:table-cell office:value-type="date" office:date-value="2012-08-02" calcext:value-type="date">
            <text:p>02/08/12</text:p>
          </table:table-cell>
          <table:table-cell office:value-type="string" calcext:value-type="string">
            <text:p>H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1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ALJHAL606336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1</text:p>
          </table:table-cell>
          <table:table-cell office:value-type="string" calcext:value-type="string">
            <text:p>149,8</text:p>
          </table:table-cell>
          <table:table-cell office:value-type="date" office:date-value="2012-07-27" calcext:value-type="date">
            <text:p>27/07/12</text:p>
          </table:table-cell>
          <table:table-cell office:value-type="string" calcext:value-type="string">
            <text:p>H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CHLUAL606308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3</text:p>
          </table:table-cell>
          <table:table-cell office:value-type="string" calcext:value-type="string">
            <text:p>145,5</text:p>
          </table:table-cell>
          <table:table-cell office:value-type="date" office:date-value="2012-04-05" calcext:value-type="date">
            <text:p>05/04/12</text:p>
          </table:table-cell>
          <table:table-cell office:value-type="string" calcext:value-type="string">
            <text:p>H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5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DADAJA606362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0</text:p>
          </table:table-cell>
          <table:table-cell office:value-type="string" calcext:value-type="string">
            <text:p>152,0</text:p>
          </table:table-cell>
          <table:table-cell office:value-type="date" office:date-value="2012-10-30" calcext:value-type="date">
            <text:p>30/10/12</text:p>
          </table:table-cell>
          <table:table-cell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4,3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Emaciad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REANDA606323</text:p>
          </table:table-cell>
          <table:table-cell office:value-type="string" calcext:value-type="string">
            <text:p>ER15 VERGE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,0</text:p>
          </table:table-cell>
          <table:table-cell office:value-type="string" calcext:value-type="string">
            <text:p>153,6</text:p>
          </table:table-cell>
          <table:table-cell office:value-type="date" office:date-value="2012-05-29" calcext:value-type="date">
            <text:p>29/05/12</text:p>
          </table:table-cell>
          <table:table-cell office:value-type="string" calcext:value-type="string">
            <text:p>M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25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CHJHAL606317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0</text:p>
          </table:table-cell>
          <table:table-cell office:value-type="string" calcext:value-type="string">
            <text:p>141,1</text:p>
          </table:table-cell>
          <table:table-cell office:value-type="date" office:date-value="2012-05-20" calcext:value-type="date">
            <text:p>20/05/12</text:p>
          </table:table-cell>
          <table:table-cell office:value-type="string" calcext:value-type="string">
            <text:p>H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8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ASELST606465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8</text:p>
          </table:table-cell>
          <table:table-cell office:value-type="string" calcext:value-type="string">
            <text:p>134,4</text:p>
          </table:table-cell>
          <table:table-cell office:value-type="date" office:date-value="2012-04-23" calcext:value-type="date">
            <text:p>23/04/12</text:p>
          </table:table-cell>
          <table:table-cell office:value-type="string" calcext:value-type="string">
            <text:p>H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7,1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QUJHES606344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4</text:p>
          </table:table-cell>
          <table:table-cell office:value-type="string" calcext:value-type="string">
            <text:p>144,0</text:p>
          </table:table-cell>
          <table:table-cell office:value-type="date" office:date-value="2012-08-06" calcext:value-type="date">
            <text:p>06/08/12</text:p>
          </table:table-cell>
          <table:table-cell office:value-type="string" calcext:value-type="string">
            <text:p>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7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PILANA606350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1</text:p>
          </table:table-cell>
          <table:table-cell office:value-type="string" calcext:value-type="string">
            <text:p>143,5</text:p>
          </table:table-cell>
          <table:table-cell office:value-type="date" office:date-value="2012-09-08" calcext:value-type="date">
            <text:p>08/09/12</text:p>
          </table:table-cell>
          <table:table-cell office:value-type="string" calcext:value-type="string">
            <text:p>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8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CADIAL606322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,1</text:p>
          </table:table-cell>
          <table:table-cell office:value-type="string" calcext:value-type="string">
            <text:p>152,0</text:p>
          </table:table-cell>
          <table:table-cell office:value-type="date" office:date-value="2012-06-18" calcext:value-type="date">
            <text:p>18/06/12</text:p>
          </table:table-cell>
          <table:table-cell office:value-type="string" calcext:value-type="string">
            <text:p>H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OLCRAL145021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1</text:p>
          </table:table-cell>
          <table:table-cell office:value-type="string" calcext:value-type="string">
            <text:p>132,8</text:p>
          </table:table-cell>
          <table:table-cell office:value-type="date" office:date-value="2012-06-13" calcext:value-type="date">
            <text:p>13/06/12</text:p>
          </table:table-cell>
          <table:table-cell office:value-type="string" calcext:value-type="string">
            <text:p>H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FLPAAL651045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5</text:p>
          </table:table-cell>
          <table:table-cell office:value-type="string" calcext:value-type="string">
            <text:p>154,0</text:p>
          </table:table-cell>
          <table:table-cell office:value-type="date" office:date-value="2010-01-26" calcext:value-type="date">
            <text:p>26/01/10</text:p>
          </table:table-cell>
          <table:table-cell office:value-type="string" calcext:value-type="string">
            <text:p>H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FLWIDA651045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1</text:p>
          </table:table-cell>
          <table:table-cell office:value-type="string" calcext:value-type="string">
            <text:p>135,5</text:p>
          </table:table-cell>
          <table:table-cell office:value-type="date" office:date-value="2011-11-04" calcext:value-type="date">
            <text:p>04/11/11</text:p>
          </table:table-cell>
          <table:table-cell office:value-type="string" calcext:value-type="string">
            <text:p>H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8,0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UCAANJO606449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3</text:p>
          </table:table-cell>
          <table:table-cell office:value-type="string" calcext:value-type="string">
            <text:p>152,5</text:p>
          </table:table-cell>
          <table:table-cell office:value-type="date" office:date-value="2012-01-20" calcext:value-type="date">
            <text:p>20/01/12</text:p>
          </table:table-cell>
          <table:table-cell office:value-type="string" calcext:value-type="string">
            <text:p>H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4,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Emaciad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ZAJADA606341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8</text:p>
          </table:table-cell>
          <table:table-cell office:value-type="string" calcext:value-type="string">
            <text:p>138,9</text:p>
          </table:table-cell>
          <table:table-cell office:value-type="date" office:date-value="2012-04-05" calcext:value-type="date">
            <text:p>05/04/12</text:p>
          </table:table-cell>
          <table:table-cell office:value-type="string" calcext:value-type="string">
            <text:p>H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8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TAFRNA606307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4</text:p>
          </table:table-cell>
          <table:table-cell office:value-type="string" calcext:value-type="string">
            <text:p>147,2</text:p>
          </table:table-cell>
          <table:table-cell office:value-type="date" office:date-value="2012-04-27" calcext:value-type="date">
            <text:p>27/04/12</text:p>
          </table:table-cell>
          <table:table-cell office:value-type="string" calcext:value-type="string">
            <text:p>H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9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COEVSO606400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5</text:p>
          </table:table-cell>
          <table:table-cell office:value-type="string" calcext:value-type="string">
            <text:p>133,0</text:p>
          </table:table-cell>
          <table:table-cell office:value-type="date" office:date-value="2013-01-01" calcext:value-type="date">
            <text:p>01/01/13</text:p>
          </table:table-cell>
          <table:table-cell office:value-type="string" calcext:value-type="string">
            <text:p>M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ANAEL606446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2</text:p>
          </table:table-cell>
          <table:table-cell office:value-type="string" calcext:value-type="string">
            <text:p>158,4</text:p>
          </table:table-cell>
          <table:table-cell office:value-type="date" office:date-value="2012-01-30" calcext:value-type="date">
            <text:p>30/01/12</text:p>
          </table:table-cell>
          <table:table-cell office:value-type="string" calcext:value-type="string">
            <text:p>M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QUJOAD606450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0</text:p>
          </table:table-cell>
          <table:table-cell office:value-type="string" calcext:value-type="string">
            <text:p>148,1</text:p>
          </table:table-cell>
          <table:table-cell office:value-type="date" office:date-value="2012-01-18" calcext:value-type="date">
            <text:p>18/01/12</text:p>
          </table:table-cell>
          <table:table-cell office:value-type="string" calcext:value-type="string">
            <text:p>H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BRMA606464</text:p>
          </table:table-cell>
          <table:table-cell office:value-type="string" calcext:value-type="string">
            <text:p>ER15 SAN JORG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7</text:p>
          </table:table-cell>
          <table:table-cell office:value-type="string" calcext:value-type="string">
            <text:p>136,8</text:p>
          </table:table-cell>
          <table:table-cell office:value-type="date" office:date-value="2012-03-19" calcext:value-type="date">
            <text:p>19/03/12</text:p>
          </table:table-cell>
          <table:table-cell office:value-type="string" calcext:value-type="string">
            <text:p>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5,9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SHMI606342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2</text:p>
          </table:table-cell>
          <table:table-cell office:value-type="string" calcext:value-type="string">
            <text:p>142,9</text:p>
          </table:table-cell>
          <table:table-cell office:value-type="date" office:date-value="2012-06-07" calcext:value-type="date">
            <text:p>07/06/12</text:p>
          </table:table-cell>
          <table:table-cell office:value-type="string" calcext:value-type="string">
            <text:p>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7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QUEDJA606317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1</text:p>
          </table:table-cell>
          <table:table-cell office:value-type="string" calcext:value-type="string">
            <text:p>147,5</text:p>
          </table:table-cell>
          <table:table-cell office:value-type="date" office:date-value="2012-06-11" calcext:value-type="date">
            <text:p>11/06/12</text:p>
          </table:table-cell>
          <table:table-cell office:value-type="string" calcext:value-type="string">
            <text:p>H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7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SAMIAL155009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8</text:p>
          </table:table-cell>
          <table:table-cell office:value-type="string" calcext:value-type="string">
            <text:p>144,4</text:p>
          </table:table-cell>
          <table:table-cell office:value-type="date" office:date-value="2012-05-02" calcext:value-type="date">
            <text:p>02/05/12</text:p>
          </table:table-cell>
          <table:table-cell office:value-type="string" calcext:value-type="string">
            <text:p>M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GUHESE650154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,6</text:p>
          </table:table-cell>
          <table:table-cell office:value-type="string" calcext:value-type="string">
            <text:p>160,2</text:p>
          </table:table-cell>
          <table:table-cell office:value-type="date" office:date-value="2012-01-12" calcext:value-type="date">
            <text:p>12/01/12</text:p>
          </table:table-cell>
          <table:table-cell office:value-type="string" calcext:value-type="string">
            <text:p>H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24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PIMAAL606358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1</text:p>
          </table:table-cell>
          <table:table-cell office:value-type="string" calcext:value-type="string">
            <text:p>142,0</text:p>
          </table:table-cell>
          <table:table-cell office:value-type="date" office:date-value="2012-12-09" calcext:value-type="date">
            <text:p>09/12/12</text:p>
          </table:table-cell>
          <table:table-cell office:value-type="string" calcext:value-type="string">
            <text:p>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8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YUJHAL606348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5</text:p>
          </table:table-cell>
          <table:table-cell office:value-type="string" calcext:value-type="string">
            <text:p>149,0</text:p>
          </table:table-cell>
          <table:table-cell office:value-type="date" office:date-value="2012-08-07" calcext:value-type="date">
            <text:p>07/08/12</text:p>
          </table:table-cell>
          <table:table-cell office:value-type="string" calcext:value-type="string">
            <text:p>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4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VADAPA606314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,2</text:p>
          </table:table-cell>
          <table:table-cell office:value-type="string" calcext:value-type="string">
            <text:p>150,0</text:p>
          </table:table-cell>
          <table:table-cell office:value-type="date" office:date-value="2012-01-08" calcext:value-type="date">
            <text:p>08/01/12</text:p>
          </table:table-cell>
          <table:table-cell office:value-type="string" calcext:value-type="string">
            <text:p>H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30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SAJUJO110622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6</text:p>
          </table:table-cell>
          <table:table-cell office:value-type="string" calcext:value-type="string">
            <text:p>142,0</text:p>
          </table:table-cell>
          <table:table-cell office:value-type="date" office:date-value="2012-09-01" calcext:value-type="date">
            <text:p>01/09/12</text:p>
          </table:table-cell>
          <table:table-cell office:value-type="string" calcext:value-type="string">
            <text:p>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2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ALEJA606345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2</text:p>
          </table:table-cell>
          <table:table-cell office:value-type="string" calcext:value-type="string">
            <text:p>147,5</text:p>
          </table:table-cell>
          <table:table-cell office:value-type="date" office:date-value="2012-06-20" calcext:value-type="date">
            <text:p>20/06/12</text:p>
          </table:table-cell>
          <table:table-cell office:value-type="string" calcext:value-type="string">
            <text:p>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8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LLFASE650372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9</text:p>
          </table:table-cell>
          <table:table-cell office:value-type="string" calcext:value-type="string">
            <text:p>139,5</text:p>
          </table:table-cell>
          <table:table-cell office:value-type="date" office:date-value="2012-11-24" calcext:value-type="date">
            <text:p>24/11/12</text:p>
          </table:table-cell>
          <table:table-cell office:value-type="string" calcext:value-type="string">
            <text:p>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2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EKEPA650159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7</text:p>
          </table:table-cell>
          <table:table-cell office:value-type="string" calcext:value-type="string">
            <text:p>147,4</text:p>
          </table:table-cell>
          <table:table-cell office:value-type="date" office:date-value="2012-03-01" calcext:value-type="date">
            <text:p>01/03/12</text:p>
          </table:table-cell>
          <table:table-cell office:value-type="string" calcext:value-type="string">
            <text:p>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8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SHJAIV606288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4</text:p>
          </table:table-cell>
          <table:table-cell office:value-type="string" calcext:value-type="string">
            <text:p>140,7</text:p>
          </table:table-cell>
          <table:table-cell office:value-type="date" office:date-value="2011-03-24" calcext:value-type="date">
            <text:p>24/03/11</text:p>
          </table:table-cell>
          <table:table-cell office:value-type="string" calcext:value-type="string">
            <text:p>H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8,9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GOYAAL606306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12-05-06" calcext:value-type="date">
            <text:p>06/05/12</text:p>
          </table:table-cell>
          <table:table-cell office:value-type="string" calcext:value-type="string">
            <text:p>M</text:p>
          </table:table-cell>
          <table:table-cell office:value-type="float" office:value="148" calcext:value-type="float">
            <text:p>1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MOANPA650173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4</text:p>
          </table:table-cell>
          <table:table-cell office:value-type="string" calcext:value-type="string">
            <text:p>151,4</text:p>
          </table:table-cell>
          <table:table-cell office:value-type="date" office:date-value="2012-04-15" calcext:value-type="date">
            <text:p>15/04/12</text:p>
          </table:table-cell>
          <table:table-cell office:value-type="string" calcext:value-type="string">
            <text:p>M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TAJADI606315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2</text:p>
          </table:table-cell>
          <table:table-cell office:value-type="string" calcext:value-type="string">
            <text:p>153,1</text:p>
          </table:table-cell>
          <table:table-cell office:value-type="date" office:date-value="2012-05-17" calcext:value-type="date">
            <text:p>17/05/12</text:p>
          </table:table-cell>
          <table:table-cell office:value-type="string" calcext:value-type="string">
            <text:p>H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HUANJO606358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5</text:p>
          </table:table-cell>
          <table:table-cell office:value-type="string" calcext:value-type="string">
            <text:p>148,5</text:p>
          </table:table-cell>
          <table:table-cell office:value-type="date" office:date-value="2012-10-01" calcext:value-type="date">
            <text:p>01/10/12</text:p>
          </table:table-cell>
          <table:table-cell office:value-type="string" calcext:value-type="string">
            <text:p>H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3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CHANSA606355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7</text:p>
          </table:table-cell>
          <table:table-cell office:value-type="string" calcext:value-type="string">
            <text:p>153,2</text:p>
          </table:table-cell>
          <table:table-cell office:value-type="date" office:date-value="2012-10-19" calcext:value-type="date">
            <text:p>19/10/12</text:p>
          </table:table-cell>
          <table:table-cell office:value-type="string" calcext:value-type="string">
            <text:p>H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NUANSE650109</text:p>
          </table:table-cell>
          <table:table-cell office:value-type="string" calcext:value-type="string">
            <text:p>ER51 GUARU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6</text:p>
          </table:table-cell>
          <table:table-cell office:value-type="string" calcext:value-type="string">
            <text:p>142,9</text:p>
          </table:table-cell>
          <table:table-cell office:value-type="date" office:date-value="2012-02-03" calcext:value-type="date">
            <text:p>03/02/12</text:p>
          </table:table-cell>
          <table:table-cell office:value-type="string" calcext:value-type="string">
            <text:p>H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5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PIKEIS235049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8</text:p>
          </table:table-cell>
          <table:table-cell office:value-type="string" calcext:value-type="string">
            <text:p>152,4</text:p>
          </table:table-cell>
          <table:table-cell office:value-type="date" office:date-value="2012-07-02" calcext:value-type="date">
            <text:p>02/07/12</text:p>
          </table:table-cell>
          <table:table-cell office:value-type="string" calcext:value-type="string">
            <text:p>H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RAMAES650299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0</text:p>
          </table:table-cell>
          <table:table-cell office:value-type="string" calcext:value-type="string">
            <text:p>150,6</text:p>
          </table:table-cell>
          <table:table-cell office:value-type="date" office:date-value="2012-02-08" calcext:value-type="date">
            <text:p>08/02/12</text:p>
          </table:table-cell>
          <table:table-cell office:value-type="string" calcext:value-type="string">
            <text:p>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0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UYUME650542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0</text:p>
          </table:table-cell>
          <table:table-cell office:value-type="string" calcext:value-type="string">
            <text:p>133,9</text:p>
          </table:table-cell>
          <table:table-cell office:value-type="date" office:date-value="2011-10-03" calcext:value-type="date">
            <text:p>03/10/11</text:p>
          </table:table-cell>
          <table:table-cell office:value-type="string" calcext:value-type="string">
            <text:p>M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5,1</text:p>
          </table:table-cell>
          <table:table-cell office:value-type="string" calcext:value-type="string">
            <text:p>Baja Talla Sever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TIKAMI606354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3</text:p>
          </table:table-cell>
          <table:table-cell office:value-type="string" calcext:value-type="string">
            <text:p>140,5</text:p>
          </table:table-cell>
          <table:table-cell office:value-type="date" office:date-value="2012-10-26" calcext:value-type="date">
            <text:p>26/10/12</text:p>
          </table:table-cell>
          <table:table-cell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7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LLNEXI650505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0</text:p>
          </table:table-cell>
          <table:table-cell office:value-type="string" calcext:value-type="string">
            <text:p>139,2</text:p>
          </table:table-cell>
          <table:table-cell office:value-type="date" office:date-value="2012-09-12" calcext:value-type="date">
            <text:p>12/09/12</text:p>
          </table:table-cell>
          <table:table-cell office:value-type="string" calcext:value-type="string">
            <text:p>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8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LLKEEL606364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,4</text:p>
          </table:table-cell>
          <table:table-cell office:value-type="string" calcext:value-type="string">
            <text:p>153,7</text:p>
          </table:table-cell>
          <table:table-cell office:value-type="date" office:date-value="2012-11-08" calcext:value-type="date">
            <text:p>08/11/12</text:p>
          </table:table-cell>
          <table:table-cell office:value-type="string" calcext:value-type="string">
            <text:p>M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6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LLYUIS606330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0</text:p>
          </table:table-cell>
          <table:table-cell office:value-type="string" calcext:value-type="string">
            <text:p>144,6</text:p>
          </table:table-cell>
          <table:table-cell office:value-type="date" office:date-value="2012-07-26" calcext:value-type="date">
            <text:p>26/07/12</text:p>
          </table:table-cell>
          <table:table-cell office:value-type="string" calcext:value-type="string">
            <text:p>M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6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GUANMA606324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8</text:p>
          </table:table-cell>
          <table:table-cell office:value-type="string" calcext:value-type="string">
            <text:p>142,5</text:p>
          </table:table-cell>
          <table:table-cell office:value-type="date" office:date-value="2012-06-23" calcext:value-type="date">
            <text:p>23/06/12</text:p>
          </table:table-cell>
          <table:table-cell office:value-type="string" calcext:value-type="string">
            <text:p>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22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PALAAM650090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5</text:p>
          </table:table-cell>
          <table:table-cell office:value-type="string" calcext:value-type="string">
            <text:p>145,0</text:p>
          </table:table-cell>
          <table:table-cell office:value-type="date" office:date-value="2012-11-09" calcext:value-type="date">
            <text:p>09/11/12</text:p>
          </table:table-cell>
          <table:table-cell office:value-type="string" calcext:value-type="string">
            <text:p>M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4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GUDARI650590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1</text:p>
          </table:table-cell>
          <table:table-cell office:value-type="string" calcext:value-type="string">
            <text:p>146,0</text:p>
          </table:table-cell>
          <table:table-cell office:value-type="date" office:date-value="2010-09-27" calcext:value-type="date">
            <text:p>27/09/10</text:p>
          </table:table-cell>
          <table:table-cell office:value-type="string" calcext:value-type="string">
            <text:p>H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LCHCAMI606458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6</text:p>
          </table:table-cell>
          <table:table-cell office:value-type="string" calcext:value-type="string">
            <text:p>151,8</text:p>
          </table:table-cell>
          <table:table-cell office:value-type="date" office:date-value="2012-02-28" calcext:value-type="date">
            <text:p>28/02/12</text:p>
          </table:table-cell>
          <table:table-cell office:value-type="string" calcext:value-type="string">
            <text:p>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ABRIT650240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3</text:p>
          </table:table-cell>
          <table:table-cell office:value-type="string" calcext:value-type="string">
            <text:p>151,5</text:p>
          </table:table-cell>
          <table:table-cell office:value-type="date" office:date-value="2012-03-15" calcext:value-type="date">
            <text:p>15/03/12</text:p>
          </table:table-cell>
          <table:table-cell office:value-type="string" calcext:value-type="string">
            <text:p>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CHBEAY606459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5</text:p>
          </table:table-cell>
          <table:table-cell office:value-type="string" calcext:value-type="string">
            <text:p>138,8</text:p>
          </table:table-cell>
          <table:table-cell office:value-type="date" office:date-value="2012-03-08" calcext:value-type="date">
            <text:p>08/03/12</text:p>
          </table:table-cell>
          <table:table-cell office:value-type="string" calcext:value-type="string">
            <text:p>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ELETECU606467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8</text:p>
          </table:table-cell>
          <table:table-cell office:value-type="string" calcext:value-type="string">
            <text:p>134,0</text:p>
          </table:table-cell>
          <table:table-cell office:value-type="date" office:date-value="2012-05-03" calcext:value-type="date">
            <text:p>03/05/12</text:p>
          </table:table-cell>
          <table:table-cell office:value-type="string" calcext:value-type="string">
            <text:p>H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PEEDSE172978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6</text:p>
          </table:table-cell>
          <table:table-cell office:value-type="string" calcext:value-type="string">
            <text:p>138,5</text:p>
          </table:table-cell>
          <table:table-cell office:value-type="date" office:date-value="2012-10-19" calcext:value-type="date">
            <text:p>19/10/12</text:p>
          </table:table-cell>
          <table:table-cell office:value-type="string" calcext:value-type="string">
            <text:p>H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UWIAN175625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2</text:p>
          </table:table-cell>
          <table:table-cell office:value-type="string" calcext:value-type="string">
            <text:p>149,5</text:p>
          </table:table-cell>
          <table:table-cell office:value-type="date" office:date-value="2012-10-15" calcext:value-type="date">
            <text:p>15/10/12</text:p>
          </table:table-cell>
          <table:table-cell office:value-type="string" calcext:value-type="string">
            <text:p>H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SIYABE606361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,3</text:p>
          </table:table-cell>
          <table:table-cell office:value-type="string" calcext:value-type="string">
            <text:p>152,1</text:p>
          </table:table-cell>
          <table:table-cell office:value-type="date" office:date-value="2012-11-05" calcext:value-type="date">
            <text:p>05/11/12</text:p>
          </table:table-cell>
          <table:table-cell office:value-type="string" calcext:value-type="string">
            <text:p>M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5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CHCASA606457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3</text:p>
          </table:table-cell>
          <table:table-cell office:value-type="string" calcext:value-type="string">
            <text:p>148,1</text:p>
          </table:table-cell>
          <table:table-cell office:value-type="date" office:date-value="2012-02-21" calcext:value-type="date">
            <text:p>21/02/12</text:p>
          </table:table-cell>
          <table:table-cell office:value-type="string" calcext:value-type="string">
            <text:p>H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AJODA650466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,8</text:p>
          </table:table-cell>
          <table:table-cell office:value-type="string" calcext:value-type="string">
            <text:p>152,5</text:p>
          </table:table-cell>
          <table:table-cell office:value-type="date" office:date-value="2012-01-16" calcext:value-type="date">
            <text:p>16/01/12</text:p>
          </table:table-cell>
          <table:table-cell office:value-type="string" calcext:value-type="string">
            <text:p>H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26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UJEAB606468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,5</text:p>
          </table:table-cell>
          <table:table-cell office:value-type="string" calcext:value-type="string">
            <text:p>161,4</text:p>
          </table:table-cell>
          <table:table-cell office:value-type="date" office:date-value="2012-04-10" calcext:value-type="date">
            <text:p>10/04/12</text:p>
          </table:table-cell>
          <table:table-cell office:value-type="string" calcext:value-type="string">
            <text:p>M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ASCRAL606360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2</text:p>
          </table:table-cell>
          <table:table-cell office:value-type="string" calcext:value-type="string">
            <text:p>131,0</text:p>
          </table:table-cell>
          <table:table-cell office:value-type="date" office:date-value="2012-09-18" calcext:value-type="date">
            <text:p>18/09/12</text:p>
          </table:table-cell>
          <table:table-cell office:value-type="string" calcext:value-type="string">
            <text:p>H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8,8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PAKAJO650180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7</text:p>
          </table:table-cell>
          <table:table-cell office:value-type="string" calcext:value-type="string">
            <text:p>142,7</text:p>
          </table:table-cell>
          <table:table-cell office:value-type="date" office:date-value="2012-02-16" calcext:value-type="date">
            <text:p>16/02/12</text:p>
          </table:table-cell>
          <table:table-cell office:value-type="string" calcext:value-type="string">
            <text:p>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6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CAADSC606318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5</text:p>
          </table:table-cell>
          <table:table-cell office:value-type="string" calcext:value-type="string">
            <text:p>140,6</text:p>
          </table:table-cell>
          <table:table-cell office:value-type="date" office:date-value="2012-06-19" calcext:value-type="date">
            <text:p>19/06/12</text:p>
          </table:table-cell>
          <table:table-cell office:value-type="string" calcext:value-type="string">
            <text:p>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EGAGAMA650232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,6</text:p>
          </table:table-cell>
          <table:table-cell office:value-type="string" calcext:value-type="string">
            <text:p>139,2</text:p>
          </table:table-cell>
          <table:table-cell office:value-type="date" office:date-value="2012-12-17" calcext:value-type="date">
            <text:p>17/12/12</text:p>
          </table:table-cell>
          <table:table-cell office:value-type="string" calcext:value-type="string">
            <text:p>M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20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UREJOSE606361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0</text:p>
          </table:table-cell>
          <table:table-cell office:value-type="string" calcext:value-type="string">
            <text:p>138,9</text:p>
          </table:table-cell>
          <table:table-cell office:value-type="date" office:date-value="2012-07-26" calcext:value-type="date">
            <text:p>26/07/12</text:p>
          </table:table-cell>
          <table:table-cell office:value-type="string" calcext:value-type="string">
            <text:p>H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9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QULUMI606310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3</text:p>
          </table:table-cell>
          <table:table-cell office:value-type="string" calcext:value-type="string">
            <text:p>140,6</text:p>
          </table:table-cell>
          <table:table-cell office:value-type="date" office:date-value="2012-05-03" calcext:value-type="date">
            <text:p>03/05/12</text:p>
          </table:table-cell>
          <table:table-cell office:value-type="string" calcext:value-type="string">
            <text:p>H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7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ICAVL650466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,8</text:p>
          </table:table-cell>
          <table:table-cell office:value-type="string" calcext:value-type="string">
            <text:p>161,0</text:p>
          </table:table-cell>
          <table:table-cell office:value-type="date" office:date-value="2011-10-31" calcext:value-type="date">
            <text:p>31/10/11</text:p>
          </table:table-cell>
          <table:table-cell office:value-type="string" calcext:value-type="string">
            <text:p>H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23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ALKEAL650439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2</text:p>
          </table:table-cell>
          <table:table-cell office:value-type="string" calcext:value-type="string">
            <text:p>148,5</text:p>
          </table:table-cell>
          <table:table-cell office:value-type="date" office:date-value="2010-12-23" calcext:value-type="date">
            <text:p>23/12/10</text:p>
          </table:table-cell>
          <table:table-cell office:value-type="string" calcext:value-type="string">
            <text:p>H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QUSAJA650466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9</text:p>
          </table:table-cell>
          <table:table-cell office:value-type="string" calcext:value-type="string">
            <text:p>151,5</text:p>
          </table:table-cell>
          <table:table-cell office:value-type="date" office:date-value="2012-02-15" calcext:value-type="date">
            <text:p>15/02/12</text:p>
          </table:table-cell>
          <table:table-cell office:value-type="string" calcext:value-type="string">
            <text:p>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17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FLSHJO650413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4</text:p>
          </table:table-cell>
          <table:table-cell office:value-type="string" calcext:value-type="string">
            <text:p>150,0</text:p>
          </table:table-cell>
          <table:table-cell office:value-type="date" office:date-value="2011-05-31" calcext:value-type="date">
            <text:p>31/05/11</text:p>
          </table:table-cell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6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MAEDDA650466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2</text:p>
          </table:table-cell>
          <table:table-cell office:value-type="string" calcext:value-type="string">
            <text:p>145,0</text:p>
          </table:table-cell>
          <table:table-cell office:value-type="date" office:date-value="2010-07-24" calcext:value-type="date">
            <text:p>24/07/10</text:p>
          </table:table-cell>
          <table:table-cell office:value-type="string" calcext:value-type="string">
            <text:p>H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QULICA606440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9</text:p>
          </table:table-cell>
          <table:table-cell office:value-type="string" calcext:value-type="string">
            <text:p>158,0</text:p>
          </table:table-cell>
          <table:table-cell office:value-type="date" office:date-value="2011-12-18" calcext:value-type="date">
            <text:p>18/12/11</text:p>
          </table:table-cell>
          <table:table-cell office:value-type="string" calcext:value-type="string">
            <text:p>M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9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SIGIMO606466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1</text:p>
          </table:table-cell>
          <table:table-cell office:value-type="string" calcext:value-type="string">
            <text:p>154,6</text:p>
          </table:table-cell>
          <table:table-cell office:value-type="date" office:date-value="2010-04-24" calcext:value-type="date">
            <text:p>24/04/10</text:p>
          </table:table-cell>
          <table:table-cell office:value-type="string" calcext:value-type="string">
            <text:p>M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15,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Emaciad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QUAYCA606482</text:p>
          </table:table-cell>
          <table:table-cell office:value-type="string" calcext:value-type="string">
            <text:p>ER45 RUMICRUZ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4</text:p>
          </table:table-cell>
          <table:table-cell office:value-type="string" calcext:value-type="string">
            <text:p>145,5</text:p>
          </table:table-cell>
          <table:table-cell office:value-type="date" office:date-value="2010-11-08" calcext:value-type="date">
            <text:p>08/11/10</text:p>
          </table:table-cell>
          <table:table-cell office:value-type="string" calcext:value-type="string">
            <text:p>M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9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QUGEJA650488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,4</text:p>
          </table:table-cell>
          <table:table-cell office:value-type="string" calcext:value-type="string">
            <text:p>154,3</text:p>
          </table:table-cell>
          <table:table-cell office:value-type="date" office:date-value="2010-11-05" calcext:value-type="date">
            <text:p>05/11/10</text:p>
          </table:table-cell>
          <table:table-cell office:value-type="string" calcext:value-type="string">
            <text:p>M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7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MOMIES650336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9</text:p>
          </table:table-cell>
          <table:table-cell office:value-type="string" calcext:value-type="string">
            <text:p>146,0</text:p>
          </table:table-cell>
          <table:table-cell office:value-type="date" office:date-value="2011-11-05" calcext:value-type="date">
            <text:p>05/11/11</text:p>
          </table:table-cell>
          <table:table-cell office:value-type="string" calcext:value-type="string">
            <text:p>M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22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QUALWI606541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2</text:p>
          </table:table-cell>
          <table:table-cell office:value-type="string" calcext:value-type="string">
            <text:p>149,0</text:p>
          </table:table-cell>
          <table:table-cell office:value-type="date" office:date-value="2010-11-25" calcext:value-type="date">
            <text:p>25/11/10</text:p>
          </table:table-cell>
          <table:table-cell office:value-type="string" calcext:value-type="string">
            <text:p>H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CRERO650478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1</text:p>
          </table:table-cell>
          <table:table-cell office:value-type="string" calcext:value-type="string">
            <text:p>145,0</text:p>
          </table:table-cell>
          <table:table-cell office:value-type="date" office:date-value="2011-07-12" calcext:value-type="date">
            <text:p>12/07/11</text:p>
          </table:table-cell>
          <table:table-cell office:value-type="string" calcext:value-type="string">
            <text:p>H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0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PAARCR606488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8</text:p>
          </table:table-cell>
          <table:table-cell office:value-type="string" calcext:value-type="string">
            <text:p>148,6</text:p>
          </table:table-cell>
          <table:table-cell office:value-type="date" office:date-value="2010-11-21" calcext:value-type="date">
            <text:p>21/11/10</text:p>
          </table:table-cell>
          <table:table-cell office:value-type="string" calcext:value-type="string">
            <text:p>M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2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CHSEED606399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5</text:p>
          </table:table-cell>
          <table:table-cell office:value-type="string" calcext:value-type="string">
            <text:p>158,6</text:p>
          </table:table-cell>
          <table:table-cell office:value-type="date" office:date-value="2011-02-12" calcext:value-type="date">
            <text:p>12/02/11</text:p>
          </table:table-cell>
          <table:table-cell office:value-type="string" calcext:value-type="string">
            <text:p>H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2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CUGEDA172802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0</text:p>
          </table:table-cell>
          <table:table-cell office:value-type="string" calcext:value-type="string">
            <text:p>153,0</text:p>
          </table:table-cell>
          <table:table-cell office:value-type="date" office:date-value="2011-01-13" calcext:value-type="date">
            <text:p>13/01/11</text:p>
          </table:table-cell>
          <table:table-cell office:value-type="string" calcext:value-type="string">
            <text:p>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3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LAALEL650025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0</text:p>
          </table:table-cell>
          <table:table-cell office:value-type="string" calcext:value-type="string">
            <text:p>144,5</text:p>
          </table:table-cell>
          <table:table-cell office:value-type="date" office:date-value="2011-06-15" calcext:value-type="date">
            <text:p>15/06/11</text:p>
          </table:table-cell>
          <table:table-cell office:value-type="string" calcext:value-type="string">
            <text:p>M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9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FEYEAN650444</text:p>
          </table:table-cell>
          <table:table-cell office:value-type="string" calcext:value-type="string">
            <text:p>ER51 GUARU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0</text:p>
          </table:table-cell>
          <table:table-cell office:value-type="string" calcext:value-type="string">
            <text:p>144,5</text:p>
          </table:table-cell>
          <table:table-cell office:value-type="date" office:date-value="2010-09-23" calcext:value-type="date">
            <text:p>23/09/10</text:p>
          </table:table-cell>
          <table:table-cell office:value-type="string" calcext:value-type="string">
            <text:p>M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6,8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CRADJA172850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,1</text:p>
          </table:table-cell>
          <table:table-cell office:value-type="string" calcext:value-type="string">
            <text:p>144,1</text:p>
          </table:table-cell>
          <table:table-cell office:value-type="date" office:date-value="2011-01-11" calcext:value-type="date">
            <text:p>11/01/11</text:p>
          </table:table-cell>
          <table:table-cell office:value-type="string" calcext:value-type="string">
            <text:p>H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8,8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UGUDEAL606490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2</text:p>
          </table:table-cell>
          <table:table-cell office:value-type="string" calcext:value-type="string">
            <text:p>142,5</text:p>
          </table:table-cell>
          <table:table-cell office:value-type="date" office:date-value="2011-11-14" calcext:value-type="date">
            <text:p>14/11/11</text:p>
          </table:table-cell>
          <table:table-cell office:value-type="string" calcext:value-type="string">
            <text:p>H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LEEDVI250276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8</text:p>
          </table:table-cell>
          <table:table-cell office:value-type="string" calcext:value-type="string">
            <text:p>142,6</text:p>
          </table:table-cell>
          <table:table-cell office:value-type="date" office:date-value="2011-01-23" calcext:value-type="date">
            <text:p>23/01/11</text:p>
          </table:table-cell>
          <table:table-cell office:value-type="string" calcext:value-type="string">
            <text:p>H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LEJHSE650142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4</text:p>
          </table:table-cell>
          <table:table-cell office:value-type="string" calcext:value-type="string">
            <text:p>149,4</text:p>
          </table:table-cell>
          <table:table-cell office:value-type="date" office:date-value="2011-11-22" calcext:value-type="date">
            <text:p>22/11/11</text:p>
          </table:table-cell>
          <table:table-cell office:value-type="string" calcext:value-type="string">
            <text:p>H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9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QUBRST606458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,5</text:p>
          </table:table-cell>
          <table:table-cell office:value-type="string" calcext:value-type="string">
            <text:p>151,1</text:p>
          </table:table-cell>
          <table:table-cell office:value-type="date" office:date-value="2011-02-22" calcext:value-type="date">
            <text:p>22/02/11</text:p>
          </table:table-cell>
          <table:table-cell office:value-type="string" calcext:value-type="string">
            <text:p>H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9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UEVNO606463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0</text:p>
          </table:table-cell>
          <table:table-cell office:value-type="string" calcext:value-type="string">
            <text:p>149,6</text:p>
          </table:table-cell>
          <table:table-cell office:value-type="date" office:date-value="2011-09-25" calcext:value-type="date">
            <text:p>25/09/11</text:p>
          </table:table-cell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1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REDOPA650247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8</text:p>
          </table:table-cell>
          <table:table-cell office:value-type="string" calcext:value-type="string">
            <text:p>155,0</text:p>
          </table:table-cell>
          <table:table-cell office:value-type="date" office:date-value="2011-01-13" calcext:value-type="date">
            <text:p>13/01/11</text:p>
          </table:table-cell>
          <table:table-cell office:value-type="string" calcext:value-type="string">
            <text:p>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7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CAEMJA150045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,3</text:p>
          </table:table-cell>
          <table:table-cell office:value-type="string" calcext:value-type="string">
            <text:p>150,1</text:p>
          </table:table-cell>
          <table:table-cell office:value-type="date" office:date-value="2011-06-26" calcext:value-type="date">
            <text:p>26/06/11</text:p>
          </table:table-cell>
          <table:table-cell office:value-type="string" calcext:value-type="string">
            <text:p>M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29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YUSEAL650105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7</text:p>
          </table:table-cell>
          <table:table-cell office:value-type="string" calcext:value-type="string">
            <text:p>153,0</text:p>
          </table:table-cell>
          <table:table-cell office:value-type="date" office:date-value="2011-04-18" calcext:value-type="date">
            <text:p>18/04/11</text:p>
          </table:table-cell>
          <table:table-cell office:value-type="string" calcext:value-type="string">
            <text:p>H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ZAJAAN955593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2</text:p>
          </table:table-cell>
          <table:table-cell office:value-type="string" calcext:value-type="string">
            <text:p>170,5</text:p>
          </table:table-cell>
          <table:table-cell office:value-type="date" office:date-value="2010-09-18" calcext:value-type="date">
            <text:p>18/09/10</text:p>
          </table:table-cell>
          <table:table-cell office:value-type="string" calcext:value-type="string">
            <text:p>H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CAGINA650504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0</text:p>
          </table:table-cell>
          <table:table-cell office:value-type="string" calcext:value-type="string">
            <text:p>152,5</text:p>
          </table:table-cell>
          <table:table-cell office:value-type="date" office:date-value="2010-09-12" calcext:value-type="date">
            <text:p>12/09/10</text:p>
          </table:table-cell>
          <table:table-cell office:value-type="string" calcext:value-type="string">
            <text:p>M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9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MOANCA650470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7</text:p>
          </table:table-cell>
          <table:table-cell office:value-type="string" calcext:value-type="string">
            <text:p>146,6</text:p>
          </table:table-cell>
          <table:table-cell office:value-type="date" office:date-value="2011-07-07" calcext:value-type="date">
            <text:p>07/07/11</text:p>
          </table:table-cell>
          <table:table-cell office:value-type="string" calcext:value-type="string">
            <text:p>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9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LLEDJA650470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1</text:p>
          </table:table-cell>
          <table:table-cell office:value-type="string" calcext:value-type="string">
            <text:p>136,6</text:p>
          </table:table-cell>
          <table:table-cell office:value-type="date" office:date-value="2011-10-28" calcext:value-type="date">
            <text:p>28/10/11</text:p>
          </table:table-cell>
          <table:table-cell office:value-type="string" calcext:value-type="string">
            <text:p>H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CAJHGU650476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6</text:p>
          </table:table-cell>
          <table:table-cell office:value-type="string" calcext:value-type="string">
            <text:p>155,0</text:p>
          </table:table-cell>
          <table:table-cell office:value-type="date" office:date-value="2011-06-23" calcext:value-type="date">
            <text:p>23/06/11</text:p>
          </table:table-cell>
          <table:table-cell office:value-type="string" calcext:value-type="string">
            <text:p>H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22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AALSE650466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1</text:p>
          </table:table-cell>
          <table:table-cell office:value-type="string" calcext:value-type="string">
            <text:p>144,0</text:p>
          </table:table-cell>
          <table:table-cell office:value-type="date" office:date-value="2011-07-24" calcext:value-type="date">
            <text:p>24/07/11</text:p>
          </table:table-cell>
          <table:table-cell office:value-type="string" calcext:value-type="string">
            <text:p>H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7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LEANBE650466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,4</text:p>
          </table:table-cell>
          <table:table-cell office:value-type="string" calcext:value-type="string">
            <text:p>144,1</text:p>
          </table:table-cell>
          <table:table-cell office:value-type="date" office:date-value="2011-02-23" calcext:value-type="date">
            <text:p>23/02/11</text:p>
          </table:table-cell>
          <table:table-cell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BABEBE220028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0</text:p>
          </table:table-cell>
          <table:table-cell office:value-type="string" calcext:value-type="string">
            <text:p>149,5</text:p>
          </table:table-cell>
          <table:table-cell office:value-type="date" office:date-value="2011-05-09" calcext:value-type="date">
            <text:p>09/05/11</text:p>
          </table:table-cell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2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DADASE065044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0</text:p>
          </table:table-cell>
          <table:table-cell office:value-type="string" calcext:value-type="string">
            <text:p>155,1</text:p>
          </table:table-cell>
          <table:table-cell office:value-type="date" office:date-value="2011-10-19" calcext:value-type="date">
            <text:p>19/10/11</text:p>
          </table:table-cell>
          <table:table-cell office:value-type="string" calcext:value-type="string">
            <text:p>H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SUJOJA065046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4</text:p>
          </table:table-cell>
          <table:table-cell office:value-type="string" calcext:value-type="string">
            <text:p>147,2</text:p>
          </table:table-cell>
          <table:table-cell office:value-type="date" office:date-value="2011-12-09" calcext:value-type="date">
            <text:p>09/12/11</text:p>
          </table:table-cell>
          <table:table-cell office:value-type="string" calcext:value-type="string">
            <text:p>H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OJOSC065043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1</text:p>
          </table:table-cell>
          <table:table-cell office:value-type="string" calcext:value-type="string">
            <text:p>148,0</text:p>
          </table:table-cell>
          <table:table-cell office:value-type="date" office:date-value="2011-08-16" calcext:value-type="date">
            <text:p>16/08/11</text:p>
          </table:table-cell>
          <table:table-cell office:value-type="string" calcext:value-type="string">
            <text:p>M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8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PIJHAL065046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,8</text:p>
          </table:table-cell>
          <table:table-cell office:value-type="string" calcext:value-type="string">
            <text:p>154,6</text:p>
          </table:table-cell>
          <table:table-cell office:value-type="date" office:date-value="2010-11-17" calcext:value-type="date">
            <text:p>17/11/10</text:p>
          </table:table-cell>
          <table:table-cell office:value-type="string" calcext:value-type="string">
            <text:p>H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6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MUERPA060635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7</text:p>
          </table:table-cell>
          <table:table-cell office:value-type="string" calcext:value-type="string">
            <text:p>136,6</text:p>
          </table:table-cell>
          <table:table-cell office:value-type="date" office:date-value="2011-10-15" calcext:value-type="date">
            <text:p>15/10/11</text:p>
          </table:table-cell>
          <table:table-cell office:value-type="string" calcext:value-type="string">
            <text:p>H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GUMAJO065048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3</text:p>
          </table:table-cell>
          <table:table-cell office:value-type="string" calcext:value-type="string">
            <text:p>150,0</text:p>
          </table:table-cell>
          <table:table-cell office:value-type="date" office:date-value="2011-04-25" calcext:value-type="date">
            <text:p>25/04/11</text:p>
          </table:table-cell>
          <table:table-cell office:value-type="string" calcext:value-type="string">
            <text:p>M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2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GUWEMA065048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8</text:p>
          </table:table-cell>
          <table:table-cell office:value-type="string" calcext:value-type="string">
            <text:p>152,7</text:p>
          </table:table-cell>
          <table:table-cell office:value-type="date" office:date-value="2011-04-25" calcext:value-type="date">
            <text:p>25/04/11</text:p>
          </table:table-cell>
          <table:table-cell office:value-type="string" calcext:value-type="string">
            <text:p>M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3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TEEVMA060647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4</text:p>
          </table:table-cell>
          <table:table-cell office:value-type="string" calcext:value-type="string">
            <text:p>146,0</text:p>
          </table:table-cell>
          <table:table-cell office:value-type="date" office:date-value="2011-06-01" calcext:value-type="date">
            <text:p>01/06/11</text:p>
          </table:table-cell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0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CAMOOM065049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9</text:p>
          </table:table-cell>
          <table:table-cell office:value-type="string" calcext:value-type="string">
            <text:p>155,5</text:p>
          </table:table-cell>
          <table:table-cell office:value-type="date" office:date-value="2011-06-06" calcext:value-type="date">
            <text:p>06/06/11</text:p>
          </table:table-cell>
          <table:table-cell office:value-type="string" calcext:value-type="string">
            <text:p>H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8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VINAGE060648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3</text:p>
          </table:table-cell>
          <table:table-cell office:value-type="string" calcext:value-type="string">
            <text:p>147,5</text:p>
          </table:table-cell>
          <table:table-cell office:value-type="date" office:date-value="2011-09-27" calcext:value-type="date">
            <text:p>27/09/11</text:p>
          </table:table-cell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7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YACAJO065046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1</text:p>
          </table:table-cell>
          <table:table-cell office:value-type="string" calcext:value-type="string">
            <text:p>159,7</text:p>
          </table:table-cell>
          <table:table-cell office:value-type="date" office:date-value="2011-07-05" calcext:value-type="date">
            <text:p>05/07/11</text:p>
          </table:table-cell>
          <table:table-cell office:value-type="string" calcext:value-type="string">
            <text:p>H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PIRUNO065046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6</text:p>
          </table:table-cell>
          <table:table-cell office:value-type="string" calcext:value-type="string">
            <text:p>150,0</text:p>
          </table:table-cell>
          <table:table-cell office:value-type="date" office:date-value="2011-06-24" calcext:value-type="date">
            <text:p>24/06/11</text:p>
          </table:table-cell>
          <table:table-cell office:value-type="string" calcext:value-type="string">
            <text:p>M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8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QUESSA065040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0</text:p>
          </table:table-cell>
          <table:table-cell office:value-type="string" calcext:value-type="string">
            <text:p>144,5</text:p>
          </table:table-cell>
          <table:table-cell office:value-type="date" office:date-value="2011-05-06" calcext:value-type="date">
            <text:p>06/05/11</text:p>
          </table:table-cell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8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LERUNI060647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6</text:p>
          </table:table-cell>
          <table:table-cell office:value-type="string" calcext:value-type="string">
            <text:p>137,5</text:p>
          </table:table-cell>
          <table:table-cell office:value-type="date" office:date-value="2011-11-27" calcext:value-type="date">
            <text:p>27/11/11</text:p>
          </table:table-cell>
          <table:table-cell office:value-type="string" calcext:value-type="string">
            <text:p>M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SHALVI065009</text:p>
          </table:table-cell>
          <table:table-cell office:value-type="string" calcext:value-type="string">
            <text:p>ER51 CHUGLLI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4</text:p>
          </table:table-cell>
          <table:table-cell office:value-type="string" calcext:value-type="string">
            <text:p>149,0</text:p>
          </table:table-cell>
          <table:table-cell office:value-type="date" office:date-value="2011-12-17" calcext:value-type="date">
            <text:p>17/12/11</text:p>
          </table:table-cell>
          <table:table-cell office:value-type="string" calcext:value-type="string">
            <text:p>H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GUANMA065046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3</text:p>
          </table:table-cell>
          <table:table-cell office:value-type="string" calcext:value-type="string">
            <text:p>158,1</text:p>
          </table:table-cell>
          <table:table-cell office:value-type="date" office:date-value="2011-03-28" calcext:value-type="date">
            <text:p>28/03/11</text:p>
          </table:table-cell>
          <table:table-cell office:value-type="string" calcext:value-type="string">
            <text:p>H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8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JADEAN060648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7</text:p>
          </table:table-cell>
          <table:table-cell office:value-type="string" calcext:value-type="string">
            <text:p>149,0</text:p>
          </table:table-cell>
          <table:table-cell office:value-type="date" office:date-value="2011-05-08" calcext:value-type="date">
            <text:p>08/05/11</text:p>
          </table:table-cell>
          <table:table-cell office:value-type="string" calcext:value-type="string">
            <text:p>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QUSAAY065043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2</text:p>
          </table:table-cell>
          <table:table-cell office:value-type="string" calcext:value-type="string">
            <text:p>144,6</text:p>
          </table:table-cell>
          <table:table-cell office:value-type="date" office:date-value="2011-12-02" calcext:value-type="date">
            <text:p>02/12/11</text:p>
          </table:table-cell>
          <table:table-cell office:value-type="string" calcext:value-type="string">
            <text:p>M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OELSO065039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,0</text:p>
          </table:table-cell>
          <table:table-cell office:value-type="string" calcext:value-type="string">
            <text:p>148,0</text:p>
          </table:table-cell>
          <table:table-cell office:value-type="date" office:date-value="2010-12-29" calcext:value-type="date">
            <text:p>29/12/10</text:p>
          </table:table-cell>
          <table:table-cell office:value-type="string" calcext:value-type="string">
            <text:p>M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7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SUANST060632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9</text:p>
          </table:table-cell>
          <table:table-cell office:value-type="string" calcext:value-type="string">
            <text:p>148,9</text:p>
          </table:table-cell>
          <table:table-cell office:value-type="date" office:date-value="2011-11-10" calcext:value-type="date">
            <text:p>10/11/11</text:p>
          </table:table-cell>
          <table:table-cell office:value-type="string" calcext:value-type="string">
            <text:p>H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LDOIZ060648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,9</text:p>
          </table:table-cell>
          <table:table-cell office:value-type="string" calcext:value-type="string">
            <text:p>154,1</text:p>
          </table:table-cell>
          <table:table-cell office:value-type="date" office:date-value="2011-11-11" calcext:value-type="date">
            <text:p>11/11/11</text:p>
          </table:table-cell>
          <table:table-cell office:value-type="string" calcext:value-type="string">
            <text:p>M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25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PAJEFE060643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,3</text:p>
          </table:table-cell>
          <table:table-cell office:value-type="string" calcext:value-type="string">
            <text:p>155,0</text:p>
          </table:table-cell>
          <table:table-cell office:value-type="date" office:date-value="2011-09-27" calcext:value-type="date">
            <text:p>27/09/11</text:p>
          </table:table-cell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AEVMI065046</text:p>
          </table:table-cell>
          <table:table-cell office:value-type="string" calcext:value-type="string">
            <text:p>ER45 RUMICRUZ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3</text:p>
          </table:table-cell>
          <table:table-cell office:value-type="string" calcext:value-type="string">
            <text:p>144,0</text:p>
          </table:table-cell>
          <table:table-cell office:value-type="date" office:date-value="2011-06-19" calcext:value-type="date">
            <text:p>19/06/11</text:p>
          </table:table-cell>
          <table:table-cell office:value-type="string" calcext:value-type="string">
            <text:p>M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9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HSTAN065022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4</text:p>
          </table:table-cell>
          <table:table-cell office:value-type="string" calcext:value-type="string">
            <text:p>145,6</text:p>
          </table:table-cell>
          <table:table-cell office:value-type="date" office:date-value="2011-12-13" calcext:value-type="date">
            <text:p>13/12/11</text:p>
          </table:table-cell>
          <table:table-cell office:value-type="string" calcext:value-type="string">
            <text:p>M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1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GURADA175579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,4</text:p>
          </table:table-cell>
          <table:table-cell office:value-type="string" calcext:value-type="string">
            <text:p>152,5</text:p>
          </table:table-cell>
          <table:table-cell office:value-type="date" office:date-value="2011-04-15" calcext:value-type="date">
            <text:p>15/04/11</text:p>
          </table:table-cell>
          <table:table-cell office:value-type="string" calcext:value-type="string">
            <text:p>H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5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CAJHPA060630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5</text:p>
          </table:table-cell>
          <table:table-cell office:value-type="string" calcext:value-type="string">
            <text:p>147,3</text:p>
          </table:table-cell>
          <table:table-cell office:value-type="date" office:date-value="2011-10-28" calcext:value-type="date">
            <text:p>28/10/11</text:p>
          </table:table-cell>
          <table:table-cell office:value-type="string" calcext:value-type="string">
            <text:p>H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21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MOROSA180567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,4</text:p>
          </table:table-cell>
          <table:table-cell office:value-type="string" calcext:value-type="string">
            <text:p>148,3</text:p>
          </table:table-cell>
          <table:table-cell office:value-type="date" office:date-value="2011-08-28" calcext:value-type="date">
            <text:p>28/08/11</text:p>
          </table:table-cell>
          <table:table-cell office:value-type="string" calcext:value-type="string">
            <text:p>H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7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HGUCA065046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2</text:p>
          </table:table-cell>
          <table:table-cell office:value-type="string" calcext:value-type="string">
            <text:p>158,1</text:p>
          </table:table-cell>
          <table:table-cell office:value-type="date" office:date-value="2011-09-27" calcext:value-type="date">
            <text:p>27/09/11</text:p>
          </table:table-cell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YALESE060605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2</text:p>
          </table:table-cell>
          <table:table-cell office:value-type="string" calcext:value-type="string">
            <text:p>154,9</text:p>
          </table:table-cell>
          <table:table-cell office:value-type="date" office:date-value="2009-03-21" calcext:value-type="date">
            <text:p>21/03/09</text:p>
          </table:table-cell>
          <table:table-cell office:value-type="string" calcext:value-type="string">
            <text:p>H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CABESI060634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,5</text:p>
          </table:table-cell>
          <table:table-cell office:value-type="string" calcext:value-type="string">
            <text:p>155,7</text:p>
          </table:table-cell>
          <table:table-cell office:value-type="date" office:date-value="2011-03-01" calcext:value-type="date">
            <text:p>01/03/11</text:p>
          </table:table-cell>
          <table:table-cell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4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CAALAN065043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3</text:p>
          </table:table-cell>
          <table:table-cell office:value-type="string" calcext:value-type="string">
            <text:p>147,6</text:p>
          </table:table-cell>
          <table:table-cell office:value-type="date" office:date-value="2011-06-28" calcext:value-type="date">
            <text:p>28/06/11</text:p>
          </table:table-cell>
          <table:table-cell office:value-type="string" calcext:value-type="string">
            <text:p>M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8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PIMAFE065046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5</text:p>
          </table:table-cell>
          <table:table-cell office:value-type="string" calcext:value-type="string">
            <text:p>140,0</text:p>
          </table:table-cell>
          <table:table-cell office:value-type="date" office:date-value="2011-10-15" calcext:value-type="date">
            <text:p>15/10/11</text:p>
          </table:table-cell>
          <table:table-cell office:value-type="string" calcext:value-type="string">
            <text:p>M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26,8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QUSCFE175140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2</text:p>
          </table:table-cell>
          <table:table-cell office:value-type="string" calcext:value-type="string">
            <text:p>153,4</text:p>
          </table:table-cell>
          <table:table-cell office:value-type="date" office:date-value="2011-05-12" calcext:value-type="date">
            <text:p>12/05/11</text:p>
          </table:table-cell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GUJEEL060643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9</text:p>
          </table:table-cell>
          <table:table-cell office:value-type="string" calcext:value-type="string">
            <text:p>146,4</text:p>
          </table:table-cell>
          <table:table-cell office:value-type="date" office:date-value="2011-12-16" calcext:value-type="date">
            <text:p>16/12/11</text:p>
          </table:table-cell>
          <table:table-cell office:value-type="string" calcext:value-type="string">
            <text:p>M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CHVAES172802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4</text:p>
          </table:table-cell>
          <table:table-cell office:value-type="string" calcext:value-type="string">
            <text:p>136,4</text:p>
          </table:table-cell>
          <table:table-cell office:value-type="date" office:date-value="2011-09-15" calcext:value-type="date">
            <text:p>15/09/11</text:p>
          </table:table-cell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SISO606482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7</text:p>
          </table:table-cell>
          <table:table-cell office:value-type="string" calcext:value-type="string">
            <text:p>149,4</text:p>
          </table:table-cell>
          <table:table-cell office:value-type="date" office:date-value="2011-08-20" calcext:value-type="date">
            <text:p>20/08/11</text:p>
          </table:table-cell>
          <table:table-cell office:value-type="string" calcext:value-type="string">
            <text:p>M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21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NOJOIG650041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7</text:p>
          </table:table-cell>
          <table:table-cell office:value-type="string" calcext:value-type="string">
            <text:p>165,2</text:p>
          </table:table-cell>
          <table:table-cell office:value-type="date" office:date-value="2011-07-17" calcext:value-type="date">
            <text:p>17/07/11</text:p>
          </table:table-cell>
          <table:table-cell office:value-type="string" calcext:value-type="string">
            <text:p>H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NOJUDA650042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6</text:p>
          </table:table-cell>
          <table:table-cell office:value-type="string" calcext:value-type="string">
            <text:p>162,7</text:p>
          </table:table-cell>
          <table:table-cell office:value-type="date" office:date-value="2011-07-17" calcext:value-type="date">
            <text:p>17/07/11</text:p>
          </table:table-cell>
          <table:table-cell office:value-type="string" calcext:value-type="string">
            <text:p>H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ANDO650466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6</text:p>
          </table:table-cell>
          <table:table-cell office:value-type="string" calcext:value-type="string">
            <text:p>151,1</text:p>
          </table:table-cell>
          <table:table-cell office:value-type="date" office:date-value="2011-08-04" calcext:value-type="date">
            <text:p>04/08/11</text:p>
          </table:table-cell>
          <table:table-cell office:value-type="string" calcext:value-type="string">
            <text:p>M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20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PIEDJA650194</text:p>
          </table:table-cell>
          <table:table-cell office:value-type="string" calcext:value-type="string">
            <text:p>ER45 SAN MIGUEL DE GUARU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8</text:p>
          </table:table-cell>
          <table:table-cell office:value-type="string" calcext:value-type="string">
            <text:p>149,3</text:p>
          </table:table-cell>
          <table:table-cell office:value-type="date" office:date-value="2011-04-07" calcext:value-type="date">
            <text:p>07/04/11</text:p>
          </table:table-cell>
          <table:table-cell office:value-type="string" calcext:value-type="string">
            <text:p>H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PAJEPA606372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6</text:p>
          </table:table-cell>
          <table:table-cell office:value-type="string" calcext:value-type="string">
            <text:p>145,0</text:p>
          </table:table-cell>
          <table:table-cell office:value-type="date" office:date-value="2011-06-02" calcext:value-type="date">
            <text:p>02/06/11</text:p>
          </table:table-cell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3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MOMAVI606455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5</text:p>
          </table:table-cell>
          <table:table-cell office:value-type="string" calcext:value-type="string">
            <text:p>147,5</text:p>
          </table:table-cell>
          <table:table-cell office:value-type="date" office:date-value="2011-12-19" calcext:value-type="date">
            <text:p>19/12/11</text:p>
          </table:table-cell>
          <table:table-cell office:value-type="string" calcext:value-type="string">
            <text:p>H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7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LUANST650014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,0</text:p>
          </table:table-cell>
          <table:table-cell office:value-type="string" calcext:value-type="string">
            <text:p>164,0</text:p>
          </table:table-cell>
          <table:table-cell office:value-type="date" office:date-value="2011-04-24" calcext:value-type="date">
            <text:p>24/04/11</text:p>
          </table:table-cell>
          <table:table-cell office:value-type="string" calcext:value-type="string">
            <text:p>H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OLCRAL175214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,4</text:p>
          </table:table-cell>
          <table:table-cell office:value-type="string" calcext:value-type="string">
            <text:p>153,0</text:p>
          </table:table-cell>
          <table:table-cell office:value-type="date" office:date-value="2011-12-11" calcext:value-type="date">
            <text:p>11/12/11</text:p>
          </table:table-cell>
          <table:table-cell office:value-type="string" calcext:value-type="string">
            <text:p>H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8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QUANAL650194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7</text:p>
          </table:table-cell>
          <table:table-cell office:value-type="string" calcext:value-type="string">
            <text:p>138,4</text:p>
          </table:table-cell>
          <table:table-cell office:value-type="date" office:date-value="2011-09-13" calcext:value-type="date">
            <text:p>13/09/11</text:p>
          </table:table-cell>
          <table:table-cell office:value-type="string" calcext:value-type="string">
            <text:p>H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REDOAL606351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9</text:p>
          </table:table-cell>
          <table:table-cell office:value-type="string" calcext:value-type="string">
            <text:p>154,5</text:p>
          </table:table-cell>
          <table:table-cell office:value-type="date" office:date-value="2011-10-19" calcext:value-type="date">
            <text:p>19/10/11</text:p>
          </table:table-cell>
          <table:table-cell office:value-type="string" calcext:value-type="string">
            <text:p>M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TOVIIS944366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7</text:p>
          </table:table-cell>
          <table:table-cell office:value-type="string" calcext:value-type="string">
            <text:p>159,5</text:p>
          </table:table-cell>
          <table:table-cell office:value-type="date" office:date-value="2011-03-31" calcext:value-type="date">
            <text:p>31/03/11</text:p>
          </table:table-cell>
          <table:table-cell office:value-type="string" calcext:value-type="string">
            <text:p>H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9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CHJERA650219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3</text:p>
          </table:table-cell>
          <table:table-cell office:value-type="string" calcext:value-type="string">
            <text:p>150,5</text:p>
          </table:table-cell>
          <table:table-cell office:value-type="date" office:date-value="2011-01-14" calcext:value-type="date">
            <text:p>14/01/11</text:p>
          </table:table-cell>
          <table:table-cell office:value-type="string" calcext:value-type="string">
            <text:p>H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3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GUANPA650218</text:p>
          </table:table-cell>
          <table:table-cell/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7</text:p>
          </table:table-cell>
          <table:table-cell office:value-type="string" calcext:value-type="string">
            <text:p>148,0</text:p>
          </table:table-cell>
          <table:table-cell office:value-type="date" office:date-value="2011-04-11" calcext:value-type="date">
            <text:p>11/04/11</text:p>
          </table:table-cell>
          <table:table-cell office:value-type="string" calcext:value-type="string">
            <text:p>H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2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TUFAES650193</text:p>
          </table:table-cell>
          <table:table-cell office:value-type="string" calcext:value-type="string">
            <text:p>ER15 VERGE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2</text:p>
          </table:table-cell>
          <table:table-cell office:value-type="string" calcext:value-type="string">
            <text:p>146,4</text:p>
          </table:table-cell>
          <table:table-cell office:value-type="date" office:date-value="2011-04-06" calcext:value-type="date">
            <text:p>06/04/11</text:p>
          </table:table-cell>
          <table:table-cell office:value-type="string" calcext:value-type="string">
            <text:p>M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9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LUJHAL606450</text:p>
          </table:table-cell>
          <table:table-cell office:value-type="string" calcext:value-type="string">
            <text:p>ER45 RUMICRUZ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7</text:p>
          </table:table-cell>
          <table:table-cell office:value-type="string" calcext:value-type="string">
            <text:p>146,9</text:p>
          </table:table-cell>
          <table:table-cell office:value-type="date" office:date-value="2011-02-07" calcext:value-type="date">
            <text:p>07/02/11</text:p>
          </table:table-cell>
          <table:table-cell office:value-type="string" calcext:value-type="string">
            <text:p>H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PIFRSA606403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6</text:p>
          </table:table-cell>
          <table:table-cell office:value-type="string" calcext:value-type="string">
            <text:p>150,9</text:p>
          </table:table-cell>
          <table:table-cell office:value-type="date" office:date-value="2011-11-27" calcext:value-type="date">
            <text:p>27/11/11</text:p>
          </table:table-cell>
          <table:table-cell office:value-type="string" calcext:value-type="string">
            <text:p>H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8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CUKIYA606324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4</text:p>
          </table:table-cell>
          <table:table-cell office:value-type="string" calcext:value-type="string">
            <text:p>150,0</text:p>
          </table:table-cell>
          <table:table-cell office:value-type="date" office:date-value="2011-07-27" calcext:value-type="date">
            <text:p>27/07/11</text:p>
          </table:table-cell>
          <table:table-cell office:value-type="string" calcext:value-type="string">
            <text:p>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0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VIROPA650542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7</text:p>
          </table:table-cell>
          <table:table-cell office:value-type="string" calcext:value-type="string">
            <text:p>147,0</text:p>
          </table:table-cell>
          <table:table-cell office:value-type="date" office:date-value="2011-07-19" calcext:value-type="date">
            <text:p>19/07/11</text:p>
          </table:table-cell>
          <table:table-cell office:value-type="string" calcext:value-type="string">
            <text:p>H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7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DUJHED650479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1</text:p>
          </table:table-cell>
          <table:table-cell office:value-type="string" calcext:value-type="string">
            <text:p>146,0</text:p>
          </table:table-cell>
          <table:table-cell office:value-type="date" office:date-value="2010-12-05" calcext:value-type="date">
            <text:p>05/12/10</text:p>
          </table:table-cell>
          <table:table-cell office:value-type="string" calcext:value-type="string">
            <text:p>H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2,6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LEEMGA650492</text:p>
          </table:table-cell>
          <table:table-cell office:value-type="string" calcext:value-type="string">
            <text:p>ER49 SAN ISIDR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6</text:p>
          </table:table-cell>
          <table:table-cell office:value-type="string" calcext:value-type="string">
            <text:p>141,5</text:p>
          </table:table-cell>
          <table:table-cell office:value-type="date" office:date-value="2010-08-09" calcext:value-type="date">
            <text:p>09/08/10</text:p>
          </table:table-cell>
          <table:table-cell office:value-type="string" calcext:value-type="string">
            <text:p>M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PIJHBL165012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2</text:p>
          </table:table-cell>
          <table:table-cell office:value-type="string" calcext:value-type="string">
            <text:p>158,5</text:p>
          </table:table-cell>
          <table:table-cell office:value-type="date" office:date-value="2011-04-05" calcext:value-type="date">
            <text:p>05/04/11</text:p>
          </table:table-cell>
          <table:table-cell office:value-type="string" calcext:value-type="string">
            <text:p>H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HESGU650505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6</text:p>
          </table:table-cell>
          <table:table-cell office:value-type="string" calcext:value-type="string">
            <text:p>143,0</text:p>
          </table:table-cell>
          <table:table-cell office:value-type="date" office:date-value="2011-02-24" calcext:value-type="date">
            <text:p>24/02/11</text:p>
          </table:table-cell>
          <table:table-cell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9,9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LODEDA650367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2</text:p>
          </table:table-cell>
          <table:table-cell office:value-type="string" calcext:value-type="string">
            <text:p>145,0</text:p>
          </table:table-cell>
          <table:table-cell office:value-type="date" office:date-value="2011-07-07" calcext:value-type="date">
            <text:p>07/07/11</text:p>
          </table:table-cell>
          <table:table-cell office:value-type="string" calcext:value-type="string">
            <text:p>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0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ASOAB606479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8</text:p>
          </table:table-cell>
          <table:table-cell office:value-type="string" calcext:value-type="string">
            <text:p>148,0</text:p>
          </table:table-cell>
          <table:table-cell office:value-type="date" office:date-value="2011-08-08" calcext:value-type="date">
            <text:p>08/08/11</text:p>
          </table:table-cell>
          <table:table-cell office:value-type="string" calcext:value-type="string">
            <text:p>M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20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OJOVI650464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6</text:p>
          </table:table-cell>
          <table:table-cell office:value-type="string" calcext:value-type="string">
            <text:p>143,0</text:p>
          </table:table-cell>
          <table:table-cell office:value-type="date" office:date-value="2011-03-21" calcext:value-type="date">
            <text:p>21/03/11</text:p>
          </table:table-cell>
          <table:table-cell office:value-type="string" calcext:value-type="string">
            <text:p>H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6,2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TABEMA606478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7</text:p>
          </table:table-cell>
          <table:table-cell office:value-type="string" calcext:value-type="string">
            <text:p>145,6</text:p>
          </table:table-cell>
          <table:table-cell office:value-type="date" office:date-value="2011-07-03" calcext:value-type="date">
            <text:p>03/07/11</text:p>
          </table:table-cell>
          <table:table-cell office:value-type="string" calcext:value-type="string">
            <text:p>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21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CHVAIS650255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4</text:p>
          </table:table-cell>
          <table:table-cell office:value-type="string" calcext:value-type="string">
            <text:p>148,5</text:p>
          </table:table-cell>
          <table:table-cell office:value-type="date" office:date-value="2011-03-21" calcext:value-type="date">
            <text:p>21/03/11</text:p>
          </table:table-cell>
          <table:table-cell office:value-type="string" calcext:value-type="string">
            <text:p>M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NUTANO650478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2</text:p>
          </table:table-cell>
          <table:table-cell office:value-type="string" calcext:value-type="string">
            <text:p>155,5</text:p>
          </table:table-cell>
          <table:table-cell office:value-type="date" office:date-value="2011-04-02" calcext:value-type="date">
            <text:p>02/04/11</text:p>
          </table:table-cell>
          <table:table-cell office:value-type="string" calcext:value-type="string">
            <text:p>M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22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TUDAMA650185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8</text:p>
          </table:table-cell>
          <table:table-cell office:value-type="string" calcext:value-type="string">
            <text:p>137,5</text:p>
          </table:table-cell>
          <table:table-cell office:value-type="date" office:date-value="2011-12-01" calcext:value-type="date">
            <text:p>01/12/11</text:p>
          </table:table-cell>
          <table:table-cell office:value-type="string" calcext:value-type="string">
            <text:p>M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REROVI650484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7</text:p>
          </table:table-cell>
          <table:table-cell office:value-type="string" calcext:value-type="string">
            <text:p>154,5</text:p>
          </table:table-cell>
          <table:table-cell office:value-type="date" office:date-value="2011-02-19" calcext:value-type="date">
            <text:p>19/02/11</text:p>
          </table:table-cell>
          <table:table-cell office:value-type="string" calcext:value-type="string">
            <text:p>H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8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EQUALDA650490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2</text:p>
          </table:table-cell>
          <table:table-cell office:value-type="string" calcext:value-type="string">
            <text:p>148,5</text:p>
          </table:table-cell>
          <table:table-cell office:value-type="date" office:date-value="2011-10-21" calcext:value-type="date">
            <text:p>21/10/11</text:p>
          </table:table-cell>
          <table:table-cell office:value-type="string" calcext:value-type="string">
            <text:p>H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8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NUSHDA650441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8</text:p>
          </table:table-cell>
          <table:table-cell office:value-type="string" calcext:value-type="string">
            <text:p>152,1</text:p>
          </table:table-cell>
          <table:table-cell office:value-type="date" office:date-value="2011-03-07" calcext:value-type="date">
            <text:p>07/03/11</text:p>
          </table:table-cell>
          <table:table-cell office:value-type="string" calcext:value-type="string">
            <text:p>M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8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ZAMEEL606444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7</text:p>
          </table:table-cell>
          <table:table-cell office:value-type="string" calcext:value-type="string">
            <text:p>159,4</text:p>
          </table:table-cell>
          <table:table-cell office:value-type="date" office:date-value="2011-08-20" calcext:value-type="date">
            <text:p>20/08/11</text:p>
          </table:table-cell>
          <table:table-cell office:value-type="string" calcext:value-type="string">
            <text:p>M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7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EJOIS650440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7</text:p>
          </table:table-cell>
          <table:table-cell office:value-type="string" calcext:value-type="string">
            <text:p>165,4</text:p>
          </table:table-cell>
          <table:table-cell office:value-type="date" office:date-value="2010-03-10" calcext:value-type="date">
            <text:p>10/03/10</text:p>
          </table:table-cell>
          <table:table-cell office:value-type="string" calcext:value-type="string">
            <text:p>H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UVJOAL650402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7</text:p>
          </table:table-cell>
          <table:table-cell office:value-type="string" calcext:value-type="string">
            <text:p>166,6</text:p>
          </table:table-cell>
          <table:table-cell office:value-type="date" office:date-value="2010-08-17" calcext:value-type="date">
            <text:p>17/08/10</text:p>
          </table:table-cell>
          <table:table-cell office:value-type="string" calcext:value-type="string">
            <text:p>H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1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ONOEL956174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5</text:p>
          </table:table-cell>
          <table:table-cell office:value-type="string" calcext:value-type="string">
            <text:p>159,9</text:p>
          </table:table-cell>
          <table:table-cell office:value-type="date" office:date-value="2010-07-15" calcext:value-type="date">
            <text:p>15/07/10</text:p>
          </table:table-cell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8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QUALDA606134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9</text:p>
          </table:table-cell>
          <table:table-cell office:value-type="string" calcext:value-type="string">
            <text:p>147,8</text:p>
          </table:table-cell>
          <table:table-cell office:value-type="date" office:date-value="2010-10-01" calcext:value-type="date">
            <text:p>01/10/10</text:p>
          </table:table-cell>
          <table:table-cell office:value-type="string" calcext:value-type="string">
            <text:p>H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0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DUGINO650220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9</text:p>
          </table:table-cell>
          <table:table-cell office:value-type="string" calcext:value-type="string">
            <text:p>150,4</text:p>
          </table:table-cell>
          <table:table-cell office:value-type="date" office:date-value="2010-12-13" calcext:value-type="date">
            <text:p>13/12/10</text:p>
          </table:table-cell>
          <table:table-cell office:value-type="string" calcext:value-type="string">
            <text:p>M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3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SAHACA155024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7</text:p>
          </table:table-cell>
          <table:table-cell office:value-type="string" calcext:value-type="string">
            <text:p>153,5</text:p>
          </table:table-cell>
          <table:table-cell office:value-type="date" office:date-value="2010-06-18" calcext:value-type="date">
            <text:p>18/06/10</text:p>
          </table:table-cell>
          <table:table-cell office:value-type="string" calcext:value-type="string">
            <text:p>M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20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CRCRAR650494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7</text:p>
          </table:table-cell>
          <table:table-cell office:value-type="string" calcext:value-type="string">
            <text:p>147,5</text:p>
          </table:table-cell>
          <table:table-cell office:value-type="date" office:date-value="2010-07-11" calcext:value-type="date">
            <text:p>11/07/10</text:p>
          </table:table-cell>
          <table:table-cell office:value-type="string" calcext:value-type="string">
            <text:p>H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6,4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CRALGE650458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4</text:p>
          </table:table-cell>
          <table:table-cell office:value-type="string" calcext:value-type="string">
            <text:p>165,4</text:p>
          </table:table-cell>
          <table:table-cell office:value-type="date" office:date-value="2010-02-06" calcext:value-type="date">
            <text:p>06/02/10</text:p>
          </table:table-cell>
          <table:table-cell office:value-type="string" calcext:value-type="string">
            <text:p>H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9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PIKEAD650143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0</text:p>
          </table:table-cell>
          <table:table-cell office:value-type="string" calcext:value-type="string">
            <text:p>145,6</text:p>
          </table:table-cell>
          <table:table-cell office:value-type="date" office:date-value="2009-02-15" calcext:value-type="date">
            <text:p>15/02/09</text:p>
          </table:table-cell>
          <table:table-cell office:value-type="string" calcext:value-type="string">
            <text:p>H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Baja Talla Sever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CAJHAL650081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9</text:p>
          </table:table-cell>
          <table:table-cell office:value-type="string" calcext:value-type="string">
            <text:p>145,0</text:p>
          </table:table-cell>
          <table:table-cell office:value-type="date" office:date-value="2010-11-16" calcext:value-type="date">
            <text:p>16/11/10</text:p>
          </table:table-cell>
          <table:table-cell office:value-type="string" calcext:value-type="string">
            <text:p>H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CUALMA650261</text:p>
          </table:table-cell>
          <table:table-cell office:value-type="string" calcext:value-type="string">
            <text:p>ER51 CHUGLLI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4</text:p>
          </table:table-cell>
          <table:table-cell office:value-type="string" calcext:value-type="string">
            <text:p>158,6</text:p>
          </table:table-cell>
          <table:table-cell office:value-type="date" office:date-value="2010-08-10" calcext:value-type="date">
            <text:p>10/08/10</text:p>
          </table:table-cell>
          <table:table-cell office:value-type="string" calcext:value-type="string">
            <text:p>M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FILYNA606520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7</text:p>
          </table:table-cell>
          <table:table-cell office:value-type="string" calcext:value-type="string">
            <text:p>150,0</text:p>
          </table:table-cell>
          <table:table-cell office:value-type="date" office:date-value="2010-11-17" calcext:value-type="date">
            <text:p>17/11/10</text:p>
          </table:table-cell>
          <table:table-cell office:value-type="string" calcext:value-type="string">
            <text:p>M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CHMAFE650531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3</text:p>
          </table:table-cell>
          <table:table-cell office:value-type="string" calcext:value-type="string">
            <text:p>146,2</text:p>
          </table:table-cell>
          <table:table-cell office:value-type="date" office:date-value="2010-04-27" calcext:value-type="date">
            <text:p>27/04/10</text:p>
          </table:table-cell>
          <table:table-cell office:value-type="string" calcext:value-type="string">
            <text:p>M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0,7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CAGAAL606164</text:p>
          </table:table-cell>
          <table:table-cell office:value-type="string" calcext:value-type="string">
            <text:p>ER45 RUMICRUZ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0</text:p>
          </table:table-cell>
          <table:table-cell office:value-type="string" calcext:value-type="string">
            <text:p>144,2</text:p>
          </table:table-cell>
          <table:table-cell office:value-type="date" office:date-value="2011-02-01" calcext:value-type="date">
            <text:p>01/02/11</text:p>
          </table:table-cell>
          <table:table-cell office:value-type="string" calcext:value-type="string">
            <text:p>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4,0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GUBAAL650639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0</text:p>
          </table:table-cell>
          <table:table-cell office:value-type="string" calcext:value-type="string">
            <text:p>152,5</text:p>
          </table:table-cell>
          <table:table-cell office:value-type="date" office:date-value="2007-05-22" calcext:value-type="date">
            <text:p>22/05/07</text:p>
          </table:table-cell>
          <table:table-cell office:value-type="string" calcext:value-type="string">
            <text:p>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PILUFR606164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0</text:p>
          </table:table-cell>
          <table:table-cell office:value-type="string" calcext:value-type="string">
            <text:p>153,5</text:p>
          </table:table-cell>
          <table:table-cell office:value-type="date" office:date-value="2010-03-20" calcext:value-type="date">
            <text:p>20/03/10</text:p>
          </table:table-cell>
          <table:table-cell office:value-type="string" calcext:value-type="string">
            <text:p>H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8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DODAAL650466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,0</text:p>
          </table:table-cell>
          <table:table-cell office:value-type="string" calcext:value-type="string">
            <text:p>162,0</text:p>
          </table:table-cell>
          <table:table-cell office:value-type="date" office:date-value="2010-08-27" calcext:value-type="date">
            <text:p>27/08/10</text:p>
          </table:table-cell>
          <table:table-cell office:value-type="string" calcext:value-type="string">
            <text:p>H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PIANES650466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3</text:p>
          </table:table-cell>
          <table:table-cell office:value-type="string" calcext:value-type="string">
            <text:p>144,0</text:p>
          </table:table-cell>
          <table:table-cell office:value-type="date" office:date-value="2010-11-05" calcext:value-type="date">
            <text:p>05/11/10</text:p>
          </table:table-cell>
          <table:table-cell office:value-type="string" calcext:value-type="string">
            <text:p>M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5,2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PIANAL650466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3</text:p>
          </table:table-cell>
          <table:table-cell office:value-type="string" calcext:value-type="string">
            <text:p>159,6</text:p>
          </table:table-cell>
          <table:table-cell office:value-type="date" office:date-value="2010-12-12" calcext:value-type="date">
            <text:p>12/12/10</text:p>
          </table:table-cell>
          <table:table-cell office:value-type="string" calcext:value-type="string">
            <text:p>H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3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AWIAL606458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9</text:p>
          </table:table-cell>
          <table:table-cell office:value-type="string" calcext:value-type="string">
            <text:p>165,5</text:p>
          </table:table-cell>
          <table:table-cell office:value-type="date" office:date-value="2010-09-03" calcext:value-type="date">
            <text:p>03/09/10</text:p>
          </table:table-cell>
          <table:table-cell office:value-type="string" calcext:value-type="string">
            <text:p>H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PINOAB650196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8</text:p>
          </table:table-cell>
          <table:table-cell office:value-type="string" calcext:value-type="string">
            <text:p>157,5</text:p>
          </table:table-cell>
          <table:table-cell office:value-type="date" office:date-value="2010-12-12" calcext:value-type="date">
            <text:p>12/12/10</text:p>
          </table:table-cell>
          <table:table-cell office:value-type="string" calcext:value-type="string">
            <text:p>M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REGALE650458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,0</text:p>
          </table:table-cell>
          <table:table-cell office:value-type="string" calcext:value-type="string">
            <text:p>158,0</text:p>
          </table:table-cell>
          <table:table-cell office:value-type="date" office:date-value="2010-04-28" calcext:value-type="date">
            <text:p>28/04/10</text:p>
          </table:table-cell>
          <table:table-cell office:value-type="string" calcext:value-type="string">
            <text:p>H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EHEJA235077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0</text:p>
          </table:table-cell>
          <table:table-cell office:value-type="string" calcext:value-type="string">
            <text:p>159,5</text:p>
          </table:table-cell>
          <table:table-cell office:value-type="date" office:date-value="2009-12-31" calcext:value-type="date">
            <text:p>31/12/09</text:p>
          </table:table-cell>
          <table:table-cell office:value-type="string" calcext:value-type="string">
            <text:p>M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MAMADE650439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,8</text:p>
          </table:table-cell>
          <table:table-cell office:value-type="string" calcext:value-type="string">
            <text:p>161,5</text:p>
          </table:table-cell>
          <table:table-cell office:value-type="date" office:date-value="2010-12-17" calcext:value-type="date">
            <text:p>17/12/10</text:p>
          </table:table-cell>
          <table:table-cell office:value-type="string" calcext:value-type="string">
            <text:p>M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24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GUJOTA606355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0</text:p>
          </table:table-cell>
          <table:table-cell office:value-type="string" calcext:value-type="string">
            <text:p>149,0</text:p>
          </table:table-cell>
          <table:table-cell office:value-type="date" office:date-value="2010-08-11" calcext:value-type="date">
            <text:p>11/08/10</text:p>
          </table:table-cell>
          <table:table-cell office:value-type="string" calcext:value-type="string">
            <text:p>M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3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TEMAJO650254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8</text:p>
          </table:table-cell>
          <table:table-cell office:value-type="string" calcext:value-type="string">
            <text:p>155,5</text:p>
          </table:table-cell>
          <table:table-cell office:value-type="date" office:date-value="2009-07-12" calcext:value-type="date">
            <text:p>12/07/09</text:p>
          </table:table-cell>
          <table:table-cell office:value-type="string" calcext:value-type="string">
            <text:p>M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VESAJA606309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</text:p>
          </table:table-cell>
          <table:table-cell office:value-type="string" calcext:value-type="string">
            <text:p>168,5</text:p>
          </table:table-cell>
          <table:table-cell office:value-type="date" office:date-value="2010-09-24" calcext:value-type="date">
            <text:p>24/09/10</text:p>
          </table:table-cell>
          <table:table-cell office:value-type="string" calcext:value-type="string">
            <text:p>H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6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YASOMA606471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0</text:p>
          </table:table-cell>
          <table:table-cell office:value-type="string" calcext:value-type="string">
            <text:p>142,6</text:p>
          </table:table-cell>
          <table:table-cell office:value-type="date" office:date-value="2010-10-25" calcext:value-type="date">
            <text:p>25/10/10</text:p>
          </table:table-cell>
          <table:table-cell office:value-type="string" calcext:value-type="string">
            <text:p>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COYUPA606283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0</text:p>
          </table:table-cell>
          <table:table-cell office:value-type="string" calcext:value-type="string">
            <text:p>149,5</text:p>
          </table:table-cell>
          <table:table-cell office:value-type="date" office:date-value="2010-04-03" calcext:value-type="date">
            <text:p>03/04/10</text:p>
          </table:table-cell>
          <table:table-cell office:value-type="string" calcext:value-type="string">
            <text:p>M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23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QULEVA650104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0</text:p>
          </table:table-cell>
          <table:table-cell office:value-type="string" calcext:value-type="string">
            <text:p>159,4</text:p>
          </table:table-cell>
          <table:table-cell office:value-type="date" office:date-value="2010-08-08" calcext:value-type="date">
            <text:p>08/08/10</text:p>
          </table:table-cell>
          <table:table-cell office:value-type="string" calcext:value-type="string">
            <text:p>M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ALDA650479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</text:p>
          </table:table-cell>
          <table:table-cell office:value-type="string" calcext:value-type="string">
            <text:p>156,5</text:p>
          </table:table-cell>
          <table:table-cell office:value-type="date" office:date-value="2010-11-23" calcext:value-type="date">
            <text:p>23/11/10</text:p>
          </table:table-cell>
          <table:table-cell office:value-type="string" calcext:value-type="string">
            <text:p>H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8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FEALIS650481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0</text:p>
          </table:table-cell>
          <table:table-cell office:value-type="string" calcext:value-type="string">
            <text:p>159,0</text:p>
          </table:table-cell>
          <table:table-cell office:value-type="date" office:date-value="2010-03-06" calcext:value-type="date">
            <text:p>06/03/10</text:p>
          </table:table-cell>
          <table:table-cell office:value-type="string" calcext:value-type="string">
            <text:p>H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PADINO650242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0</text:p>
          </table:table-cell>
          <table:table-cell office:value-type="string" calcext:value-type="string">
            <text:p>152,4</text:p>
          </table:table-cell>
          <table:table-cell office:value-type="date" office:date-value="2010-09-05" calcext:value-type="date">
            <text:p>05/09/10</text:p>
          </table:table-cell>
          <table:table-cell office:value-type="string" calcext:value-type="string">
            <text:p>M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ZAJAPA650453</text:p>
          </table:table-cell>
          <table:table-cell office:value-type="string" calcext:value-type="string">
            <text:p>ER45 SAN MIGUEL DE GUARU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,0</text:p>
          </table:table-cell>
          <table:table-cell office:value-type="string" calcext:value-type="string">
            <text:p>153,4</text:p>
          </table:table-cell>
          <table:table-cell office:value-type="date" office:date-value="2010-08-25" calcext:value-type="date">
            <text:p>25/08/10</text:p>
          </table:table-cell>
          <table:table-cell office:value-type="string" calcext:value-type="string">
            <text:p>M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ZAJOST650461</text:p>
          </table:table-cell>
          <table:table-cell office:value-type="string" calcext:value-type="string">
            <text:p>ER45 SAN MIGUEL DE GUARU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0</text:p>
          </table:table-cell>
          <table:table-cell office:value-type="string" calcext:value-type="string">
            <text:p>160,8</text:p>
          </table:table-cell>
          <table:table-cell office:value-type="date" office:date-value="2010-10-29" calcext:value-type="date">
            <text:p>29/10/10</text:p>
          </table:table-cell>
          <table:table-cell office:value-type="string" calcext:value-type="string">
            <text:p>H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ZAJUDI650471</text:p>
          </table:table-cell>
          <table:table-cell office:value-type="string" calcext:value-type="string">
            <text:p>ER45 SAN MIGUEL DE GUARU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0</text:p>
          </table:table-cell>
          <table:table-cell office:value-type="string" calcext:value-type="string">
            <text:p>159,6</text:p>
          </table:table-cell>
          <table:table-cell office:value-type="date" office:date-value="2010-01-13" calcext:value-type="date">
            <text:p>13/01/10</text:p>
          </table:table-cell>
          <table:table-cell office:value-type="string" calcext:value-type="string">
            <text:p>H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MODIMA606008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0</text:p>
          </table:table-cell>
          <table:table-cell office:value-type="string" calcext:value-type="string">
            <text:p>148,6</text:p>
          </table:table-cell>
          <table:table-cell office:value-type="date" office:date-value="2009-09-19" calcext:value-type="date">
            <text:p>19/09/09</text:p>
          </table:table-cell>
          <table:table-cell office:value-type="string" calcext:value-type="string">
            <text:p>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ZAMAME165002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0</text:p>
          </table:table-cell>
          <table:table-cell office:value-type="string" calcext:value-type="string">
            <text:p>160,0</text:p>
          </table:table-cell>
          <table:table-cell office:value-type="date" office:date-value="2009-11-18" calcext:value-type="date">
            <text:p>18/11/09</text:p>
          </table:table-cell>
          <table:table-cell office:value-type="string" calcext:value-type="string">
            <text:p>M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8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GUANRA650477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3</text:p>
          </table:table-cell>
          <table:table-cell office:value-type="string" calcext:value-type="string">
            <text:p>154,0</text:p>
          </table:table-cell>
          <table:table-cell office:value-type="date" office:date-value="2010-09-28" calcext:value-type="date">
            <text:p>28/09/10</text:p>
          </table:table-cell>
          <table:table-cell office:value-type="string" calcext:value-type="string">
            <text:p>H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8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LLJUES650444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0</text:p>
          </table:table-cell>
          <table:table-cell office:value-type="string" calcext:value-type="string">
            <text:p>154,6</text:p>
          </table:table-cell>
          <table:table-cell office:value-type="date" office:date-value="2010-05-04" calcext:value-type="date">
            <text:p>04/05/10</text:p>
          </table:table-cell>
          <table:table-cell office:value-type="string" calcext:value-type="string">
            <text:p>M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GUFENO650482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</text:p>
          </table:table-cell>
          <table:table-cell office:value-type="string" calcext:value-type="string">
            <text:p>154,0</text:p>
          </table:table-cell>
          <table:table-cell office:value-type="date" office:date-value="2010-02-26" calcext:value-type="date">
            <text:p>26/02/10</text:p>
          </table:table-cell>
          <table:table-cell office:value-type="string" calcext:value-type="string">
            <text:p>M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9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CHBRAL650376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,0</text:p>
          </table:table-cell>
          <table:table-cell office:value-type="string" calcext:value-type="string">
            <text:p>157,5</text:p>
          </table:table-cell>
          <table:table-cell office:value-type="date" office:date-value="2010-10-13" calcext:value-type="date">
            <text:p>13/10/10</text:p>
          </table:table-cell>
          <table:table-cell office:value-type="string" calcext:value-type="string">
            <text:p>H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26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CUJHVA650440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5</text:p>
          </table:table-cell>
          <table:table-cell office:value-type="string" calcext:value-type="string">
            <text:p>151,0</text:p>
          </table:table-cell>
          <table:table-cell office:value-type="date" office:date-value="2010-10-15" calcext:value-type="date">
            <text:p>15/10/10</text:p>
          </table:table-cell>
          <table:table-cell office:value-type="string" calcext:value-type="string">
            <text:p>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ORKAPA650402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0</text:p>
          </table:table-cell>
          <table:table-cell office:value-type="string" calcext:value-type="string">
            <text:p>155,0</text:p>
          </table:table-cell>
          <table:table-cell office:value-type="date" office:date-value="2011-01-18" calcext:value-type="date">
            <text:p>18/01/11</text:p>
          </table:table-cell>
          <table:table-cell office:value-type="string" calcext:value-type="string">
            <text:p>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ALCARO650198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5</text:p>
          </table:table-cell>
          <table:table-cell office:value-type="string" calcext:value-type="string">
            <text:p>146,0</text:p>
          </table:table-cell>
          <table:table-cell office:value-type="date" office:date-value="2010-01-05" calcext:value-type="date">
            <text:p>05/01/10</text:p>
          </table:table-cell>
          <table:table-cell office:value-type="string" calcext:value-type="string">
            <text:p>M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GASAKA650450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0</text:p>
          </table:table-cell>
          <table:table-cell office:value-type="string" calcext:value-type="string">
            <text:p>145,5</text:p>
          </table:table-cell>
          <table:table-cell office:value-type="date" office:date-value="2010-11-15" calcext:value-type="date">
            <text:p>15/11/10</text:p>
          </table:table-cell>
          <table:table-cell office:value-type="string" calcext:value-type="string">
            <text:p>M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2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ORADKR650402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0</text:p>
          </table:table-cell>
          <table:table-cell office:value-type="string" calcext:value-type="string">
            <text:p>161,3</text:p>
          </table:table-cell>
          <table:table-cell office:value-type="date" office:date-value="2010-10-27" calcext:value-type="date">
            <text:p>27/10/10</text:p>
          </table:table-cell>
          <table:table-cell office:value-type="string" calcext:value-type="string">
            <text:p>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PESANE650466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0</text:p>
          </table:table-cell>
          <table:table-cell office:value-type="string" calcext:value-type="string">
            <text:p>157,7</text:p>
          </table:table-cell>
          <table:table-cell office:value-type="date" office:date-value="2010-06-16" calcext:value-type="date">
            <text:p>16/06/10</text:p>
          </table:table-cell>
          <table:table-cell office:value-type="string" calcext:value-type="string">
            <text:p>H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ALSHJA350227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</text:p>
          </table:table-cell>
          <table:table-cell office:value-type="string" calcext:value-type="string">
            <text:p>148,0</text:p>
          </table:table-cell>
          <table:table-cell office:value-type="date" office:date-value="2010-02-10" calcext:value-type="date">
            <text:p>10/02/10</text:p>
          </table:table-cell>
          <table:table-cell office:value-type="string" calcext:value-type="string">
            <text:p>M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20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CANEAL650467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0</text:p>
          </table:table-cell>
          <table:table-cell office:value-type="string" calcext:value-type="string">
            <text:p>150,1</text:p>
          </table:table-cell>
          <table:table-cell office:value-type="date" office:date-value="2009-11-09" calcext:value-type="date">
            <text:p>09/11/09</text:p>
          </table:table-cell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5,1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Emaciad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MOSAIS550439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,0</text:p>
          </table:table-cell>
          <table:table-cell office:value-type="string" calcext:value-type="string">
            <text:p>166,9</text:p>
          </table:table-cell>
          <table:table-cell office:value-type="date" office:date-value="2010-07-31" calcext:value-type="date">
            <text:p>31/07/10</text:p>
          </table:table-cell>
          <table:table-cell office:value-type="string" calcext:value-type="string">
            <text:p>H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2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CHMAES650481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0</text:p>
          </table:table-cell>
          <table:table-cell office:value-type="string" calcext:value-type="string">
            <text:p>151,0</text:p>
          </table:table-cell>
          <table:table-cell office:value-type="date" office:date-value="2010-11-30" calcext:value-type="date">
            <text:p>30/11/10</text:p>
          </table:table-cell>
          <table:table-cell office:value-type="string" calcext:value-type="string">
            <text:p>M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UQULESI650311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7</text:p>
          </table:table-cell>
          <table:table-cell office:value-type="string" calcext:value-type="string">
            <text:p>145,0</text:p>
          </table:table-cell>
          <table:table-cell office:value-type="date" office:date-value="2010-03-03" calcext:value-type="date">
            <text:p>03/03/10</text:p>
          </table:table-cell>
          <table:table-cell office:value-type="string" calcext:value-type="string">
            <text:p>M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FIKEES650477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0</text:p>
          </table:table-cell>
          <table:table-cell office:value-type="string" calcext:value-type="string">
            <text:p>144,3</text:p>
          </table:table-cell>
          <table:table-cell office:value-type="date" office:date-value="2010-07-31" calcext:value-type="date">
            <text:p>31/07/10</text:p>
          </table:table-cell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URINJA225026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0</text:p>
          </table:table-cell>
          <table:table-cell office:value-type="string" calcext:value-type="string">
            <text:p>136,4</text:p>
          </table:table-cell>
          <table:table-cell office:value-type="date" office:date-value="2010-07-12" calcext:value-type="date">
            <text:p>12/07/10</text:p>
          </table:table-cell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Baja Talla Sever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REEVEL650466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,0</text:p>
          </table:table-cell>
          <table:table-cell office:value-type="string" calcext:value-type="string">
            <text:p>155,4</text:p>
          </table:table-cell>
          <table:table-cell office:value-type="date" office:date-value="2010-06-19" calcext:value-type="date">
            <text:p>19/06/10</text:p>
          </table:table-cell>
          <table:table-cell office:value-type="string" calcext:value-type="string">
            <text:p>M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26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LLEDES605960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0</text:p>
          </table:table-cell>
          <table:table-cell office:value-type="string" calcext:value-type="string">
            <text:p>140,0</text:p>
          </table:table-cell>
          <table:table-cell office:value-type="date" office:date-value="2010-05-25" calcext:value-type="date">
            <text:p>25/05/10</text:p>
          </table:table-cell>
          <table:table-cell office:value-type="string" calcext:value-type="string">
            <text:p>H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Baja Talla Sever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GUJOAN650466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1</text:p>
          </table:table-cell>
          <table:table-cell office:value-type="string" calcext:value-type="string">
            <text:p>152,5</text:p>
          </table:table-cell>
          <table:table-cell office:value-type="date" office:date-value="2010-09-10" calcext:value-type="date">
            <text:p>10/09/10</text:p>
          </table:table-cell>
          <table:table-cell office:value-type="string" calcext:value-type="string">
            <text:p>H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9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EDAAN650175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0</text:p>
          </table:table-cell>
          <table:table-cell office:value-type="string" calcext:value-type="string">
            <text:p>161,5</text:p>
          </table:table-cell>
          <table:table-cell office:value-type="date" office:date-value="2010-02-02" calcext:value-type="date">
            <text:p>02/02/10</text:p>
          </table:table-cell>
          <table:table-cell office:value-type="string" calcext:value-type="string">
            <text:p>H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GUEDHE650333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1</text:p>
          </table:table-cell>
          <table:table-cell office:value-type="string" calcext:value-type="string">
            <text:p>164,6</text:p>
          </table:table-cell>
          <table:table-cell office:value-type="date" office:date-value="2010-08-26" calcext:value-type="date">
            <text:p>26/08/10</text:p>
          </table:table-cell>
          <table:table-cell office:value-type="string" calcext:value-type="string">
            <text:p>H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LMEFE650484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1</text:p>
          </table:table-cell>
          <table:table-cell office:value-type="string" calcext:value-type="string">
            <text:p>151,5</text:p>
          </table:table-cell>
          <table:table-cell office:value-type="date" office:date-value="2010-08-22" calcext:value-type="date">
            <text:p>22/08/10</text:p>
          </table:table-cell>
          <table:table-cell office:value-type="string" calcext:value-type="string">
            <text:p>M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0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FIDAPA650437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</text:p>
          </table:table-cell>
          <table:table-cell office:value-type="string" calcext:value-type="string">
            <text:p>153,4</text:p>
          </table:table-cell>
          <table:table-cell office:value-type="date" office:date-value="2011-01-03" calcext:value-type="date">
            <text:p>03/01/11</text:p>
          </table:table-cell>
          <table:table-cell office:value-type="string" calcext:value-type="string">
            <text:p>H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9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PINAMI650436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0</text:p>
          </table:table-cell>
          <table:table-cell office:value-type="string" calcext:value-type="string">
            <text:p>140,1</text:p>
          </table:table-cell>
          <table:table-cell office:value-type="date" office:date-value="2010-09-06" calcext:value-type="date">
            <text:p>06/09/10</text:p>
          </table:table-cell>
          <table:table-cell office:value-type="string" calcext:value-type="string">
            <text:p>M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1,4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CUALVA606164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0</text:p>
          </table:table-cell>
          <table:table-cell office:value-type="string" calcext:value-type="string">
            <text:p>146,9</text:p>
          </table:table-cell>
          <table:table-cell office:value-type="date" office:date-value="2010-01-20" calcext:value-type="date">
            <text:p>20/01/10</text:p>
          </table:table-cell>
          <table:table-cell office:value-type="string" calcext:value-type="string">
            <text:p>M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CUALLI650448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4</text:p>
          </table:table-cell>
          <table:table-cell office:value-type="string" calcext:value-type="string">
            <text:p>159,0</text:p>
          </table:table-cell>
          <table:table-cell office:value-type="date" office:date-value="2010-10-04" calcext:value-type="date">
            <text:p>04/10/10</text:p>
          </table:table-cell>
          <table:table-cell office:value-type="string" calcext:value-type="string">
            <text:p>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DUXIAL650466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0</text:p>
          </table:table-cell>
          <table:table-cell office:value-type="string" calcext:value-type="string">
            <text:p>152,0</text:p>
          </table:table-cell>
          <table:table-cell office:value-type="date" office:date-value="2010-05-09" calcext:value-type="date">
            <text:p>09/05/10</text:p>
          </table:table-cell>
          <table:table-cell office:value-type="string" calcext:value-type="string">
            <text:p>M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CUKABR650436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2</text:p>
          </table:table-cell>
          <table:table-cell office:value-type="string" calcext:value-type="string">
            <text:p>157,0</text:p>
          </table:table-cell>
          <table:table-cell office:value-type="date" office:date-value="2010-10-01" calcext:value-type="date">
            <text:p>01/10/10</text:p>
          </table:table-cell>
          <table:table-cell office:value-type="string" calcext:value-type="string">
            <text:p>M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MAJHIS605866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0</text:p>
          </table:table-cell>
          <table:table-cell office:value-type="string" calcext:value-type="string">
            <text:p>144,9</text:p>
          </table:table-cell>
          <table:table-cell office:value-type="date" office:date-value="2008-11-23" calcext:value-type="date">
            <text:p>23/11/08</text:p>
          </table:table-cell>
          <table:table-cell office:value-type="string" calcext:value-type="string">
            <text:p>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MAFALE175545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,0</text:p>
          </table:table-cell>
          <table:table-cell office:value-type="string" calcext:value-type="string">
            <text:p>151,0</text:p>
          </table:table-cell>
          <table:table-cell office:value-type="date" office:date-value="2009-09-20" calcext:value-type="date">
            <text:p>20/09/09</text:p>
          </table:table-cell>
          <table:table-cell office:value-type="string" calcext:value-type="string">
            <text:p>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7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VAMAJO650445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4-03-20" calcext:value-type="date">
            <text:p>20/03/24</text:p>
          </table:table-cell>
          <table:table-cell office:value-type="string" calcext:value-type="string">
            <text:p>H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AYUJEAN650039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0</text:p>
          </table:table-cell>
          <table:table-cell office:value-type="string" calcext:value-type="string">
            <text:p>145,3</text:p>
          </table:table-cell>
          <table:table-cell office:value-type="date" office:date-value="2010-09-14" calcext:value-type="date">
            <text:p>14/09/10</text:p>
          </table:table-cell>
          <table:table-cell office:value-type="string" calcext:value-type="string">
            <text:p>M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VEEDPA175570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,0</text:p>
          </table:table-cell>
          <table:table-cell office:value-type="string" calcext:value-type="string">
            <text:p>162,4</text:p>
          </table:table-cell>
          <table:table-cell office:value-type="date" office:date-value="2010-07-06" calcext:value-type="date">
            <text:p>06/07/10</text:p>
          </table:table-cell>
          <table:table-cell office:value-type="string" calcext:value-type="string">
            <text:p>H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2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QUINJH650446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8</text:p>
          </table:table-cell>
          <table:table-cell office:value-type="string" calcext:value-type="string">
            <text:p>141,8</text:p>
          </table:table-cell>
          <table:table-cell office:value-type="date" office:date-value="2010-11-20" calcext:value-type="date">
            <text:p>20/11/10</text:p>
          </table:table-cell>
          <table:table-cell office:value-type="string" calcext:value-type="string">
            <text:p>M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AANGA650437</text:p>
          </table:table-cell>
          <table:table-cell office:value-type="string" calcext:value-type="string">
            <text:p>ER45 RUMICRUZ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0</text:p>
          </table:table-cell>
          <table:table-cell office:value-type="string" calcext:value-type="string">
            <text:p>154,1</text:p>
          </table:table-cell>
          <table:table-cell office:value-type="date" office:date-value="2010-06-16" calcext:value-type="date">
            <text:p>16/06/10</text:p>
          </table:table-cell>
          <table:table-cell office:value-type="string" calcext:value-type="string">
            <text:p>M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HANDA650351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0</text:p>
          </table:table-cell>
          <table:table-cell office:value-type="string" calcext:value-type="string">
            <text:p>149,9</text:p>
          </table:table-cell>
          <table:table-cell office:value-type="date" office:date-value="2010-09-25" calcext:value-type="date">
            <text:p>25/09/10</text:p>
          </table:table-cell>
          <table:table-cell office:value-type="string" calcext:value-type="string">
            <text:p>H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8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NUALMA605996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8</text:p>
          </table:table-cell>
          <table:table-cell office:value-type="string" calcext:value-type="string">
            <text:p>170,4</text:p>
          </table:table-cell>
          <table:table-cell office:value-type="date" office:date-value="2009-10-04" calcext:value-type="date">
            <text:p>04/10/09</text:p>
          </table:table-cell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CHJHJA650464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4</text:p>
          </table:table-cell>
          <table:table-cell office:value-type="string" calcext:value-type="string">
            <text:p>160,0</text:p>
          </table:table-cell>
          <table:table-cell office:value-type="date" office:date-value="2010-11-18" calcext:value-type="date">
            <text:p>18/11/10</text:p>
          </table:table-cell>
          <table:table-cell office:value-type="string" calcext:value-type="string">
            <text:p>H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GAHAMA131591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,0</text:p>
          </table:table-cell>
          <table:table-cell office:value-type="string" calcext:value-type="string">
            <text:p>181,4</text:p>
          </table:table-cell>
          <table:table-cell office:value-type="date" office:date-value="2009-10-24" calcext:value-type="date">
            <text:p>24/10/09</text:p>
          </table:table-cell>
          <table:table-cell office:value-type="string" calcext:value-type="string">
            <text:p>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LLMAJO175027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0</text:p>
          </table:table-cell>
          <table:table-cell office:value-type="string" calcext:value-type="string">
            <text:p>154,5</text:p>
          </table:table-cell>
          <table:table-cell office:value-type="date" office:date-value="2010-01-01" calcext:value-type="date">
            <text:p>01/01/10</text:p>
          </table:table-cell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GQUDAEF650447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,0</text:p>
          </table:table-cell>
          <table:table-cell office:value-type="string" calcext:value-type="string">
            <text:p>163,0</text:p>
          </table:table-cell>
          <table:table-cell office:value-type="date" office:date-value="2010-03-06" calcext:value-type="date">
            <text:p>06/03/10</text:p>
          </table:table-cell>
          <table:table-cell office:value-type="string" calcext:value-type="string">
            <text:p>H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30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COROAN606482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0</text:p>
          </table:table-cell>
          <table:table-cell office:value-type="string" calcext:value-type="string">
            <text:p>142,0</text:p>
          </table:table-cell>
          <table:table-cell office:value-type="date" office:date-value="2010-08-30" calcext:value-type="date">
            <text:p>30/08/10</text:p>
          </table:table-cell>
          <table:table-cell office:value-type="string" calcext:value-type="string">
            <text:p>H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1,8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FLFRJO651045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4</text:p>
          </table:table-cell>
          <table:table-cell office:value-type="string" calcext:value-type="string">
            <text:p>149,0</text:p>
          </table:table-cell>
          <table:table-cell office:value-type="date" office:date-value="2008-09-27" calcext:value-type="date">
            <text:p>27/09/08</text:p>
          </table:table-cell>
          <table:table-cell office:value-type="string" calcext:value-type="string">
            <text:p>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Baja Talla Sever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ULLKEAN606467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4</text:p>
          </table:table-cell>
          <table:table-cell office:value-type="string" calcext:value-type="string">
            <text:p>163,0</text:p>
          </table:table-cell>
          <table:table-cell office:value-type="date" office:date-value="2009-05-05" calcext:value-type="date">
            <text:p>05/05/09</text:p>
          </table:table-cell>
          <table:table-cell office:value-type="string" calcext:value-type="string">
            <text:p>H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PIKAKA650243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0</text:p>
          </table:table-cell>
          <table:table-cell office:value-type="string" calcext:value-type="string">
            <text:p>156,4</text:p>
          </table:table-cell>
          <table:table-cell office:value-type="date" office:date-value="2010-08-11" calcext:value-type="date">
            <text:p>11/08/10</text:p>
          </table:table-cell>
          <table:table-cell office:value-type="string" calcext:value-type="string">
            <text:p>M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BUKEPI650488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8</text:p>
          </table:table-cell>
          <table:table-cell office:value-type="string" calcext:value-type="string">
            <text:p>148,6</text:p>
          </table:table-cell>
          <table:table-cell office:value-type="date" office:date-value="2009-08-09" calcext:value-type="date">
            <text:p>09/08/09</text:p>
          </table:table-cell>
          <table:table-cell office:value-type="string" calcext:value-type="string">
            <text:p>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0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ROESPI215035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0</text:p>
          </table:table-cell>
          <table:table-cell office:value-type="string" calcext:value-type="string">
            <text:p>160,0</text:p>
          </table:table-cell>
          <table:table-cell office:value-type="date" office:date-value="2009-08-16" calcext:value-type="date">
            <text:p>16/08/09</text:p>
          </table:table-cell>
          <table:table-cell office:value-type="string" calcext:value-type="string">
            <text:p>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INVIES606164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8</text:p>
          </table:table-cell>
          <table:table-cell office:value-type="string" calcext:value-type="string">
            <text:p>149,7</text:p>
          </table:table-cell>
          <table:table-cell office:value-type="date" office:date-value="2009-08-24" calcext:value-type="date">
            <text:p>24/08/09</text:p>
          </table:table-cell>
          <table:table-cell office:value-type="string" calcext:value-type="string">
            <text:p>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4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BULIJO650389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0</text:p>
          </table:table-cell>
          <table:table-cell office:value-type="string" calcext:value-type="string">
            <text:p>148,5</text:p>
          </table:table-cell>
          <table:table-cell office:value-type="date" office:date-value="2009-11-22" calcext:value-type="date">
            <text:p>22/11/09</text:p>
          </table:table-cell>
          <table:table-cell office:value-type="string" calcext:value-type="string">
            <text:p>M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GUNEIS650352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,5</text:p>
          </table:table-cell>
          <table:table-cell office:value-type="string" calcext:value-type="string">
            <text:p>156,6</text:p>
          </table:table-cell>
          <table:table-cell office:value-type="date" office:date-value="2008-12-26" calcext:value-type="date">
            <text:p>26/12/08</text:p>
          </table:table-cell>
          <table:table-cell office:value-type="string" calcext:value-type="string">
            <text:p>H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5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MULUAN606359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5</text:p>
          </table:table-cell>
          <table:table-cell office:value-type="string" calcext:value-type="string">
            <text:p>163,5</text:p>
          </table:table-cell>
          <table:table-cell office:value-type="date" office:date-value="2009-09-20" calcext:value-type="date">
            <text:p>20/09/09</text:p>
          </table:table-cell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GUFRRO606132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0</text:p>
          </table:table-cell>
          <table:table-cell office:value-type="string" calcext:value-type="string">
            <text:p>159,0</text:p>
          </table:table-cell>
          <table:table-cell office:value-type="date" office:date-value="2009-11-07" calcext:value-type="date">
            <text:p>07/11/09</text:p>
          </table:table-cell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LOMAYA650330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5</text:p>
          </table:table-cell>
          <table:table-cell office:value-type="string" calcext:value-type="string">
            <text:p>153,0</text:p>
          </table:table-cell>
          <table:table-cell office:value-type="date" office:date-value="2009-11-12" calcext:value-type="date">
            <text:p>12/11/09</text:p>
          </table:table-cell>
          <table:table-cell office:value-type="string" calcext:value-type="string">
            <text:p>M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20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VIALYE650492</text:p>
          </table:table-cell>
          <table:table-cell office:value-type="string" calcext:value-type="string">
            <text:p>JOAQUIN GAVILANES Y DIEGO DE ALMAGR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0</text:p>
          </table:table-cell>
          <table:table-cell office:value-type="string" calcext:value-type="string">
            <text:p>151,0</text:p>
          </table:table-cell>
          <table:table-cell office:value-type="date" office:date-value="2009-05-25" calcext:value-type="date">
            <text:p>25/05/09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0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PIXIJI606164</text:p>
          </table:table-cell>
          <table:table-cell office:value-type="string" calcext:value-type="string">
            <text:p>EU03 LA PISCIN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0</text:p>
          </table:table-cell>
          <table:table-cell office:value-type="string" calcext:value-type="string">
            <text:p>145,0</text:p>
          </table:table-cell>
          <table:table-cell office:value-type="date" office:date-value="2009-05-13" calcext:value-type="date">
            <text:p>13/05/09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TALUMI650466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2</text:p>
          </table:table-cell>
          <table:table-cell office:value-type="string" calcext:value-type="string">
            <text:p>158,4</text:p>
          </table:table-cell>
          <table:table-cell office:value-type="date" office:date-value="2009-08-09" calcext:value-type="date">
            <text:p>09/08/09</text:p>
          </table:table-cell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18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LOANMA650498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,0</text:p>
          </table:table-cell>
          <table:table-cell office:value-type="string" calcext:value-type="string">
            <text:p>164,0</text:p>
          </table:table-cell>
          <table:table-cell office:value-type="date" office:date-value="2009-12-25" calcext:value-type="date">
            <text:p>25/12/09</text:p>
          </table:table-cell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4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TAJUMI606116</text:p>
          </table:table-cell>
          <table:table-cell office:value-type="string" calcext:value-type="string">
            <text:p>ER49 SAN ISIDR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4</text:p>
          </table:table-cell>
          <table:table-cell office:value-type="string" calcext:value-type="string">
            <text:p>160,5</text:p>
          </table:table-cell>
          <table:table-cell office:value-type="date" office:date-value="2008-12-29" calcext:value-type="date">
            <text:p>29/12/08</text:p>
          </table:table-cell>
          <table:table-cell office:value-type="string" calcext:value-type="string">
            <text:p>H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RANAL606132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0</text:p>
          </table:table-cell>
          <table:table-cell office:value-type="string" calcext:value-type="string">
            <text:p>144,0</text:p>
          </table:table-cell>
          <table:table-cell office:value-type="date" office:date-value="2009-08-03" calcext:value-type="date">
            <text:p>03/08/09</text:p>
          </table:table-cell>
          <table:table-cell office:value-type="string" calcext:value-type="string">
            <text:p>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3,1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HUCAJA605996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,0</text:p>
          </table:table-cell>
          <table:table-cell office:value-type="string" calcext:value-type="string">
            <text:p>167,4</text:p>
          </table:table-cell>
          <table:table-cell office:value-type="date" office:date-value="2007-08-18" calcext:value-type="date">
            <text:p>18/08/07</text:p>
          </table:table-cell>
          <table:table-cell office:value-type="string" calcext:value-type="string">
            <text:p>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5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MUHEDA650490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,0</text:p>
          </table:table-cell>
          <table:table-cell office:value-type="string" calcext:value-type="string">
            <text:p>167,4</text:p>
          </table:table-cell>
          <table:table-cell office:value-type="date" office:date-value="2008-11-25" calcext:value-type="date">
            <text:p>25/11/08</text:p>
          </table:table-cell>
          <table:table-cell office:value-type="string" calcext:value-type="string">
            <text:p>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5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ILDELI125055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9</text:p>
          </table:table-cell>
          <table:table-cell office:value-type="string" calcext:value-type="string">
            <text:p>164,1</text:p>
          </table:table-cell>
          <table:table-cell office:value-type="date" office:date-value="2009-11-19" calcext:value-type="date">
            <text:p>19/11/09</text:p>
          </table:table-cell>
          <table:table-cell office:value-type="string" calcext:value-type="string">
            <text:p>M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8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PEGAPA650102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,0</text:p>
          </table:table-cell>
          <table:table-cell office:value-type="string" calcext:value-type="string">
            <text:p>167,0</text:p>
          </table:table-cell>
          <table:table-cell office:value-type="date" office:date-value="2009-01-12" calcext:value-type="date">
            <text:p>12/01/09</text:p>
          </table:table-cell>
          <table:table-cell office:value-type="string" calcext:value-type="string">
            <text:p>H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6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PANADI605948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8</text:p>
          </table:table-cell>
          <table:table-cell office:value-type="string" calcext:value-type="string">
            <text:p>144,0</text:p>
          </table:table-cell>
          <table:table-cell office:value-type="date" office:date-value="2009-09-15" calcext:value-type="date">
            <text:p>15/09/09</text:p>
          </table:table-cell>
          <table:table-cell office:value-type="string" calcext:value-type="string">
            <text:p>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6,4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CHALEL650242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0</text:p>
          </table:table-cell>
          <table:table-cell office:value-type="string" calcext:value-type="string">
            <text:p>152,5</text:p>
          </table:table-cell>
          <table:table-cell office:value-type="date" office:date-value="2009-10-17" calcext:value-type="date">
            <text:p>17/10/09</text:p>
          </table:table-cell>
          <table:table-cell office:value-type="string" calcext:value-type="string">
            <text:p>M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UJOAR650408</text:p>
          </table:table-cell>
          <table:table-cell office:value-type="string" calcext:value-type="string">
            <text:p>ER15 VERGE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0</text:p>
          </table:table-cell>
          <table:table-cell office:value-type="string" calcext:value-type="string">
            <text:p>152,6</text:p>
          </table:table-cell>
          <table:table-cell office:value-type="date" office:date-value="2009-02-04" calcext:value-type="date">
            <text:p>04/02/09</text:p>
          </table:table-cell>
          <table:table-cell office:value-type="string" calcext:value-type="string">
            <text:p>H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QUEDJA650466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7</text:p>
          </table:table-cell>
          <table:table-cell office:value-type="string" calcext:value-type="string">
            <text:p>161,0</text:p>
          </table:table-cell>
          <table:table-cell office:value-type="date" office:date-value="2009-01-08" calcext:value-type="date">
            <text:p>08/01/09</text:p>
          </table:table-cell>
          <table:table-cell office:value-type="string" calcext:value-type="string">
            <text:p>H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HHUFE650515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8</text:p>
          </table:table-cell>
          <table:table-cell office:value-type="string" calcext:value-type="string">
            <text:p>162,5</text:p>
          </table:table-cell>
          <table:table-cell office:value-type="date" office:date-value="2009-06-28" calcext:value-type="date">
            <text:p>28/06/09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PIGAAN650357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5</text:p>
          </table:table-cell>
          <table:table-cell office:value-type="string" calcext:value-type="string">
            <text:p>152,5</text:p>
          </table:table-cell>
          <table:table-cell office:value-type="date" office:date-value="2009-06-26" calcext:value-type="date">
            <text:p>26/06/09</text:p>
          </table:table-cell>
          <table:table-cell office:value-type="string" calcext:value-type="string">
            <text:p>M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9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MOGAAL650458</text:p>
          </table:table-cell>
          <table:table-cell office:value-type="string" calcext:value-type="string">
            <text:p>ER15 VERGE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6</text:p>
          </table:table-cell>
          <table:table-cell office:value-type="string" calcext:value-type="string">
            <text:p>158,7</text:p>
          </table:table-cell>
          <table:table-cell office:value-type="date" office:date-value="2009-11-11" calcext:value-type="date">
            <text:p>11/11/09</text:p>
          </table:table-cell>
          <table:table-cell office:value-type="string" calcext:value-type="string">
            <text:p>M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MOMAAL650174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,0</text:p>
          </table:table-cell>
          <table:table-cell office:value-type="string" calcext:value-type="string">
            <text:p>166,5</text:p>
          </table:table-cell>
          <table:table-cell office:value-type="date" office:date-value="2009-05-24" calcext:value-type="date">
            <text:p>24/05/09</text:p>
          </table:table-cell>
          <table:table-cell office:value-type="string" calcext:value-type="string">
            <text:p>H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QUMAFE650247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0</text:p>
          </table:table-cell>
          <table:table-cell office:value-type="string" calcext:value-type="string">
            <text:p>159,0</text:p>
          </table:table-cell>
          <table:table-cell office:value-type="date" office:date-value="2009-06-02" calcext:value-type="date">
            <text:p>02/06/09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IWIDA650361</text:p>
          </table:table-cell>
          <table:table-cell office:value-type="string" calcext:value-type="string">
            <text:p>QUILIST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0</text:p>
          </table:table-cell>
          <table:table-cell office:value-type="string" calcext:value-type="string">
            <text:p>164,0</text:p>
          </table:table-cell>
          <table:table-cell office:value-type="date" office:date-value="2008-03-01" calcext:value-type="date">
            <text:p>01/03/08</text:p>
          </table:table-cell>
          <table:table-cell office:value-type="string" calcext:value-type="string">
            <text:p>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RIROSE650328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</text:p>
          </table:table-cell>
          <table:table-cell office:value-type="string" calcext:value-type="string">
            <text:p>166,0</text:p>
          </table:table-cell>
          <table:table-cell office:value-type="date" office:date-value="2010-01-31" calcext:value-type="date">
            <text:p>31/01/10</text:p>
          </table:table-cell>
          <table:table-cell office:value-type="string" calcext:value-type="string">
            <text:p>H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EQUMAVI650490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0</text:p>
          </table:table-cell>
          <table:table-cell office:value-type="string" calcext:value-type="string">
            <text:p>161,0</text:p>
          </table:table-cell>
          <table:table-cell office:value-type="date" office:date-value="2009-04-06" calcext:value-type="date">
            <text:p>06/04/09</text:p>
          </table:table-cell>
          <table:table-cell office:value-type="string" calcext:value-type="string">
            <text:p>M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3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CHYIAR650072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0</text:p>
          </table:table-cell>
          <table:table-cell office:value-type="string" calcext:value-type="string">
            <text:p>149,5</text:p>
          </table:table-cell>
          <table:table-cell office:value-type="date" office:date-value="2009-06-15" calcext:value-type="date">
            <text:p>15/06/09</text:p>
          </table:table-cell>
          <table:table-cell office:value-type="string" calcext:value-type="string">
            <text:p>M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NOMAIS650466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,8</text:p>
          </table:table-cell>
          <table:table-cell office:value-type="string" calcext:value-type="string">
            <text:p>159,9</text:p>
          </table:table-cell>
          <table:table-cell office:value-type="date" office:date-value="2009-10-20" calcext:value-type="date">
            <text:p>20/10/09</text:p>
          </table:table-cell>
          <table:table-cell office:value-type="string" calcext:value-type="string">
            <text:p>M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5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QUJHNA650243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4</text:p>
          </table:table-cell>
          <table:table-cell office:value-type="string" calcext:value-type="string">
            <text:p>149,5</text:p>
          </table:table-cell>
          <table:table-cell office:value-type="date" office:date-value="2009-05-29" calcext:value-type="date">
            <text:p>29/05/09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2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HJUAL606131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0</text:p>
          </table:table-cell>
          <table:table-cell office:value-type="string" calcext:value-type="string">
            <text:p>160,0</text:p>
          </table:table-cell>
          <table:table-cell office:value-type="date" office:date-value="2009-01-12" calcext:value-type="date">
            <text:p>12/01/09</text:p>
          </table:table-cell>
          <table:table-cell office:value-type="string" calcext:value-type="string">
            <text:p>H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MAEM606132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0</text:p>
          </table:table-cell>
          <table:table-cell office:value-type="string" calcext:value-type="string">
            <text:p>159,5</text:p>
          </table:table-cell>
          <table:table-cell office:value-type="date" office:date-value="2009-08-10" calcext:value-type="date">
            <text:p>10/08/09</text:p>
          </table:table-cell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HUDUMA650033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1</text:p>
          </table:table-cell>
          <table:table-cell office:value-type="string" calcext:value-type="string">
            <text:p>146,5</text:p>
          </table:table-cell>
          <table:table-cell office:value-type="date" office:date-value="2009-04-04" calcext:value-type="date">
            <text:p>04/04/09</text:p>
          </table:table-cell>
          <table:table-cell office:value-type="string" calcext:value-type="string">
            <text:p>M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QUDAAL650295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0</text:p>
          </table:table-cell>
          <table:table-cell office:value-type="string" calcext:value-type="string">
            <text:p>161,0</text:p>
          </table:table-cell>
          <table:table-cell office:value-type="date" office:date-value="2009-12-22" calcext:value-type="date">
            <text:p>22/12/09</text:p>
          </table:table-cell>
          <table:table-cell office:value-type="string" calcext:value-type="string">
            <text:p>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YAELPA606116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,5</text:p>
          </table:table-cell>
          <table:table-cell office:value-type="string" calcext:value-type="string">
            <text:p>162,0</text:p>
          </table:table-cell>
          <table:table-cell office:value-type="date" office:date-value="2009-08-13" calcext:value-type="date">
            <text:p>13/08/09</text:p>
          </table:table-cell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4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DUGEBR650220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,1</text:p>
          </table:table-cell>
          <table:table-cell office:value-type="string" calcext:value-type="string">
            <text:p>154,4</text:p>
          </table:table-cell>
          <table:table-cell office:value-type="date" office:date-value="2009-06-18" calcext:value-type="date">
            <text:p>18/06/09</text:p>
          </table:table-cell>
          <table:table-cell office:value-type="string" calcext:value-type="string">
            <text:p>M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5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CASEJO650494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3</text:p>
          </table:table-cell>
          <table:table-cell office:value-type="string" calcext:value-type="string">
            <text:p>156,1</text:p>
          </table:table-cell>
          <table:table-cell office:value-type="date" office:date-value="2009-05-10" calcext:value-type="date">
            <text:p>10/05/09</text:p>
          </table:table-cell>
          <table:table-cell office:value-type="string" calcext:value-type="string">
            <text:p>H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7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TAMAES606132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,0</text:p>
          </table:table-cell>
          <table:table-cell office:value-type="string" calcext:value-type="string">
            <text:p>153,0</text:p>
          </table:table-cell>
          <table:table-cell office:value-type="date" office:date-value="2009-09-06" calcext:value-type="date">
            <text:p>06/09/09</text:p>
          </table:table-cell>
          <table:table-cell office:value-type="string" calcext:value-type="string">
            <text:p>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5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PITACA606132</text:p>
          </table:table-cell>
          <table:table-cell office:value-type="string" calcext:value-type="string">
            <text:p>EU03 LA PISCIN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1</text:p>
          </table:table-cell>
          <table:table-cell office:value-type="string" calcext:value-type="string">
            <text:p>156,9</text:p>
          </table:table-cell>
          <table:table-cell office:value-type="date" office:date-value="2009-10-27" calcext:value-type="date">
            <text:p>27/10/09</text:p>
          </table:table-cell>
          <table:table-cell office:value-type="string" calcext:value-type="string">
            <text:p>M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GUCLAD650498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3</text:p>
          </table:table-cell>
          <table:table-cell office:value-type="string" calcext:value-type="string">
            <text:p>161,1</text:p>
          </table:table-cell>
          <table:table-cell office:value-type="date" office:date-value="2008-03-29" calcext:value-type="date">
            <text:p>29/03/08</text:p>
          </table:table-cell>
          <table:table-cell office:value-type="string" calcext:value-type="string">
            <text:p>H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GUOSSA650590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</text:p>
          </table:table-cell>
          <table:table-cell office:value-type="string" calcext:value-type="string">
            <text:p>152,7</text:p>
          </table:table-cell>
          <table:table-cell office:value-type="date" office:date-value="2009-05-08" calcext:value-type="date">
            <text:p>08/05/09</text:p>
          </table:table-cell>
          <table:table-cell office:value-type="string" calcext:value-type="string">
            <text:p>H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PIADEL605759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1</text:p>
          </table:table-cell>
          <table:table-cell office:value-type="string" calcext:value-type="string">
            <text:p>144,5</text:p>
          </table:table-cell>
          <table:table-cell office:value-type="date" office:date-value="2007-10-26" calcext:value-type="date">
            <text:p>26/10/07</text:p>
          </table:table-cell>
          <table:table-cell office:value-type="string" calcext:value-type="string">
            <text:p>M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6,4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CHNAJE650462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1</text:p>
          </table:table-cell>
          <table:table-cell office:value-type="string" calcext:value-type="string">
            <text:p>158,2</text:p>
          </table:table-cell>
          <table:table-cell office:value-type="date" office:date-value="2009-11-25" calcext:value-type="date">
            <text:p>25/11/09</text:p>
          </table:table-cell>
          <table:table-cell office:value-type="string" calcext:value-type="string">
            <text:p>M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8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MOGANO650487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0</text:p>
          </table:table-cell>
          <table:table-cell office:value-type="string" calcext:value-type="string">
            <text:p>150,7</text:p>
          </table:table-cell>
          <table:table-cell office:value-type="date" office:date-value="2009-06-17" calcext:value-type="date">
            <text:p>17/06/09</text:p>
          </table:table-cell>
          <table:table-cell office:value-type="string" calcext:value-type="string">
            <text:p>M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2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GUJEGU650466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,3</text:p>
          </table:table-cell>
          <table:table-cell office:value-type="string" calcext:value-type="string">
            <text:p>164,4</text:p>
          </table:table-cell>
          <table:table-cell office:value-type="date" office:date-value="2009-09-27" calcext:value-type="date">
            <text:p>27/09/09</text:p>
          </table:table-cell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2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LLWIAL175572</text:p>
          </table:table-cell>
          <table:table-cell office:value-type="string" calcext:value-type="string">
            <text:p>CERCA A LA QUEBRADA DE PUCHULCAG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,0</text:p>
          </table:table-cell>
          <table:table-cell office:value-type="string" calcext:value-type="string">
            <text:p>174,5</text:p>
          </table:table-cell>
          <table:table-cell office:value-type="date" office:date-value="2008-08-01" calcext:value-type="date">
            <text:p>01/08/08</text:p>
          </table:table-cell>
          <table:table-cell office:value-type="string" calcext:value-type="string">
            <text:p>H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GUMAJO606344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,1</text:p>
          </table:table-cell>
          <table:table-cell office:value-type="string" calcext:value-type="string">
            <text:p>167,9</text:p>
          </table:table-cell>
          <table:table-cell office:value-type="date" office:date-value="2009-06-28" calcext:value-type="date">
            <text:p>28/06/09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INJHMA650486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0</text:p>
          </table:table-cell>
          <table:table-cell office:value-type="string" calcext:value-type="string">
            <text:p>161,1</text:p>
          </table:table-cell>
          <table:table-cell office:value-type="date" office:date-value="2009-07-21" calcext:value-type="date">
            <text:p>21/07/09</text:p>
          </table:table-cell>
          <table:table-cell office:value-type="string" calcext:value-type="string">
            <text:p>M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YAGEAN606116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,0</text:p>
          </table:table-cell>
          <table:table-cell office:value-type="string" calcext:value-type="string">
            <text:p>152,6</text:p>
          </table:table-cell>
          <table:table-cell office:value-type="date" office:date-value="2009-04-05" calcext:value-type="date">
            <text:p>05/04/09</text:p>
          </table:table-cell>
          <table:table-cell office:value-type="string" calcext:value-type="string">
            <text:p>M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0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UFAGU606131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0</text:p>
          </table:table-cell>
          <table:table-cell office:value-type="string" calcext:value-type="string">
            <text:p>161,9</text:p>
          </table:table-cell>
          <table:table-cell office:value-type="date" office:date-value="2009-09-30" calcext:value-type="date">
            <text:p>30/09/09</text:p>
          </table:table-cell>
          <table:table-cell office:value-type="string" calcext:value-type="string">
            <text:p>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7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FLSAPA650289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0</text:p>
          </table:table-cell>
          <table:table-cell office:value-type="string" calcext:value-type="string">
            <text:p>152,5</text:p>
          </table:table-cell>
          <table:table-cell office:value-type="date" office:date-value="2009-06-07" calcext:value-type="date">
            <text:p>07/06/09</text:p>
          </table:table-cell>
          <table:table-cell office:value-type="string" calcext:value-type="string">
            <text:p>M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CHEDPA650255</text:p>
          </table:table-cell>
          <table:table-cell office:value-type="string" calcext:value-type="string">
            <text:p>DOS CAUDRAS ESCUELA DIEGO DONOS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6</text:p>
          </table:table-cell>
          <table:table-cell office:value-type="string" calcext:value-type="string">
            <text:p>153,0</text:p>
          </table:table-cell>
          <table:table-cell office:value-type="date" office:date-value="2009-04-18" calcext:value-type="date">
            <text:p>18/04/09</text:p>
          </table:table-cell>
          <table:table-cell office:value-type="string" calcext:value-type="string">
            <text:p>H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LLDECA650488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0</text:p>
          </table:table-cell>
          <table:table-cell office:value-type="string" calcext:value-type="string">
            <text:p>152,3</text:p>
          </table:table-cell>
          <table:table-cell office:value-type="date" office:date-value="2010-01-23" calcext:value-type="date">
            <text:p>23/01/10</text:p>
          </table:table-cell>
          <table:table-cell office:value-type="string" calcext:value-type="string">
            <text:p>M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22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GUAYAL650481</text:p>
          </table:table-cell>
          <table:table-cell office:value-type="string" calcext:value-type="string">
            <text:p>CERCA A ESCUELA JACINTO COLLAGUAZ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4</text:p>
          </table:table-cell>
          <table:table-cell office:value-type="string" calcext:value-type="string">
            <text:p>144,1</text:p>
          </table:table-cell>
          <table:table-cell office:value-type="date" office:date-value="2009-09-01" calcext:value-type="date">
            <text:p>01/09/09</text:p>
          </table:table-cell>
          <table:table-cell office:value-type="string" calcext:value-type="string">
            <text:p>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MEVASA606134</text:p>
          </table:table-cell>
          <table:table-cell office:value-type="string" calcext:value-type="string">
            <text:p>A UNA CUADRA DE LAS CANCHAS DE VOLLEY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,0</text:p>
          </table:table-cell>
          <table:table-cell office:value-type="string" calcext:value-type="string">
            <text:p>160,0</text:p>
          </table:table-cell>
          <table:table-cell office:value-type="date" office:date-value="2009-09-30" calcext:value-type="date">
            <text:p>30/09/09</text:p>
          </table:table-cell>
          <table:table-cell office:value-type="string" calcext:value-type="string">
            <text:p>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2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ARVIEL650466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0</text:p>
          </table:table-cell>
          <table:table-cell office:value-type="string" calcext:value-type="string">
            <text:p>149,3</text:p>
          </table:table-cell>
          <table:table-cell office:value-type="date" office:date-value="2009-05-15" calcext:value-type="date">
            <text:p>15/05/09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6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ZACRAL606443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,4</text:p>
          </table:table-cell>
          <table:table-cell office:value-type="string" calcext:value-type="string">
            <text:p>167,0</text:p>
          </table:table-cell>
          <table:table-cell office:value-type="date" office:date-value="2008-08-01" calcext:value-type="date">
            <text:p>01/08/08</text:p>
          </table:table-cell>
          <table:table-cell office:value-type="string" calcext:value-type="string">
            <text:p>H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HNAJUJA650206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,0</text:p>
          </table:table-cell>
          <table:table-cell office:value-type="string" calcext:value-type="string">
            <text:p>158,2</text:p>
          </table:table-cell>
          <table:table-cell office:value-type="date" office:date-value="2009-02-05" calcext:value-type="date">
            <text:p>05/02/09</text:p>
          </table:table-cell>
          <table:table-cell office:value-type="string" calcext:value-type="string">
            <text:p>H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GUMAAN606025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0</text:p>
          </table:table-cell>
          <table:table-cell office:value-type="string" calcext:value-type="string">
            <text:p>155,0</text:p>
          </table:table-cell>
          <table:table-cell office:value-type="date" office:date-value="2009-11-18" calcext:value-type="date">
            <text:p>18/11/09</text:p>
          </table:table-cell>
          <table:table-cell office:value-type="string" calcext:value-type="string">
            <text:p>M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SAYAYO606019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6</text:p>
          </table:table-cell>
          <table:table-cell office:value-type="string" calcext:value-type="string">
            <text:p>160,5</text:p>
          </table:table-cell>
          <table:table-cell office:value-type="date" office:date-value="2009-08-31" calcext:value-type="date">
            <text:p>31/08/09</text:p>
          </table:table-cell>
          <table:table-cell office:value-type="string" calcext:value-type="string">
            <text:p>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3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GULUJH650489</text:p>
          </table:table-cell>
          <table:table-cell office:value-type="string" calcext:value-type="string">
            <text:p>ER15 SAN JORG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0</text:p>
          </table:table-cell>
          <table:table-cell office:value-type="string" calcext:value-type="string">
            <text:p>139,5</text:p>
          </table:table-cell>
          <table:table-cell office:value-type="date" office:date-value="2009-09-22" calcext:value-type="date">
            <text:p>22/09/09</text:p>
          </table:table-cell>
          <table:table-cell office:value-type="string" calcext:value-type="string">
            <text:p>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8,0</text:p>
          </table:table-cell>
          <table:table-cell office:value-type="string" calcext:value-type="string">
            <text:p>Baja Talla Sever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LLANOS650346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3</text:p>
          </table:table-cell>
          <table:table-cell office:value-type="string" calcext:value-type="string">
            <text:p>161,5</text:p>
          </table:table-cell>
          <table:table-cell office:value-type="date" office:date-value="2008-10-29" calcext:value-type="date">
            <text:p>29/10/08</text:p>
          </table:table-cell>
          <table:table-cell office:value-type="string" calcext:value-type="string">
            <text:p>H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ZAJHSM606116</text:p>
          </table:table-cell>
          <table:table-cell office:value-type="string" calcext:value-type="string">
            <text:p>SAN MIGUEL UAL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0</text:p>
          </table:table-cell>
          <table:table-cell office:value-type="string" calcext:value-type="string">
            <text:p>161,5</text:p>
          </table:table-cell>
          <table:table-cell office:value-type="date" office:date-value="2009-05-31" calcext:value-type="date">
            <text:p>31/05/09</text:p>
          </table:table-cell>
          <table:table-cell office:value-type="string" calcext:value-type="string">
            <text:p>H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ILISTO606347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6</text:p>
          </table:table-cell>
          <table:table-cell office:value-type="string" calcext:value-type="string">
            <text:p>164,1</text:p>
          </table:table-cell>
          <table:table-cell office:value-type="date" office:date-value="2009-11-17" calcext:value-type="date">
            <text:p>17/11/09</text:p>
          </table:table-cell>
          <table:table-cell office:value-type="string" calcext:value-type="string">
            <text:p>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6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CAALWL650531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,0</text:p>
          </table:table-cell>
          <table:table-cell office:value-type="string" calcext:value-type="string">
            <text:p>165,8</text:p>
          </table:table-cell>
          <table:table-cell office:value-type="date" office:date-value="2009-04-12" calcext:value-type="date">
            <text:p>12/04/09</text:p>
          </table:table-cell>
          <table:table-cell office:value-type="string" calcext:value-type="string">
            <text:p>H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2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VIALNA650456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0</text:p>
          </table:table-cell>
          <table:table-cell office:value-type="string" calcext:value-type="string">
            <text:p>149,1</text:p>
          </table:table-cell>
          <table:table-cell office:value-type="date" office:date-value="2009-12-18" calcext:value-type="date">
            <text:p>18/12/09</text:p>
          </table:table-cell>
          <table:table-cell office:value-type="string" calcext:value-type="string">
            <text:p>M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GUMALI650470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0</text:p>
          </table:table-cell>
          <table:table-cell office:value-type="string" calcext:value-type="string">
            <text:p>155,0</text:p>
          </table:table-cell>
          <table:table-cell office:value-type="date" office:date-value="2009-04-09" calcext:value-type="date">
            <text:p>09/04/09</text:p>
          </table:table-cell>
          <table:table-cell office:value-type="string" calcext:value-type="string">
            <text:p>M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9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QUMENO650358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,0</text:p>
          </table:table-cell>
          <table:table-cell office:value-type="string" calcext:value-type="string">
            <text:p>149,9</text:p>
          </table:table-cell>
          <table:table-cell office:value-type="date" office:date-value="2009-10-24" calcext:value-type="date">
            <text:p>24/10/09</text:p>
          </table:table-cell>
          <table:table-cell office:value-type="string" calcext:value-type="string">
            <text:p>M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5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PEEDFE606341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0</text:p>
          </table:table-cell>
          <table:table-cell office:value-type="string" calcext:value-type="string">
            <text:p>162,0</text:p>
          </table:table-cell>
          <table:table-cell office:value-type="date" office:date-value="2007-09-19" calcext:value-type="date">
            <text:p>19/09/07</text:p>
          </table:table-cell>
          <table:table-cell office:value-type="string" calcext:value-type="string">
            <text:p>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1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PEDIAN606116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7</text:p>
          </table:table-cell>
          <table:table-cell office:value-type="string" calcext:value-type="string">
            <text:p>159,5</text:p>
          </table:table-cell>
          <table:table-cell office:value-type="date" office:date-value="2008-09-13" calcext:value-type="date">
            <text:p>13/09/08</text:p>
          </table:table-cell>
          <table:table-cell office:value-type="string" calcext:value-type="string">
            <text:p>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0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EDEMA606164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0</text:p>
          </table:table-cell>
          <table:table-cell office:value-type="string" calcext:value-type="string">
            <text:p>168,0</text:p>
          </table:table-cell>
          <table:table-cell office:value-type="date" office:date-value="2009-06-22" calcext:value-type="date">
            <text:p>22/06/09</text:p>
          </table:table-cell>
          <table:table-cell office:value-type="string" calcext:value-type="string">
            <text:p>H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CSANAES175115</text:p>
          </table:table-cell>
          <table:table-cell office:value-type="string" calcext:value-type="string">
            <text:p>ER15 VERGE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0</text:p>
          </table:table-cell>
          <table:table-cell office:value-type="string" calcext:value-type="string">
            <text:p>153,0</text:p>
          </table:table-cell>
          <table:table-cell office:value-type="date" office:date-value="2009-11-23" calcext:value-type="date">
            <text:p>23/11/09</text:p>
          </table:table-cell>
          <table:table-cell office:value-type="string" calcext:value-type="string">
            <text:p>M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25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NOEDJO606257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,5</text:p>
          </table:table-cell>
          <table:table-cell office:value-type="string" calcext:value-type="string">
            <text:p>173,0</text:p>
          </table:table-cell>
          <table:table-cell office:value-type="date" office:date-value="2009-04-03" calcext:value-type="date">
            <text:p>03/04/09</text:p>
          </table:table-cell>
          <table:table-cell office:value-type="string" calcext:value-type="string">
            <text:p>H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VIBAFE942743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0</text:p>
          </table:table-cell>
          <table:table-cell office:value-type="string" calcext:value-type="string">
            <text:p>151,4</text:p>
          </table:table-cell>
          <table:table-cell office:value-type="date" office:date-value="2009-03-10" calcext:value-type="date">
            <text:p>10/03/09</text:p>
          </table:table-cell>
          <table:table-cell office:value-type="string" calcext:value-type="string">
            <text:p>M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3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PIJECA605996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</text:p>
          </table:table-cell>
          <table:table-cell office:value-type="string" calcext:value-type="string">
            <text:p>154,0</text:p>
          </table:table-cell>
          <table:table-cell office:value-type="date" office:date-value="2009-01-14" calcext:value-type="date">
            <text:p>14/01/09</text:p>
          </table:table-cell>
          <table:table-cell office:value-type="string" calcext:value-type="string">
            <text:p>H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ILJHAL180558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0</text:p>
          </table:table-cell>
          <table:table-cell office:value-type="string" calcext:value-type="string">
            <text:p>162,5</text:p>
          </table:table-cell>
          <table:table-cell office:value-type="date" office:date-value="2009-02-13" calcext:value-type="date">
            <text:p>13/02/09</text:p>
          </table:table-cell>
          <table:table-cell office:value-type="string" calcext:value-type="string">
            <text:p>H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LOMAJO606458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0</text:p>
          </table:table-cell>
          <table:table-cell office:value-type="string" calcext:value-type="string">
            <text:p>147,5</text:p>
          </table:table-cell>
          <table:table-cell office:value-type="date" office:date-value="2009-12-16" calcext:value-type="date">
            <text:p>16/12/09</text:p>
          </table:table-cell>
          <table:table-cell office:value-type="string" calcext:value-type="string">
            <text:p>M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3,0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HJUAN650367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,9</text:p>
          </table:table-cell>
          <table:table-cell office:value-type="string" calcext:value-type="string">
            <text:p>156,0</text:p>
          </table:table-cell>
          <table:table-cell office:value-type="date" office:date-value="2009-08-26" calcext:value-type="date">
            <text:p>26/08/09</text:p>
          </table:table-cell>
          <table:table-cell office:value-type="string" calcext:value-type="string">
            <text:p>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USHMA650351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0</text:p>
          </table:table-cell>
          <table:table-cell office:value-type="string" calcext:value-type="string">
            <text:p>155,0</text:p>
          </table:table-cell>
          <table:table-cell office:value-type="date" office:date-value="2009-05-04" calcext:value-type="date">
            <text:p>04/05/09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PALUMA650244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0</text:p>
          </table:table-cell>
          <table:table-cell office:value-type="string" calcext:value-type="string">
            <text:p>157,5</text:p>
          </table:table-cell>
          <table:table-cell office:value-type="date" office:date-value="2008-09-10" calcext:value-type="date">
            <text:p>10/09/08</text:p>
          </table:table-cell>
          <table:table-cell office:value-type="string" calcext:value-type="string">
            <text:p>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ASKIAR650346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3</text:p>
          </table:table-cell>
          <table:table-cell office:value-type="string" calcext:value-type="string">
            <text:p>152,2</text:p>
          </table:table-cell>
          <table:table-cell office:value-type="date" office:date-value="2009-04-09" calcext:value-type="date">
            <text:p>09/04/09</text:p>
          </table:table-cell>
          <table:table-cell office:value-type="string" calcext:value-type="string">
            <text:p>M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9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QUJOAL175604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0</text:p>
          </table:table-cell>
          <table:table-cell office:value-type="string" calcext:value-type="string">
            <text:p>174,5</text:p>
          </table:table-cell>
          <table:table-cell office:value-type="date" office:date-value="2008-10-29" calcext:value-type="date">
            <text:p>29/10/08</text:p>
          </table:table-cell>
          <table:table-cell office:value-type="string" calcext:value-type="string">
            <text:p>H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LLBYJA606116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7</text:p>
          </table:table-cell>
          <table:table-cell office:value-type="string" calcext:value-type="string">
            <text:p>159,5</text:p>
          </table:table-cell>
          <table:table-cell office:value-type="date" office:date-value="2001-01-10" calcext:value-type="date">
            <text:p>10/01/01</text:p>
          </table:table-cell>
          <table:table-cell office:value-type="string" calcext:value-type="string">
            <text:p>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TAJHIG606475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5</text:p>
          </table:table-cell>
          <table:table-cell office:value-type="string" calcext:value-type="string">
            <text:p>177,5</text:p>
          </table:table-cell>
          <table:table-cell office:value-type="date" office:date-value="2008-07-15" calcext:value-type="date">
            <text:p>15/07/08</text:p>
          </table:table-cell>
          <table:table-cell office:value-type="string" calcext:value-type="string">
            <text:p>H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LEJUAR650244</text:p>
          </table:table-cell>
          <table:table-cell office:value-type="string" calcext:value-type="string">
            <text:p>ARRIBA DEL PUENTE CHAMB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1</text:p>
          </table:table-cell>
          <table:table-cell office:value-type="string" calcext:value-type="string">
            <text:p>159,4</text:p>
          </table:table-cell>
          <table:table-cell office:value-type="date" office:date-value="2009-02-01" calcext:value-type="date">
            <text:p>01/02/09</text:p>
          </table:table-cell>
          <table:table-cell office:value-type="string" calcext:value-type="string">
            <text:p>H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CHDIAB650480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6</text:p>
          </table:table-cell>
          <table:table-cell office:value-type="string" calcext:value-type="string">
            <text:p>144,1</text:p>
          </table:table-cell>
          <table:table-cell office:value-type="date" office:date-value="2009-05-15" calcext:value-type="date">
            <text:p>15/05/09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URESHLI650346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0</text:p>
          </table:table-cell>
          <table:table-cell office:value-type="string" calcext:value-type="string">
            <text:p>149,9</text:p>
          </table:table-cell>
          <table:table-cell office:value-type="date" office:date-value="2009-10-18" calcext:value-type="date">
            <text:p>18/10/09</text:p>
          </table:table-cell>
          <table:table-cell office:value-type="string" calcext:value-type="string">
            <text:p>M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QUSHMA606131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0</text:p>
          </table:table-cell>
          <table:table-cell office:value-type="string" calcext:value-type="string">
            <text:p>156,5</text:p>
          </table:table-cell>
          <table:table-cell office:value-type="date" office:date-value="2009-08-18" calcext:value-type="date">
            <text:p>18/08/09</text:p>
          </table:table-cell>
          <table:table-cell office:value-type="string" calcext:value-type="string">
            <text:p>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LLMAJO605551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,0</text:p>
          </table:table-cell>
          <table:table-cell office:value-type="string" calcext:value-type="string">
            <text:p>152,8</text:p>
          </table:table-cell>
          <table:table-cell office:value-type="date" office:date-value="2008-09-13" calcext:value-type="date">
            <text:p>13/09/08</text:p>
          </table:table-cell>
          <table:table-cell office:value-type="string" calcext:value-type="string">
            <text:p>F</text:p>
          </table:table-cell>
          <table:table-cell office:value-type="float" office:value="192" calcext:value-type="float">
            <text:p>1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QUCAAN650414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0</text:p>
          </table:table-cell>
          <table:table-cell office:value-type="string" calcext:value-type="string">
            <text:p>167,0</text:p>
          </table:table-cell>
          <table:table-cell office:value-type="date" office:date-value="2008-08-29" calcext:value-type="date">
            <text:p>29/08/08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JHAB606131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5</text:p>
          </table:table-cell>
          <table:table-cell office:value-type="string" calcext:value-type="string">
            <text:p>154,5</text:p>
          </table:table-cell>
          <table:table-cell office:value-type="date" office:date-value="2008-11-01" calcext:value-type="date">
            <text:p>01/11/08</text:p>
          </table:table-cell>
          <table:table-cell office:value-type="string" calcext:value-type="string">
            <text:p>M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7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SUJOAN606134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0</text:p>
          </table:table-cell>
          <table:table-cell office:value-type="string" calcext:value-type="string">
            <text:p>154,2</text:p>
          </table:table-cell>
          <table:table-cell office:value-type="date" office:date-value="2008-05-17" calcext:value-type="date">
            <text:p>17/05/08</text:p>
          </table:table-cell>
          <table:table-cell office:value-type="string" calcext:value-type="string">
            <text:p>M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21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HMAAL606257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,5</text:p>
          </table:table-cell>
          <table:table-cell office:value-type="string" calcext:value-type="string">
            <text:p>169,0</text:p>
          </table:table-cell>
          <table:table-cell office:value-type="date" office:date-value="2009-01-09" calcext:value-type="date">
            <text:p>09/01/09</text:p>
          </table:table-cell>
          <table:table-cell office:value-type="string" calcext:value-type="string">
            <text:p>H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5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ZAMAME606454</text:p>
          </table:table-cell>
          <table:table-cell office:value-type="string" calcext:value-type="string">
            <text:p>ER45 SAN MIGUEL DE GUARU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,6</text:p>
          </table:table-cell>
          <table:table-cell office:value-type="string" calcext:value-type="string">
            <text:p>161,5</text:p>
          </table:table-cell>
          <table:table-cell office:value-type="date" office:date-value="2008-12-24" calcext:value-type="date">
            <text:p>24/12/08</text:p>
          </table:table-cell>
          <table:table-cell office:value-type="string" calcext:value-type="string">
            <text:p>H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ZAWETH650472</text:p>
          </table:table-cell>
          <table:table-cell office:value-type="string" calcext:value-type="string">
            <text:p>ER45 SAN MIGUEL DE GUARU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0</text:p>
          </table:table-cell>
          <table:table-cell office:value-type="string" calcext:value-type="string">
            <text:p>144,6</text:p>
          </table:table-cell>
          <table:table-cell office:value-type="date" office:date-value="2008-09-28" calcext:value-type="date">
            <text:p>28/09/08</text:p>
          </table:table-cell>
          <table:table-cell office:value-type="string" calcext:value-type="string">
            <text:p>M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3,4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GUCADA650269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,0</text:p>
          </table:table-cell>
          <table:table-cell office:value-type="string" calcext:value-type="string">
            <text:p>163,7</text:p>
          </table:table-cell>
          <table:table-cell office:value-type="date" office:date-value="2008-02-12" calcext:value-type="date">
            <text:p>12/02/08</text:p>
          </table:table-cell>
          <table:table-cell office:value-type="string" calcext:value-type="string">
            <text:p>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22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LLJHAB650513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,9</text:p>
          </table:table-cell>
          <table:table-cell office:value-type="string" calcext:value-type="string">
            <text:p>158,5</text:p>
          </table:table-cell>
          <table:table-cell office:value-type="date" office:date-value="2008-05-17" calcext:value-type="date">
            <text:p>17/05/08</text:p>
          </table:table-cell>
          <table:table-cell office:value-type="string" calcext:value-type="string">
            <text:p>M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GUOLLU606145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5</text:p>
          </table:table-cell>
          <table:table-cell office:value-type="string" calcext:value-type="string">
            <text:p>143,9</text:p>
          </table:table-cell>
          <table:table-cell office:value-type="date" office:date-value="2008-04-01" calcext:value-type="date">
            <text:p>01/04/08</text:p>
          </table:table-cell>
          <table:table-cell office:value-type="string" calcext:value-type="string">
            <text:p>M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6,3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PAVISA650498</text:p>
          </table:table-cell>
          <table:table-cell office:value-type="string" calcext:value-type="string">
            <text:p>ER13 PANTAÑ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0</text:p>
          </table:table-cell>
          <table:table-cell office:value-type="string" calcext:value-type="string">
            <text:p>151,4</text:p>
          </table:table-cell>
          <table:table-cell office:value-type="date" office:date-value="2009-03-20" calcext:value-type="date">
            <text:p>20/03/09</text:p>
          </table:table-cell>
          <table:table-cell office:value-type="string" calcext:value-type="string">
            <text:p>M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1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FLJHDA606164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,0</text:p>
          </table:table-cell>
          <table:table-cell office:value-type="string" calcext:value-type="string">
            <text:p>160,2</text:p>
          </table:table-cell>
          <table:table-cell office:value-type="date" office:date-value="2008-04-08" calcext:value-type="date">
            <text:p>08/04/08</text:p>
          </table:table-cell>
          <table:table-cell office:value-type="string" calcext:value-type="string">
            <text:p>H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2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MODOES650488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</text:p>
          </table:table-cell>
          <table:table-cell office:value-type="string" calcext:value-type="string">
            <text:p>156,0</text:p>
          </table:table-cell>
          <table:table-cell office:value-type="date" office:date-value="2008-08-12" calcext:value-type="date">
            <text:p>12/08/08</text:p>
          </table:table-cell>
          <table:table-cell office:value-type="string" calcext:value-type="string">
            <text:p>M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8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CHLUCR606164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0</text:p>
          </table:table-cell>
          <table:table-cell office:value-type="string" calcext:value-type="string">
            <text:p>166,0</text:p>
          </table:table-cell>
          <table:table-cell office:value-type="date" office:date-value="2008-08-12" calcext:value-type="date">
            <text:p>12/08/08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9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AKEDA606061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0</text:p>
          </table:table-cell>
          <table:table-cell office:value-type="string" calcext:value-type="string">
            <text:p>151,2</text:p>
          </table:table-cell>
          <table:table-cell office:value-type="date" office:date-value="2008-10-30" calcext:value-type="date">
            <text:p>30/10/08</text:p>
          </table:table-cell>
          <table:table-cell office:value-type="string" calcext:value-type="string">
            <text:p>H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DAJHES650350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2</text:p>
          </table:table-cell>
          <table:table-cell office:value-type="string" calcext:value-type="string">
            <text:p>155,4</text:p>
          </table:table-cell>
          <table:table-cell office:value-type="date" office:date-value="2008-10-22" calcext:value-type="date">
            <text:p>22/10/08</text:p>
          </table:table-cell>
          <table:table-cell office:value-type="string" calcext:value-type="string">
            <text:p>M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NUELJO606164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,0</text:p>
          </table:table-cell>
          <table:table-cell office:value-type="string" calcext:value-type="string">
            <text:p>175,2</text:p>
          </table:table-cell>
          <table:table-cell office:value-type="date" office:date-value="2008-08-25" calcext:value-type="date">
            <text:p>25/08/08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2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AULEJO650269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,3</text:p>
          </table:table-cell>
          <table:table-cell office:value-type="string" calcext:value-type="string">
            <text:p>165,5</text:p>
          </table:table-cell>
          <table:table-cell office:value-type="date" office:date-value="2008-06-20" calcext:value-type="date">
            <text:p>20/06/08</text:p>
          </table:table-cell>
          <table:table-cell office:value-type="string" calcext:value-type="string">
            <text:p>H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0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PASAXA650124</text:p>
          </table:table-cell>
          <table:table-cell office:value-type="string" calcext:value-type="string">
            <text:p>LEOPOLDO FREIRE <text:s/>Y GUIDO CUADRAD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0</text:p>
          </table:table-cell>
          <table:table-cell office:value-type="string" calcext:value-type="string">
            <text:p>145,0</text:p>
          </table:table-cell>
          <table:table-cell office:value-type="date" office:date-value="2008-12-04" calcext:value-type="date">
            <text:p>04/12/08</text:p>
          </table:table-cell>
          <table:table-cell office:value-type="string" calcext:value-type="string">
            <text:p>H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Baja Talla Sever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REANAR650493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0</text:p>
          </table:table-cell>
          <table:table-cell office:value-type="string" calcext:value-type="string">
            <text:p>158,0</text:p>
          </table:table-cell>
          <table:table-cell office:value-type="date" office:date-value="2008-07-01" calcext:value-type="date">
            <text:p>01/07/08</text:p>
          </table:table-cell>
          <table:table-cell office:value-type="string" calcext:value-type="string">
            <text:p>M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ALBRRA606134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,1</text:p>
          </table:table-cell>
          <table:table-cell office:value-type="string" calcext:value-type="string">
            <text:p>157,1</text:p>
          </table:table-cell>
          <table:table-cell office:value-type="date" office:date-value="2008-12-04" calcext:value-type="date">
            <text:p>04/12/08</text:p>
          </table:table-cell>
          <table:table-cell office:value-type="string" calcext:value-type="string">
            <text:p>H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30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MOMABE180547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0</text:p>
          </table:table-cell>
          <table:table-cell office:value-type="string" calcext:value-type="string">
            <text:p>148,0</text:p>
          </table:table-cell>
          <table:table-cell office:value-type="date" office:date-value="2009-02-02" calcext:value-type="date">
            <text:p>02/02/09</text:p>
          </table:table-cell>
          <table:table-cell office:value-type="string" calcext:value-type="string">
            <text:p>M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21,0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QUROMA172908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2</text:p>
          </table:table-cell>
          <table:table-cell office:value-type="string" calcext:value-type="string">
            <text:p>152,0</text:p>
          </table:table-cell>
          <table:table-cell office:value-type="date" office:date-value="2008-05-01" calcext:value-type="date">
            <text:p>01/05/08</text:p>
          </table:table-cell>
          <table:table-cell office:value-type="string" calcext:value-type="string">
            <text:p>H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3,0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ASJHFA650201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0</text:p>
          </table:table-cell>
          <table:table-cell office:value-type="string" calcext:value-type="string">
            <text:p>165,7</text:p>
          </table:table-cell>
          <table:table-cell office:value-type="date" office:date-value="2008-08-24" calcext:value-type="date">
            <text:p>24/08/08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EALFA650382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0</text:p>
          </table:table-cell>
          <table:table-cell office:value-type="string" calcext:value-type="string">
            <text:p>159,8</text:p>
          </table:table-cell>
          <table:table-cell office:value-type="date" office:date-value="2008-07-31" calcext:value-type="date">
            <text:p>31/07/08</text:p>
          </table:table-cell>
          <table:table-cell office:value-type="string" calcext:value-type="string">
            <text:p>H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TUDAES160093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0</text:p>
          </table:table-cell>
          <table:table-cell office:value-type="string" calcext:value-type="string">
            <text:p>149,6</text:p>
          </table:table-cell>
          <table:table-cell office:value-type="date" office:date-value="2007-12-07" calcext:value-type="date">
            <text:p>07/12/07</text:p>
          </table:table-cell>
          <table:table-cell office:value-type="string" calcext:value-type="string">
            <text:p>M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2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SIMÓEL650244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,0</text:p>
          </table:table-cell>
          <table:table-cell office:value-type="string" calcext:value-type="string">
            <text:p>158,0</text:p>
          </table:table-cell>
          <table:table-cell office:value-type="date" office:date-value="2008-05-27" calcext:value-type="date">
            <text:p>27/05/08</text:p>
          </table:table-cell>
          <table:table-cell office:value-type="string" calcext:value-type="string">
            <text:p>M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LEKAAB650316</text:p>
          </table:table-cell>
          <table:table-cell office:value-type="string" calcext:value-type="string">
            <text:p>PUENTE DE CHAMB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</text:p>
          </table:table-cell>
          <table:table-cell office:value-type="string" calcext:value-type="string">
            <text:p>149,0</text:p>
          </table:table-cell>
          <table:table-cell office:value-type="date" office:date-value="2007-11-04" calcext:value-type="date">
            <text:p>04/11/07</text:p>
          </table:table-cell>
          <table:table-cell office:value-type="string" calcext:value-type="string">
            <text:p>M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PIEMDA230078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</text:p>
          </table:table-cell>
          <table:table-cell office:value-type="string" calcext:value-type="string">
            <text:p>155,0</text:p>
          </table:table-cell>
          <table:table-cell office:value-type="date" office:date-value="2008-08-02" calcext:value-type="date">
            <text:p>02/08/08</text:p>
          </table:table-cell>
          <table:table-cell office:value-type="string" calcext:value-type="string">
            <text:p>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9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MONIES650497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0</text:p>
          </table:table-cell>
          <table:table-cell office:value-type="string" calcext:value-type="string">
            <text:p>153,8</text:p>
          </table:table-cell>
          <table:table-cell office:value-type="date" office:date-value="2008-05-02" calcext:value-type="date">
            <text:p>02/05/08</text:p>
          </table:table-cell>
          <table:table-cell office:value-type="string" calcext:value-type="string">
            <text:p>M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ILDASA650488</text:p>
          </table:table-cell>
          <table:table-cell office:value-type="string" calcext:value-type="string">
            <text:p>ER49 SAN ISIDR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,3</text:p>
          </table:table-cell>
          <table:table-cell office:value-type="string" calcext:value-type="string">
            <text:p>170,0</text:p>
          </table:table-cell>
          <table:table-cell office:value-type="date" office:date-value="2007-12-04" calcext:value-type="date">
            <text:p>04/12/07</text:p>
          </table:table-cell>
          <table:table-cell office:value-type="string" calcext:value-type="string">
            <text:p>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TACRED606132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,0</text:p>
          </table:table-cell>
          <table:table-cell office:value-type="string" calcext:value-type="string">
            <text:p>154,2</text:p>
          </table:table-cell>
          <table:table-cell office:value-type="date" office:date-value="2008-05-01" calcext:value-type="date">
            <text:p>01/05/08</text:p>
          </table:table-cell>
          <table:table-cell office:value-type="string" calcext:value-type="string">
            <text:p>H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7,3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DUJHBL606117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,7</text:p>
          </table:table-cell>
          <table:table-cell office:value-type="string" calcext:value-type="string">
            <text:p>165,0</text:p>
          </table:table-cell>
          <table:table-cell office:value-type="date" office:date-value="2008-09-11" calcext:value-type="date">
            <text:p>11/09/08</text:p>
          </table:table-cell>
          <table:table-cell office:value-type="string" calcext:value-type="string">
            <text:p>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DUKAFE606132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5</text:p>
          </table:table-cell>
          <table:table-cell office:value-type="string" calcext:value-type="string">
            <text:p>157,0</text:p>
          </table:table-cell>
          <table:table-cell office:value-type="date" office:date-value="2008-08-15" calcext:value-type="date">
            <text:p>15/08/08</text:p>
          </table:table-cell>
          <table:table-cell office:value-type="string" calcext:value-type="string">
            <text:p>M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ORGUEF606147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0</text:p>
          </table:table-cell>
          <table:table-cell office:value-type="string" calcext:value-type="string">
            <text:p>163,4</text:p>
          </table:table-cell>
          <table:table-cell office:value-type="date" office:date-value="2009-02-10" calcext:value-type="date">
            <text:p>10/02/09</text:p>
          </table:table-cell>
          <table:table-cell office:value-type="string" calcext:value-type="string">
            <text:p>H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0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BSUARMA606131</text:p>
          </table:table-cell>
          <table:table-cell office:value-type="string" calcext:value-type="string">
            <text:p>ER45 RUMICRUZ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,3</text:p>
          </table:table-cell>
          <table:table-cell office:value-type="string" calcext:value-type="string">
            <text:p>150,0</text:p>
          </table:table-cell>
          <table:table-cell office:value-type="date" office:date-value="2007-06-08" calcext:value-type="date">
            <text:p>08/06/07</text:p>
          </table:table-cell>
          <table:table-cell office:value-type="string" calcext:value-type="string">
            <text:p>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5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LCAFAAL230008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0</text:p>
          </table:table-cell>
          <table:table-cell office:value-type="string" calcext:value-type="string">
            <text:p>164,8</text:p>
          </table:table-cell>
          <table:table-cell office:value-type="date" office:date-value="2007-10-27" calcext:value-type="date">
            <text:p>27/10/07</text:p>
          </table:table-cell>
          <table:table-cell office:value-type="string" calcext:value-type="string">
            <text:p>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9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PIALMI606342</text:p>
          </table:table-cell>
          <table:table-cell office:value-type="string" calcext:value-type="string">
            <text:p>ER49 SAN ISIDR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0</text:p>
          </table:table-cell>
          <table:table-cell office:value-type="string" calcext:value-type="string">
            <text:p>153,4</text:p>
          </table:table-cell>
          <table:table-cell office:value-type="date" office:date-value="2008-10-29" calcext:value-type="date">
            <text:p>29/10/08</text:p>
          </table:table-cell>
          <table:table-cell office:value-type="string" calcext:value-type="string">
            <text:p>H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8,7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YULIES650291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0</text:p>
          </table:table-cell>
          <table:table-cell office:value-type="string" calcext:value-type="string">
            <text:p>146,8</text:p>
          </table:table-cell>
          <table:table-cell office:value-type="date" office:date-value="2008-11-01" calcext:value-type="date">
            <text:p>01/11/08</text:p>
          </table:table-cell>
          <table:table-cell office:value-type="string" calcext:value-type="string">
            <text:p>M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21,8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PALISE650411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0</text:p>
          </table:table-cell>
          <table:table-cell office:value-type="string" calcext:value-type="string">
            <text:p>160,1</text:p>
          </table:table-cell>
          <table:table-cell office:value-type="date" office:date-value="2008-08-25" calcext:value-type="date">
            <text:p>25/08/08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AGAMA650244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6</text:p>
          </table:table-cell>
          <table:table-cell office:value-type="string" calcext:value-type="string">
            <text:p>148,1</text:p>
          </table:table-cell>
          <table:table-cell office:value-type="date" office:date-value="2008-03-30" calcext:value-type="date">
            <text:p>30/03/08</text:p>
          </table:table-cell>
          <table:table-cell office:value-type="string" calcext:value-type="string">
            <text:p>M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3,1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GAWIPA605736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</text:p>
          </table:table-cell>
          <table:table-cell office:value-type="string" calcext:value-type="string">
            <text:p>152,6</text:p>
          </table:table-cell>
          <table:table-cell office:value-type="date" office:date-value="2008-04-07" calcext:value-type="date">
            <text:p>07/04/08</text:p>
          </table:table-cell>
          <table:table-cell office:value-type="string" calcext:value-type="string">
            <text:p>H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HEALEL606101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,0</text:p>
          </table:table-cell>
          <table:table-cell office:value-type="string" calcext:value-type="string">
            <text:p>151,5</text:p>
          </table:table-cell>
          <table:table-cell office:value-type="date" office:date-value="2008-07-23" calcext:value-type="date">
            <text:p>23/07/08</text:p>
          </table:table-cell>
          <table:table-cell office:value-type="string" calcext:value-type="string">
            <text:p>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24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HEDBL606257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,0</text:p>
          </table:table-cell>
          <table:table-cell office:value-type="string" calcext:value-type="string">
            <text:p>170,6</text:p>
          </table:table-cell>
          <table:table-cell office:value-type="date" office:date-value="2008-04-19" calcext:value-type="date">
            <text:p>19/04/08</text:p>
          </table:table-cell>
          <table:table-cell office:value-type="string" calcext:value-type="string">
            <text:p>H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HCAMA605758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,3</text:p>
          </table:table-cell>
          <table:table-cell office:value-type="string" calcext:value-type="string">
            <text:p>158,5</text:p>
          </table:table-cell>
          <table:table-cell office:value-type="date" office:date-value="2008-10-23" calcext:value-type="date">
            <text:p>23/10/08</text:p>
          </table:table-cell>
          <table:table-cell office:value-type="string" calcext:value-type="string">
            <text:p>M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CAANGE606352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,0</text:p>
          </table:table-cell>
          <table:table-cell office:value-type="string" calcext:value-type="string">
            <text:p>162,1</text:p>
          </table:table-cell>
          <table:table-cell office:value-type="date" office:date-value="2008-08-05" calcext:value-type="date">
            <text:p>05/08/08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6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QUPEIV650243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4</text:p>
          </table:table-cell>
          <table:table-cell office:value-type="string" calcext:value-type="string">
            <text:p>165,0</text:p>
          </table:table-cell>
          <table:table-cell office:value-type="date" office:date-value="2008-12-26" calcext:value-type="date">
            <text:p>26/12/08</text:p>
          </table:table-cell>
          <table:table-cell office:value-type="string" calcext:value-type="string">
            <text:p>H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22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EVEALAN650498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0</text:p>
          </table:table-cell>
          <table:table-cell office:value-type="string" calcext:value-type="string">
            <text:p>157,2</text:p>
          </table:table-cell>
          <table:table-cell office:value-type="date" office:date-value="2007-03-31" calcext:value-type="date">
            <text:p>31/03/07</text:p>
          </table:table-cell>
          <table:table-cell office:value-type="string" calcext:value-type="string">
            <text:p>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REJHFA606116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,7</text:p>
          </table:table-cell>
          <table:table-cell office:value-type="string" calcext:value-type="string">
            <text:p>178,2</text:p>
          </table:table-cell>
          <table:table-cell office:value-type="date" office:date-value="2008-07-20" calcext:value-type="date">
            <text:p>20/07/08</text:p>
          </table:table-cell>
          <table:table-cell office:value-type="string" calcext:value-type="string">
            <text:p>H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23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CECRGA605996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,0</text:p>
          </table:table-cell>
          <table:table-cell office:value-type="string" calcext:value-type="string">
            <text:p>158,0</text:p>
          </table:table-cell>
          <table:table-cell office:value-type="date" office:date-value="2008-04-01" calcext:value-type="date">
            <text:p>01/04/08</text:p>
          </table:table-cell>
          <table:table-cell office:value-type="string" calcext:value-type="string">
            <text:p>H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5,6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VEJEAL650223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5</text:p>
          </table:table-cell>
          <table:table-cell office:value-type="string" calcext:value-type="string">
            <text:p>162,2</text:p>
          </table:table-cell>
          <table:table-cell office:value-type="date" office:date-value="2009-03-25" calcext:value-type="date">
            <text:p>25/03/09</text:p>
          </table:table-cell>
          <table:table-cell office:value-type="string" calcext:value-type="string">
            <text:p>H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UGOSHJA650400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2</text:p>
          </table:table-cell>
          <table:table-cell office:value-type="string" calcext:value-type="string">
            <text:p>149,0</text:p>
          </table:table-cell>
          <table:table-cell office:value-type="date" office:date-value="2008-11-27" calcext:value-type="date">
            <text:p>27/11/08</text:p>
          </table:table-cell>
          <table:table-cell office:value-type="string" calcext:value-type="string">
            <text:p>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9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CA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,1</text:p>
          </table:table-cell>
          <table:table-cell office:value-type="string" calcext:value-type="string">
            <text:p>150,0</text:p>
          </table:table-cell>
          <table:table-cell table:style-name="Default"/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IOSJO606132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4</text:p>
          </table:table-cell>
          <table:table-cell office:value-type="string" calcext:value-type="string">
            <text:p>172,6</text:p>
          </table:table-cell>
          <table:table-cell office:value-type="date" office:date-value="2008-09-27" calcext:value-type="date">
            <text:p>27/09/08</text:p>
          </table:table-cell>
          <table:table-cell office:value-type="string" calcext:value-type="string">
            <text:p>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SAMAAN650539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08-12-19" calcext:value-type="date">
            <text:p>19/12/08</text:p>
          </table:table-cell>
          <table:table-cell office:value-type="string" calcext:value-type="string">
            <text:p>M</text:p>
          </table:table-cell>
          <table:table-cell office:value-type="float" office:value="189" calcext:value-type="float">
            <text:p>1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CAGRAN606116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5</text:p>
          </table:table-cell>
          <table:table-cell office:value-type="string" calcext:value-type="string">
            <text:p>153,0</text:p>
          </table:table-cell>
          <table:table-cell office:value-type="date" office:date-value="2007-09-29" calcext:value-type="date">
            <text:p>29/09/07</text:p>
          </table:table-cell>
          <table:table-cell office:value-type="string" calcext:value-type="string">
            <text:p>M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CUJHAN650339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0</text:p>
          </table:table-cell>
          <table:table-cell office:value-type="string" calcext:value-type="string">
            <text:p>163,5</text:p>
          </table:table-cell>
          <table:table-cell office:value-type="date" office:date-value="2008-05-02" calcext:value-type="date">
            <text:p>02/05/08</text:p>
          </table:table-cell>
          <table:table-cell office:value-type="string" calcext:value-type="string">
            <text:p>H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0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YAVIAL605756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,0</text:p>
          </table:table-cell>
          <table:table-cell office:value-type="string" calcext:value-type="string">
            <text:p>166,0</text:p>
          </table:table-cell>
          <table:table-cell office:value-type="date" office:date-value="2008-05-12" calcext:value-type="date">
            <text:p>12/05/08</text:p>
          </table:table-cell>
          <table:table-cell office:value-type="string" calcext:value-type="string">
            <text:p>H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27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NAOLXI650507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5</text:p>
          </table:table-cell>
          <table:table-cell office:value-type="string" calcext:value-type="string">
            <text:p>155,0</text:p>
          </table:table-cell>
          <table:table-cell office:value-type="date" office:date-value="2007-07-04" calcext:value-type="date">
            <text:p>04/07/07</text:p>
          </table:table-cell>
          <table:table-cell office:value-type="string" calcext:value-type="string">
            <text:p>M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7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ZAJUPA165002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7</text:p>
          </table:table-cell>
          <table:table-cell office:value-type="string" calcext:value-type="string">
            <text:p>173,0</text:p>
          </table:table-cell>
          <table:table-cell office:value-type="date" office:date-value="2007-11-28" calcext:value-type="date">
            <text:p>28/11/07</text:p>
          </table:table-cell>
          <table:table-cell office:value-type="string" calcext:value-type="string">
            <text:p>H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MASEAL650157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0</text:p>
          </table:table-cell>
          <table:table-cell office:value-type="string" calcext:value-type="string">
            <text:p>159,6</text:p>
          </table:table-cell>
          <table:table-cell office:value-type="date" office:date-value="2008-12-04" calcext:value-type="date">
            <text:p>04/12/08</text:p>
          </table:table-cell>
          <table:table-cell office:value-type="string" calcext:value-type="string">
            <text:p>H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9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CHAINA606060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0</text:p>
          </table:table-cell>
          <table:table-cell office:value-type="string" calcext:value-type="string">
            <text:p>144,5</text:p>
          </table:table-cell>
          <table:table-cell office:value-type="date" office:date-value="2008-09-28" calcext:value-type="date">
            <text:p>28/09/08</text:p>
          </table:table-cell>
          <table:table-cell office:value-type="string" calcext:value-type="string">
            <text:p>M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CUEMDA605756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5</text:p>
          </table:table-cell>
          <table:table-cell office:value-type="string" calcext:value-type="string">
            <text:p>149,4</text:p>
          </table:table-cell>
          <table:table-cell office:value-type="date" office:date-value="2008-07-19" calcext:value-type="date">
            <text:p>19/07/08</text:p>
          </table:table-cell>
          <table:table-cell office:value-type="string" calcext:value-type="string">
            <text:p>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20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GULIDA605756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,8</text:p>
          </table:table-cell>
          <table:table-cell office:value-type="string" calcext:value-type="string">
            <text:p>158,9</text:p>
          </table:table-cell>
          <table:table-cell office:value-type="date" office:date-value="2008-09-12" calcext:value-type="date">
            <text:p>12/09/08</text:p>
          </table:table-cell>
          <table:table-cell office:value-type="string" calcext:value-type="string">
            <text:p>M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PECRST605755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,0</text:p>
          </table:table-cell>
          <table:table-cell office:value-type="string" calcext:value-type="string">
            <text:p>164,5</text:p>
          </table:table-cell>
          <table:table-cell office:value-type="date" office:date-value="2008-10-17" calcext:value-type="date">
            <text:p>17/10/08</text:p>
          </table:table-cell>
          <table:table-cell office:value-type="string" calcext:value-type="string">
            <text:p>H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24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RONADA606131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0</text:p>
          </table:table-cell>
          <table:table-cell office:value-type="string" calcext:value-type="string">
            <text:p>152,3</text:p>
          </table:table-cell>
          <table:table-cell office:value-type="date" office:date-value="2008-07-14" calcext:value-type="date">
            <text:p>14/07/08</text:p>
          </table:table-cell>
          <table:table-cell office:value-type="string" calcext:value-type="string">
            <text:p>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YADENA650258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0</text:p>
          </table:table-cell>
          <table:table-cell office:value-type="string" calcext:value-type="string">
            <text:p>161,4</text:p>
          </table:table-cell>
          <table:table-cell office:value-type="date" office:date-value="2006-12-13" calcext:value-type="date">
            <text:p>13/12/06</text:p>
          </table:table-cell>
          <table:table-cell office:value-type="string" calcext:value-type="string">
            <text:p>H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0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AANFE605996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0</text:p>
          </table:table-cell>
          <table:table-cell office:value-type="string" calcext:value-type="string">
            <text:p>163,6</text:p>
          </table:table-cell>
          <table:table-cell office:value-type="date" office:date-value="2008-07-27" calcext:value-type="date">
            <text:p>27/07/08</text:p>
          </table:table-cell>
          <table:table-cell office:value-type="string" calcext:value-type="string">
            <text:p>H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CHDEAL650200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,0</text:p>
          </table:table-cell>
          <table:table-cell office:value-type="string" calcext:value-type="string">
            <text:p>167,5</text:p>
          </table:table-cell>
          <table:table-cell office:value-type="date" office:date-value="2008-04-02" calcext:value-type="date">
            <text:p>02/04/08</text:p>
          </table:table-cell>
          <table:table-cell office:value-type="string" calcext:value-type="string">
            <text:p>H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DAANJA650489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9</text:p>
          </table:table-cell>
          <table:table-cell office:value-type="string" calcext:value-type="string">
            <text:p>149,1</text:p>
          </table:table-cell>
          <table:table-cell office:value-type="date" office:date-value="2008-08-12" calcext:value-type="date">
            <text:p>12/08/08</text:p>
          </table:table-cell>
          <table:table-cell office:value-type="string" calcext:value-type="string">
            <text:p>M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BSADIIS941933</text:p>
          </table:table-cell>
          <table:table-cell office:value-type="string" calcext:value-type="string">
            <text:p>Mercedes Moncayo y Jose Moncay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9</text:p>
          </table:table-cell>
          <table:table-cell office:value-type="string" calcext:value-type="string">
            <text:p>157,5</text:p>
          </table:table-cell>
          <table:table-cell office:value-type="date" office:date-value="2008-03-11" calcext:value-type="date">
            <text:p>11/03/08</text:p>
          </table:table-cell>
          <table:table-cell office:value-type="string" calcext:value-type="string">
            <text:p>H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7,3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SIWIPA650185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,0</text:p>
          </table:table-cell>
          <table:table-cell office:value-type="string" calcext:value-type="string">
            <text:p>171,5</text:p>
          </table:table-cell>
          <table:table-cell office:value-type="date" office:date-value="2008-03-01" calcext:value-type="date">
            <text:p>01/03/08</text:p>
          </table:table-cell>
          <table:table-cell office:value-type="string" calcext:value-type="string">
            <text:p>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GOANAN650244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3</text:p>
          </table:table-cell>
          <table:table-cell office:value-type="string" calcext:value-type="string">
            <text:p>146,4</text:p>
          </table:table-cell>
          <table:table-cell office:value-type="date" office:date-value="2008-04-28" calcext:value-type="date">
            <text:p>28/04/08</text:p>
          </table:table-cell>
          <table:table-cell office:value-type="string" calcext:value-type="string">
            <text:p>M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EMAED175430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2</text:p>
          </table:table-cell>
          <table:table-cell office:value-type="string" calcext:value-type="string">
            <text:p>154,3</text:p>
          </table:table-cell>
          <table:table-cell office:value-type="date" office:date-value="2008-09-30" calcext:value-type="date">
            <text:p>30/09/08</text:p>
          </table:table-cell>
          <table:table-cell office:value-type="string" calcext:value-type="string">
            <text:p>M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LEDAJA605759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0</text:p>
          </table:table-cell>
          <table:table-cell office:value-type="string" calcext:value-type="string">
            <text:p>162,0</text:p>
          </table:table-cell>
          <table:table-cell office:value-type="date" office:date-value="2008-05-25" calcext:value-type="date">
            <text:p>25/05/08</text:p>
          </table:table-cell>
          <table:table-cell office:value-type="string" calcext:value-type="string">
            <text:p>H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6,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Emaciad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UOLISPA650244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1</text:p>
          </table:table-cell>
          <table:table-cell office:value-type="string" calcext:value-type="string">
            <text:p>160,0</text:p>
          </table:table-cell>
          <table:table-cell office:value-type="date" office:date-value="2008-09-15" calcext:value-type="date">
            <text:p>15/09/08</text:p>
          </table:table-cell>
          <table:table-cell office:value-type="string" calcext:value-type="string">
            <text:p>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VIJUEN650141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,1</text:p>
          </table:table-cell>
          <table:table-cell office:value-type="string" calcext:value-type="string">
            <text:p>162,0</text:p>
          </table:table-cell>
          <table:table-cell office:value-type="date" office:date-value="2008-08-22" calcext:value-type="date">
            <text:p>22/08/08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1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LEREJH606134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6,6</text:p>
          </table:table-cell>
          <table:table-cell office:value-type="string" calcext:value-type="string">
            <text:p>163,0</text:p>
          </table:table-cell>
          <table:table-cell office:value-type="date" office:date-value="2009-02-06" calcext:value-type="date">
            <text:p>06/02/09</text:p>
          </table:table-cell>
          <table:table-cell office:value-type="string" calcext:value-type="string">
            <text:p>M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8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CAALES650066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,6</text:p>
          </table:table-cell>
          <table:table-cell office:value-type="string" calcext:value-type="string">
            <text:p>176,1</text:p>
          </table:table-cell>
          <table:table-cell office:value-type="date" office:date-value="2007-06-16" calcext:value-type="date">
            <text:p>16/06/07</text:p>
          </table:table-cell>
          <table:table-cell office:value-type="string" calcext:value-type="string">
            <text:p>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6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AUMISA650231</text:p>
          </table:table-cell>
          <table:table-cell office:value-type="string" calcext:value-type="string">
            <text:p>Avda. Juan Felix Proaño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6,3</text:p>
          </table:table-cell>
          <table:table-cell office:value-type="string" calcext:value-type="string">
            <text:p>165,5</text:p>
          </table:table-cell>
          <table:table-cell office:value-type="date" office:date-value="2009-03-04" calcext:value-type="date">
            <text:p>04/03/09</text:p>
          </table:table-cell>
          <table:table-cell office:value-type="string" calcext:value-type="string">
            <text:p>H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31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CAJHPA650213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0</text:p>
          </table:table-cell>
          <table:table-cell office:value-type="string" calcext:value-type="string">
            <text:p>151,5</text:p>
          </table:table-cell>
          <table:table-cell office:value-type="date" office:date-value="2007-11-18" calcext:value-type="date">
            <text:p>18/11/07</text:p>
          </table:table-cell>
          <table:table-cell office:value-type="string" calcext:value-type="string">
            <text:p>M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4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INJUDA606164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5</text:p>
          </table:table-cell>
          <table:table-cell office:value-type="string" calcext:value-type="string">
            <text:p>156,4</text:p>
          </table:table-cell>
          <table:table-cell office:value-type="date" office:date-value="2007-09-21" calcext:value-type="date">
            <text:p>21/09/07</text:p>
          </table:table-cell>
          <table:table-cell office:value-type="string" calcext:value-type="string">
            <text:p>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IKEMA606116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8</text:p>
          </table:table-cell>
          <table:table-cell office:value-type="string" calcext:value-type="string">
            <text:p>149,2</text:p>
          </table:table-cell>
          <table:table-cell office:value-type="date" office:date-value="2007-05-12" calcext:value-type="date">
            <text:p>12/05/07</text:p>
          </table:table-cell>
          <table:table-cell office:value-type="string" calcext:value-type="string">
            <text:p>H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Baja Talla Sever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YUKEJA650276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2</text:p>
          </table:table-cell>
          <table:table-cell office:value-type="string" calcext:value-type="string">
            <text:p>149,0</text:p>
          </table:table-cell>
          <table:table-cell office:value-type="date" office:date-value="2007-05-12" calcext:value-type="date">
            <text:p>12/05/07</text:p>
          </table:table-cell>
          <table:table-cell office:value-type="string" calcext:value-type="string">
            <text:p>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DOHUNA606164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,8</text:p>
          </table:table-cell>
          <table:table-cell office:value-type="string" calcext:value-type="string">
            <text:p>167,5</text:p>
          </table:table-cell>
          <table:table-cell office:value-type="date" office:date-value="2008-02-27" calcext:value-type="date">
            <text:p>27/02/08</text:p>
          </table:table-cell>
          <table:table-cell office:value-type="string" calcext:value-type="string">
            <text:p>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21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ELEXI650243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0</text:p>
          </table:table-cell>
          <table:table-cell office:value-type="string" calcext:value-type="string">
            <text:p>146,1</text:p>
          </table:table-cell>
          <table:table-cell office:value-type="date" office:date-value="2007-11-21" calcext:value-type="date">
            <text:p>21/11/07</text:p>
          </table:table-cell>
          <table:table-cell office:value-type="string" calcext:value-type="string">
            <text:p>M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MIJOLU605759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2</text:p>
          </table:table-cell>
          <table:table-cell office:value-type="string" calcext:value-type="string">
            <text:p>167,0</text:p>
          </table:table-cell>
          <table:table-cell office:value-type="date" office:date-value="2007-08-13" calcext:value-type="date">
            <text:p>13/08/07</text:p>
          </table:table-cell>
          <table:table-cell office:value-type="string" calcext:value-type="string">
            <text:p>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CAERPA605845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1</text:p>
          </table:table-cell>
          <table:table-cell office:value-type="string" calcext:value-type="string">
            <text:p>156,1</text:p>
          </table:table-cell>
          <table:table-cell office:value-type="date" office:date-value="2007-02-17" calcext:value-type="date">
            <text:p>17/02/07</text:p>
          </table:table-cell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MISTSE605759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,1</text:p>
          </table:table-cell>
          <table:table-cell office:value-type="string" calcext:value-type="string">
            <text:p>170,4</text:p>
          </table:table-cell>
          <table:table-cell office:value-type="date" office:date-value="2007-06-17" calcext:value-type="date">
            <text:p>17/06/07</text:p>
          </table:table-cell>
          <table:table-cell office:value-type="string" calcext:value-type="string">
            <text:p>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ZAANAY605755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3</text:p>
          </table:table-cell>
          <table:table-cell office:value-type="string" calcext:value-type="string">
            <text:p>152,5</text:p>
          </table:table-cell>
          <table:table-cell office:value-type="date" office:date-value="2008-01-23" calcext:value-type="date">
            <text:p>23/01/08</text:p>
          </table:table-cell>
          <table:table-cell office:value-type="string" calcext:value-type="string">
            <text:p>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BOERAN605678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,5</text:p>
          </table:table-cell>
          <table:table-cell office:value-type="string" calcext:value-type="string">
            <text:p>155,0</text:p>
          </table:table-cell>
          <table:table-cell office:value-type="date" office:date-value="2007-06-23" calcext:value-type="date">
            <text:p>23/06/07</text:p>
          </table:table-cell>
          <table:table-cell office:value-type="string" calcext:value-type="string">
            <text:p>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PICARO605756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5</text:p>
          </table:table-cell>
          <table:table-cell office:value-type="string" calcext:value-type="string">
            <text:p>150,5</text:p>
          </table:table-cell>
          <table:table-cell office:value-type="date" office:date-value="2007-11-27" calcext:value-type="date">
            <text:p>27/11/07</text:p>
          </table:table-cell>
          <table:table-cell office:value-type="string" calcext:value-type="string">
            <text:p>H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Baja Talla Sever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CHJODE606116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7</text:p>
          </table:table-cell>
          <table:table-cell office:value-type="string" calcext:value-type="string">
            <text:p>152,0</text:p>
          </table:table-cell>
          <table:table-cell office:value-type="date" office:date-value="2007-04-14" calcext:value-type="date">
            <text:p>14/04/07</text:p>
          </table:table-cell>
          <table:table-cell office:value-type="string" calcext:value-type="string">
            <text:p>M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3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LLJOVA606267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5</text:p>
          </table:table-cell>
          <table:table-cell office:value-type="string" calcext:value-type="string">
            <text:p>152,5</text:p>
          </table:table-cell>
          <table:table-cell office:value-type="date" office:date-value="2007-04-20" calcext:value-type="date">
            <text:p>20/04/07</text:p>
          </table:table-cell>
          <table:table-cell office:value-type="string" calcext:value-type="string">
            <text:p>M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QUJHAR605759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,4</text:p>
          </table:table-cell>
          <table:table-cell office:value-type="string" calcext:value-type="string">
            <text:p>162,4</text:p>
          </table:table-cell>
          <table:table-cell office:value-type="date" office:date-value="2007-10-28" calcext:value-type="date">
            <text:p>28/10/07</text:p>
          </table:table-cell>
          <table:table-cell office:value-type="string" calcext:value-type="string">
            <text:p>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6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UGUANAL650333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,0</text:p>
          </table:table-cell>
          <table:table-cell office:value-type="string" calcext:value-type="string">
            <text:p>166,0</text:p>
          </table:table-cell>
          <table:table-cell office:value-type="date" office:date-value="2008-01-10" calcext:value-type="date">
            <text:p>10/01/08</text:p>
          </table:table-cell>
          <table:table-cell office:value-type="string" calcext:value-type="string">
            <text:p>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1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TAANVA605759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9,0</text:p>
          </table:table-cell>
          <table:table-cell office:value-type="string" calcext:value-type="string">
            <text:p>152,0</text:p>
          </table:table-cell>
          <table:table-cell office:value-type="date" office:date-value="2007-06-01" calcext:value-type="date">
            <text:p>01/06/07</text:p>
          </table:table-cell>
          <table:table-cell office:value-type="string" calcext:value-type="string">
            <text:p>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9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SHMAAN606094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,8</text:p>
          </table:table-cell>
          <table:table-cell office:value-type="string" calcext:value-type="string">
            <text:p>150,4</text:p>
          </table:table-cell>
          <table:table-cell office:value-type="date" office:date-value="2007-05-05" calcext:value-type="date">
            <text:p>05/05/07</text:p>
          </table:table-cell>
          <table:table-cell office:value-type="string" calcext:value-type="string">
            <text:p>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AUJHAN606116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,8</text:p>
          </table:table-cell>
          <table:table-cell office:value-type="string" calcext:value-type="string">
            <text:p>157,2</text:p>
          </table:table-cell>
          <table:table-cell office:value-type="date" office:date-value="2008-03-30" calcext:value-type="date">
            <text:p>30/03/08</text:p>
          </table:table-cell>
          <table:table-cell office:value-type="string" calcext:value-type="string">
            <text:p>M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5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CHJELO606156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0</text:p>
          </table:table-cell>
          <table:table-cell office:value-type="string" calcext:value-type="string">
            <text:p>145,2</text:p>
          </table:table-cell>
          <table:table-cell office:value-type="date" office:date-value="2008-03-14" calcext:value-type="date">
            <text:p>14/03/08</text:p>
          </table:table-cell>
          <table:table-cell office:value-type="string" calcext:value-type="string">
            <text:p>M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PROMA606067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2</text:p>
          </table:table-cell>
          <table:table-cell office:value-type="string" calcext:value-type="string">
            <text:p>156,0</text:p>
          </table:table-cell>
          <table:table-cell office:value-type="date" office:date-value="2007-12-13" calcext:value-type="date">
            <text:p>13/12/07</text:p>
          </table:table-cell>
          <table:table-cell office:value-type="string" calcext:value-type="string">
            <text:p>M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9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HIZAL605759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8</text:p>
          </table:table-cell>
          <table:table-cell office:value-type="string" calcext:value-type="string">
            <text:p>155,0</text:p>
          </table:table-cell>
          <table:table-cell office:value-type="date" office:date-value="2007-06-25" calcext:value-type="date">
            <text:p>25/06/07</text:p>
          </table:table-cell>
          <table:table-cell office:value-type="string" calcext:value-type="string">
            <text:p>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9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PAEDRA650176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,2</text:p>
          </table:table-cell>
          <table:table-cell office:value-type="string" calcext:value-type="string">
            <text:p>163,5</text:p>
          </table:table-cell>
          <table:table-cell office:value-type="date" office:date-value="2007-09-20" calcext:value-type="date">
            <text:p>20/09/07</text:p>
          </table:table-cell>
          <table:table-cell office:value-type="string" calcext:value-type="string">
            <text:p>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7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CAJHVI606257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,0</text:p>
          </table:table-cell>
          <table:table-cell office:value-type="string" calcext:value-type="string">
            <text:p>163,9</text:p>
          </table:table-cell>
          <table:table-cell office:value-type="date" office:date-value="2007-04-18" calcext:value-type="date">
            <text:p>18/04/07</text:p>
          </table:table-cell>
          <table:table-cell office:value-type="string" calcext:value-type="string">
            <text:p>H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3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LLCOAN175160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1</text:p>
          </table:table-cell>
          <table:table-cell office:value-type="string" calcext:value-type="string">
            <text:p>154,6</text:p>
          </table:table-cell>
          <table:table-cell office:value-type="date" office:date-value="2007-08-15" calcext:value-type="date">
            <text:p>15/08/07</text:p>
          </table:table-cell>
          <table:table-cell office:value-type="string" calcext:value-type="string">
            <text:p>M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INDEJA605790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,6</text:p>
          </table:table-cell>
          <table:table-cell office:value-type="string" calcext:value-type="string">
            <text:p>161,0</text:p>
          </table:table-cell>
          <table:table-cell office:value-type="date" office:date-value="2006-05-18" calcext:value-type="date">
            <text:p>18/05/06</text:p>
          </table:table-cell>
          <table:table-cell office:value-type="string" calcext:value-type="string">
            <text:p>H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3,0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RUMADA606116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,6</text:p>
          </table:table-cell>
          <table:table-cell office:value-type="string" calcext:value-type="string">
            <text:p>169,0</text:p>
          </table:table-cell>
          <table:table-cell office:value-type="date" office:date-value="2007-09-10" calcext:value-type="date">
            <text:p>10/09/07</text:p>
          </table:table-cell>
          <table:table-cell office:value-type="string" calcext:value-type="string">
            <text:p>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NORIIV606116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,0</text:p>
          </table:table-cell>
          <table:table-cell office:value-type="string" calcext:value-type="string">
            <text:p>171,4</text:p>
          </table:table-cell>
          <table:table-cell office:value-type="date" office:date-value="2008-02-09" calcext:value-type="date">
            <text:p>09/02/08</text:p>
          </table:table-cell>
          <table:table-cell office:value-type="string" calcext:value-type="string">
            <text:p>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23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PISHNI605759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2</text:p>
          </table:table-cell>
          <table:table-cell office:value-type="string" calcext:value-type="string">
            <text:p>157,0</text:p>
          </table:table-cell>
          <table:table-cell office:value-type="date" office:date-value="2007-05-02" calcext:value-type="date">
            <text:p>02/05/07</text:p>
          </table:table-cell>
          <table:table-cell office:value-type="string" calcext:value-type="string">
            <text:p>M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RAESSA650299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,6</text:p>
          </table:table-cell>
          <table:table-cell office:value-type="string" calcext:value-type="string">
            <text:p>160,0</text:p>
          </table:table-cell>
          <table:table-cell office:value-type="date" office:date-value="2007-07-26" calcext:value-type="date">
            <text:p>26/07/07</text:p>
          </table:table-cell>
          <table:table-cell office:value-type="string" calcext:value-type="string">
            <text:p>H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VILO606131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8</text:p>
          </table:table-cell>
          <table:table-cell office:value-type="string" calcext:value-type="string">
            <text:p>146,5</text:p>
          </table:table-cell>
          <table:table-cell office:value-type="date" office:date-value="2007-12-01" calcext:value-type="date">
            <text:p>01/12/07</text:p>
          </table:table-cell>
          <table:table-cell office:value-type="string" calcext:value-type="string">
            <text:p>M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6,0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PILEAN650286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6</text:p>
          </table:table-cell>
          <table:table-cell office:value-type="string" calcext:value-type="string">
            <text:p>150,4</text:p>
          </table:table-cell>
          <table:table-cell office:value-type="date" office:date-value="2007-12-09" calcext:value-type="date">
            <text:p>09/12/07</text:p>
          </table:table-cell>
          <table:table-cell office:value-type="string" calcext:value-type="string">
            <text:p>M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3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LGEMO650489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0</text:p>
          </table:table-cell>
          <table:table-cell office:value-type="string" calcext:value-type="string">
            <text:p>147,4</text:p>
          </table:table-cell>
          <table:table-cell office:value-type="date" office:date-value="2008-04-22" calcext:value-type="date">
            <text:p>22/04/08</text:p>
          </table:table-cell>
          <table:table-cell office:value-type="string" calcext:value-type="string">
            <text:p>M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SUPASE650487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,0</text:p>
          </table:table-cell>
          <table:table-cell office:value-type="string" calcext:value-type="string">
            <text:p>169,4</text:p>
          </table:table-cell>
          <table:table-cell office:value-type="date" office:date-value="2008-01-14" calcext:value-type="date">
            <text:p>14/01/08</text:p>
          </table:table-cell>
          <table:table-cell office:value-type="string" calcext:value-type="string">
            <text:p>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OLPAYA650274</text:p>
          </table:table-cell>
          <table:table-cell office:value-type="string" calcext:value-type="string">
            <text:p>EU03 LA PISCIN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,5</text:p>
          </table:table-cell>
          <table:table-cell office:value-type="string" calcext:value-type="string">
            <text:p>157,0</text:p>
          </table:table-cell>
          <table:table-cell office:value-type="date" office:date-value="2007-10-11" calcext:value-type="date">
            <text:p>11/10/07</text:p>
          </table:table-cell>
          <table:table-cell office:value-type="string" calcext:value-type="string">
            <text:p>M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7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SIDEAL650486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0</text:p>
          </table:table-cell>
          <table:table-cell office:value-type="string" calcext:value-type="string">
            <text:p>159,0</text:p>
          </table:table-cell>
          <table:table-cell office:value-type="date" office:date-value="2007-04-20" calcext:value-type="date">
            <text:p>20/04/07</text:p>
          </table:table-cell>
          <table:table-cell office:value-type="string" calcext:value-type="string">
            <text:p>H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MOJUAL606164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,9</text:p>
          </table:table-cell>
          <table:table-cell office:value-type="string" calcext:value-type="string">
            <text:p>161,0</text:p>
          </table:table-cell>
          <table:table-cell office:value-type="date" office:date-value="2007-08-12" calcext:value-type="date">
            <text:p>12/08/07</text:p>
          </table:table-cell>
          <table:table-cell office:value-type="string" calcext:value-type="string">
            <text:p>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AUKLAL605759</text:p>
          </table:table-cell>
          <table:table-cell office:value-type="string" calcext:value-type="string">
            <text:p>ER49 SAN ISIDR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3</text:p>
          </table:table-cell>
          <table:table-cell office:value-type="string" calcext:value-type="string">
            <text:p>157,9</text:p>
          </table:table-cell>
          <table:table-cell office:value-type="date" office:date-value="2007-01-15" calcext:value-type="date">
            <text:p>15/01/07</text:p>
          </table:table-cell>
          <table:table-cell office:value-type="string" calcext:value-type="string">
            <text:p>H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TAJUIS605759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5</text:p>
          </table:table-cell>
          <table:table-cell office:value-type="string" calcext:value-type="string">
            <text:p>155,5</text:p>
          </table:table-cell>
          <table:table-cell office:value-type="date" office:date-value="2007-06-02" calcext:value-type="date">
            <text:p>02/06/07</text:p>
          </table:table-cell>
          <table:table-cell office:value-type="string" calcext:value-type="string">
            <text:p>H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GULUER605755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0</text:p>
          </table:table-cell>
          <table:table-cell office:value-type="string" calcext:value-type="string">
            <text:p>162,0</text:p>
          </table:table-cell>
          <table:table-cell office:value-type="date" office:date-value="2007-04-20" calcext:value-type="date">
            <text:p>20/04/07</text:p>
          </table:table-cell>
          <table:table-cell office:value-type="string" calcext:value-type="string">
            <text:p>H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LLCAAL605825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2</text:p>
          </table:table-cell>
          <table:table-cell office:value-type="string" calcext:value-type="string">
            <text:p>152,0</text:p>
          </table:table-cell>
          <table:table-cell office:value-type="date" office:date-value="2008-03-13" calcext:value-type="date">
            <text:p>13/03/08</text:p>
          </table:table-cell>
          <table:table-cell office:value-type="string" calcext:value-type="string">
            <text:p>M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3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JAERAL650258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2</text:p>
          </table:table-cell>
          <table:table-cell office:value-type="string" calcext:value-type="string">
            <text:p>164,0</text:p>
          </table:table-cell>
          <table:table-cell office:value-type="date" office:date-value="2007-04-01" calcext:value-type="date">
            <text:p>01/04/07</text:p>
          </table:table-cell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18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PEJEJO606116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,2</text:p>
          </table:table-cell>
          <table:table-cell office:value-type="string" calcext:value-type="string">
            <text:p>164,8</text:p>
          </table:table-cell>
          <table:table-cell office:value-type="date" office:date-value="2006-08-26" calcext:value-type="date">
            <text:p>26/08/06</text:p>
          </table:table-cell>
          <table:table-cell office:value-type="string" calcext:value-type="string">
            <text:p>H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CAMOST606317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6</text:p>
          </table:table-cell>
          <table:table-cell office:value-type="string" calcext:value-type="string">
            <text:p>153,0</text:p>
          </table:table-cell>
          <table:table-cell office:value-type="date" office:date-value="2007-08-31" calcext:value-type="date">
            <text:p>31/08/07</text:p>
          </table:table-cell>
          <table:table-cell office:value-type="string" calcext:value-type="string">
            <text:p>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AMADE650204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4</text:p>
          </table:table-cell>
          <table:table-cell office:value-type="string" calcext:value-type="string">
            <text:p>149,0</text:p>
          </table:table-cell>
          <table:table-cell office:value-type="date" office:date-value="2007-11-16" calcext:value-type="date">
            <text:p>16/11/07</text:p>
          </table:table-cell>
          <table:table-cell office:value-type="string" calcext:value-type="string">
            <text:p>M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VDOPAAL606164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,3</text:p>
          </table:table-cell>
          <table:table-cell office:value-type="string" calcext:value-type="string">
            <text:p>161,8</text:p>
          </table:table-cell>
          <table:table-cell office:value-type="date" office:date-value="2008-03-21" calcext:value-type="date">
            <text:p>21/03/08</text:p>
          </table:table-cell>
          <table:table-cell office:value-type="string" calcext:value-type="string">
            <text:p>M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8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CAERMI650205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7</text:p>
          </table:table-cell>
          <table:table-cell office:value-type="string" calcext:value-type="string">
            <text:p>161,2</text:p>
          </table:table-cell>
          <table:table-cell office:value-type="date" office:date-value="2008-01-02" calcext:value-type="date">
            <text:p>02/01/08</text:p>
          </table:table-cell>
          <table:table-cell office:value-type="string" calcext:value-type="string">
            <text:p>M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LJHPA650599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2</text:p>
          </table:table-cell>
          <table:table-cell office:value-type="string" calcext:value-type="string">
            <text:p>161,2</text:p>
          </table:table-cell>
          <table:table-cell office:value-type="date" office:date-value="2008-09-01" calcext:value-type="date">
            <text:p>01/09/08</text:p>
          </table:table-cell>
          <table:table-cell office:value-type="string" calcext:value-type="string">
            <text:p>M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AELMO605759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,0</text:p>
          </table:table-cell>
          <table:table-cell office:value-type="string" calcext:value-type="string">
            <text:p>155,4</text:p>
          </table:table-cell>
          <table:table-cell office:value-type="date" office:date-value="2007-07-09" calcext:value-type="date">
            <text:p>09/07/07</text:p>
          </table:table-cell>
          <table:table-cell office:value-type="string" calcext:value-type="string">
            <text:p>M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9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BULIAN606116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,4</text:p>
          </table:table-cell>
          <table:table-cell office:value-type="string" calcext:value-type="string">
            <text:p>144,5</text:p>
          </table:table-cell>
          <table:table-cell office:value-type="date" office:date-value="2007-11-10" calcext:value-type="date">
            <text:p>10/11/07</text:p>
          </table:table-cell>
          <table:table-cell office:value-type="string" calcext:value-type="string">
            <text:p>M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30,4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UDELI606134</text:p>
          </table:table-cell>
          <table:table-cell office:value-type="string" calcext:value-type="string">
            <text:p>EU03 LA PISCIN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8</text:p>
          </table:table-cell>
          <table:table-cell office:value-type="string" calcext:value-type="string">
            <text:p>148,0</text:p>
          </table:table-cell>
          <table:table-cell office:value-type="date" office:date-value="2008-02-13" calcext:value-type="date">
            <text:p>13/02/08</text:p>
          </table:table-cell>
          <table:table-cell office:value-type="string" calcext:value-type="string">
            <text:p>M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CAALSE606116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,4</text:p>
          </table:table-cell>
          <table:table-cell office:value-type="string" calcext:value-type="string">
            <text:p>169,0</text:p>
          </table:table-cell>
          <table:table-cell office:value-type="date" office:date-value="2007-06-17" calcext:value-type="date">
            <text:p>17/06/07</text:p>
          </table:table-cell>
          <table:table-cell office:value-type="string" calcext:value-type="string">
            <text:p>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BUJOAL606117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,6</text:p>
          </table:table-cell>
          <table:table-cell office:value-type="string" calcext:value-type="string">
            <text:p>169,7</text:p>
          </table:table-cell>
          <table:table-cell office:value-type="date" office:date-value="2007-12-27" calcext:value-type="date">
            <text:p>27/12/07</text:p>
          </table:table-cell>
          <table:table-cell office:value-type="string" calcext:value-type="string">
            <text:p>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3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CULIES605759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9</text:p>
          </table:table-cell>
          <table:table-cell office:value-type="string" calcext:value-type="string">
            <text:p>149,0</text:p>
          </table:table-cell>
          <table:table-cell office:value-type="date" office:date-value="2007-07-17" calcext:value-type="date">
            <text:p>17/07/07</text:p>
          </table:table-cell>
          <table:table-cell office:value-type="string" calcext:value-type="string">
            <text:p>M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4,3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FLKALI605960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8</text:p>
          </table:table-cell>
          <table:table-cell office:value-type="string" calcext:value-type="string">
            <text:p>152,6</text:p>
          </table:table-cell>
          <table:table-cell office:value-type="date" office:date-value="2008-03-16" calcext:value-type="date">
            <text:p>16/03/08</text:p>
          </table:table-cell>
          <table:table-cell office:value-type="string" calcext:value-type="string">
            <text:p>M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0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FLANSA606164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1</text:p>
          </table:table-cell>
          <table:table-cell office:value-type="string" calcext:value-type="string">
            <text:p>156,0</text:p>
          </table:table-cell>
          <table:table-cell office:value-type="date" office:date-value="2007-09-25" calcext:value-type="date">
            <text:p>25/09/07</text:p>
          </table:table-cell>
          <table:table-cell office:value-type="string" calcext:value-type="string">
            <text:p>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1,8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QUALSE605759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,0</text:p>
          </table:table-cell>
          <table:table-cell office:value-type="string" calcext:value-type="string">
            <text:p>166,0</text:p>
          </table:table-cell>
          <table:table-cell office:value-type="date" office:date-value="2007-08-08" calcext:value-type="date">
            <text:p>08/08/07</text:p>
          </table:table-cell>
          <table:table-cell office:value-type="string" calcext:value-type="string">
            <text:p>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3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QUALLI606134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,2</text:p>
          </table:table-cell>
          <table:table-cell office:value-type="string" calcext:value-type="string">
            <text:p>154,0</text:p>
          </table:table-cell>
          <table:table-cell office:value-type="date" office:date-value="2007-10-19" calcext:value-type="date">
            <text:p>19/10/07</text:p>
          </table:table-cell>
          <table:table-cell office:value-type="string" calcext:value-type="string">
            <text:p>M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8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EERDA650243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4</text:p>
          </table:table-cell>
          <table:table-cell office:value-type="string" calcext:value-type="string">
            <text:p>157,0</text:p>
          </table:table-cell>
          <table:table-cell office:value-type="date" office:date-value="2006-07-15" calcext:value-type="date">
            <text:p>15/07/06</text:p>
          </table:table-cell>
          <table:table-cell office:value-type="string" calcext:value-type="string">
            <text:p>H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22,1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LLJUDA650346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,7</text:p>
          </table:table-cell>
          <table:table-cell office:value-type="string" calcext:value-type="string">
            <text:p>158,0</text:p>
          </table:table-cell>
          <table:table-cell office:value-type="date" office:date-value="2006-05-18" calcext:value-type="date">
            <text:p>18/05/06</text:p>
          </table:table-cell>
          <table:table-cell office:value-type="string" calcext:value-type="string">
            <text:p>H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9,5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MUMIST605759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,5</text:p>
          </table:table-cell>
          <table:table-cell office:value-type="string" calcext:value-type="string">
            <text:p>162,5</text:p>
          </table:table-cell>
          <table:table-cell office:value-type="date" office:date-value="2007-08-04" calcext:value-type="date">
            <text:p>04/08/07</text:p>
          </table:table-cell>
          <table:table-cell office:value-type="string" calcext:value-type="string">
            <text:p>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5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QUDAME605912</text:p>
          </table:table-cell>
          <table:table-cell office:value-type="string" calcext:value-type="string">
            <text:p>ER51 CHUGLLI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,2</text:p>
          </table:table-cell>
          <table:table-cell office:value-type="string" calcext:value-type="string">
            <text:p>162,0</text:p>
          </table:table-cell>
          <table:table-cell office:value-type="date" office:date-value="2007-10-05" calcext:value-type="date">
            <text:p>05/10/07</text:p>
          </table:table-cell>
          <table:table-cell office:value-type="string" calcext:value-type="string">
            <text:p>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2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CODOMA650162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5</text:p>
          </table:table-cell>
          <table:table-cell office:value-type="string" calcext:value-type="string">
            <text:p>142,0</text:p>
          </table:table-cell>
          <table:table-cell office:value-type="date" office:date-value="2008-01-13" calcext:value-type="date">
            <text:p>13/01/08</text:p>
          </table:table-cell>
          <table:table-cell office:value-type="string" calcext:value-type="string">
            <text:p>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Baja Talla Sever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NAJHGU606485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,0</text:p>
          </table:table-cell>
          <table:table-cell office:value-type="string" calcext:value-type="string">
            <text:p>161,5</text:p>
          </table:table-cell>
          <table:table-cell office:value-type="date" office:date-value="2007-07-19" calcext:value-type="date">
            <text:p>19/07/07</text:p>
          </table:table-cell>
          <table:table-cell office:value-type="string" calcext:value-type="string">
            <text:p>M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6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LLALMI650224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8</text:p>
          </table:table-cell>
          <table:table-cell office:value-type="string" calcext:value-type="string">
            <text:p>148,0</text:p>
          </table:table-cell>
          <table:table-cell office:value-type="date" office:date-value="2007-10-18" calcext:value-type="date">
            <text:p>18/10/07</text:p>
          </table:table-cell>
          <table:table-cell office:value-type="string" calcext:value-type="string">
            <text:p>M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QUALDE650224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1</text:p>
          </table:table-cell>
          <table:table-cell office:value-type="string" calcext:value-type="string">
            <text:p>150,0</text:p>
          </table:table-cell>
          <table:table-cell office:value-type="date" office:date-value="2008-01-28" calcext:value-type="date">
            <text:p>28/01/08</text:p>
          </table:table-cell>
          <table:table-cell office:value-type="string" calcext:value-type="string">
            <text:p>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4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ZAALRU605755</text:p>
          </table:table-cell>
          <table:table-cell office:value-type="string" calcext:value-type="string">
            <text:p>ER45 RUMICRUZ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,6</text:p>
          </table:table-cell>
          <table:table-cell office:value-type="string" calcext:value-type="string">
            <text:p>156,0</text:p>
          </table:table-cell>
          <table:table-cell office:value-type="date" office:date-value="2007-03-11" calcext:value-type="date">
            <text:p>11/03/07</text:p>
          </table:table-cell>
          <table:table-cell office:value-type="string" calcext:value-type="string">
            <text:p>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3,7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CHMEXI650219</text:p>
          </table:table-cell>
          <table:table-cell office:value-type="string" calcext:value-type="string">
            <text:p>ER49 SAN ISIDR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6</text:p>
          </table:table-cell>
          <table:table-cell office:value-type="string" calcext:value-type="string">
            <text:p>150,6</text:p>
          </table:table-cell>
          <table:table-cell office:value-type="date" office:date-value="2007-02-27" calcext:value-type="date">
            <text:p>27/02/07</text:p>
          </table:table-cell>
          <table:table-cell office:value-type="string" calcext:value-type="string">
            <text:p>M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3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GURODA606344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,4</text:p>
          </table:table-cell>
          <table:table-cell office:value-type="string" calcext:value-type="string">
            <text:p>167,5</text:p>
          </table:table-cell>
          <table:table-cell office:value-type="date" office:date-value="2007-04-30" calcext:value-type="date">
            <text:p>30/04/07</text:p>
          </table:table-cell>
          <table:table-cell office:value-type="string" calcext:value-type="string">
            <text:p>H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2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QUJHPA172841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8,0</text:p>
          </table:table-cell>
          <table:table-cell office:value-type="string" calcext:value-type="string">
            <text:p>173,4</text:p>
          </table:table-cell>
          <table:table-cell office:value-type="date" office:date-value="2006-07-19" calcext:value-type="date">
            <text:p>19/07/06</text:p>
          </table:table-cell>
          <table:table-cell office:value-type="string" calcext:value-type="string">
            <text:p>H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25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MOANDA606116</text:p>
          </table:table-cell>
          <table:table-cell office:value-type="string" calcext:value-type="string">
            <text:p>ER15 VERGE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0</text:p>
          </table:table-cell>
          <table:table-cell office:value-type="string" calcext:value-type="string">
            <text:p>153,5</text:p>
          </table:table-cell>
          <table:table-cell office:value-type="date" office:date-value="2007-02-14" calcext:value-type="date">
            <text:p>14/02/07</text:p>
          </table:table-cell>
          <table:table-cell office:value-type="string" calcext:value-type="string">
            <text:p>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GUGEAB650491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0</text:p>
          </table:table-cell>
          <table:table-cell office:value-type="string" calcext:value-type="string">
            <text:p>146,4</text:p>
          </table:table-cell>
          <table:table-cell office:value-type="date" office:date-value="2007-10-02" calcext:value-type="date">
            <text:p>02/10/07</text:p>
          </table:table-cell>
          <table:table-cell office:value-type="string" calcext:value-type="string">
            <text:p>M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5,2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YUCADA605756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7</text:p>
          </table:table-cell>
          <table:table-cell office:value-type="string" calcext:value-type="string">
            <text:p>159,6</text:p>
          </table:table-cell>
          <table:table-cell office:value-type="date" office:date-value="2007-10-21" calcext:value-type="date">
            <text:p>21/10/07</text:p>
          </table:table-cell>
          <table:table-cell office:value-type="string" calcext:value-type="string">
            <text:p>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3,8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AJHMI606132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,7</text:p>
          </table:table-cell>
          <table:table-cell office:value-type="string" calcext:value-type="string">
            <text:p>152,0</text:p>
          </table:table-cell>
          <table:table-cell office:value-type="date" office:date-value="2007-09-27" calcext:value-type="date">
            <text:p>27/09/07</text:p>
          </table:table-cell>
          <table:table-cell office:value-type="string" calcext:value-type="string">
            <text:p>M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4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FLHEST605759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4</text:p>
          </table:table-cell>
          <table:table-cell office:value-type="string" calcext:value-type="string">
            <text:p>168,5</text:p>
          </table:table-cell>
          <table:table-cell office:value-type="date" office:date-value="2007-04-17" calcext:value-type="date">
            <text:p>17/04/07</text:p>
          </table:table-cell>
          <table:table-cell office:value-type="string" calcext:value-type="string">
            <text:p>H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8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CAJHTA650466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3</text:p>
          </table:table-cell>
          <table:table-cell office:value-type="string" calcext:value-type="string">
            <text:p>149,2</text:p>
          </table:table-cell>
          <table:table-cell office:value-type="date" office:date-value="2007-07-02" calcext:value-type="date">
            <text:p>02/07/07</text:p>
          </table:table-cell>
          <table:table-cell office:value-type="string" calcext:value-type="string">
            <text:p>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3,0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LLBRCA606164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7</text:p>
          </table:table-cell>
          <table:table-cell office:value-type="string" calcext:value-type="string">
            <text:p>158,4</text:p>
          </table:table-cell>
          <table:table-cell office:value-type="date" office:date-value="2007-04-18" calcext:value-type="date">
            <text:p>18/04/07</text:p>
          </table:table-cell>
          <table:table-cell office:value-type="string" calcext:value-type="string">
            <text:p>M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USJHAD606116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3</text:p>
          </table:table-cell>
          <table:table-cell office:value-type="string" calcext:value-type="string">
            <text:p>149,0</text:p>
          </table:table-cell>
          <table:table-cell office:value-type="date" office:date-value="2007-10-21" calcext:value-type="date">
            <text:p>21/10/07</text:p>
          </table:table-cell>
          <table:table-cell office:value-type="string" calcext:value-type="string">
            <text:p>M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4,0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QUANMI606132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,4</text:p>
          </table:table-cell>
          <table:table-cell office:value-type="string" calcext:value-type="string">
            <text:p>154,0</text:p>
          </table:table-cell>
          <table:table-cell office:value-type="date" office:date-value="2007-07-02" calcext:value-type="date">
            <text:p>02/07/07</text:p>
          </table:table-cell>
          <table:table-cell office:value-type="string" calcext:value-type="string">
            <text:p>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7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ORMASE606116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,3</text:p>
          </table:table-cell>
          <table:table-cell office:value-type="string" calcext:value-type="string">
            <text:p>170,0</text:p>
          </table:table-cell>
          <table:table-cell office:value-type="date" office:date-value="2008-01-10" calcext:value-type="date">
            <text:p>10/01/08</text:p>
          </table:table-cell>
          <table:table-cell office:value-type="string" calcext:value-type="string">
            <text:p>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1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LUJO605081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5</text:p>
          </table:table-cell>
          <table:table-cell office:value-type="string" calcext:value-type="string">
            <text:p>160,9</text:p>
          </table:table-cell>
          <table:table-cell office:value-type="date" office:date-value="2005-04-25" calcext:value-type="date">
            <text:p>25/04/05</text:p>
          </table:table-cell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IÑNUNI650263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,6</text:p>
          </table:table-cell>
          <table:table-cell office:value-type="string" calcext:value-type="string">
            <text:p>154,0</text:p>
          </table:table-cell>
          <table:table-cell office:value-type="date" office:date-value="2007-12-16" calcext:value-type="date">
            <text:p>16/12/07</text:p>
          </table:table-cell>
          <table:table-cell office:value-type="string" calcext:value-type="string">
            <text:p>M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6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CALUMI650224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,3</text:p>
          </table:table-cell>
          <table:table-cell office:value-type="string" calcext:value-type="string">
            <text:p>161,8</text:p>
          </table:table-cell>
          <table:table-cell office:value-type="date" office:date-value="2007-12-20" calcext:value-type="date">
            <text:p>20/12/07</text:p>
          </table:table-cell>
          <table:table-cell office:value-type="string" calcext:value-type="string">
            <text:p>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OLSASE650381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,2</text:p>
          </table:table-cell>
          <table:table-cell office:value-type="string" calcext:value-type="string">
            <text:p>170,2</text:p>
          </table:table-cell>
          <table:table-cell office:value-type="date" office:date-value="2008-03-07" calcext:value-type="date">
            <text:p>07/03/08</text:p>
          </table:table-cell>
          <table:table-cell office:value-type="string" calcext:value-type="string">
            <text:p>H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9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CUWIWA605961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2</text:p>
          </table:table-cell>
          <table:table-cell office:value-type="string" calcext:value-type="string">
            <text:p>166,0</text:p>
          </table:table-cell>
          <table:table-cell office:value-type="date" office:date-value="2005-05-02" calcext:value-type="date">
            <text:p>02/05/05</text:p>
          </table:table-cell>
          <table:table-cell office:value-type="string" calcext:value-type="string">
            <text:p>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GUDAAB650218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1,9</text:p>
          </table:table-cell>
          <table:table-cell office:value-type="string" calcext:value-type="string">
            <text:p>157,0</text:p>
          </table:table-cell>
          <table:table-cell office:value-type="date" office:date-value="2007-09-07" calcext:value-type="date">
            <text:p>07/09/07</text:p>
          </table:table-cell>
          <table:table-cell office:value-type="string" calcext:value-type="string">
            <text:p>M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SUJUJO650149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,0</text:p>
          </table:table-cell>
          <table:table-cell office:value-type="string" calcext:value-type="string">
            <text:p>168,2</text:p>
          </table:table-cell>
          <table:table-cell office:value-type="date" office:date-value="2007-07-27" calcext:value-type="date">
            <text:p>27/07/07</text:p>
          </table:table-cell>
          <table:table-cell office:value-type="string" calcext:value-type="string">
            <text:p>H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9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AUMAFE605759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2</text:p>
          </table:table-cell>
          <table:table-cell office:value-type="string" calcext:value-type="string">
            <text:p>157,4</text:p>
          </table:table-cell>
          <table:table-cell office:value-type="date" office:date-value="2008-02-11" calcext:value-type="date">
            <text:p>11/02/08</text:p>
          </table:table-cell>
          <table:table-cell office:value-type="string" calcext:value-type="string">
            <text:p>M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21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CUSOAN606164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,3</text:p>
          </table:table-cell>
          <table:table-cell office:value-type="string" calcext:value-type="string">
            <text:p>163,6</text:p>
          </table:table-cell>
          <table:table-cell office:value-type="date" office:date-value="2008-01-05" calcext:value-type="date">
            <text:p>05/01/08</text:p>
          </table:table-cell>
          <table:table-cell office:value-type="string" calcext:value-type="string">
            <text:p>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3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GUALCA605996</text:p>
          </table:table-cell>
          <table:table-cell office:value-type="string" calcext:value-type="string">
            <text:p>ER45 RUMICRUZ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4</text:p>
          </table:table-cell>
          <table:table-cell office:value-type="string" calcext:value-type="string">
            <text:p>155,4</text:p>
          </table:table-cell>
          <table:table-cell office:value-type="date" office:date-value="2007-11-10" calcext:value-type="date">
            <text:p>10/11/07</text:p>
          </table:table-cell>
          <table:table-cell office:value-type="string" calcext:value-type="string">
            <text:p>M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9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MAOSJA172903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5</text:p>
          </table:table-cell>
          <table:table-cell office:value-type="string" calcext:value-type="string">
            <text:p>169,0</text:p>
          </table:table-cell>
          <table:table-cell office:value-type="date" office:date-value="2008-08-16" calcext:value-type="date">
            <text:p>16/08/08</text:p>
          </table:table-cell>
          <table:table-cell office:value-type="string" calcext:value-type="string">
            <text:p>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7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CCASIAN650149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6</text:p>
          </table:table-cell>
          <table:table-cell office:value-type="string" calcext:value-type="string">
            <text:p>146,6</text:p>
          </table:table-cell>
          <table:table-cell office:value-type="date" office:date-value="2007-04-29" calcext:value-type="date">
            <text:p>29/04/07</text:p>
          </table:table-cell>
          <table:table-cell office:value-type="string" calcext:value-type="string">
            <text:p>M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PADORO605948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6</text:p>
          </table:table-cell>
          <table:table-cell office:value-type="string" calcext:value-type="string">
            <text:p>149,0</text:p>
          </table:table-cell>
          <table:table-cell office:value-type="date" office:date-value="2007-06-05" calcext:value-type="date">
            <text:p>05/06/07</text:p>
          </table:table-cell>
          <table:table-cell office:value-type="string" calcext:value-type="string">
            <text:p>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1,9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ARTOAR606134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,4</text:p>
          </table:table-cell>
          <table:table-cell office:value-type="string" calcext:value-type="string">
            <text:p>164,0</text:p>
          </table:table-cell>
          <table:table-cell office:value-type="date" office:date-value="2007-07-14" calcext:value-type="date">
            <text:p>14/07/07</text:p>
          </table:table-cell>
          <table:table-cell office:value-type="string" calcext:value-type="string">
            <text:p>H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CABYGU606183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,7</text:p>
          </table:table-cell>
          <table:table-cell office:value-type="string" calcext:value-type="string">
            <text:p>164,2</text:p>
          </table:table-cell>
          <table:table-cell office:value-type="date" office:date-value="2006-04-13" calcext:value-type="date">
            <text:p>13/04/06</text:p>
          </table:table-cell>
          <table:table-cell office:value-type="string" calcext:value-type="string">
            <text:p>H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22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LOFLMA650337</text:p>
          </table:table-cell>
          <table:table-cell office:value-type="string" calcext:value-type="string">
            <text:p>ER45 RUMICRUZ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3</text:p>
          </table:table-cell>
          <table:table-cell office:value-type="string" calcext:value-type="string">
            <text:p>150,2</text:p>
          </table:table-cell>
          <table:table-cell office:value-type="date" office:date-value="2008-03-16" calcext:value-type="date">
            <text:p>16/03/08</text:p>
          </table:table-cell>
          <table:table-cell office:value-type="string" calcext:value-type="string">
            <text:p>M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1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DUFARO650489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3</text:p>
          </table:table-cell>
          <table:table-cell office:value-type="string" calcext:value-type="string">
            <text:p>153,5</text:p>
          </table:table-cell>
          <table:table-cell office:value-type="date" office:date-value="2007-04-17" calcext:value-type="date">
            <text:p>17/04/07</text:p>
          </table:table-cell>
          <table:table-cell office:value-type="string" calcext:value-type="string">
            <text:p>M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MEKASH606116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5</text:p>
          </table:table-cell>
          <table:table-cell office:value-type="string" calcext:value-type="string">
            <text:p>156,6</text:p>
          </table:table-cell>
          <table:table-cell office:value-type="date" office:date-value="2008-05-29" calcext:value-type="date">
            <text:p>29/05/08</text:p>
          </table:table-cell>
          <table:table-cell office:value-type="string" calcext:value-type="string">
            <text:p>M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21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CHALFR650184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4</text:p>
          </table:table-cell>
          <table:table-cell office:value-type="string" calcext:value-type="string">
            <text:p>160,8</text:p>
          </table:table-cell>
          <table:table-cell office:value-type="date" office:date-value="2008-05-29" calcext:value-type="date">
            <text:p>29/05/08</text:p>
          </table:table-cell>
          <table:table-cell office:value-type="string" calcext:value-type="string">
            <text:p>H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21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SISAVA185092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,5</text:p>
          </table:table-cell>
          <table:table-cell office:value-type="string" calcext:value-type="string">
            <text:p>154,1</text:p>
          </table:table-cell>
          <table:table-cell office:value-type="date" office:date-value="2008-01-31" calcext:value-type="date">
            <text:p>31/01/08</text:p>
          </table:table-cell>
          <table:table-cell office:value-type="string" calcext:value-type="string">
            <text:p>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YAELCA606132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6</text:p>
          </table:table-cell>
          <table:table-cell office:value-type="string" calcext:value-type="string">
            <text:p>149,3</text:p>
          </table:table-cell>
          <table:table-cell office:value-type="date" office:date-value="2007-04-29" calcext:value-type="date">
            <text:p>29/04/07</text:p>
          </table:table-cell>
          <table:table-cell office:value-type="string" calcext:value-type="string">
            <text:p>M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2,7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YABRAL605758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,7</text:p>
          </table:table-cell>
          <table:table-cell office:value-type="string" calcext:value-type="string">
            <text:p>169,4</text:p>
          </table:table-cell>
          <table:table-cell office:value-type="date" office:date-value="2007-08-19" calcext:value-type="date">
            <text:p>19/08/07</text:p>
          </table:table-cell>
          <table:table-cell office:value-type="string" calcext:value-type="string">
            <text:p>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YASTPA606116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0</text:p>
          </table:table-cell>
          <table:table-cell office:value-type="string" calcext:value-type="string">
            <text:p>164,5</text:p>
          </table:table-cell>
          <table:table-cell office:value-type="date" office:date-value="2007-07-31" calcext:value-type="date">
            <text:p>31/07/07</text:p>
          </table:table-cell>
          <table:table-cell office:value-type="string" calcext:value-type="string">
            <text:p>H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9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ASCADA650466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6</text:p>
          </table:table-cell>
          <table:table-cell office:value-type="string" calcext:value-type="string">
            <text:p>149,0</text:p>
          </table:table-cell>
          <table:table-cell office:value-type="date" office:date-value="2007-06-17" calcext:value-type="date">
            <text:p>17/06/07</text:p>
          </table:table-cell>
          <table:table-cell office:value-type="string" calcext:value-type="string">
            <text:p>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CEKENA606132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,0</text:p>
          </table:table-cell>
          <table:table-cell office:value-type="string" calcext:value-type="string">
            <text:p>147,0</text:p>
          </table:table-cell>
          <table:table-cell office:value-type="date" office:date-value="2008-01-31" calcext:value-type="date">
            <text:p>31/01/08</text:p>
          </table:table-cell>
          <table:table-cell office:value-type="string" calcext:value-type="string">
            <text:p>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2,2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PIJOLI605758</text:p>
          </table:table-cell>
          <table:table-cell office:value-type="string" calcext:value-type="string">
            <text:p>ER51 GUARUG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3</text:p>
          </table:table-cell>
          <table:table-cell office:value-type="string" calcext:value-type="string">
            <text:p>149,0</text:p>
          </table:table-cell>
          <table:table-cell office:value-type="date" office:date-value="2008-01-18" calcext:value-type="date">
            <text:p>18/01/08</text:p>
          </table:table-cell>
          <table:table-cell office:value-type="string" calcext:value-type="string">
            <text:p>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4,9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CUMAYA650943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104,5</text:p>
          </table:table-cell>
          <table:table-cell office:value-type="date" office:date-value="2019-07-19" calcext:value-type="date">
            <text:p>19/07/19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5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AUJOIS650972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B CHAMBO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104,0</text:p>
          </table:table-cell>
          <table:table-cell office:value-type="date" office:date-value="2019-12-15" calcext:value-type="date">
            <text:p>15/12/19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7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ALEIAB650943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,0</text:p>
          </table:table-cell>
          <table:table-cell office:value-type="string" calcext:value-type="string">
            <text:p>102,0</text:p>
          </table:table-cell>
          <table:table-cell office:value-type="date" office:date-value="2019-07-18" calcext:value-type="date">
            <text:p>18/07/19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2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Emaciad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DOJH650928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107,0</text:p>
          </table:table-cell>
          <table:table-cell office:value-type="date" office:date-value="2019-05-03" calcext:value-type="date">
            <text:p>03/05/19</text:p>
          </table:table-cell>
          <table:table-cell office:value-type="string" calcext:value-type="string">
            <text:p>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OSCJA650908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5</text:p>
          </table:table-cell>
          <table:table-cell office:value-type="string" calcext:value-type="string">
            <text:p>104,5</text:p>
          </table:table-cell>
          <table:table-cell office:value-type="date" office:date-value="2019-01-31" calcext:value-type="date">
            <text:p>31/01/19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QUSCSO650962</text:p>
          </table:table-cell>
          <table:table-cell office:value-type="string" calcext:value-type="string">
            <text:p>EU03 LA PISCIN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0</text:p>
          </table:table-cell>
          <table:table-cell office:value-type="string" calcext:value-type="string">
            <text:p>112,0</text:p>
          </table:table-cell>
          <table:table-cell office:value-type="date" office:date-value="2019-10-20" calcext:value-type="date">
            <text:p>20/10/19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9,1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CADEJO650955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102,0</text:p>
          </table:table-cell>
          <table:table-cell office:value-type="date" office:date-value="2019-09-16" calcext:value-type="date">
            <text:p>16/09/19</text:p>
          </table:table-cell>
          <table:table-cell office:value-type="string" calcext:value-type="string">
            <text:p>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HUDAES650963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0</text:p>
          </table:table-cell>
          <table:table-cell office:value-type="string" calcext:value-type="string">
            <text:p>106,0</text:p>
          </table:table-cell>
          <table:table-cell office:value-type="date" office:date-value="2019-05-30" calcext:value-type="date">
            <text:p>30/05/19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4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REAYES650961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0</text:p>
          </table:table-cell>
          <table:table-cell office:value-type="string" calcext:value-type="string">
            <text:p>103,5</text:p>
          </table:table-cell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TUENMI650972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,5</text:p>
          </table:table-cell>
          <table:table-cell office:value-type="string" calcext:value-type="string">
            <text:p>98,0</text:p>
          </table:table-cell>
          <table:table-cell office:value-type="date" office:date-value="2019-04-11" calcext:value-type="date">
            <text:p>11/04/19</text:p>
          </table:table-cell>
          <table:table-cell office:value-type="string" calcext:value-type="string">
            <text:p>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4,1</text:p>
          </table:table-cell>
          <table:table-cell office:value-type="string" calcext:value-type="string">
            <text:p>Baja Talla Severa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VIEMKA650957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101,5</text:p>
          </table:table-cell>
          <table:table-cell office:value-type="date" office:date-value="2019-09-27" calcext:value-type="date">
            <text:p>27/09/19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BAMAAI963811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111,0</text:p>
          </table:table-cell>
          <table:table-cell office:value-type="date" office:date-value="2019-10-16" calcext:value-type="date">
            <text:p>16/10/19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ZANOST650912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99,0</text:p>
          </table:table-cell>
          <table:table-cell office:value-type="date" office:date-value="2019-02-20" calcext:value-type="date">
            <text:p>20/02/19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6,9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FLCERA650939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05,5</text:p>
          </table:table-cell>
          <table:table-cell office:value-type="date" office:date-value="2019-06-29" calcext:value-type="date">
            <text:p>29/06/19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8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UCATHDA175949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109,0</text:p>
          </table:table-cell>
          <table:table-cell office:value-type="date" office:date-value="2019-04-16" calcext:value-type="date">
            <text:p>16/04/19</text:p>
          </table:table-cell>
          <table:table-cell office:value-type="string" calcext:value-type="string">
            <text:p>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6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PILEMA650937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103,5</text:p>
          </table:table-cell>
          <table:table-cell office:value-type="date" office:date-value="2019-06-20" calcext:value-type="date">
            <text:p>20/06/19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DAJODA650945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0</text:p>
          </table:table-cell>
          <table:table-cell office:value-type="string" calcext:value-type="string">
            <text:p>105,0</text:p>
          </table:table-cell>
          <table:table-cell office:value-type="date" office:date-value="2019-07-27" calcext:value-type="date">
            <text:p>27/07/19</text:p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ZALIYA165030</text:p>
          </table:table-cell>
          <table:table-cell office:value-type="string" calcext:value-type="string">
            <text:p>ER45 RUMICRUZ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4</text:p>
          </table:table-cell>
          <table:table-cell office:value-type="string" calcext:value-type="string">
            <text:p>103,0</text:p>
          </table:table-cell>
          <table:table-cell office:value-type="date" office:date-value="2019-05-20" calcext:value-type="date">
            <text:p>20/05/19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ROCRJO650950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05,0</text:p>
          </table:table-cell>
          <table:table-cell office:value-type="date" office:date-value="2019-08-22" calcext:value-type="date">
            <text:p>22/08/19</text:p>
          </table:table-cell>
          <table:table-cell office:value-type="string" calcext:value-type="string">
            <text:p>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8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LOANGA650961</text:p>
          </table:table-cell>
          <table:table-cell office:value-type="string" calcext:value-type="string">
            <text:p>ER51 GUARU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102,0</text:p>
          </table:table-cell>
          <table:table-cell office:value-type="date" office:date-value="2019-10-18" calcext:value-type="date">
            <text:p>18/10/19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CATHGA650919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0</text:p>
          </table:table-cell>
          <table:table-cell office:value-type="string" calcext:value-type="string">
            <text:p>108,0</text:p>
          </table:table-cell>
          <table:table-cell office:value-type="date" office:date-value="2019-03-26" calcext:value-type="date">
            <text:p>26/03/19</text:p>
          </table:table-cell>
          <table:table-cell office:value-type="string" calcext:value-type="string">
            <text:p>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GUGAEL650902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07,5</text:p>
          </table:table-cell>
          <table:table-cell office:value-type="date" office:date-value="2019-09-04" calcext:value-type="date">
            <text:p>04/09/19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OJOPO650969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06,5</text:p>
          </table:table-cell>
          <table:table-cell office:value-type="date" office:date-value="2019-12-01" calcext:value-type="date">
            <text:p>01/12/19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7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GUJOIS650963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8</text:p>
          </table:table-cell>
          <table:table-cell office:value-type="string" calcext:value-type="string">
            <text:p>102,0</text:p>
          </table:table-cell>
          <table:table-cell office:value-type="date" office:date-value="2019-10-29" calcext:value-type="date">
            <text:p>29/10/19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4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SAANMA650973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101,0</text:p>
          </table:table-cell>
          <table:table-cell office:value-type="date" office:date-value="2019-12-15" calcext:value-type="date">
            <text:p>15/12/19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3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CRDISA650909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0</text:p>
          </table:table-cell>
          <table:table-cell office:value-type="string" calcext:value-type="string">
            <text:p>112,4</text:p>
          </table:table-cell>
          <table:table-cell office:value-type="date" office:date-value="2019-01-27" calcext:value-type="date">
            <text:p>27/01/19</text:p>
          </table:table-cell>
          <table:table-cell office:value-type="string" calcext:value-type="string">
            <text:p>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7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REKESA650956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103,5</text:p>
          </table:table-cell>
          <table:table-cell office:value-type="date" office:date-value="2019-09-20" calcext:value-type="date">
            <text:p>20/09/19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QUIAAN650950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108,2</text:p>
          </table:table-cell>
          <table:table-cell office:value-type="date" office:date-value="2019-08-22" calcext:value-type="date">
            <text:p>22/08/19</text:p>
          </table:table-cell>
          <table:table-cell office:value-type="string" calcext:value-type="string">
            <text:p>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6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ECATHGA650954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107,5</text:p>
          </table:table-cell>
          <table:table-cell office:value-type="date" office:date-value="2019-09-12" calcext:value-type="date">
            <text:p>12/09/19</text:p>
          </table:table-cell>
          <table:table-cell office:value-type="string" calcext:value-type="string">
            <text:p>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GGALUJA065093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0</text:p>
          </table:table-cell>
          <table:table-cell office:value-type="string" calcext:value-type="string">
            <text:p>106,3</text:p>
          </table:table-cell>
          <table:table-cell office:value-type="date" office:date-value="2019-05-16" calcext:value-type="date">
            <text:p>16/05/19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BUGEEL065096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98,5</text:p>
          </table:table-cell>
          <table:table-cell office:value-type="date" office:date-value="2019-11-13" calcext:value-type="date">
            <text:p>13/11/19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4,8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DAFRGE065097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0</text:p>
          </table:table-cell>
          <table:table-cell office:value-type="string" calcext:value-type="string">
            <text:p>100,5</text:p>
          </table:table-cell>
          <table:table-cell office:value-type="date" office:date-value="2019-12-15" calcext:value-type="date">
            <text:p>15/12/19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4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SUDYJA065092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111,5</text:p>
          </table:table-cell>
          <table:table-cell office:value-type="date" office:date-value="2019-04-07" calcext:value-type="date">
            <text:p>07/04/19</text:p>
          </table:table-cell>
          <table:table-cell office:value-type="string" calcext:value-type="string">
            <text:p>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GUSAEL065091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5</text:p>
          </table:table-cell>
          <table:table-cell office:value-type="string" calcext:value-type="string">
            <text:p>115,5</text:p>
          </table:table-cell>
          <table:table-cell office:value-type="date" office:date-value="2019-03-18" calcext:value-type="date">
            <text:p>18/03/19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LLLACA065094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105,5</text:p>
          </table:table-cell>
          <table:table-cell office:value-type="date" office:date-value="2019-07-14" calcext:value-type="date">
            <text:p>14/07/19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5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SAALAD065089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0</text:p>
          </table:table-cell>
          <table:table-cell office:value-type="string" calcext:value-type="string">
            <text:p>102,0</text:p>
          </table:table-cell>
          <table:table-cell office:value-type="date" office:date-value="2019-11-22" calcext:value-type="date">
            <text:p>22/11/19</text:p>
          </table:table-cell>
          <table:table-cell office:value-type="string" calcext:value-type="string">
            <text:p>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MIJOAB065095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0</text:p>
          </table:table-cell>
          <table:table-cell office:value-type="string" calcext:value-type="string">
            <text:p>99,0</text:p>
          </table:table-cell>
          <table:table-cell office:value-type="date" office:date-value="2019-10-10" calcext:value-type="date">
            <text:p>10/10/19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SPOVIEL065097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101,0</text:p>
          </table:table-cell>
          <table:table-cell office:value-type="date" office:date-value="2019-12-17" calcext:value-type="date">
            <text:p>17/12/19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6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SHCHBR165029</text:p>
          </table:table-cell>
          <table:table-cell office:value-type="string" calcext:value-type="string">
            <text:p>ER45 SAN MIGUEL DE GUARU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102,5</text:p>
          </table:table-cell>
          <table:table-cell office:value-type="date" office:date-value="2019-03-26" calcext:value-type="date">
            <text:p>26/03/19</text:p>
          </table:table-cell>
          <table:table-cell office:value-type="string" calcext:value-type="string">
            <text:p>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CHARAN065095</text:p>
          </table:table-cell>
          <table:table-cell office:value-type="string" calcext:value-type="string">
            <text:p>YACULOM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103,0</text:p>
          </table:table-cell>
          <table:table-cell office:value-type="date" office:date-value="2019-09-19" calcext:value-type="date">
            <text:p>19/09/19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ALNIAL065096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0</text:p>
          </table:table-cell>
          <table:table-cell office:value-type="string" calcext:value-type="string">
            <text:p>104,0</text:p>
          </table:table-cell>
          <table:table-cell office:value-type="date" office:date-value="2019-09-13" calcext:value-type="date">
            <text:p>13/09/19</text:p>
          </table:table-cell>
          <table:table-cell office:value-type="string" calcext:value-type="string">
            <text:p>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9,4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CHJAJA065093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103,2</text:p>
          </table:table-cell>
          <table:table-cell office:value-type="date" office:date-value="2019-06-05" calcext:value-type="date">
            <text:p>05/06/19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5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GUNOED065095</text:p>
          </table:table-cell>
          <table:table-cell office:value-type="string" calcext:value-type="string">
            <text:p>ER15 VERGE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0</text:p>
          </table:table-cell>
          <table:table-cell office:value-type="string" calcext:value-type="string">
            <text:p>113,5</text:p>
          </table:table-cell>
          <table:table-cell office:value-type="date" office:date-value="2019-09-05" calcext:value-type="date">
            <text:p>05/09/19</text:p>
          </table:table-cell>
          <table:table-cell office:value-type="string" calcext:value-type="string">
            <text:p>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7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CRSAES065091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0</text:p>
          </table:table-cell>
          <table:table-cell office:value-type="string" calcext:value-type="string">
            <text:p>106,0</text:p>
          </table:table-cell>
          <table:table-cell office:value-type="date" office:date-value="2019-03-22" calcext:value-type="date">
            <text:p>22/03/19</text:p>
          </table:table-cell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MALUMA065094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106,0</text:p>
          </table:table-cell>
          <table:table-cell office:value-type="date" office:date-value="2019-08-09" calcext:value-type="date">
            <text:p>09/08/19</text:p>
          </table:table-cell>
          <table:table-cell office:value-type="string" calcext:value-type="string">
            <text:p>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CADAJA065094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8</text:p>
          </table:table-cell>
          <table:table-cell office:value-type="string" calcext:value-type="string">
            <text:p>103,0</text:p>
          </table:table-cell>
          <table:table-cell office:value-type="date" office:date-value="2019-08-21" calcext:value-type="date">
            <text:p>21/08/19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4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DASAAB065094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106,2</text:p>
          </table:table-cell>
          <table:table-cell office:value-type="date" office:date-value="2019-07-12" calcext:value-type="date">
            <text:p>12/07/19</text:p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BASANI065091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112,1</text:p>
          </table:table-cell>
          <table:table-cell office:value-type="date" office:date-value="2019-03-08" calcext:value-type="date">
            <text:p>08/03/19</text:p>
          </table:table-cell>
          <table:table-cell office:value-type="string" calcext:value-type="string">
            <text:p>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TADACR065092</text:p>
          </table:table-cell>
          <table:table-cell office:value-type="string" calcext:value-type="string">
            <text:p>ER15 VERGE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0</text:p>
          </table:table-cell>
          <table:table-cell office:value-type="string" calcext:value-type="string">
            <text:p>114,4</text:p>
          </table:table-cell>
          <table:table-cell office:value-type="date" office:date-value="2019-04-06" calcext:value-type="date">
            <text:p>06/04/19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7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ASTJA065092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111,4</text:p>
          </table:table-cell>
          <table:table-cell office:value-type="date" office:date-value="2019-04-03" calcext:value-type="date">
            <text:p>03/04/19</text:p>
          </table:table-cell>
          <table:table-cell office:value-type="string" calcext:value-type="string">
            <text:p>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PIDARA065093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101,0</text:p>
          </table:table-cell>
          <table:table-cell office:value-type="date" office:date-value="2019-06-01" calcext:value-type="date">
            <text:p>01/06/19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HDIAL065095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3</text:p>
          </table:table-cell>
          <table:table-cell office:value-type="string" calcext:value-type="string">
            <text:p>105,5</text:p>
          </table:table-cell>
          <table:table-cell office:value-type="date" office:date-value="2019-08-25" calcext:value-type="date">
            <text:p>25/08/19</text:p>
          </table:table-cell>
          <table:table-cell office:value-type="string" calcext:value-type="string">
            <text:p>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BNOYU235177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3</text:p>
          </table:table-cell>
          <table:table-cell office:value-type="string" calcext:value-type="string">
            <text:p>103,5</text:p>
          </table:table-cell>
          <table:table-cell office:value-type="date" office:date-value="2019-08-31" calcext:value-type="date">
            <text:p>31/08/19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UGUDOZA065093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108,0</text:p>
          </table:table-cell>
          <table:table-cell office:value-type="date" office:date-value="2019-06-03" calcext:value-type="date">
            <text:p>03/06/19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8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QUKINA065095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0</text:p>
          </table:table-cell>
          <table:table-cell office:value-type="string" calcext:value-type="string">
            <text:p>102,0</text:p>
          </table:table-cell>
          <table:table-cell office:value-type="date" office:date-value="2019-10-09" calcext:value-type="date">
            <text:p>09/10/19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COLUAN065093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0</text:p>
          </table:table-cell>
          <table:table-cell office:value-type="string" calcext:value-type="string">
            <text:p>112,0</text:p>
          </table:table-cell>
          <table:table-cell office:value-type="date" office:date-value="2019-05-17" calcext:value-type="date">
            <text:p>17/05/19</text:p>
          </table:table-cell>
          <table:table-cell office:value-type="string" calcext:value-type="string">
            <text:p>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8,3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DOLSOAR065093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108,5</text:p>
          </table:table-cell>
          <table:table-cell office:value-type="date" office:date-value="2019-09-30" calcext:value-type="date">
            <text:p>30/09/19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PINIMA065095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103,2</text:p>
          </table:table-cell>
          <table:table-cell office:value-type="date" office:date-value="2019-08-31" calcext:value-type="date">
            <text:p>31/08/19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9,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LADAAL650958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107,5</text:p>
          </table:table-cell>
          <table:table-cell office:value-type="date" office:date-value="2019-09-02" calcext:value-type="date">
            <text:p>02/09/19</text:p>
          </table:table-cell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4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CAJHAD650955</text:p>
          </table:table-cell>
          <table:table-cell office:value-type="string" calcext:value-type="string">
            <text:p>ER15 SAN JORG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109,0</text:p>
          </table:table-cell>
          <table:table-cell office:value-type="date" office:date-value="2019-09-19" calcext:value-type="date">
            <text:p>19/09/19</text:p>
          </table:table-cell>
          <table:table-cell office:value-type="string" calcext:value-type="string">
            <text:p>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HEJEAB175999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0</text:p>
          </table:table-cell>
          <table:table-cell office:value-type="string" calcext:value-type="string">
            <text:p>102,0</text:p>
          </table:table-cell>
          <table:table-cell office:value-type="date" office:date-value="2019-12-17" calcext:value-type="date">
            <text:p>17/12/19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MAYA650968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98,5</text:p>
          </table:table-cell>
          <table:table-cell office:value-type="date" office:date-value="2019-11-22" calcext:value-type="date">
            <text:p>22/11/19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AERJE175978</text:p>
          </table:table-cell>
          <table:table-cell office:value-type="string" calcext:value-type="string">
            <text:p>ER15 VERGE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13,0</text:p>
          </table:table-cell>
          <table:table-cell office:value-type="date" office:date-value="2019-08-27" calcext:value-type="date">
            <text:p>27/08/19</text:p>
          </table:table-cell>
          <table:table-cell office:value-type="string" calcext:value-type="string">
            <text:p>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ZAALKA650941</text:p>
          </table:table-cell>
          <table:table-cell office:value-type="string" calcext:value-type="string">
            <text:p>ER45 SAN MIGUEL DE GUARU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5</text:p>
          </table:table-cell>
          <table:table-cell office:value-type="string" calcext:value-type="string">
            <text:p>106,7</text:p>
          </table:table-cell>
          <table:table-cell office:value-type="date" office:date-value="2019-07-10" calcext:value-type="date">
            <text:p>10/07/19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6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PAJOMI650969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101,0</text:p>
          </table:table-cell>
          <table:table-cell office:value-type="date" office:date-value="2019-11-26" calcext:value-type="date">
            <text:p>26/11/19</text:p>
          </table:table-cell>
          <table:table-cell office:value-type="string" calcext:value-type="string">
            <text:p>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5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GOMAJO650912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104,5</text:p>
          </table:table-cell>
          <table:table-cell office:value-type="date" office:date-value="2019-02-19" calcext:value-type="date">
            <text:p>19/02/19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4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PRJOAD650916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0</text:p>
          </table:table-cell>
          <table:table-cell office:value-type="string" calcext:value-type="string">
            <text:p>111,5</text:p>
          </table:table-cell>
          <table:table-cell office:value-type="date" office:date-value="2019-03-13" calcext:value-type="date">
            <text:p>13/03/19</text:p>
          </table:table-cell>
          <table:table-cell office:value-type="string" calcext:value-type="string">
            <text:p>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CUSCDA650921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105,0</text:p>
          </table:table-cell>
          <table:table-cell office:value-type="date" office:date-value="2019-02-27" calcext:value-type="date">
            <text:p>27/02/19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UCASA650968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4</text:p>
          </table:table-cell>
          <table:table-cell office:value-type="string" calcext:value-type="string">
            <text:p>105,0</text:p>
          </table:table-cell>
          <table:table-cell office:value-type="date" office:date-value="2019-11-23" calcext:value-type="date">
            <text:p>23/11/19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4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VILIPA650920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4</text:p>
          </table:table-cell>
          <table:table-cell office:value-type="string" calcext:value-type="string">
            <text:p>113,0</text:p>
          </table:table-cell>
          <table:table-cell office:value-type="date" office:date-value="2019-03-31" calcext:value-type="date">
            <text:p>31/03/19</text:p>
          </table:table-cell>
          <table:table-cell office:value-type="string" calcext:value-type="string">
            <text:p>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PINAIS963778</text:p>
          </table:table-cell>
          <table:table-cell office:value-type="string" calcext:value-type="string">
            <text:p>ER45 RUMICRUZ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0</text:p>
          </table:table-cell>
          <table:table-cell office:value-type="string" calcext:value-type="string">
            <text:p>103,0</text:p>
          </table:table-cell>
          <table:table-cell office:value-type="date" office:date-value="2019-09-24" calcext:value-type="date">
            <text:p>24/09/19</text:p>
          </table:table-cell>
          <table:table-cell office:value-type="string" calcext:value-type="string">
            <text:p>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CASNRO650935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113,2</text:p>
          </table:table-cell>
          <table:table-cell office:value-type="date" office:date-value="2019-06-09" calcext:value-type="date">
            <text:p>09/06/19</text:p>
          </table:table-cell>
          <table:table-cell office:value-type="string" calcext:value-type="string">
            <text:p>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3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BUSIAS650942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101,0</text:p>
          </table:table-cell>
          <table:table-cell office:value-type="date" office:date-value="2019-07-11" calcext:value-type="date">
            <text:p>11/07/19</text:p>
          </table:table-cell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4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TIJHRI650908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7</text:p>
          </table:table-cell>
          <table:table-cell office:value-type="string" calcext:value-type="string">
            <text:p>117,4</text:p>
          </table:table-cell>
          <table:table-cell office:value-type="date" office:date-value="2019-01-31" calcext:value-type="date">
            <text:p>31/01/19</text:p>
          </table:table-cell>
          <table:table-cell office:value-type="string" calcext:value-type="string">
            <text:p>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8,6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EANSA650905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0</text:p>
          </table:table-cell>
          <table:table-cell office:value-type="string" calcext:value-type="string">
            <text:p>108,0</text:p>
          </table:table-cell>
          <table:table-cell office:value-type="date" office:date-value="2019-01-15" calcext:value-type="date">
            <text:p>15/01/19</text:p>
          </table:table-cell>
          <table:table-cell office:value-type="string" calcext:value-type="string">
            <text:p>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COJOAD650960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12,0</text:p>
          </table:table-cell>
          <table:table-cell office:value-type="date" office:date-value="2019-10-16" calcext:value-type="date">
            <text:p>16/10/19</text:p>
          </table:table-cell>
          <table:table-cell office:value-type="string" calcext:value-type="string">
            <text:p>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ANAMA650969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5</text:p>
          </table:table-cell>
          <table:table-cell office:value-type="string" calcext:value-type="string">
            <text:p>105,7</text:p>
          </table:table-cell>
          <table:table-cell office:value-type="date" office:date-value="2019-11-30" calcext:value-type="date">
            <text:p>30/11/19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UVACA650955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103,5</text:p>
          </table:table-cell>
          <table:table-cell office:value-type="date" office:date-value="2019-09-17" calcext:value-type="date">
            <text:p>17/09/19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4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SHADES155040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0</text:p>
          </table:table-cell>
          <table:table-cell office:value-type="string" calcext:value-type="string">
            <text:p>104,0</text:p>
          </table:table-cell>
          <table:table-cell office:value-type="date" office:date-value="2019-09-30" calcext:value-type="date">
            <text:p>30/09/19</text:p>
          </table:table-cell>
          <table:table-cell office:value-type="string" calcext:value-type="string">
            <text:p>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GUKAEL650957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105,5</text:p>
          </table:table-cell>
          <table:table-cell office:value-type="date" office:date-value="2019-09-26" calcext:value-type="date">
            <text:p>26/09/19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7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GOGEAN650949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107,5</text:p>
          </table:table-cell>
          <table:table-cell office:value-type="date" office:date-value="2019-08-16" calcext:value-type="date">
            <text:p>16/08/19</text:p>
          </table:table-cell>
          <table:table-cell office:value-type="string" calcext:value-type="string">
            <text:p>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ULLISJE650907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100,5</text:p>
          </table:table-cell>
          <table:table-cell office:value-type="date" office:date-value="2019-01-30" calcext:value-type="date">
            <text:p>30/01/19</text:p>
          </table:table-cell>
          <table:table-cell office:value-type="string" calcext:value-type="string">
            <text:p>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6,3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UQUBRZA650953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0</text:p>
          </table:table-cell>
          <table:table-cell office:value-type="string" calcext:value-type="string">
            <text:p>105,5</text:p>
          </table:table-cell>
          <table:table-cell office:value-type="date" office:date-value="2019-09-08" calcext:value-type="date">
            <text:p>08/09/19</text:p>
          </table:table-cell>
          <table:table-cell office:value-type="string" calcext:value-type="string">
            <text:p>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CHHAAL650945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114,5</text:p>
          </table:table-cell>
          <table:table-cell office:value-type="date" office:date-value="2019-07-27" calcext:value-type="date">
            <text:p>27/07/19</text:p>
          </table:table-cell>
          <table:table-cell office:value-type="string" calcext:value-type="string">
            <text:p>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4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PISLMO650966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106,5</text:p>
          </table:table-cell>
          <table:table-cell office:value-type="date" office:date-value="2019-10-17" calcext:value-type="date">
            <text:p>17/10/19</text:p>
          </table:table-cell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GTEDEAL551296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116,0</text:p>
          </table:table-cell>
          <table:table-cell office:value-type="date" office:date-value="2018-04-04" calcext:value-type="date">
            <text:p>04/04/18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5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CAVAMA650885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9</text:p>
          </table:table-cell>
          <table:table-cell office:value-type="string" calcext:value-type="string">
            <text:p>114,0</text:p>
          </table:table-cell>
          <table:table-cell office:value-type="date" office:date-value="2018-09-28" calcext:value-type="date">
            <text:p>28/09/18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6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QUMAFE215058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115,5</text:p>
          </table:table-cell>
          <table:table-cell office:value-type="date" office:date-value="2018-02-17" calcext:value-type="date">
            <text:p>17/02/18</text:p>
          </table:table-cell>
          <table:table-cell office:value-type="string" calcext:value-type="string">
            <text:p>H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CANEJO650891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7</text:p>
          </table:table-cell>
          <table:table-cell office:value-type="string" calcext:value-type="string">
            <text:p>109,3</text:p>
          </table:table-cell>
          <table:table-cell office:value-type="date" office:date-value="2018-10-10" calcext:value-type="date">
            <text:p>10/10/18</text:p>
          </table:table-cell>
          <table:table-cell office:value-type="string" calcext:value-type="string">
            <text:p>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4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SIARAL650849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116,0</text:p>
          </table:table-cell>
          <table:table-cell office:value-type="date" office:date-value="2018-05-04" calcext:value-type="date">
            <text:p>04/05/18</text:p>
          </table:table-cell>
          <table:table-cell office:value-type="string" calcext:value-type="string">
            <text:p>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DUSOYA650872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11,0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CUELMA650878</text:p>
          </table:table-cell>
          <table:table-cell office:value-type="string" calcext:value-type="string">
            <text:p>ER51 CHUGLLI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108,4</text:p>
          </table:table-cell>
          <table:table-cell office:value-type="date" office:date-value="2008-09-16" calcext:value-type="date">
            <text:p>16/09/08</text:p>
          </table:table-cell>
          <table:table-cell office:value-type="string" calcext:value-type="string">
            <text:p>M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4,0</text:p>
          </table:table-cell>
          <table:table-cell office:value-type="string" calcext:value-type="string">
            <text:p>Baja Talla Severa</text:p>
          </table:table-cell>
          <table:table-cell office:value-type="string" calcext:value-type="string">
            <text:p>Bajo Peso Severo</text:p>
          </table:table-cell>
          <table:table-cell office:value-type="string" calcext:value-type="string">
            <text:p>Severamente Emaciad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ZALUSA650833</text:p>
          </table:table-cell>
          <table:table-cell office:value-type="string" calcext:value-type="string">
            <text:p>ER45 SAN MIGUEL DE GUARU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112,3</text:p>
          </table:table-cell>
          <table:table-cell office:value-type="date" office:date-value="2018-02-17" calcext:value-type="date">
            <text:p>17/02/18</text:p>
          </table:table-cell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UCRIS650887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114,5</text:p>
          </table:table-cell>
          <table:table-cell office:value-type="date" office:date-value="2018-10-28" calcext:value-type="date">
            <text:p>28/10/18</text:p>
          </table:table-cell>
          <table:table-cell office:value-type="string" calcext:value-type="string">
            <text:p>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6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PIALAN650884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1</text:p>
          </table:table-cell>
          <table:table-cell office:value-type="string" calcext:value-type="string">
            <text:p>113,0</text:p>
          </table:table-cell>
          <table:table-cell office:value-type="date" office:date-value="2018-10-16" calcext:value-type="date">
            <text:p>16/10/18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5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GOEMEZ650870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118,5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4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QUAMNI650857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11,0</text:p>
          </table:table-cell>
          <table:table-cell office:value-type="date" office:date-value="2018-06-07" calcext:value-type="date">
            <text:p>07/06/18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6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VADIJA650829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,3</text:p>
          </table:table-cell>
          <table:table-cell office:value-type="string" calcext:value-type="string">
            <text:p>122,2</text:p>
          </table:table-cell>
          <table:table-cell office:value-type="date" office:date-value="2018-02-01" calcext:value-type="date">
            <text:p>01/02/18</text:p>
          </table:table-cell>
          <table:table-cell office:value-type="string" calcext:value-type="string">
            <text:p>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6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CHMAED250481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119,8</text:p>
          </table:table-cell>
          <table:table-cell office:value-type="date" office:date-value="2018-07-19" calcext:value-type="date">
            <text:p>19/07/18</text:p>
          </table:table-cell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6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CUAAGA650850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114,9</text:p>
          </table:table-cell>
          <table:table-cell office:value-type="date" office:date-value="2018-05-09" calcext:value-type="date">
            <text:p>09/05/18</text:p>
          </table:table-cell>
          <table:table-cell office:value-type="string" calcext:value-type="string">
            <text:p>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5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FLEIJU650861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112,5</text:p>
          </table:table-cell>
          <table:table-cell office:value-type="date" office:date-value="2018-04-19" calcext:value-type="date">
            <text:p>19/04/18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4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PAEMAB175871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5</text:p>
          </table:table-cell>
          <table:table-cell office:value-type="string" calcext:value-type="string">
            <text:p>117,3</text:p>
          </table:table-cell>
          <table:table-cell office:value-type="date" office:date-value="2018-04-29" calcext:value-type="date">
            <text:p>29/04/18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,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NOELMA650873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5</text:p>
          </table:table-cell>
          <table:table-cell office:value-type="string" calcext:value-type="string">
            <text:p>109,5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AJUCE650901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9</text:p>
          </table:table-cell>
          <table:table-cell office:value-type="string" calcext:value-type="string">
            <text:p>109,9</text:p>
          </table:table-cell>
          <table:table-cell office:value-type="date" office:date-value="2018-12-30" calcext:value-type="date">
            <text:p>30/12/18</text:p>
          </table:table-cell>
          <table:table-cell office:value-type="string" calcext:value-type="string">
            <text:p>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4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HDAYU105080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116,5</text:p>
          </table:table-cell>
          <table:table-cell office:value-type="date" office:date-value="2018-04-06" calcext:value-type="date">
            <text:p>06/04/18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5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LLMANE650873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1</text:p>
          </table:table-cell>
          <table:table-cell office:value-type="string" calcext:value-type="string">
            <text:p>116,6</text:p>
          </table:table-cell>
          <table:table-cell office:value-type="date" office:date-value="2018-08-22" calcext:value-type="date">
            <text:p>22/08/18</text:p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QUVEAR650829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4</text:p>
          </table:table-cell>
          <table:table-cell office:value-type="string" calcext:value-type="string">
            <text:p>119,0</text:p>
          </table:table-cell>
          <table:table-cell office:value-type="date" office:date-value="2018-01-31" calcext:value-type="date">
            <text:p>31/01/18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VLEJOIS650829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113,0</text:p>
          </table:table-cell>
          <table:table-cell office:value-type="date" office:date-value="2018-01-30" calcext:value-type="date">
            <text:p>30/01/18</text:p>
          </table:table-cell>
          <table:table-cell office:value-type="string" calcext:value-type="string">
            <text:p>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GUATAR650880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114,0</text:p>
          </table:table-cell>
          <table:table-cell office:value-type="date" office:date-value="2018-09-23" calcext:value-type="date">
            <text:p>23/09/18</text:p>
          </table:table-cell>
          <table:table-cell office:value-type="string" calcext:value-type="string">
            <text:p>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4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GAJODA650848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110,5</text:p>
          </table:table-cell>
          <table:table-cell office:value-type="date" office:date-value="2018-04-27" calcext:value-type="date">
            <text:p>27/04/18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4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SOKAVA962655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11,0</text:p>
          </table:table-cell>
          <table:table-cell office:value-type="date" office:date-value="2018-04-25" calcext:value-type="date">
            <text:p>25/04/18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6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PIIAJA650887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0</text:p>
          </table:table-cell>
          <table:table-cell office:value-type="string" calcext:value-type="string">
            <text:p>106,0</text:p>
          </table:table-cell>
          <table:table-cell office:value-type="date" office:date-value="2018-10-14" calcext:value-type="date">
            <text:p>14/10/18</text:p>
          </table:table-cell>
          <table:table-cell office:value-type="string" calcext:value-type="string">
            <text:p>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2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Emaciad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HANJA650868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9</text:p>
          </table:table-cell>
          <table:table-cell office:value-type="string" calcext:value-type="string">
            <text:p>110,0</text:p>
          </table:table-cell>
          <table:table-cell office:value-type="date" office:date-value="2018-08-30" calcext:value-type="date">
            <text:p>30/08/18</text:p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5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EDAJA650872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1</text:p>
          </table:table-cell>
          <table:table-cell office:value-type="string" calcext:value-type="string">
            <text:p>107,2</text:p>
          </table:table-cell>
          <table:table-cell office:value-type="date" office:date-value="2018-08-21" calcext:value-type="date">
            <text:p>21/08/18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4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TIDINI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115,5</text:p>
          </table:table-cell>
          <table:table-cell office:value-type="date" office:date-value="2018-04-24" calcext:value-type="date">
            <text:p>24/04/18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CAMASA115130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8</text:p>
          </table:table-cell>
          <table:table-cell office:value-type="string" calcext:value-type="string">
            <text:p>115,4</text:p>
          </table:table-cell>
          <table:table-cell office:value-type="date" office:date-value="2018-01-27" calcext:value-type="date">
            <text:p>27/01/18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7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PATAEL650881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119,8</text:p>
          </table:table-cell>
          <table:table-cell office:value-type="date" office:date-value="2018-10-01" calcext:value-type="date">
            <text:p>01/10/18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SALKAVA650884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114,2</text:p>
          </table:table-cell>
          <table:table-cell office:value-type="date" office:date-value="2018-10-15" calcext:value-type="date">
            <text:p>15/10/18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FIAUSA650888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114,2</text:p>
          </table:table-cell>
          <table:table-cell office:value-type="date" office:date-value="2018-10-31" calcext:value-type="date">
            <text:p>31/10/18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SHSEAL650861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102,2</text:p>
          </table:table-cell>
          <table:table-cell office:value-type="date" office:date-value="2018-07-01" calcext:value-type="date">
            <text:p>01/07/18</text:p>
          </table:table-cell>
          <table:table-cell office:value-type="string" calcext:value-type="string">
            <text:p>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6,8</text:p>
          </table:table-cell>
          <table:table-cell office:value-type="string" calcext:value-type="string">
            <text:p>Baja Talla Sever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FEJOFE650875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111,0</text:p>
          </table:table-cell>
          <table:table-cell office:value-type="date" office:date-value="2018-09-02" calcext:value-type="date">
            <text:p>02/09/18</text:p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7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LOIKIS650856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116,0</text:p>
          </table:table-cell>
          <table:table-cell office:value-type="date" office:date-value="2018-06-06" calcext:value-type="date">
            <text:p>06/06/18</text:p>
          </table:table-cell>
          <table:table-cell office:value-type="string" calcext:value-type="string">
            <text:p>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4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CAJASA650842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114,5</text:p>
          </table:table-cell>
          <table:table-cell office:value-type="date" office:date-value="2018-04-01" calcext:value-type="date">
            <text:p>01/04/18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4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LOMEMA650862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110,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QULUED650865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110,3</text:p>
          </table:table-cell>
          <table:table-cell office:value-type="date" office:date-value="2018-07-11" calcext:value-type="date">
            <text:p>11/07/18</text:p>
          </table:table-cell>
          <table:table-cell office:value-type="string" calcext:value-type="string">
            <text:p>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VROFAON650897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113,0</text:p>
          </table:table-cell>
          <table:table-cell office:value-type="date" office:date-value="2018-12-09" calcext:value-type="date">
            <text:p>09/12/18</text:p>
          </table:table-cell>
          <table:table-cell office:value-type="string" calcext:value-type="string">
            <text:p>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PEOMBL650832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6</text:p>
          </table:table-cell>
          <table:table-cell office:value-type="string" calcext:value-type="string">
            <text:p>114,0</text:p>
          </table:table-cell>
          <table:table-cell office:value-type="date" office:date-value="2018-02-14" calcext:value-type="date">
            <text:p>14/02/18</text:p>
          </table:table-cell>
          <table:table-cell office:value-type="string" calcext:value-type="string">
            <text:p>H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7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AKICR650830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8</text:p>
          </table:table-cell>
          <table:table-cell office:value-type="string" calcext:value-type="string">
            <text:p>114,6</text:p>
          </table:table-cell>
          <table:table-cell office:value-type="date" office:date-value="2018-05-02" calcext:value-type="date">
            <text:p>02/05/18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8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ORJOAL650879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110,0</text:p>
          </table:table-cell>
          <table:table-cell office:value-type="date" office:date-value="2018-09-20" calcext:value-type="date">
            <text:p>20/09/18</text:p>
          </table:table-cell>
          <table:table-cell office:value-type="string" calcext:value-type="string">
            <text:p>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SALELI650892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9</text:p>
          </table:table-cell>
          <table:table-cell office:value-type="string" calcext:value-type="string">
            <text:p>108,0</text:p>
          </table:table-cell>
          <table:table-cell office:value-type="date" office:date-value="2018-11-20" calcext:value-type="date">
            <text:p>20/11/18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4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LLDUMA650881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9</text:p>
          </table:table-cell>
          <table:table-cell office:value-type="string" calcext:value-type="string">
            <text:p>120,3</text:p>
          </table:table-cell>
          <table:table-cell office:value-type="date" office:date-value="2018-08-27" calcext:value-type="date">
            <text:p>27/08/18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2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CHKEAN650858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3</text:p>
          </table:table-cell>
          <table:table-cell office:value-type="string" calcext:value-type="string">
            <text:p>112,4</text:p>
          </table:table-cell>
          <table:table-cell office:value-type="date" office:date-value="2018-09-01" calcext:value-type="date">
            <text:p>01/09/18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4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YADYED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109,5</text:p>
          </table:table-cell>
          <table:table-cell office:value-type="date" office:date-value="2018-01-18" calcext:value-type="date">
            <text:p>18/01/18</text:p>
          </table:table-cell>
          <table:table-cell office:value-type="string" calcext:value-type="string">
            <text:p>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4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CHALWL650823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9</text:p>
          </table:table-cell>
          <table:table-cell office:value-type="string" calcext:value-type="string">
            <text:p>122,7</text:p>
          </table:table-cell>
          <table:table-cell office:value-type="date" office:date-value="2017-12-30" calcext:value-type="date">
            <text:p>30/12/17</text:p>
          </table:table-cell>
          <table:table-cell office:value-type="string" calcext:value-type="string">
            <text:p>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URSEGA650875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5</text:p>
          </table:table-cell>
          <table:table-cell office:value-type="string" calcext:value-type="string">
            <text:p>109,3</text:p>
          </table:table-cell>
          <table:table-cell office:value-type="date" office:date-value="2018-09-05" calcext:value-type="date">
            <text:p>05/09/18</text:p>
          </table:table-cell>
          <table:table-cell office:value-type="string" calcext:value-type="string">
            <text:p>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AUDAAL650826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0</text:p>
          </table:table-cell>
          <table:table-cell office:value-type="string" calcext:value-type="string">
            <text:p>122,0</text:p>
          </table:table-cell>
          <table:table-cell office:value-type="date" office:date-value="2018-01-15" calcext:value-type="date">
            <text:p>15/01/18</text:p>
          </table:table-cell>
          <table:table-cell office:value-type="string" calcext:value-type="string">
            <text:p>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UBLJO650851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8</text:p>
          </table:table-cell>
          <table:table-cell office:value-type="string" calcext:value-type="string">
            <text:p>118,7</text:p>
          </table:table-cell>
          <table:table-cell office:value-type="date" office:date-value="2018-05-16" calcext:value-type="date">
            <text:p>16/05/18</text:p>
          </table:table-cell>
          <table:table-cell office:value-type="string" calcext:value-type="string">
            <text:p>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6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AUEMAN650879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8</text:p>
          </table:table-cell>
          <table:table-cell office:value-type="string" calcext:value-type="string">
            <text:p>112,5</text:p>
          </table:table-cell>
          <table:table-cell office:value-type="date" office:date-value="2018-09-19" calcext:value-type="date">
            <text:p>19/09/18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YAJUIS650864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114,2</text:p>
          </table:table-cell>
          <table:table-cell office:value-type="date" office:date-value="2018-07-15" calcext:value-type="date">
            <text:p>15/07/18</text:p>
          </table:table-cell>
          <table:table-cell office:value-type="string" calcext:value-type="string">
            <text:p>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PIRUKE650845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3</text:p>
          </table:table-cell>
          <table:table-cell office:value-type="string" calcext:value-type="string">
            <text:p>112,8</text:p>
          </table:table-cell>
          <table:table-cell office:value-type="date" office:date-value="2018-04-15" calcext:value-type="date">
            <text:p>15/04/18</text:p>
          </table:table-cell>
          <table:table-cell office:value-type="string" calcext:value-type="string">
            <text:p>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6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CANEAL606429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6</text:p>
          </table:table-cell>
          <table:table-cell office:value-type="string" calcext:value-type="string">
            <text:p>115,4</text:p>
          </table:table-cell>
          <table:table-cell office:value-type="date" office:date-value="2018-06-03" calcext:value-type="date">
            <text:p>03/06/18</text:p>
          </table:table-cell>
          <table:table-cell office:value-type="string" calcext:value-type="string">
            <text:p>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FIADNA650835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109,0</text:p>
          </table:table-cell>
          <table:table-cell office:value-type="date" office:date-value="2018-02-27" calcext:value-type="date">
            <text:p>27/02/18</text:p>
          </table:table-cell>
          <table:table-cell office:value-type="string" calcext:value-type="string">
            <text:p>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4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ZAJOEM961868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5</text:p>
          </table:table-cell>
          <table:table-cell office:value-type="string" calcext:value-type="string">
            <text:p>127,0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7,7</text:p>
          </table:table-cell>
          <table:table-cell office:value-type="string" calcext:value-type="string">
            <text:p>Alta Talla para Edad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SSHSCAN650885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115,4</text:p>
          </table:table-cell>
          <table:table-cell office:value-type="date" office:date-value="2018-10-17" calcext:value-type="date">
            <text:p>17/10/18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CRSOGU650829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14,5</text:p>
          </table:table-cell>
          <table:table-cell office:value-type="date" office:date-value="2018-01-13" calcext:value-type="date">
            <text:p>13/01/18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4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GUJOSA650840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17,6</text:p>
          </table:table-cell>
          <table:table-cell office:value-type="date" office:date-value="2018-03-22" calcext:value-type="date">
            <text:p>22/03/18</text:p>
          </table:table-cell>
          <table:table-cell office:value-type="string" calcext:value-type="string">
            <text:p>H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4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MAJOPA650886</text:p>
          </table:table-cell>
          <table:table-cell office:value-type="string" calcext:value-type="string">
            <text:p>ER51 CHUGLLI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112,0</text:p>
          </table:table-cell>
          <table:table-cell office:value-type="date" office:date-value="2018-09-28" calcext:value-type="date">
            <text:p>28/09/18</text:p>
          </table:table-cell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GUANRI650860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6</text:p>
          </table:table-cell>
          <table:table-cell office:value-type="string" calcext:value-type="string">
            <text:p>110,0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AGDIGU650826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8</text:p>
          </table:table-cell>
          <table:table-cell office:value-type="string" calcext:value-type="string">
            <text:p>113,5</text:p>
          </table:table-cell>
          <table:table-cell office:value-type="date" office:date-value="2018-01-16" calcext:value-type="date">
            <text:p>16/01/18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7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SHJEAL650836</text:p>
          </table:table-cell>
          <table:table-cell office:value-type="string" calcext:value-type="string">
            <text:p>ER51 CHUGLLI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7</text:p>
          </table:table-cell>
          <table:table-cell office:value-type="string" calcext:value-type="string">
            <text:p>111,0</text:p>
          </table:table-cell>
          <table:table-cell office:value-type="date" office:date-value="2018-03-03" calcext:value-type="date">
            <text:p>03/03/18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DUDOSC650850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105,0</text:p>
          </table:table-cell>
          <table:table-cell office:value-type="date" office:date-value="2018-05-07" calcext:value-type="date">
            <text:p>07/05/18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5,9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CHJHDA650910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9</text:p>
          </table:table-cell>
          <table:table-cell office:value-type="string" calcext:value-type="string">
            <text:p>108,9</text:p>
          </table:table-cell>
          <table:table-cell office:value-type="date" office:date-value="2018-12-03" calcext:value-type="date">
            <text:p>03/12/18</text:p>
          </table:table-cell>
          <table:table-cell office:value-type="string" calcext:value-type="string">
            <text:p>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AISPA650884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0</text:p>
          </table:table-cell>
          <table:table-cell office:value-type="string" calcext:value-type="string">
            <text:p>111,4</text:p>
          </table:table-cell>
          <table:table-cell office:value-type="date" office:date-value="2018-10-14" calcext:value-type="date">
            <text:p>14/10/18</text:p>
          </table:table-cell>
          <table:table-cell office:value-type="string" calcext:value-type="string">
            <text:p>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9,3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GUEISA650900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9</text:p>
          </table:table-cell>
          <table:table-cell office:value-type="string" calcext:value-type="string">
            <text:p>106,4</text:p>
          </table:table-cell>
          <table:table-cell office:value-type="date" office:date-value="2018-12-23" calcext:value-type="date">
            <text:p>23/12/18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4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CHPAMO650840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116,0</text:p>
          </table:table-cell>
          <table:table-cell office:value-type="date" office:date-value="2018-03-23" calcext:value-type="date">
            <text:p>23/03/18</text:p>
          </table:table-cell>
          <table:table-cell office:value-type="string" calcext:value-type="string">
            <text:p>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4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GUADVA650901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3</text:p>
          </table:table-cell>
          <table:table-cell office:value-type="string" calcext:value-type="string">
            <text:p>104,0</text:p>
          </table:table-cell>
          <table:table-cell office:value-type="date" office:date-value="2018-12-28" calcext:value-type="date">
            <text:p>28/12/18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6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GUMAAL650870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112,0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AUODCA650889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112,0</text:p>
          </table:table-cell>
          <table:table-cell office:value-type="date" office:date-value="2018-11-04" calcext:value-type="date">
            <text:p>04/11/18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CAOLCA175899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7</text:p>
          </table:table-cell>
          <table:table-cell office:value-type="string" calcext:value-type="string">
            <text:p>113,0</text:p>
          </table:table-cell>
          <table:table-cell office:value-type="date" office:date-value="2018-08-30" calcext:value-type="date">
            <text:p>30/08/18</text:p>
          </table:table-cell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8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CATHAL650748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0</text:p>
          </table:table-cell>
          <table:table-cell office:value-type="string" calcext:value-type="string">
            <text:p>116,5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9,9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CAYENO650756</text:p>
          </table:table-cell>
          <table:table-cell office:value-type="string" calcext:value-type="string">
            <text:p>ER15 SAN JORG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1</text:p>
          </table:table-cell>
          <table:table-cell office:value-type="string" calcext:value-type="string">
            <text:p>116,0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6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LURO650747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116,0</text:p>
          </table:table-cell>
          <table:table-cell office:value-type="date" office:date-value="2017-01-15" calcext:value-type="date">
            <text:p>15/01/17</text:p>
          </table:table-cell>
          <table:table-cell office:value-type="string" calcext:value-type="string">
            <text:p>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HLEDA650819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9</text:p>
          </table:table-cell>
          <table:table-cell office:value-type="string" calcext:value-type="string">
            <text:p>111,5</text:p>
          </table:table-cell>
          <table:table-cell office:value-type="date" office:date-value="2017-12-08" calcext:value-type="date">
            <text:p>08/12/17</text:p>
          </table:table-cell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7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UNAES650770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112,5</text:p>
          </table:table-cell>
          <table:table-cell office:value-type="date" office:date-value="2017-05-05" calcext:value-type="date">
            <text:p>05/05/17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JOPA650796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9</text:p>
          </table:table-cell>
          <table:table-cell office:value-type="string" calcext:value-type="string">
            <text:p>116,6</text:p>
          </table:table-cell>
          <table:table-cell office:value-type="date" office:date-value="2017-08-30" calcext:value-type="date">
            <text:p>30/08/17</text:p>
          </table:table-cell>
          <table:table-cell office:value-type="string" calcext:value-type="string">
            <text:p>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9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UBRJH650774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117,0</text:p>
          </table:table-cell>
          <table:table-cell office:value-type="date" office:date-value="2017-05-23" calcext:value-type="date">
            <text:p>23/05/17</text:p>
          </table:table-cell>
          <table:table-cell office:value-type="string" calcext:value-type="string">
            <text:p>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7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OBELAL650761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22,5</text:p>
          </table:table-cell>
          <table:table-cell office:value-type="date" office:date-value="2017-03-25" calcext:value-type="date">
            <text:p>25/03/17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3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MOALNA650763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9</text:p>
          </table:table-cell>
          <table:table-cell office:value-type="string" calcext:value-type="string">
            <text:p>121,0</text:p>
          </table:table-cell>
          <table:table-cell office:value-type="date" office:date-value="2017-04-03" calcext:value-type="date">
            <text:p>03/04/17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QUMANO650764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4</text:p>
          </table:table-cell>
          <table:table-cell office:value-type="string" calcext:value-type="string">
            <text:p>123,0</text:p>
          </table:table-cell>
          <table:table-cell office:value-type="date" office:date-value="2017-04-07" calcext:value-type="date">
            <text:p>07/04/17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0,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BAJUFE175843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115,7</text:p>
          </table:table-cell>
          <table:table-cell office:value-type="date" office:date-value="2017-12-02" calcext:value-type="date">
            <text:p>02/12/17</text:p>
          </table:table-cell>
          <table:table-cell office:value-type="string" calcext:value-type="string">
            <text:p>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QUJHAL650795</text:p>
          </table:table-cell>
          <table:table-cell office:value-type="string" calcext:value-type="string">
            <text:p>EU03 LA PISCIN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4</text:p>
          </table:table-cell>
          <table:table-cell office:value-type="string" calcext:value-type="string">
            <text:p>121,6</text:p>
          </table:table-cell>
          <table:table-cell office:value-type="date" office:date-value="2017-08-23" calcext:value-type="date">
            <text:p>23/08/17</text:p>
          </table:table-cell>
          <table:table-cell office:value-type="string" calcext:value-type="string">
            <text:p>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5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PIJOWL650804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4</text:p>
          </table:table-cell>
          <table:table-cell office:value-type="string" calcext:value-type="string">
            <text:p>117,0</text:p>
          </table:table-cell>
          <table:table-cell office:value-type="date" office:date-value="2017-10-03" calcext:value-type="date">
            <text:p>03/10/17</text:p>
          </table:table-cell>
          <table:table-cell office:value-type="string" calcext:value-type="string">
            <text:p>H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7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PILEAL650765</text:p>
          </table:table-cell>
          <table:table-cell office:value-type="string" calcext:value-type="string">
            <text:p>ER51 GUARU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0</text:p>
          </table:table-cell>
          <table:table-cell office:value-type="string" calcext:value-type="string">
            <text:p>115,6</text:p>
          </table:table-cell>
          <table:table-cell office:value-type="date" office:date-value="2017-04-13" calcext:value-type="date">
            <text:p>13/04/17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8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QUCRDA650809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6</text:p>
          </table:table-cell>
          <table:table-cell office:value-type="string" calcext:value-type="string">
            <text:p>125,0</text:p>
          </table:table-cell>
          <table:table-cell office:value-type="date" office:date-value="2017-10-26" calcext:value-type="date">
            <text:p>26/10/17</text:p>
          </table:table-cell>
          <table:table-cell office:value-type="string" calcext:value-type="string">
            <text:p>H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SAMAGA165025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8</text:p>
          </table:table-cell>
          <table:table-cell office:value-type="string" calcext:value-type="string">
            <text:p>114,4</text:p>
          </table:table-cell>
          <table:table-cell office:value-type="date" office:date-value="2017-10-09" calcext:value-type="date">
            <text:p>09/10/17</text:p>
          </table:table-cell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4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BAJOAD135245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5</text:p>
          </table:table-cell>
          <table:table-cell office:value-type="string" calcext:value-type="string">
            <text:p>118,5</text:p>
          </table:table-cell>
          <table:table-cell office:value-type="date" office:date-value="2016-10-10" calcext:value-type="date">
            <text:p>10/10/16</text:p>
          </table:table-cell>
          <table:table-cell office:value-type="string" calcext:value-type="string">
            <text:p>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9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PADASO175802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8</text:p>
          </table:table-cell>
          <table:table-cell office:value-type="string" calcext:value-type="string">
            <text:p>125,0</text:p>
          </table:table-cell>
          <table:table-cell office:value-type="date" office:date-value="2017-04-03" calcext:value-type="date">
            <text:p>03/04/17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4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LLJOPA650773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4</text:p>
          </table:table-cell>
          <table:table-cell office:value-type="string" calcext:value-type="string">
            <text:p>124,0</text:p>
          </table:table-cell>
          <table:table-cell office:value-type="date" office:date-value="2017-05-20" calcext:value-type="date">
            <text:p>20/05/17</text:p>
          </table:table-cell>
          <table:table-cell office:value-type="string" calcext:value-type="string">
            <text:p>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UCABRDA175838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6</text:p>
          </table:table-cell>
          <table:table-cell office:value-type="string" calcext:value-type="string">
            <text:p>120,5</text:p>
          </table:table-cell>
          <table:table-cell office:value-type="date" office:date-value="2017-10-31" calcext:value-type="date">
            <text:p>31/10/17</text:p>
          </table:table-cell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7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UCRMAMA650747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2</text:p>
          </table:table-cell>
          <table:table-cell office:value-type="string" calcext:value-type="string">
            <text:p>120,5</text:p>
          </table:table-cell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7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TADEZH650780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1</text:p>
          </table:table-cell>
          <table:table-cell office:value-type="string" calcext:value-type="string">
            <text:p>120,0</text:p>
          </table:table-cell>
          <table:table-cell office:value-type="date" office:date-value="2017-06-20" calcext:value-type="date">
            <text:p>20/06/17</text:p>
          </table:table-cell>
          <table:table-cell office:value-type="string" calcext:value-type="string">
            <text:p>H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5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MILUSA650810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9</text:p>
          </table:table-cell>
          <table:table-cell office:value-type="string" calcext:value-type="string">
            <text:p>125,8</text:p>
          </table:table-cell>
          <table:table-cell office:value-type="date" office:date-value="2017-10-30" calcext:value-type="date">
            <text:p>30/10/17</text:p>
          </table:table-cell>
          <table:table-cell office:value-type="string" calcext:value-type="string">
            <text:p>H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8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ODAAL650816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8</text:p>
          </table:table-cell>
          <table:table-cell office:value-type="string" calcext:value-type="string">
            <text:p>110,6</text:p>
          </table:table-cell>
          <table:table-cell office:value-type="date" office:date-value="2017-11-24" calcext:value-type="date">
            <text:p>24/11/17</text:p>
          </table:table-cell>
          <table:table-cell office:value-type="string" calcext:value-type="string">
            <text:p>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4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PESANE650786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112,0</text:p>
          </table:table-cell>
          <table:table-cell office:value-type="date" office:date-value="2017-07-11" calcext:value-type="date">
            <text:p>11/07/17</text:p>
          </table:table-cell>
          <table:table-cell office:value-type="string" calcext:value-type="string">
            <text:p>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UANIS650820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0</text:p>
          </table:table-cell>
          <table:table-cell office:value-type="string" calcext:value-type="string">
            <text:p>122,2</text:p>
          </table:table-cell>
          <table:table-cell office:value-type="date" office:date-value="2017-12-16" calcext:value-type="date">
            <text:p>16/12/17</text:p>
          </table:table-cell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7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GUJHST650796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123,2</text:p>
          </table:table-cell>
          <table:table-cell office:value-type="date" office:date-value="2017-08-29" calcext:value-type="date">
            <text:p>29/08/17</text:p>
          </table:table-cell>
          <table:table-cell office:value-type="string" calcext:value-type="string">
            <text:p>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8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TADAGI650805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4</text:p>
          </table:table-cell>
          <table:table-cell office:value-type="string" calcext:value-type="string">
            <text:p>118,3</text:p>
          </table:table-cell>
          <table:table-cell office:value-type="date" office:date-value="2017-10-07" calcext:value-type="date">
            <text:p>07/10/17</text:p>
          </table:table-cell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7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UGUDAAL650751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116,0</text:p>
          </table:table-cell>
          <table:table-cell office:value-type="date" office:date-value="2017-02-12" calcext:value-type="date">
            <text:p>12/02/17</text:p>
          </table:table-cell>
          <table:table-cell office:value-type="string" calcext:value-type="string">
            <text:p>H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4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QUIKNI650779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117,5</text:p>
          </table:table-cell>
          <table:table-cell office:value-type="date" office:date-value="2017-06-16" calcext:value-type="date">
            <text:p>16/06/17</text:p>
          </table:table-cell>
          <table:table-cell office:value-type="string" calcext:value-type="string">
            <text:p>H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4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ASDOMA650815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116,7</text:p>
          </table:table-cell>
          <table:table-cell office:value-type="date" office:date-value="2017-11-26" calcext:value-type="date">
            <text:p>26/11/17</text:p>
          </table:table-cell>
          <table:table-cell office:value-type="string" calcext:value-type="string">
            <text:p>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5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ANJHKE155039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8</text:p>
          </table:table-cell>
          <table:table-cell office:value-type="string" calcext:value-type="string">
            <text:p>129,6</text:p>
          </table:table-cell>
          <table:table-cell office:value-type="date" office:date-value="2016-01-24" calcext:value-type="date">
            <text:p>24/01/16</text:p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EQUBEJH650757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6</text:p>
          </table:table-cell>
          <table:table-cell office:value-type="string" calcext:value-type="string">
            <text:p>116,0</text:p>
          </table:table-cell>
          <table:table-cell office:value-type="date" office:date-value="2017-03-10" calcext:value-type="date">
            <text:p>10/03/17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CAJAAL650803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4</text:p>
          </table:table-cell>
          <table:table-cell office:value-type="string" calcext:value-type="string">
            <text:p>121,8</text:p>
          </table:table-cell>
          <table:table-cell office:value-type="date" office:date-value="2017-09-27" calcext:value-type="date">
            <text:p>27/09/17</text:p>
          </table:table-cell>
          <table:table-cell office:value-type="string" calcext:value-type="string">
            <text:p>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4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UBUSA650744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125,3</text:p>
          </table:table-cell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AUKEMI650819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0</text:p>
          </table:table-cell>
          <table:table-cell office:value-type="string" calcext:value-type="string">
            <text:p>111,6</text:p>
          </table:table-cell>
          <table:table-cell office:value-type="date" office:date-value="2017-12-12" calcext:value-type="date">
            <text:p>12/12/17</text:p>
          </table:table-cell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7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IKMA650820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115,5</text:p>
          </table:table-cell>
          <table:table-cell office:value-type="date" office:date-value="2017-12-18" calcext:value-type="date">
            <text:p>18/12/17</text:p>
          </table:table-cell>
          <table:table-cell office:value-type="string" calcext:value-type="string">
            <text:p>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6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ÓKAMA650750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120,5</text:p>
          </table:table-cell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7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TIMADO650778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2</text:p>
          </table:table-cell>
          <table:table-cell office:value-type="string" calcext:value-type="string">
            <text:p>125,0</text:p>
          </table:table-cell>
          <table:table-cell office:value-type="date" office:date-value="2017-06-08" calcext:value-type="date">
            <text:p>08/06/17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SISTAR650746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1</text:p>
          </table:table-cell>
          <table:table-cell office:value-type="string" calcext:value-type="string">
            <text:p>121,4</text:p>
          </table:table-cell>
          <table:table-cell office:value-type="date" office:date-value="2017-01-21" calcext:value-type="date">
            <text:p>21/01/17</text:p>
          </table:table-cell>
          <table:table-cell office:value-type="string" calcext:value-type="string">
            <text:p>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LLNASA650774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11,8</text:p>
          </table:table-cell>
          <table:table-cell office:value-type="date" office:date-value="2017-05-22" calcext:value-type="date">
            <text:p>22/05/17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5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RUNAKE650807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118,5</text:p>
          </table:table-cell>
          <table:table-cell office:value-type="date" office:date-value="2017-10-18" calcext:value-type="date">
            <text:p>18/10/17</text:p>
          </table:table-cell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4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FIKEST650755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113,8</text:p>
          </table:table-cell>
          <table:table-cell office:value-type="date" office:date-value="2017-02-03" calcext:value-type="date">
            <text:p>03/02/17</text:p>
          </table:table-cell>
          <table:table-cell office:value-type="string" calcext:value-type="string">
            <text:p>H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4,8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CUJOAL650768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1</text:p>
          </table:table-cell>
          <table:table-cell office:value-type="string" calcext:value-type="string">
            <text:p>115,4</text:p>
          </table:table-cell>
          <table:table-cell office:value-type="date" office:date-value="2017-04-26" calcext:value-type="date">
            <text:p>26/04/17</text:p>
          </table:table-cell>
          <table:table-cell office:value-type="string" calcext:value-type="string">
            <text:p>H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CHISAL650809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2</text:p>
          </table:table-cell>
          <table:table-cell office:value-type="string" calcext:value-type="string">
            <text:p>114,3</text:p>
          </table:table-cell>
          <table:table-cell office:value-type="date" office:date-value="2017-10-25" calcext:value-type="date">
            <text:p>25/10/17</text:p>
          </table:table-cell>
          <table:table-cell office:value-type="string" calcext:value-type="string">
            <text:p>H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3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GUPAIS185132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2</text:p>
          </table:table-cell>
          <table:table-cell office:value-type="string" calcext:value-type="string">
            <text:p>119,5</text:p>
          </table:table-cell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6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CHLUED650788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117,2</text:p>
          </table:table-cell>
          <table:table-cell office:value-type="date" office:date-value="2017-07-28" calcext:value-type="date">
            <text:p>28/07/17</text:p>
          </table:table-cell>
          <table:table-cell office:value-type="string" calcext:value-type="string">
            <text:p>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3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LÓMAAL650762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117,0</text:p>
          </table:table-cell>
          <table:table-cell office:value-type="date" office:date-value="2017-04-01" calcext:value-type="date">
            <text:p>01/04/17</text:p>
          </table:table-cell>
          <table:table-cell office:value-type="string" calcext:value-type="string">
            <text:p>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UMOMAAL650745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12,8</text:p>
          </table:table-cell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LÓANIS650751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6</text:p>
          </table:table-cell>
          <table:table-cell office:value-type="string" calcext:value-type="string">
            <text:p>120,6</text:p>
          </table:table-cell>
          <table:table-cell office:value-type="date" office:date-value="2017-01-08" calcext:value-type="date">
            <text:p>08/01/17</text:p>
          </table:table-cell>
          <table:table-cell office:value-type="string" calcext:value-type="string">
            <text:p>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ZÚIZDA650781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119,0</text:p>
          </table:table-cell>
          <table:table-cell office:value-type="date" office:date-value="2017-06-21" calcext:value-type="date">
            <text:p>21/06/17</text:p>
          </table:table-cell>
          <table:table-cell office:value-type="string" calcext:value-type="string">
            <text:p>H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9,6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PLELLE650742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0</text:p>
          </table:table-cell>
          <table:table-cell office:value-type="string" calcext:value-type="string">
            <text:p>120,5</text:p>
          </table:table-cell>
          <table:table-cell office:value-type="date" office:date-value="2017-01-02" calcext:value-type="date">
            <text:p>02/01/17</text:p>
          </table:table-cell>
          <table:table-cell office:value-type="string" calcext:value-type="string">
            <text:p>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CARUMO650810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9</text:p>
          </table:table-cell>
          <table:table-cell office:value-type="string" calcext:value-type="string">
            <text:p>118,5</text:p>
          </table:table-cell>
          <table:table-cell office:value-type="date" office:date-value="2017-10-31" calcext:value-type="date">
            <text:p>31/10/17</text:p>
          </table:table-cell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9,9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SITAAL650771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112,0</text:p>
          </table:table-cell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4,8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YAERJA650801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4</text:p>
          </table:table-cell>
          <table:table-cell office:value-type="string" calcext:value-type="string">
            <text:p>115,5</text:p>
          </table:table-cell>
          <table:table-cell office:value-type="date" office:date-value="2017-09-19" calcext:value-type="date">
            <text:p>19/09/17</text:p>
          </table:table-cell>
          <table:table-cell office:value-type="string" calcext:value-type="string">
            <text:p>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6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ANDYJA185133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114,3</text:p>
          </table:table-cell>
          <table:table-cell office:value-type="date" office:date-value="2017-04-06" calcext:value-type="date">
            <text:p>06/04/17</text:p>
          </table:table-cell>
          <table:table-cell office:value-type="string" calcext:value-type="string">
            <text:p>H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4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PRFRMA650748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115,6</text:p>
          </table:table-cell>
          <table:table-cell office:value-type="date" office:date-value="2017-01-31" calcext:value-type="date">
            <text:p>31/01/17</text:p>
          </table:table-cell>
          <table:table-cell office:value-type="string" calcext:value-type="string">
            <text:p>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LÓNADA650763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9</text:p>
          </table:table-cell>
          <table:table-cell office:value-type="string" calcext:value-type="string">
            <text:p>120,5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7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AERNE650762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117,0</text:p>
          </table:table-cell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6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MOELFR650692</text:p>
          </table:table-cell>
          <table:table-cell office:value-type="string" calcext:value-type="string">
            <text:p>PALMERA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9</text:p>
          </table:table-cell>
          <table:table-cell office:value-type="string" calcext:value-type="string">
            <text:p>114,3</text:p>
          </table:table-cell>
          <table:table-cell office:value-type="date" office:date-value="2017-06-01" calcext:value-type="date">
            <text:p>01/06/17</text:p>
          </table:table-cell>
          <table:table-cell office:value-type="string" calcext:value-type="string">
            <text:p>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REDYJO650774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7</text:p>
          </table:table-cell>
          <table:table-cell office:value-type="string" calcext:value-type="string">
            <text:p>115,4</text:p>
          </table:table-cell>
          <table:table-cell office:value-type="date" office:date-value="2017-05-23" calcext:value-type="date">
            <text:p>23/05/17</text:p>
          </table:table-cell>
          <table:table-cell office:value-type="string" calcext:value-type="string">
            <text:p>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QUNAVA650792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0</text:p>
          </table:table-cell>
          <table:table-cell office:value-type="string" calcext:value-type="string">
            <text:p>114,4</text:p>
          </table:table-cell>
          <table:table-cell office:value-type="date" office:date-value="2017-10-09" calcext:value-type="date">
            <text:p>09/10/17</text:p>
          </table:table-cell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7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ZAJOJU175810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3</text:p>
          </table:table-cell>
          <table:table-cell office:value-type="string" calcext:value-type="string">
            <text:p>114,2</text:p>
          </table:table-cell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H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4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ZAFRXA650777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3</text:p>
          </table:table-cell>
          <table:table-cell office:value-type="string" calcext:value-type="string">
            <text:p>121,5</text:p>
          </table:table-cell>
          <table:table-cell office:value-type="date" office:date-value="2017-06-06" calcext:value-type="date">
            <text:p>06/06/17</text:p>
          </table:table-cell>
          <table:table-cell office:value-type="string" calcext:value-type="string">
            <text:p>H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7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COAYBR650756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0</text:p>
          </table:table-cell>
          <table:table-cell office:value-type="string" calcext:value-type="string">
            <text:p>122,6</text:p>
          </table:table-cell>
          <table:table-cell office:value-type="date" office:date-value="2017-03-04" calcext:value-type="date">
            <text:p>04/03/17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2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PIISEZ650816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6</text:p>
          </table:table-cell>
          <table:table-cell office:value-type="string" calcext:value-type="string">
            <text:p>115,0</text:p>
          </table:table-cell>
          <table:table-cell office:value-type="date" office:date-value="2017-11-29" calcext:value-type="date">
            <text:p>29/11/17</text:p>
          </table:table-cell>
          <table:table-cell office:value-type="string" calcext:value-type="string">
            <text:p>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5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QUMAGA650768</text:p>
          </table:table-cell>
          <table:table-cell office:value-type="string" calcext:value-type="string">
            <text:p>ER45 SAN MIGUEL DE GUARU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119,7</text:p>
          </table:table-cell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H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4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CHSAEL650767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113,0</text:p>
          </table:table-cell>
          <table:table-cell office:value-type="date" office:date-value="2017-04-17" calcext:value-type="date">
            <text:p>17/04/17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CHJHAL650747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122,7</text:p>
          </table:table-cell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6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INANCA650746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118,0</text:p>
          </table:table-cell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HJEGA650821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111,6</text:p>
          </table:table-cell>
          <table:table-cell office:value-type="date" office:date-value="2017-12-22" calcext:value-type="date">
            <text:p>22/12/17</text:p>
          </table:table-cell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YABRJO650813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113,7</text:p>
          </table:table-cell>
          <table:table-cell office:value-type="date" office:date-value="2017-11-14" calcext:value-type="date">
            <text:p>14/11/17</text:p>
          </table:table-cell>
          <table:table-cell office:value-type="string" calcext:value-type="string">
            <text:p>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6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CAANRO175817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2</text:p>
          </table:table-cell>
          <table:table-cell office:value-type="string" calcext:value-type="string">
            <text:p>114,4</text:p>
          </table:table-cell>
          <table:table-cell office:value-type="date" office:date-value="2017-07-03" calcext:value-type="date">
            <text:p>03/07/17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1,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FLARMA650762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117,0</text:p>
          </table:table-cell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YUCRAL650782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6</text:p>
          </table:table-cell>
          <table:table-cell office:value-type="string" calcext:value-type="string">
            <text:p>119,5</text:p>
          </table:table-cell>
          <table:table-cell office:value-type="date" office:date-value="2017-06-02" calcext:value-type="date">
            <text:p>02/06/17</text:p>
          </table:table-cell>
          <table:table-cell office:value-type="string" calcext:value-type="string">
            <text:p>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,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CHBRAR650784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2</text:p>
          </table:table-cell>
          <table:table-cell office:value-type="string" calcext:value-type="string">
            <text:p>123,0</text:p>
          </table:table-cell>
          <table:table-cell office:value-type="date" office:date-value="2017-07-07" calcext:value-type="date">
            <text:p>07/07/17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6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PIMIDA151749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6</text:p>
          </table:table-cell>
          <table:table-cell office:value-type="string" calcext:value-type="string">
            <text:p>120,8</text:p>
          </table:table-cell>
          <table:table-cell office:value-type="date" office:date-value="2017-08-01" calcext:value-type="date">
            <text:p>01/08/17</text:p>
          </table:table-cell>
          <table:table-cell office:value-type="string" calcext:value-type="string">
            <text:p>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8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DUJHAL650747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8</text:p>
          </table:table-cell>
          <table:table-cell office:value-type="string" calcext:value-type="string">
            <text:p>127,4</text:p>
          </table:table-cell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4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ASPAEM650781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5</text:p>
          </table:table-cell>
          <table:table-cell office:value-type="string" calcext:value-type="string">
            <text:p>124,0</text:p>
          </table:table-cell>
          <table:table-cell office:value-type="date" office:date-value="2017-06-26" calcext:value-type="date">
            <text:p>26/06/17</text:p>
          </table:table-cell>
          <table:table-cell office:value-type="string" calcext:value-type="string">
            <text:p>H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7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CHJOAN650807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3</text:p>
          </table:table-cell>
          <table:table-cell office:value-type="string" calcext:value-type="string">
            <text:p>109,0</text:p>
          </table:table-cell>
          <table:table-cell office:value-type="date" office:date-value="2017-10-18" calcext:value-type="date">
            <text:p>18/10/17</text:p>
          </table:table-cell>
          <table:table-cell office:value-type="string" calcext:value-type="string">
            <text:p>H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CCATIDA650821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3</text:p>
          </table:table-cell>
          <table:table-cell office:value-type="string" calcext:value-type="string">
            <text:p>109,0</text:p>
          </table:table-cell>
          <table:table-cell office:value-type="date" office:date-value="2017-12-20" calcext:value-type="date">
            <text:p>20/12/17</text:p>
          </table:table-cell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4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GUDYCR650796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3</text:p>
          </table:table-cell>
          <table:table-cell office:value-type="string" calcext:value-type="string">
            <text:p>114,0</text:p>
          </table:table-cell>
          <table:table-cell office:value-type="date" office:date-value="2017-08-27" calcext:value-type="date">
            <text:p>27/08/17</text:p>
          </table:table-cell>
          <table:table-cell office:value-type="string" calcext:value-type="string">
            <text:p>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6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CHCHEL650758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1</text:p>
          </table:table-cell>
          <table:table-cell office:value-type="string" calcext:value-type="string">
            <text:p>124,3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7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CRDOEL650811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18,5</text:p>
          </table:table-cell>
          <table:table-cell office:value-type="date" office:date-value="2017-11-04" calcext:value-type="date">
            <text:p>04/11/17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4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URESADA650762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4</text:p>
          </table:table-cell>
          <table:table-cell office:value-type="string" calcext:value-type="string">
            <text:p>123,6</text:p>
          </table:table-cell>
          <table:table-cell office:value-type="date" office:date-value="2017-04-01" calcext:value-type="date">
            <text:p>01/04/17</text:p>
          </table:table-cell>
          <table:table-cell office:value-type="string" calcext:value-type="string">
            <text:p>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0,6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ORBRJA650756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7</text:p>
          </table:table-cell>
          <table:table-cell office:value-type="string" calcext:value-type="string">
            <text:p>117,5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4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CAYECA650767</text:p>
          </table:table-cell>
          <table:table-cell office:value-type="string" calcext:value-type="string">
            <text:p>YACULOM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1</text:p>
          </table:table-cell>
          <table:table-cell office:value-type="string" calcext:value-type="string">
            <text:p>117,5</text:p>
          </table:table-cell>
          <table:table-cell office:value-type="date" office:date-value="2017-04-10" calcext:value-type="date">
            <text:p>10/04/17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3,3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ZAANVA650795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4</text:p>
          </table:table-cell>
          <table:table-cell office:value-type="string" calcext:value-type="string">
            <text:p>114,0</text:p>
          </table:table-cell>
          <table:table-cell office:value-type="date" office:date-value="2017-08-22" calcext:value-type="date">
            <text:p>22/08/17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8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EJHAL650786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9</text:p>
          </table:table-cell>
          <table:table-cell office:value-type="string" calcext:value-type="string">
            <text:p>123,0</text:p>
          </table:table-cell>
          <table:table-cell office:value-type="date" office:date-value="2017-07-14" calcext:value-type="date">
            <text:p>14/07/17</text:p>
          </table:table-cell>
          <table:table-cell office:value-type="string" calcext:value-type="string">
            <text:p>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7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CHKAFE650772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0</text:p>
          </table:table-cell>
          <table:table-cell office:value-type="string" calcext:value-type="string">
            <text:p>119,0</text:p>
          </table:table-cell>
          <table:table-cell office:value-type="date" office:date-value="2017-05-14" calcext:value-type="date">
            <text:p>14/05/17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4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GUEDMA650816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3</text:p>
          </table:table-cell>
          <table:table-cell office:value-type="string" calcext:value-type="string">
            <text:p>121,2</text:p>
          </table:table-cell>
          <table:table-cell office:value-type="date" office:date-value="2017-11-28" calcext:value-type="date">
            <text:p>28/11/17</text:p>
          </table:table-cell>
          <table:table-cell office:value-type="string" calcext:value-type="string">
            <text:p>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MEANVAE00698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3</text:p>
          </table:table-cell>
          <table:table-cell office:value-type="string" calcext:value-type="string">
            <text:p>126,0</text:p>
          </table:table-cell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2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ROLEAD175838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108,3</text:p>
          </table:table-cell>
          <table:table-cell office:value-type="date" office:date-value="2017-11-04" calcext:value-type="date">
            <text:p>04/11/17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6,2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TISTAD650777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112,0</text:p>
          </table:table-cell>
          <table:table-cell office:value-type="date" office:date-value="2017-03-11" calcext:value-type="date">
            <text:p>11/03/17</text:p>
          </table:table-cell>
          <table:table-cell office:value-type="string" calcext:value-type="string">
            <text:p>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SIERNO650813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7</text:p>
          </table:table-cell>
          <table:table-cell office:value-type="string" calcext:value-type="string">
            <text:p>113,0</text:p>
          </table:table-cell>
          <table:table-cell office:value-type="date" office:date-value="2017-11-07" calcext:value-type="date">
            <text:p>07/11/17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3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CHALVA650774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126,5</text:p>
          </table:table-cell>
          <table:table-cell office:value-type="date" office:date-value="2017-05-25" calcext:value-type="date">
            <text:p>25/05/17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PIMAAL151815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114,3</text:p>
          </table:table-cell>
          <table:table-cell office:value-type="date" office:date-value="2017-12-17" calcext:value-type="date">
            <text:p>17/12/17</text:p>
          </table:table-cell>
          <table:table-cell office:value-type="string" calcext:value-type="string">
            <text:p>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5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GAJAEL250457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9</text:p>
          </table:table-cell>
          <table:table-cell office:value-type="string" calcext:value-type="string">
            <text:p>118,3</text:p>
          </table:table-cell>
          <table:table-cell office:value-type="date" office:date-value="2017-09-27" calcext:value-type="date">
            <text:p>27/09/17</text:p>
          </table:table-cell>
          <table:table-cell office:value-type="string" calcext:value-type="string">
            <text:p>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5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ECHEDSA650791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8</text:p>
          </table:table-cell>
          <table:table-cell office:value-type="string" calcext:value-type="string">
            <text:p>117,0</text:p>
          </table:table-cell>
          <table:table-cell office:value-type="date" office:date-value="2017-08-05" calcext:value-type="date">
            <text:p>05/08/17</text:p>
          </table:table-cell>
          <table:table-cell office:value-type="string" calcext:value-type="string">
            <text:p>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PISAXI650778</text:p>
          </table:table-cell>
          <table:table-cell office:value-type="string" calcext:value-type="string">
            <text:p>ER45 SAN MIGUEL DE GUARU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3</text:p>
          </table:table-cell>
          <table:table-cell office:value-type="string" calcext:value-type="string">
            <text:p>117,2</text:p>
          </table:table-cell>
          <table:table-cell office:value-type="date" office:date-value="2017-06-11" calcext:value-type="date">
            <text:p>11/06/17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8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GAANAD175763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4</text:p>
          </table:table-cell>
          <table:table-cell office:value-type="string" calcext:value-type="string">
            <text:p>131,0</text:p>
          </table:table-cell>
          <table:table-cell office:value-type="date" office:date-value="2016-08-30" calcext:value-type="date">
            <text:p>30/08/16</text:p>
          </table:table-cell>
          <table:table-cell office:value-type="string" calcext:value-type="string">
            <text:p>H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5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CAALVI650673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3</text:p>
          </table:table-cell>
          <table:table-cell office:value-type="string" calcext:value-type="string">
            <text:p>124,0</text:p>
          </table:table-cell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QUJOFA650716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3</text:p>
          </table:table-cell>
          <table:table-cell office:value-type="string" calcext:value-type="string">
            <text:p>121,0</text:p>
          </table:table-cell>
          <table:table-cell office:value-type="date" office:date-value="2016-09-10" calcext:value-type="date">
            <text:p>10/09/16</text:p>
          </table:table-cell>
          <table:table-cell office:value-type="string" calcext:value-type="string">
            <text:p>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DUANYA650737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3</text:p>
          </table:table-cell>
          <table:table-cell office:value-type="string" calcext:value-type="string">
            <text:p>112,0</text:p>
          </table:table-cell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ZAGLMA650678</text:p>
          </table:table-cell>
          <table:table-cell office:value-type="string" calcext:value-type="string">
            <text:p>ER45 SAN MIGUEL DE GUARU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1</text:p>
          </table:table-cell>
          <table:table-cell office:value-type="string" calcext:value-type="string">
            <text:p>124,0</text:p>
          </table:table-cell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QUJESA650740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118,3</text:p>
          </table:table-cell>
          <table:table-cell office:value-type="date" office:date-value="2016-12-25" calcext:value-type="date">
            <text:p>25/12/16</text:p>
          </table:table-cell>
          <table:table-cell office:value-type="string" calcext:value-type="string">
            <text:p>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3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PISTEM650732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119,5</text:p>
          </table:table-cell>
          <table:table-cell office:value-type="date" office:date-value="2016-11-20" calcext:value-type="date">
            <text:p>20/11/16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6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ERVIFA650713</text:p>
          </table:table-cell>
          <table:table-cell office:value-type="string" calcext:value-type="string">
            <text:p>ER15 VERGE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8</text:p>
          </table:table-cell>
          <table:table-cell office:value-type="string" calcext:value-type="string">
            <text:p>123,2</text:p>
          </table:table-cell>
          <table:table-cell office:value-type="date" office:date-value="2016-08-27" calcext:value-type="date">
            <text:p>27/08/16</text:p>
          </table:table-cell>
          <table:table-cell office:value-type="string" calcext:value-type="string">
            <text:p>H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QUMIAL650728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122,3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6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PISCNA650667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6</text:p>
          </table:table-cell>
          <table:table-cell office:value-type="string" calcext:value-type="string">
            <text:p>129,0</text:p>
          </table:table-cell>
          <table:table-cell office:value-type="date" office:date-value="2016-01-15" calcext:value-type="date">
            <text:p>15/01/16</text:p>
          </table:table-cell>
          <table:table-cell office:value-type="string" calcext:value-type="string">
            <text:p>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8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ÍCUEDMA650690</text:p>
          </table:table-cell>
          <table:table-cell office:value-type="string" calcext:value-type="string">
            <text:p>EU03 LA PISCIN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1</text:p>
          </table:table-cell>
          <table:table-cell office:value-type="string" calcext:value-type="string">
            <text:p>122,0</text:p>
          </table:table-cell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QUMIAL650705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3</text:p>
          </table:table-cell>
          <table:table-cell office:value-type="string" calcext:value-type="string">
            <text:p>129,7</text:p>
          </table:table-cell>
          <table:table-cell office:value-type="date" office:date-value="2016-07-22" calcext:value-type="date">
            <text:p>22/07/16</text:p>
          </table:table-cell>
          <table:table-cell office:value-type="string" calcext:value-type="string">
            <text:p>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1,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SAAHZU165020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120,0</text:p>
          </table:table-cell>
          <table:table-cell office:value-type="date" office:date-value="2016-01-03" calcext:value-type="date">
            <text:p>03/01/16</text:p>
          </table:table-cell>
          <table:table-cell office:value-type="string" calcext:value-type="string">
            <text:p>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4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CUDAGU650717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119,0</text:p>
          </table:table-cell>
          <table:table-cell office:value-type="date" office:date-value="2016-09-03" calcext:value-type="date">
            <text:p>03/09/16</text:p>
          </table:table-cell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7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PIMAAL650707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7</text:p>
          </table:table-cell>
          <table:table-cell office:value-type="string" calcext:value-type="string">
            <text:p>128,0</text:p>
          </table:table-cell>
          <table:table-cell office:value-type="date" office:date-value="2016-06-24" calcext:value-type="date">
            <text:p>24/06/16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3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FEJUPA650685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0</text:p>
          </table:table-cell>
          <table:table-cell office:value-type="string" calcext:value-type="string">
            <text:p>132,5</text:p>
          </table:table-cell>
          <table:table-cell office:value-type="date" office:date-value="2016-05-01" calcext:value-type="date">
            <text:p>01/05/16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8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MPIGIMA650673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115,0</text:p>
          </table:table-cell>
          <table:table-cell office:value-type="date" office:date-value="2016-10-03" calcext:value-type="date">
            <text:p>03/10/16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,9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DAIZZA650703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4</text:p>
          </table:table-cell>
          <table:table-cell office:value-type="string" calcext:value-type="string">
            <text:p>121,0</text:p>
          </table:table-cell>
          <table:table-cell office:value-type="date" office:date-value="2016-07-01" calcext:value-type="date">
            <text:p>01/07/16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6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MOAREL175827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2</text:p>
          </table:table-cell>
          <table:table-cell office:value-type="string" calcext:value-type="string">
            <text:p>126,0</text:p>
          </table:table-cell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ÚCUSCMA650692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9</text:p>
          </table:table-cell>
          <table:table-cell office:value-type="string" calcext:value-type="string">
            <text:p>134,0</text:p>
          </table:table-cell>
          <table:table-cell office:value-type="date" office:date-value="2016-05-14" calcext:value-type="date">
            <text:p>14/05/16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7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VINELE650729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116,2</text:p>
          </table:table-cell>
          <table:table-cell office:value-type="date" office:date-value="2016-10-16" calcext:value-type="date">
            <text:p>16/10/16</text:p>
          </table:table-cell>
          <table:table-cell office:value-type="string" calcext:value-type="string">
            <text:p>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6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MACRIS650666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1</text:p>
          </table:table-cell>
          <table:table-cell office:value-type="string" calcext:value-type="string">
            <text:p>126,0</text:p>
          </table:table-cell>
          <table:table-cell office:value-type="date" office:date-value="2016-02-09" calcext:value-type="date">
            <text:p>09/02/16</text:p>
          </table:table-cell>
          <table:table-cell office:value-type="string" calcext:value-type="string">
            <text:p>H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5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MASOEL650666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9</text:p>
          </table:table-cell>
          <table:table-cell office:value-type="string" calcext:value-type="string">
            <text:p>128,6</text:p>
          </table:table-cell>
          <table:table-cell office:value-type="date" office:date-value="2016-02-09" calcext:value-type="date">
            <text:p>09/02/16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ILCRDA650727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115,4</text:p>
          </table:table-cell>
          <table:table-cell office:value-type="date" office:date-value="2016-10-24" calcext:value-type="date">
            <text:p>24/10/16</text:p>
          </table:table-cell>
          <table:table-cell office:value-type="string" calcext:value-type="string">
            <text:p>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ASKEES650694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4</text:p>
          </table:table-cell>
          <table:table-cell office:value-type="string" calcext:value-type="string">
            <text:p>120,5</text:p>
          </table:table-cell>
          <table:table-cell office:value-type="date" office:date-value="2016-05-08" calcext:value-type="date">
            <text:p>08/05/16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HEMDI650735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1</text:p>
          </table:table-cell>
          <table:table-cell office:value-type="string" calcext:value-type="string">
            <text:p>127,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8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CAGRJA650591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8</text:p>
          </table:table-cell>
          <table:table-cell office:value-type="string" calcext:value-type="string">
            <text:p>133,6</text:p>
          </table:table-cell>
          <table:table-cell office:value-type="date" office:date-value="2015-03-21" calcext:value-type="date">
            <text:p>21/03/15</text:p>
          </table:table-cell>
          <table:table-cell office:value-type="string" calcext:value-type="string">
            <text:p>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5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QUKAES650669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130,6</text:p>
          </table:table-cell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6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AREMSE650738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126,8</text:p>
          </table:table-cell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4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ASKIJH650659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5</text:p>
          </table:table-cell>
          <table:table-cell office:value-type="string" calcext:value-type="string">
            <text:p>126,0</text:p>
          </table:table-cell>
          <table:table-cell office:value-type="date" office:date-value="2016-01-08" calcext:value-type="date">
            <text:p>08/01/16</text:p>
          </table:table-cell>
          <table:table-cell office:value-type="string" calcext:value-type="string">
            <text:p>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ASJHVA650745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3</text:p>
          </table:table-cell>
          <table:table-cell office:value-type="string" calcext:value-type="string">
            <text:p>110,6</text:p>
          </table:table-cell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Baja Talla Severa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BAABNA235127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124,6</text:p>
          </table:table-cell>
          <table:table-cell office:value-type="date" office:date-value="2015-08-30" calcext:value-type="date">
            <text:p>30/08/15</text:p>
          </table:table-cell>
          <table:table-cell office:value-type="string" calcext:value-type="string">
            <text:p>H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4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GTEJAES175670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128,5</text:p>
          </table:table-cell>
          <table:table-cell office:value-type="date" office:date-value="2015-02-25" calcext:value-type="date">
            <text:p>25/02/15</text:p>
          </table:table-cell>
          <table:table-cell office:value-type="string" calcext:value-type="string">
            <text:p>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JOJO145044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0</text:p>
          </table:table-cell>
          <table:table-cell office:value-type="string" calcext:value-type="string">
            <text:p>129,5</text:p>
          </table:table-cell>
          <table:table-cell office:value-type="date" office:date-value="2016-09-12" calcext:value-type="date">
            <text:p>12/09/16</text:p>
          </table:table-cell>
          <table:table-cell office:value-type="string" calcext:value-type="string">
            <text:p>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6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UJOLE650682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8</text:p>
          </table:table-cell>
          <table:table-cell office:value-type="string" calcext:value-type="string">
            <text:p>129,5</text:p>
          </table:table-cell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8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SIVIGA650727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1</text:p>
          </table:table-cell>
          <table:table-cell office:value-type="string" calcext:value-type="string">
            <text:p>119,5</text:p>
          </table:table-cell>
          <table:table-cell office:value-type="date" office:date-value="2016-10-26" calcext:value-type="date">
            <text:p>26/10/16</text:p>
          </table:table-cell>
          <table:table-cell office:value-type="string" calcext:value-type="string">
            <text:p>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1,1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AMIAS175766</text:p>
          </table:table-cell>
          <table:table-cell office:value-type="string" calcext:value-type="string">
            <text:p>ER15 VERGE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0</text:p>
          </table:table-cell>
          <table:table-cell office:value-type="string" calcext:value-type="string">
            <text:p>125,3</text:p>
          </table:table-cell>
          <table:table-cell office:value-type="date" office:date-value="2016-08-22" calcext:value-type="date">
            <text:p>22/08/16</text:p>
          </table:table-cell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5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CABRMA650691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0</text:p>
          </table:table-cell>
          <table:table-cell office:value-type="string" calcext:value-type="string">
            <text:p>117,5</text:p>
          </table:table-cell>
          <table:table-cell office:value-type="date" office:date-value="2016-05-26" calcext:value-type="date">
            <text:p>26/05/16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RETHMA650689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4</text:p>
          </table:table-cell>
          <table:table-cell office:value-type="string" calcext:value-type="string">
            <text:p>126,0</text:p>
          </table:table-cell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CHMESO650701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3</text:p>
          </table:table-cell>
          <table:table-cell office:value-type="string" calcext:value-type="string">
            <text:p>119,0</text:p>
          </table:table-cell>
          <table:table-cell office:value-type="date" office:date-value="2016-07-06" calcext:value-type="date">
            <text:p>06/07/16</text:p>
          </table:table-cell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7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AUDIJO650676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5</text:p>
          </table:table-cell>
          <table:table-cell office:value-type="string" calcext:value-type="string">
            <text:p>122,6</text:p>
          </table:table-cell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9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SIALSA650659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7</text:p>
          </table:table-cell>
          <table:table-cell office:value-type="string" calcext:value-type="string">
            <text:p>123,8</text:p>
          </table:table-cell>
          <table:table-cell office:value-type="date" office:date-value="2016-01-11" calcext:value-type="date">
            <text:p>11/01/16</text:p>
          </table:table-cell>
          <table:table-cell office:value-type="string" calcext:value-type="string">
            <text:p>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7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AVABE650696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120,0</text:p>
          </table:table-cell>
          <table:table-cell office:value-type="date" office:date-value="2016-06-15" calcext:value-type="date">
            <text:p>15/06/16</text:p>
          </table:table-cell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MOYONI650740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120,0</text:p>
          </table:table-cell>
          <table:table-cell office:value-type="date" office:date-value="2016-12-25" calcext:value-type="date">
            <text:p>25/12/16</text:p>
          </table:table-cell>
          <table:table-cell office:value-type="string" calcext:value-type="string">
            <text:p>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LLEITA650683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5</text:p>
          </table:table-cell>
          <table:table-cell office:value-type="string" calcext:value-type="string">
            <text:p>120,3</text:p>
          </table:table-cell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4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QUANSE650686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5</text:p>
          </table:table-cell>
          <table:table-cell office:value-type="string" calcext:value-type="string">
            <text:p>127,0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TAJECA650725</text:p>
          </table:table-cell>
          <table:table-cell office:value-type="string" calcext:value-type="string">
            <text:p>ER45 RUMICRUZ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8</text:p>
          </table:table-cell>
          <table:table-cell office:value-type="string" calcext:value-type="string">
            <text:p>144,5</text:p>
          </table:table-cell>
          <table:table-cell office:value-type="date" office:date-value="2016-09-13" calcext:value-type="date">
            <text:p>13/09/16</text:p>
          </table:table-cell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Alta Talla para Ed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everamente Emaciad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SHSAJH175721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4</text:p>
          </table:table-cell>
          <table:table-cell office:value-type="string" calcext:value-type="string">
            <text:p>119,0</text:p>
          </table:table-cell>
          <table:table-cell office:value-type="date" office:date-value="2016-01-10" calcext:value-type="date">
            <text:p>10/01/16</text:p>
          </table:table-cell>
          <table:table-cell office:value-type="string" calcext:value-type="string">
            <text:p>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QURICA650695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1</text:p>
          </table:table-cell>
          <table:table-cell office:value-type="string" calcext:value-type="string">
            <text:p>132,5</text:p>
          </table:table-cell>
          <table:table-cell office:value-type="date" office:date-value="2016-06-12" calcext:value-type="date">
            <text:p>12/06/16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7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CAJAMA650683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4</text:p>
          </table:table-cell>
          <table:table-cell office:value-type="string" calcext:value-type="string">
            <text:p>124,0</text:p>
          </table:table-cell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CAMADA165020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8</text:p>
          </table:table-cell>
          <table:table-cell office:value-type="string" calcext:value-type="string">
            <text:p>128,7</text:p>
          </table:table-cell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H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8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PIELVA650718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7</text:p>
          </table:table-cell>
          <table:table-cell office:value-type="string" calcext:value-type="string">
            <text:p>131,0</text:p>
          </table:table-cell>
          <table:table-cell office:value-type="date" office:date-value="2016-07-11" calcext:value-type="date">
            <text:p>11/07/16</text:p>
          </table:table-cell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6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LLISJH650728</text:p>
          </table:table-cell>
          <table:table-cell office:value-type="string" calcext:value-type="string">
            <text:p>ER15 GUILBUT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8</text:p>
          </table:table-cell>
          <table:table-cell office:value-type="string" calcext:value-type="string">
            <text:p>126,0</text:p>
          </table:table-cell>
          <table:table-cell office:value-type="date" office:date-value="2016-11-02" calcext:value-type="date">
            <text:p>02/11/16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8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EJHEM650697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119,3</text:p>
          </table:table-cell>
          <table:table-cell office:value-type="date" office:date-value="2016-06-22" calcext:value-type="date">
            <text:p>22/06/16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7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BAKAAL650724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5</text:p>
          </table:table-cell>
          <table:table-cell office:value-type="string" calcext:value-type="string">
            <text:p>127,0</text:p>
          </table:table-cell>
          <table:table-cell office:value-type="date" office:date-value="2016-10-12" calcext:value-type="date">
            <text:p>12/10/16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8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ORAINA650673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2</text:p>
          </table:table-cell>
          <table:table-cell office:value-type="string" calcext:value-type="string">
            <text:p>124,5</text:p>
          </table:table-cell>
          <table:table-cell office:value-type="date" office:date-value="2016-03-06" calcext:value-type="date">
            <text:p>06/03/16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8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FEALPA650703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5</text:p>
          </table:table-cell>
          <table:table-cell office:value-type="string" calcext:value-type="string">
            <text:p>127,6</text:p>
          </table:table-cell>
          <table:table-cell office:value-type="date" office:date-value="2016-07-14" calcext:value-type="date">
            <text:p>14/07/16</text:p>
          </table:table-cell>
          <table:table-cell office:value-type="string" calcext:value-type="string">
            <text:p>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CAPAEL650741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1</text:p>
          </table:table-cell>
          <table:table-cell office:value-type="string" calcext:value-type="string">
            <text:p>123,0</text:p>
          </table:table-cell>
          <table:table-cell office:value-type="date" office:date-value="2016-12-02" calcext:value-type="date">
            <text:p>02/12/16</text:p>
          </table:table-cell>
          <table:table-cell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1,9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SAPAFE650688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118,6</text:p>
          </table:table-cell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GOGISO903141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0</text:p>
          </table:table-cell>
          <table:table-cell office:value-type="string" calcext:value-type="string">
            <text:p>125,2</text:p>
          </table:table-cell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NUANMA650660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0</text:p>
          </table:table-cell>
          <table:table-cell office:value-type="string" calcext:value-type="string">
            <text:p>126,0</text:p>
          </table:table-cell>
          <table:table-cell office:value-type="date" office:date-value="2016-01-04" calcext:value-type="date">
            <text:p>04/01/16</text:p>
          </table:table-cell>
          <table:table-cell office:value-type="string" calcext:value-type="string">
            <text:p>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LOITAL650676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6</text:p>
          </table:table-cell>
          <table:table-cell office:value-type="string" calcext:value-type="string">
            <text:p>132,0</text:p>
          </table:table-cell>
          <table:table-cell office:value-type="date" office:date-value="2016-03-25" calcext:value-type="date">
            <text:p>25/03/16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6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URECAEL650704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6</text:p>
          </table:table-cell>
          <table:table-cell office:value-type="string" calcext:value-type="string">
            <text:p>122,0</text:p>
          </table:table-cell>
          <table:table-cell office:value-type="date" office:date-value="2016-07-20" calcext:value-type="date">
            <text:p>20/07/16</text:p>
          </table:table-cell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GGUJAJA650709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9</text:p>
          </table:table-cell>
          <table:table-cell office:value-type="string" calcext:value-type="string">
            <text:p>123,2</text:p>
          </table:table-cell>
          <table:table-cell office:value-type="date" office:date-value="2016-08-09" calcext:value-type="date">
            <text:p>09/08/16</text:p>
          </table:table-cell>
          <table:table-cell office:value-type="string" calcext:value-type="string">
            <text:p>H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7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TUDAJA650672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3</text:p>
          </table:table-cell>
          <table:table-cell office:value-type="string" calcext:value-type="string">
            <text:p>123,0</text:p>
          </table:table-cell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TAANMA650728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9</text:p>
          </table:table-cell>
          <table:table-cell office:value-type="string" calcext:value-type="string">
            <text:p>118,6</text:p>
          </table:table-cell>
          <table:table-cell office:value-type="date" office:date-value="2016-10-31" calcext:value-type="date">
            <text:p>31/10/16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4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SIIKSA650706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116,4</text:p>
          </table:table-cell>
          <table:table-cell office:value-type="date" office:date-value="2016-07-29" calcext:value-type="date">
            <text:p>29/07/16</text:p>
          </table:table-cell>
          <table:table-cell office:value-type="string" calcext:value-type="string">
            <text:p>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QUESMA650639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0</text:p>
          </table:table-cell>
          <table:table-cell office:value-type="string" calcext:value-type="string">
            <text:p>122,0</text:p>
          </table:table-cell>
          <table:table-cell office:value-type="date" office:date-value="2015-10-15" calcext:value-type="date">
            <text:p>15/10/15</text:p>
          </table:table-cell>
          <table:table-cell office:value-type="string" calcext:value-type="string">
            <text:p>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7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PACADA650726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4</text:p>
          </table:table-cell>
          <table:table-cell office:value-type="string" calcext:value-type="string">
            <text:p>123,2</text:p>
          </table:table-cell>
          <table:table-cell office:value-type="date" office:date-value="2016-10-23" calcext:value-type="date">
            <text:p>23/10/16</text:p>
          </table:table-cell>
          <table:table-cell office:value-type="string" calcext:value-type="string">
            <text:p>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GAANJA650704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7</text:p>
          </table:table-cell>
          <table:table-cell office:value-type="string" calcext:value-type="string">
            <text:p>122,0</text:p>
          </table:table-cell>
          <table:table-cell office:value-type="date" office:date-value="2016-07-19" calcext:value-type="date">
            <text:p>19/07/16</text:p>
          </table:table-cell>
          <table:table-cell office:value-type="string" calcext:value-type="string">
            <text:p>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QUVIAN650726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4</text:p>
          </table:table-cell>
          <table:table-cell office:value-type="string" calcext:value-type="string">
            <text:p>125,0</text:p>
          </table:table-cell>
          <table:table-cell office:value-type="date" office:date-value="2016-10-21" calcext:value-type="date">
            <text:p>21/10/16</text:p>
          </table:table-cell>
          <table:table-cell office:value-type="string" calcext:value-type="string">
            <text:p>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7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SALUGA650676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9</text:p>
          </table:table-cell>
          <table:table-cell office:value-type="string" calcext:value-type="string">
            <text:p>141,6</text:p>
          </table:table-cell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20,4</text:p>
          </table:table-cell>
          <table:table-cell office:value-type="string" calcext:value-type="string">
            <text:p>Alta Talla para Edad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QUSCVA650729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3</text:p>
          </table:table-cell>
          <table:table-cell office:value-type="string" calcext:value-type="string">
            <text:p>126,4</text:p>
          </table:table-cell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COESAL650663</text:p>
          </table:table-cell>
          <table:table-cell office:value-type="string" calcext:value-type="string">
            <text:p>QUIMIAG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2</text:p>
          </table:table-cell>
          <table:table-cell office:value-type="string" calcext:value-type="string">
            <text:p>125,0</text:p>
          </table:table-cell>
          <table:table-cell office:value-type="date" office:date-value="2016-01-18" calcext:value-type="date">
            <text:p>18/01/16</text:p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FLJOFE650733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7</text:p>
          </table:table-cell>
          <table:table-cell office:value-type="string" calcext:value-type="string">
            <text:p>124,8</text:p>
          </table:table-cell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LEJOIS650737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8</text:p>
          </table:table-cell>
          <table:table-cell office:value-type="string" calcext:value-type="string">
            <text:p>116,0</text:p>
          </table:table-cell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VEWLSA650701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7</text:p>
          </table:table-cell>
          <table:table-cell office:value-type="string" calcext:value-type="string">
            <text:p>120,0</text:p>
          </table:table-cell>
          <table:table-cell office:value-type="date" office:date-value="2016-07-07" calcext:value-type="date">
            <text:p>07/07/16</text:p>
          </table:table-cell>
          <table:table-cell office:value-type="string" calcext:value-type="string">
            <text:p>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2,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QUCEGA650673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0</text:p>
          </table:table-cell>
          <table:table-cell office:value-type="string" calcext:value-type="string">
            <text:p>122,0</text:p>
          </table:table-cell>
          <table:table-cell office:value-type="date" office:date-value="2016-03-10" calcext:value-type="date">
            <text:p>10/03/16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CRANCA650677</text:p>
          </table:table-cell>
          <table:table-cell office:value-type="string" calcext:value-type="string">
            <text:p>EU03 LA PISCIN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,2</text:p>
          </table:table-cell>
          <table:table-cell office:value-type="string" calcext:value-type="string">
            <text:p>124,5</text:p>
          </table:table-cell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3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Emaciad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NULUMA650697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6</text:p>
          </table:table-cell>
          <table:table-cell office:value-type="string" calcext:value-type="string">
            <text:p>138,3</text:p>
          </table:table-cell>
          <table:table-cell office:value-type="date" office:date-value="2016-07-07" calcext:value-type="date">
            <text:p>07/07/16</text:p>
          </table:table-cell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4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TOIAAR650630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1</text:p>
          </table:table-cell>
          <table:table-cell office:value-type="string" calcext:value-type="string">
            <text:p>125,6</text:p>
          </table:table-cell>
          <table:table-cell office:value-type="date" office:date-value="2015-09-09" calcext:value-type="date">
            <text:p>09/09/15</text:p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LEALMA650741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8</text:p>
          </table:table-cell>
          <table:table-cell office:value-type="string" calcext:value-type="string">
            <text:p>122,7</text:p>
          </table:table-cell>
          <table:table-cell office:value-type="date" office:date-value="2016-12-28" calcext:value-type="date">
            <text:p>28/12/16</text:p>
          </table:table-cell>
          <table:table-cell office:value-type="string" calcext:value-type="string">
            <text:p>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7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PAMIJO650704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126,0</text:p>
          </table:table-cell>
          <table:table-cell office:value-type="date" office:date-value="2016-09-19" calcext:value-type="date">
            <text:p>19/09/16</text:p>
          </table:table-cell>
          <table:table-cell office:value-type="string" calcext:value-type="string">
            <text:p>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TAFRJA650728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1</text:p>
          </table:table-cell>
          <table:table-cell office:value-type="string" calcext:value-type="string">
            <text:p>117,0</text:p>
          </table:table-cell>
          <table:table-cell office:value-type="date" office:date-value="2017-11-02" calcext:value-type="date">
            <text:p>02/11/17</text:p>
          </table:table-cell>
          <table:table-cell office:value-type="string" calcext:value-type="string">
            <text:p>H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EGAAL650717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0</text:p>
          </table:table-cell>
          <table:table-cell office:value-type="string" calcext:value-type="string">
            <text:p>119,6</text:p>
          </table:table-cell>
          <table:table-cell office:value-type="date" office:date-value="2016-09-06" calcext:value-type="date">
            <text:p>06/09/16</text:p>
          </table:table-cell>
          <table:table-cell office:value-type="string" calcext:value-type="string">
            <text:p>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RDYIS650694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0</text:p>
          </table:table-cell>
          <table:table-cell office:value-type="string" calcext:value-type="string">
            <text:p>128,4</text:p>
          </table:table-cell>
          <table:table-cell office:value-type="date" office:date-value="2016-06-08" calcext:value-type="date">
            <text:p>08/06/16</text:p>
          </table:table-cell>
          <table:table-cell office:value-type="string" calcext:value-type="string">
            <text:p>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PIJOAL751337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7</text:p>
          </table:table-cell>
          <table:table-cell office:value-type="string" calcext:value-type="string">
            <text:p>122,0</text:p>
          </table:table-cell>
          <table:table-cell office:value-type="date" office:date-value="2016-04-10" calcext:value-type="date">
            <text:p>10/04/16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7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AMALMA650686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9</text:p>
          </table:table-cell>
          <table:table-cell office:value-type="string" calcext:value-type="string">
            <text:p>117,0</text:p>
          </table:table-cell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8,9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TEMAFA650722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4</text:p>
          </table:table-cell>
          <table:table-cell office:value-type="string" calcext:value-type="string">
            <text:p>120,5</text:p>
          </table:table-cell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8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ULEAB650720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2</text:p>
          </table:table-cell>
          <table:table-cell office:value-type="string" calcext:value-type="string">
            <text:p>120,5</text:p>
          </table:table-cell>
          <table:table-cell office:value-type="date" office:date-value="2016-09-24" calcext:value-type="date">
            <text:p>24/09/16</text:p>
          </table:table-cell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4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EJEAM650676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118,5</text:p>
          </table:table-cell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3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UALPA650680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0</text:p>
          </table:table-cell>
          <table:table-cell office:value-type="string" calcext:value-type="string">
            <text:p>128,3</text:p>
          </table:table-cell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GUDOLE550884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5</text:p>
          </table:table-cell>
          <table:table-cell office:value-type="string" calcext:value-type="string">
            <text:p>123,0</text:p>
          </table:table-cell>
          <table:table-cell office:value-type="date" office:date-value="2016-08-19" calcext:value-type="date">
            <text:p>19/08/16</text:p>
          </table:table-cell>
          <table:table-cell office:value-type="string" calcext:value-type="string">
            <text:p>H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LLJHAN650662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3</text:p>
          </table:table-cell>
          <table:table-cell office:value-type="string" calcext:value-type="string">
            <text:p>122,8</text:p>
          </table:table-cell>
          <table:table-cell office:value-type="date" office:date-value="2016-01-24" calcext:value-type="date">
            <text:p>24/01/16</text:p>
          </table:table-cell>
          <table:table-cell office:value-type="string" calcext:value-type="string">
            <text:p>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22,1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PAJOAD650726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9</text:p>
          </table:table-cell>
          <table:table-cell office:value-type="string" calcext:value-type="string">
            <text:p>118,2</text:p>
          </table:table-cell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9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GULUAN650740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2</text:p>
          </table:table-cell>
          <table:table-cell office:value-type="string" calcext:value-type="string">
            <text:p>111,0</text:p>
          </table:table-cell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8,0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CAJHJA065057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5</text:p>
          </table:table-cell>
          <table:table-cell office:value-type="string" calcext:value-type="string">
            <text:p>138,0</text:p>
          </table:table-cell>
          <table:table-cell office:value-type="date" office:date-value="2015-05-01" calcext:value-type="date">
            <text:p>01/05/15</text:p>
          </table:table-cell>
          <table:table-cell office:value-type="string" calcext:value-type="string">
            <text:p>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LLALFA065060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1</text:p>
          </table:table-cell>
          <table:table-cell office:value-type="string" calcext:value-type="string">
            <text:p>128,0</text:p>
          </table:table-cell>
          <table:table-cell office:value-type="date" office:date-value="2015-04-28" calcext:value-type="date">
            <text:p>28/04/15</text:p>
          </table:table-cell>
          <table:table-cell office:value-type="string" calcext:value-type="string">
            <text:p>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PIARVA065063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8</text:p>
          </table:table-cell>
          <table:table-cell office:value-type="string" calcext:value-type="string">
            <text:p>128,0</text:p>
          </table:table-cell>
          <table:table-cell office:value-type="date" office:date-value="2015-01-20" calcext:value-type="date">
            <text:p>20/01/15</text:p>
          </table:table-cell>
          <table:table-cell office:value-type="string" calcext:value-type="string">
            <text:p>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6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ZADEJA065057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8</text:p>
          </table:table-cell>
          <table:table-cell office:value-type="string" calcext:value-type="string">
            <text:p>130,6</text:p>
          </table:table-cell>
          <table:table-cell office:value-type="date" office:date-value="2015-01-22" calcext:value-type="date">
            <text:p>22/01/15</text:p>
          </table:table-cell>
          <table:table-cell office:value-type="string" calcext:value-type="string">
            <text:p>H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ALFEMA006505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5</text:p>
          </table:table-cell>
          <table:table-cell office:value-type="string" calcext:value-type="string">
            <text:p>133,0</text:p>
          </table:table-cell>
          <table:table-cell office:value-type="date" office:date-value="2015-01-21" calcext:value-type="date">
            <text:p>21/01/15</text:p>
          </table:table-cell>
          <table:table-cell office:value-type="string" calcext:value-type="string">
            <text:p>H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8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DOEMIS065062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7</text:p>
          </table:table-cell>
          <table:table-cell office:value-type="string" calcext:value-type="string">
            <text:p>131,8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H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ASSCAL065062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0</text:p>
          </table:table-cell>
          <table:table-cell office:value-type="string" calcext:value-type="string">
            <text:p>135,0</text:p>
          </table:table-cell>
          <table:table-cell office:value-type="date" office:date-value="2015-08-02" calcext:value-type="date">
            <text:p>02/08/15</text:p>
          </table:table-cell>
          <table:table-cell office:value-type="string" calcext:value-type="string">
            <text:p>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7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ORAHCE065057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6</text:p>
          </table:table-cell>
          <table:table-cell office:value-type="string" calcext:value-type="string">
            <text:p>140,6</text:p>
          </table:table-cell>
          <table:table-cell office:value-type="date" office:date-value="2015-02-21" calcext:value-type="date">
            <text:p>21/02/15</text:p>
          </table:table-cell>
          <table:table-cell office:value-type="string" calcext:value-type="string">
            <text:p>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CASOVA065062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9</text:p>
          </table:table-cell>
          <table:table-cell office:value-type="string" calcext:value-type="string">
            <text:p>134,0</text:p>
          </table:table-cell>
          <table:table-cell office:value-type="date" office:date-value="2015-06-21" calcext:value-type="date">
            <text:p>21/06/15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LELUFE065064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8</text:p>
          </table:table-cell>
          <table:table-cell office:value-type="string" calcext:value-type="string">
            <text:p>121,5</text:p>
          </table:table-cell>
          <table:table-cell office:value-type="date" office:date-value="2015-06-07" calcext:value-type="date">
            <text:p>07/06/15</text:p>
          </table:table-cell>
          <table:table-cell office:value-type="string" calcext:value-type="string">
            <text:p>H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CHANXA065063</text:p>
          </table:table-cell>
          <table:table-cell office:value-type="string" calcext:value-type="string">
            <text:p>ER45 RUMICRUZ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9</text:p>
          </table:table-cell>
          <table:table-cell office:value-type="string" calcext:value-type="string">
            <text:p>131,5</text:p>
          </table:table-cell>
          <table:table-cell office:value-type="date" office:date-value="2015-08-18" calcext:value-type="date">
            <text:p>18/08/15</text:p>
          </table:table-cell>
          <table:table-cell office:value-type="string" calcext:value-type="string">
            <text:p>H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UCUELJO065058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6</text:p>
          </table:table-cell>
          <table:table-cell office:value-type="string" calcext:value-type="string">
            <text:p>127,8</text:p>
          </table:table-cell>
          <table:table-cell office:value-type="date" office:date-value="2015-02-14" calcext:value-type="date">
            <text:p>14/02/15</text:p>
          </table:table-cell>
          <table:table-cell office:value-type="string" calcext:value-type="string">
            <text:p>H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1,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TATHAL016501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7</text:p>
          </table:table-cell>
          <table:table-cell office:value-type="string" calcext:value-type="string">
            <text:p>133,0</text:p>
          </table:table-cell>
          <table:table-cell office:value-type="date" office:date-value="2015-12-03" calcext:value-type="date">
            <text:p>03/12/15</text:p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21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CADEJH065061</text:p>
          </table:table-cell>
          <table:table-cell office:value-type="string" calcext:value-type="string">
            <text:p>ER45 RUMICRUZ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2</text:p>
          </table:table-cell>
          <table:table-cell office:value-type="string" calcext:value-type="string">
            <text:p>126,0</text:p>
          </table:table-cell>
          <table:table-cell office:value-type="date" office:date-value="2015-07-21" calcext:value-type="date">
            <text:p>21/07/15</text:p>
          </table:table-cell>
          <table:table-cell office:value-type="string" calcext:value-type="string">
            <text:p>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MAELOM065057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5</text:p>
          </table:table-cell>
          <table:table-cell office:value-type="string" calcext:value-type="string">
            <text:p>135,3</text:p>
          </table:table-cell>
          <table:table-cell office:value-type="date" office:date-value="2015-02-06" calcext:value-type="date">
            <text:p>06/02/15</text:p>
          </table:table-cell>
          <table:table-cell office:value-type="string" calcext:value-type="string">
            <text:p>H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8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BMESIFE014503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7</text:p>
          </table:table-cell>
          <table:table-cell office:value-type="string" calcext:value-type="string">
            <text:p>146,6</text:p>
          </table:table-cell>
          <table:table-cell office:value-type="date" office:date-value="2015-05-11" calcext:value-type="date">
            <text:p>11/05/15</text:p>
          </table:table-cell>
          <table:table-cell office:value-type="string" calcext:value-type="string">
            <text:p>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9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CALEJA065061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6</text:p>
          </table:table-cell>
          <table:table-cell office:value-type="string" calcext:value-type="string">
            <text:p>133,0</text:p>
          </table:table-cell>
          <table:table-cell office:value-type="date" office:date-value="2015-07-10" calcext:value-type="date">
            <text:p>10/07/15</text:p>
          </table:table-cell>
          <table:table-cell office:value-type="string" calcext:value-type="string">
            <text:p>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6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LOMFE065062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7</text:p>
          </table:table-cell>
          <table:table-cell office:value-type="string" calcext:value-type="string">
            <text:p>135,6</text:p>
          </table:table-cell>
          <table:table-cell office:value-type="date" office:date-value="2015-09-05" calcext:value-type="date">
            <text:p>05/09/15</text:p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7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QUIKSA006506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6</text:p>
          </table:table-cell>
          <table:table-cell office:value-type="string" calcext:value-type="string">
            <text:p>128,0</text:p>
          </table:table-cell>
          <table:table-cell office:value-type="date" office:date-value="2015-05-22" calcext:value-type="date">
            <text:p>22/05/15</text:p>
          </table:table-cell>
          <table:table-cell office:value-type="string" calcext:value-type="string">
            <text:p>H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3,6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TAJAAN065063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9</text:p>
          </table:table-cell>
          <table:table-cell office:value-type="string" calcext:value-type="string">
            <text:p>133,7</text:p>
          </table:table-cell>
          <table:table-cell office:value-type="date" office:date-value="2015-09-11" calcext:value-type="date">
            <text:p>11/09/15</text:p>
          </table:table-cell>
          <table:table-cell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DOLIJA065061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7</text:p>
          </table:table-cell>
          <table:table-cell office:value-type="string" calcext:value-type="string">
            <text:p>130,6</text:p>
          </table:table-cell>
          <table:table-cell office:value-type="date" office:date-value="2015-07-25" calcext:value-type="date">
            <text:p>25/07/15</text:p>
          </table:table-cell>
          <table:table-cell office:value-type="string" calcext:value-type="string">
            <text:p>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2,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NALUAD065065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133,0</text:p>
          </table:table-cell>
          <table:table-cell office:value-type="date" office:date-value="2015-12-24" calcext:value-type="date">
            <text:p>24/12/15</text:p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MECRSA582009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7</text:p>
          </table:table-cell>
          <table:table-cell office:value-type="string" calcext:value-type="string">
            <text:p>141,3</text:p>
          </table:table-cell>
          <table:table-cell office:value-type="date" office:date-value="2013-07-01" calcext:value-type="date">
            <text:p>01/07/13</text:p>
          </table:table-cell>
          <table:table-cell office:value-type="string" calcext:value-type="string">
            <text:p>H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0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ANGEDO932780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9</text:p>
          </table:table-cell>
          <table:table-cell office:value-type="string" calcext:value-type="string">
            <text:p>126,2</text:p>
          </table:table-cell>
          <table:table-cell office:value-type="date" office:date-value="2015-05-28" calcext:value-type="date">
            <text:p>28/05/15</text:p>
          </table:table-cell>
          <table:table-cell office:value-type="string" calcext:value-type="string">
            <text:p>H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9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HJUFE650574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2</text:p>
          </table:table-cell>
          <table:table-cell office:value-type="string" calcext:value-type="string">
            <text:p>119,0</text:p>
          </table:table-cell>
          <table:table-cell office:value-type="date" office:date-value="2015-01-16" calcext:value-type="date">
            <text:p>16/01/15</text:p>
          </table:table-cell>
          <table:table-cell office:value-type="string" calcext:value-type="string">
            <text:p>H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6,4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QUNAAL650605</text:p>
          </table:table-cell>
          <table:table-cell office:value-type="string" calcext:value-type="string">
            <text:p>ER51 CHUGLLI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5</text:p>
          </table:table-cell>
          <table:table-cell office:value-type="string" calcext:value-type="string">
            <text:p>126,0</text:p>
          </table:table-cell>
          <table:table-cell office:value-type="date" office:date-value="2015-05-27" calcext:value-type="date">
            <text:p>27/05/15</text:p>
          </table:table-cell>
          <table:table-cell office:value-type="string" calcext:value-type="string">
            <text:p>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SAJOAL606430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9</text:p>
          </table:table-cell>
          <table:table-cell office:value-type="string" calcext:value-type="string">
            <text:p>132,3</text:p>
          </table:table-cell>
          <table:table-cell office:value-type="date" office:date-value="2013-08-07" calcext:value-type="date">
            <text:p>07/08/13</text:p>
          </table:table-cell>
          <table:table-cell office:value-type="string" calcext:value-type="string">
            <text:p>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SAVAFE650644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2</text:p>
          </table:table-cell>
          <table:table-cell office:value-type="string" calcext:value-type="string">
            <text:p>132,5</text:p>
          </table:table-cell>
          <table:table-cell office:value-type="date" office:date-value="2015-11-08" calcext:value-type="date">
            <text:p>08/11/15</text:p>
          </table:table-cell>
          <table:table-cell office:value-type="string" calcext:value-type="string">
            <text:p>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1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UCHLUAN650640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128,0</text:p>
          </table:table-cell>
          <table:table-cell office:value-type="date" office:date-value="2015-10-21" calcext:value-type="date">
            <text:p>21/10/15</text:p>
          </table:table-cell>
          <table:table-cell office:value-type="string" calcext:value-type="string">
            <text:p>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CHROAL657623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6</text:p>
          </table:table-cell>
          <table:table-cell office:value-type="string" calcext:value-type="string">
            <text:p>129,6</text:p>
          </table:table-cell>
          <table:table-cell office:value-type="date" office:date-value="2015-08-14" calcext:value-type="date">
            <text:p>14/08/15</text:p>
          </table:table-cell>
          <table:table-cell office:value-type="string" calcext:value-type="string">
            <text:p>H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4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GULASA650588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2</text:p>
          </table:table-cell>
          <table:table-cell office:value-type="string" calcext:value-type="string">
            <text:p>125,4</text:p>
          </table:table-cell>
          <table:table-cell office:value-type="date" office:date-value="2015-03-16" calcext:value-type="date">
            <text:p>16/03/15</text:p>
          </table:table-cell>
          <table:table-cell office:value-type="string" calcext:value-type="string">
            <text:p>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9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MOABMO650643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4</text:p>
          </table:table-cell>
          <table:table-cell office:value-type="string" calcext:value-type="string">
            <text:p>129,5</text:p>
          </table:table-cell>
          <table:table-cell office:value-type="date" office:date-value="2015-10-02" calcext:value-type="date">
            <text:p>02/10/15</text:p>
          </table:table-cell>
          <table:table-cell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ORJHAL650605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7</text:p>
          </table:table-cell>
          <table:table-cell office:value-type="string" calcext:value-type="string">
            <text:p>127,5</text:p>
          </table:table-cell>
          <table:table-cell office:value-type="date" office:date-value="2015-05-22" calcext:value-type="date">
            <text:p>22/05/15</text:p>
          </table:table-cell>
          <table:table-cell office:value-type="string" calcext:value-type="string">
            <text:p>H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8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LOJUAN650641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9</text:p>
          </table:table-cell>
          <table:table-cell office:value-type="string" calcext:value-type="string">
            <text:p>125,2</text:p>
          </table:table-cell>
          <table:table-cell office:value-type="date" office:date-value="2015-10-26" calcext:value-type="date">
            <text:p>26/10/15</text:p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4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GUNARU250399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119,5</text:p>
          </table:table-cell>
          <table:table-cell office:value-type="date" office:date-value="2015-10-20" calcext:value-type="date">
            <text:p>20/10/15</text:p>
          </table:table-cell>
          <table:table-cell office:value-type="string" calcext:value-type="string">
            <text:p>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7,3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PIMALE650649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8</text:p>
          </table:table-cell>
          <table:table-cell office:value-type="string" calcext:value-type="string">
            <text:p>129,2</text:p>
          </table:table-cell>
          <table:table-cell office:value-type="date" office:date-value="2015-10-29" calcext:value-type="date">
            <text:p>29/10/15</text:p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9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HARAB650667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121,0</text:p>
          </table:table-cell>
          <table:table-cell office:value-type="date" office:date-value="2015-10-01" calcext:value-type="date">
            <text:p>01/10/15</text:p>
          </table:table-cell>
          <table:table-cell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4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GUESGU650634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6</text:p>
          </table:table-cell>
          <table:table-cell office:value-type="string" calcext:value-type="string">
            <text:p>144,0</text:p>
          </table:table-cell>
          <table:table-cell office:value-type="date" office:date-value="2015-09-28" calcext:value-type="date">
            <text:p>28/09/15</text:p>
          </table:table-cell>
          <table:table-cell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PIKAIV650585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4</text:p>
          </table:table-cell>
          <table:table-cell office:value-type="string" calcext:value-type="string">
            <text:p>129,0</text:p>
          </table:table-cell>
          <table:table-cell office:value-type="date" office:date-value="2015-02-08" calcext:value-type="date">
            <text:p>08/02/15</text:p>
          </table:table-cell>
          <table:table-cell office:value-type="string" calcext:value-type="string">
            <text:p>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8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UCHMAAL650638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8</text:p>
          </table:table-cell>
          <table:table-cell office:value-type="string" calcext:value-type="string">
            <text:p>132,5</text:p>
          </table:table-cell>
          <table:table-cell office:value-type="date" office:date-value="2015-10-13" calcext:value-type="date">
            <text:p>13/10/15</text:p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6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AFAEL650588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5</text:p>
          </table:table-cell>
          <table:table-cell office:value-type="string" calcext:value-type="string">
            <text:p>124,0</text:p>
          </table:table-cell>
          <table:table-cell office:value-type="date" office:date-value="2015-02-28" calcext:value-type="date">
            <text:p>28/02/15</text:p>
          </table:table-cell>
          <table:table-cell office:value-type="string" calcext:value-type="string">
            <text:p>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3,1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EANNO235117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134,5</text:p>
          </table:table-cell>
          <table:table-cell office:value-type="date" office:date-value="2014-10-02" calcext:value-type="date">
            <text:p>02/10/14</text:p>
          </table:table-cell>
          <table:table-cell office:value-type="string" calcext:value-type="string">
            <text:p>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,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Emaciad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HMAAL650650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8</text:p>
          </table:table-cell>
          <table:table-cell office:value-type="string" calcext:value-type="string">
            <text:p>123,2</text:p>
          </table:table-cell>
          <table:table-cell office:value-type="date" office:date-value="2015-12-01" calcext:value-type="date">
            <text:p>01/12/15</text:p>
          </table:table-cell>
          <table:table-cell office:value-type="string" calcext:value-type="string">
            <text:p>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7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GOYESAE00292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5</text:p>
          </table:table-cell>
          <table:table-cell office:value-type="string" calcext:value-type="string">
            <text:p>132,0</text:p>
          </table:table-cell>
          <table:table-cell office:value-type="date" office:date-value="2015-07-18" calcext:value-type="date">
            <text:p>18/07/15</text:p>
          </table:table-cell>
          <table:table-cell office:value-type="string" calcext:value-type="string">
            <text:p>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CHJOIS650620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5</text:p>
          </table:table-cell>
          <table:table-cell office:value-type="string" calcext:value-type="string">
            <text:p>134,8</text:p>
          </table:table-cell>
          <table:table-cell office:value-type="date" office:date-value="2015-08-04" calcext:value-type="date">
            <text:p>04/08/15</text:p>
          </table:table-cell>
          <table:table-cell office:value-type="string" calcext:value-type="string">
            <text:p>H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EQUNIGU650582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119,0</text:p>
          </table:table-cell>
          <table:table-cell office:value-type="date" office:date-value="2015-01-23" calcext:value-type="date">
            <text:p>23/01/15</text:p>
          </table:table-cell>
          <table:table-cell office:value-type="string" calcext:value-type="string">
            <text:p>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5,7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LANAIS650609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2</text:p>
          </table:table-cell>
          <table:table-cell office:value-type="string" calcext:value-type="string">
            <text:p>143,0</text:p>
          </table:table-cell>
          <table:table-cell office:value-type="date" office:date-value="2015-06-09" calcext:value-type="date">
            <text:p>09/06/15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2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CUMAAC650630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5</text:p>
          </table:table-cell>
          <table:table-cell office:value-type="string" calcext:value-type="string">
            <text:p>124,0</text:p>
          </table:table-cell>
          <table:table-cell office:value-type="date" office:date-value="2015-11-15" calcext:value-type="date">
            <text:p>15/11/15</text:p>
          </table:table-cell>
          <table:table-cell office:value-type="string" calcext:value-type="string">
            <text:p>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4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LCRJH650637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5</text:p>
          </table:table-cell>
          <table:table-cell office:value-type="string" calcext:value-type="string">
            <text:p>124,7</text:p>
          </table:table-cell>
          <table:table-cell office:value-type="date" office:date-value="2015-10-10" calcext:value-type="date">
            <text:p>10/10/15</text:p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8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OPAAL650639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3</text:p>
          </table:table-cell>
          <table:table-cell office:value-type="string" calcext:value-type="string">
            <text:p>132,2</text:p>
          </table:table-cell>
          <table:table-cell office:value-type="date" office:date-value="2015-10-09" calcext:value-type="date">
            <text:p>09/10/15</text:p>
          </table:table-cell>
          <table:table-cell office:value-type="string" calcext:value-type="string">
            <text:p>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5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SUKAAL650607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131,0</text:p>
          </table:table-cell>
          <table:table-cell office:value-type="date" office:date-value="2015-06-06" calcext:value-type="date">
            <text:p>06/06/15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5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QUCAEL650602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2</text:p>
          </table:table-cell>
          <table:table-cell office:value-type="string" calcext:value-type="string">
            <text:p>137,7</text:p>
          </table:table-cell>
          <table:table-cell office:value-type="date" office:date-value="2015-04-29" calcext:value-type="date">
            <text:p>29/04/15</text:p>
          </table:table-cell>
          <table:table-cell office:value-type="string" calcext:value-type="string">
            <text:p>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21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FIZOVI650608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5</text:p>
          </table:table-cell>
          <table:table-cell office:value-type="string" calcext:value-type="string">
            <text:p>135,0</text:p>
          </table:table-cell>
          <table:table-cell office:value-type="date" office:date-value="2014-11-30" calcext:value-type="date">
            <text:p>30/11/14</text:p>
          </table:table-cell>
          <table:table-cell office:value-type="string" calcext:value-type="string">
            <text:p>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8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COSTJE650639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2</text:p>
          </table:table-cell>
          <table:table-cell office:value-type="string" calcext:value-type="string">
            <text:p>133,0</text:p>
          </table:table-cell>
          <table:table-cell office:value-type="date" office:date-value="2015-10-16" calcext:value-type="date">
            <text:p>16/10/15</text:p>
          </table:table-cell>
          <table:table-cell office:value-type="string" calcext:value-type="string">
            <text:p>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8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LOALSA650584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0</text:p>
          </table:table-cell>
          <table:table-cell office:value-type="string" calcext:value-type="string">
            <text:p>132,3</text:p>
          </table:table-cell>
          <table:table-cell office:value-type="date" office:date-value="2015-02-18" calcext:value-type="date">
            <text:p>18/02/15</text:p>
          </table:table-cell>
          <table:table-cell office:value-type="string" calcext:value-type="string">
            <text:p>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8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GAESUR650623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3</text:p>
          </table:table-cell>
          <table:table-cell office:value-type="string" calcext:value-type="string">
            <text:p>131,3</text:p>
          </table:table-cell>
          <table:table-cell office:value-type="date" office:date-value="2015-08-14" calcext:value-type="date">
            <text:p>14/08/15</text:p>
          </table:table-cell>
          <table:table-cell office:value-type="string" calcext:value-type="string">
            <text:p>H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7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ROALJO650572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,0</text:p>
          </table:table-cell>
          <table:table-cell office:value-type="string" calcext:value-type="string">
            <text:p>145,3</text:p>
          </table:table-cell>
          <table:table-cell office:value-type="date" office:date-value="2015-01-06" calcext:value-type="date">
            <text:p>06/01/15</text:p>
          </table:table-cell>
          <table:table-cell office:value-type="string" calcext:value-type="string">
            <text:p>H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30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ULOALDA650633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6</text:p>
          </table:table-cell>
          <table:table-cell office:value-type="string" calcext:value-type="string">
            <text:p>130,0</text:p>
          </table:table-cell>
          <table:table-cell office:value-type="date" office:date-value="2015-09-22" calcext:value-type="date">
            <text:p>22/09/15</text:p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8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AOLANEL650640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2</text:p>
          </table:table-cell>
          <table:table-cell office:value-type="string" calcext:value-type="string">
            <text:p>129,0</text:p>
          </table:table-cell>
          <table:table-cell office:value-type="date" office:date-value="2015-10-23" calcext:value-type="date">
            <text:p>23/10/15</text:p>
          </table:table-cell>
          <table:table-cell office:value-type="string" calcext:value-type="string">
            <text:p>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0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PELUJE650731</text:p>
          </table:table-cell>
          <table:table-cell office:value-type="string" calcext:value-type="string">
            <text:p>ER51 CHUGLLI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5</text:p>
          </table:table-cell>
          <table:table-cell office:value-type="string" calcext:value-type="string">
            <text:p>125,8</text:p>
          </table:table-cell>
          <table:table-cell office:value-type="date" office:date-value="2015-09-04" calcext:value-type="date">
            <text:p>04/09/15</text:p>
          </table:table-cell>
          <table:table-cell office:value-type="string" calcext:value-type="string">
            <text:p>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1,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PIMAYU650654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4</text:p>
          </table:table-cell>
          <table:table-cell office:value-type="string" calcext:value-type="string">
            <text:p>134,5</text:p>
          </table:table-cell>
          <table:table-cell office:value-type="date" office:date-value="2015-12-20" calcext:value-type="date">
            <text:p>20/12/15</text:p>
          </table:table-cell>
          <table:table-cell office:value-type="string" calcext:value-type="string">
            <text:p>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7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SIANDA650625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3</text:p>
          </table:table-cell>
          <table:table-cell office:value-type="string" calcext:value-type="string">
            <text:p>132,5</text:p>
          </table:table-cell>
          <table:table-cell office:value-type="date" office:date-value="2015-08-24" calcext:value-type="date">
            <text:p>24/08/15</text:p>
          </table:table-cell>
          <table:table-cell office:value-type="string" calcext:value-type="string">
            <text:p>H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5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MIMAGA650629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7</text:p>
          </table:table-cell>
          <table:table-cell office:value-type="string" calcext:value-type="string">
            <text:p>128,4</text:p>
          </table:table-cell>
          <table:table-cell office:value-type="date" office:date-value="2015-09-01" calcext:value-type="date">
            <text:p>01/09/15</text:p>
          </table:table-cell>
          <table:table-cell office:value-type="string" calcext:value-type="string">
            <text:p>H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9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PAMENA650632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9</text:p>
          </table:table-cell>
          <table:table-cell office:value-type="string" calcext:value-type="string">
            <text:p>122,2</text:p>
          </table:table-cell>
          <table:table-cell office:value-type="date" office:date-value="2015-09-19" calcext:value-type="date">
            <text:p>19/09/15</text:p>
          </table:table-cell>
          <table:table-cell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LODYMA650616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5</text:p>
          </table:table-cell>
          <table:table-cell office:value-type="string" calcext:value-type="string">
            <text:p>127,0</text:p>
          </table:table-cell>
          <table:table-cell office:value-type="date" office:date-value="2015-07-24" calcext:value-type="date">
            <text:p>24/07/15</text:p>
          </table:table-cell>
          <table:table-cell office:value-type="string" calcext:value-type="string">
            <text:p>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5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UARMI650622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5</text:p>
          </table:table-cell>
          <table:table-cell office:value-type="string" calcext:value-type="string">
            <text:p>125,3</text:p>
          </table:table-cell>
          <table:table-cell office:value-type="date" office:date-value="2014-11-13" calcext:value-type="date">
            <text:p>13/11/14</text:p>
          </table:table-cell>
          <table:table-cell office:value-type="string" calcext:value-type="string">
            <text:p>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8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NAINMI650613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124,5</text:p>
          </table:table-cell>
          <table:table-cell office:value-type="date" office:date-value="2015-06-04" calcext:value-type="date">
            <text:p>04/06/15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UCHISJO650651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1</text:p>
          </table:table-cell>
          <table:table-cell office:value-type="string" calcext:value-type="string">
            <text:p>122,6</text:p>
          </table:table-cell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4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ECRJEDA650573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7</text:p>
          </table:table-cell>
          <table:table-cell office:value-type="string" calcext:value-type="string">
            <text:p>135,6</text:p>
          </table:table-cell>
          <table:table-cell office:value-type="date" office:date-value="2015-01-11" calcext:value-type="date">
            <text:p>11/01/15</text:p>
          </table:table-cell>
          <table:table-cell office:value-type="string" calcext:value-type="string">
            <text:p>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2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PVIBRSA650559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,0</text:p>
          </table:table-cell>
          <table:table-cell office:value-type="string" calcext:value-type="string">
            <text:p>145,0</text:p>
          </table:table-cell>
          <table:table-cell office:value-type="date" office:date-value="2014-11-08" calcext:value-type="date">
            <text:p>08/11/14</text:p>
          </table:table-cell>
          <table:table-cell office:value-type="string" calcext:value-type="string">
            <text:p>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7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MIALNI650559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7</text:p>
          </table:table-cell>
          <table:table-cell office:value-type="string" calcext:value-type="string">
            <text:p>151,5</text:p>
          </table:table-cell>
          <table:table-cell office:value-type="date" office:date-value="2014-02-01" calcext:value-type="date">
            <text:p>01/02/14</text:p>
          </table:table-cell>
          <table:table-cell office:value-type="string" calcext:value-type="string">
            <text:p>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0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TURIAG606431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9</text:p>
          </table:table-cell>
          <table:table-cell office:value-type="string" calcext:value-type="string">
            <text:p>128,0</text:p>
          </table:table-cell>
          <table:table-cell office:value-type="date" office:date-value="2014-03-13" calcext:value-type="date">
            <text:p>13/03/14</text:p>
          </table:table-cell>
          <table:table-cell office:value-type="string" calcext:value-type="string">
            <text:p>H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5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HMAIV606432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0</text:p>
          </table:table-cell>
          <table:table-cell office:value-type="string" calcext:value-type="string">
            <text:p>131,0</text:p>
          </table:table-cell>
          <table:table-cell office:value-type="date" office:date-value="2014-04-20" calcext:value-type="date">
            <text:p>20/04/14</text:p>
          </table:table-cell>
          <table:table-cell office:value-type="string" calcext:value-type="string">
            <text:p>H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8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LJOAR650542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2</text:p>
          </table:table-cell>
          <table:table-cell office:value-type="string" calcext:value-type="string">
            <text:p>134,0</text:p>
          </table:table-cell>
          <table:table-cell office:value-type="date" office:date-value="2014-08-14" calcext:value-type="date">
            <text:p>14/08/14</text:p>
          </table:table-cell>
          <table:table-cell office:value-type="string" calcext:value-type="string">
            <text:p>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9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MUJOAN250372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7</text:p>
          </table:table-cell>
          <table:table-cell office:value-type="string" calcext:value-type="string">
            <text:p>124,5</text:p>
          </table:table-cell>
          <table:table-cell office:value-type="date" office:date-value="2014-11-21" calcext:value-type="date">
            <text:p>21/11/14</text:p>
          </table:table-cell>
          <table:table-cell office:value-type="string" calcext:value-type="string">
            <text:p>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QUJAMA650570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7</text:p>
          </table:table-cell>
          <table:table-cell office:value-type="string" calcext:value-type="string">
            <text:p>135,5</text:p>
          </table:table-cell>
          <table:table-cell office:value-type="date" office:date-value="2014-12-19" calcext:value-type="date">
            <text:p>19/12/14</text:p>
          </table:table-cell>
          <table:table-cell office:value-type="string" calcext:value-type="string">
            <text:p>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AUSOFA650552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1</text:p>
          </table:table-cell>
          <table:table-cell office:value-type="string" calcext:value-type="string">
            <text:p>138,0</text:p>
          </table:table-cell>
          <table:table-cell office:value-type="date" office:date-value="2014-10-03" calcext:value-type="date">
            <text:p>03/10/14</text:p>
          </table:table-cell>
          <table:table-cell office:value-type="string" calcext:value-type="string">
            <text:p>H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7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CASANI606430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8</text:p>
          </table:table-cell>
          <table:table-cell office:value-type="string" calcext:value-type="string">
            <text:p>143,0</text:p>
          </table:table-cell>
          <table:table-cell office:value-type="date" office:date-value="2014-01-26" calcext:value-type="date">
            <text:p>26/01/14</text:p>
          </table:table-cell>
          <table:table-cell office:value-type="string" calcext:value-type="string">
            <text:p>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8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MOGLMA650417</text:p>
          </table:table-cell>
          <table:table-cell office:value-type="string" calcext:value-type="string">
            <text:p>ER45 GUALANAC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9</text:p>
          </table:table-cell>
          <table:table-cell office:value-type="string" calcext:value-type="string">
            <text:p>129,7</text:p>
          </table:table-cell>
          <table:table-cell office:value-type="date" office:date-value="2014-02-09" calcext:value-type="date">
            <text:p>09/02/14</text:p>
          </table:table-cell>
          <table:table-cell office:value-type="string" calcext:value-type="string">
            <text:p>M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MOERAL606428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0</text:p>
          </table:table-cell>
          <table:table-cell office:value-type="string" calcext:value-type="string">
            <text:p>141,0</text:p>
          </table:table-cell>
          <table:table-cell office:value-type="date" office:date-value="2014-01-20" calcext:value-type="date">
            <text:p>20/01/14</text:p>
          </table:table-cell>
          <table:table-cell office:value-type="string" calcext:value-type="string">
            <text:p>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7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RUALSA650541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,8</text:p>
          </table:table-cell>
          <table:table-cell office:value-type="string" calcext:value-type="string">
            <text:p>135,4</text:p>
          </table:table-cell>
          <table:table-cell office:value-type="date" office:date-value="2014-09-03" calcext:value-type="date">
            <text:p>03/09/14</text:p>
          </table:table-cell>
          <table:table-cell office:value-type="string" calcext:value-type="string">
            <text:p>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1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GUKYST650571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9</text:p>
          </table:table-cell>
          <table:table-cell office:value-type="string" calcext:value-type="string">
            <text:p>137,0</text:p>
          </table:table-cell>
          <table:table-cell office:value-type="date" office:date-value="2014-09-10" calcext:value-type="date">
            <text:p>10/09/14</text:p>
          </table:table-cell>
          <table:table-cell office:value-type="string" calcext:value-type="string">
            <text:p>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2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CAJOAL550814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3</text:p>
          </table:table-cell>
          <table:table-cell office:value-type="string" calcext:value-type="string">
            <text:p>130,5</text:p>
          </table:table-cell>
          <table:table-cell office:value-type="date" office:date-value="2014-11-10" calcext:value-type="date">
            <text:p>10/11/14</text:p>
          </table:table-cell>
          <table:table-cell office:value-type="string" calcext:value-type="string">
            <text:p>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6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LOERMA650561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6</text:p>
          </table:table-cell>
          <table:table-cell office:value-type="string" calcext:value-type="string">
            <text:p>125,7</text:p>
          </table:table-cell>
          <table:table-cell office:value-type="date" office:date-value="2014-11-28" calcext:value-type="date">
            <text:p>28/11/14</text:p>
          </table:table-cell>
          <table:table-cell office:value-type="string" calcext:value-type="string">
            <text:p>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6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CHJAEL650563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4</text:p>
          </table:table-cell>
          <table:table-cell office:value-type="string" calcext:value-type="string">
            <text:p>130,6</text:p>
          </table:table-cell>
          <table:table-cell office:value-type="date" office:date-value="2014-11-27" calcext:value-type="date">
            <text:p>27/11/14</text:p>
          </table:table-cell>
          <table:table-cell office:value-type="string" calcext:value-type="string">
            <text:p>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CHYOGA650563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6</text:p>
          </table:table-cell>
          <table:table-cell office:value-type="string" calcext:value-type="string">
            <text:p>130,6</text:p>
          </table:table-cell>
          <table:table-cell office:value-type="date" office:date-value="2014-11-27" calcext:value-type="date">
            <text:p>27/11/14</text:p>
          </table:table-cell>
          <table:table-cell office:value-type="string" calcext:value-type="string">
            <text:p>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5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BAOMAL606430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7</text:p>
          </table:table-cell>
          <table:table-cell office:value-type="string" calcext:value-type="string">
            <text:p>148,0</text:p>
          </table:table-cell>
          <table:table-cell office:value-type="date" office:date-value="2014-02-09" calcext:value-type="date">
            <text:p>09/02/14</text:p>
          </table:table-cell>
          <table:table-cell office:value-type="string" calcext:value-type="string">
            <text:p>H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0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CAKAJU650650</text:p>
          </table:table-cell>
          <table:table-cell office:value-type="string" calcext:value-type="string">
            <text:p>ER45 RUMICRUZ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9</text:p>
          </table:table-cell>
          <table:table-cell office:value-type="string" calcext:value-type="string">
            <text:p>134,4</text:p>
          </table:table-cell>
          <table:table-cell office:value-type="date" office:date-value="2014-03-01" calcext:value-type="date">
            <text:p>01/03/14</text:p>
          </table:table-cell>
          <table:table-cell office:value-type="string" calcext:value-type="string">
            <text:p>M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PIMAJA650520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,6</text:p>
          </table:table-cell>
          <table:table-cell office:value-type="string" calcext:value-type="string">
            <text:p>135,6</text:p>
          </table:table-cell>
          <table:table-cell office:value-type="date" office:date-value="2014-07-06" calcext:value-type="date">
            <text:p>06/07/14</text:p>
          </table:table-cell>
          <table:table-cell office:value-type="string" calcext:value-type="string">
            <text:p>H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1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UMADO175645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4</text:p>
          </table:table-cell>
          <table:table-cell office:value-type="string" calcext:value-type="string">
            <text:p>138,4</text:p>
          </table:table-cell>
          <table:table-cell office:value-type="date" office:date-value="2014-11-07" calcext:value-type="date">
            <text:p>07/11/14</text:p>
          </table:table-cell>
          <table:table-cell office:value-type="string" calcext:value-type="string">
            <text:p>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CUROPA650562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0</text:p>
          </table:table-cell>
          <table:table-cell office:value-type="string" calcext:value-type="string">
            <text:p>151,9</text:p>
          </table:table-cell>
          <table:table-cell office:value-type="date" office:date-value="2014-11-18" calcext:value-type="date">
            <text:p>18/11/14</text:p>
          </table:table-cell>
          <table:table-cell office:value-type="string" calcext:value-type="string">
            <text:p>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8,6</text:p>
          </table:table-cell>
          <table:table-cell office:value-type="string" calcext:value-type="string">
            <text:p>Alta Talla para Edad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TAALSC606432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7</text:p>
          </table:table-cell>
          <table:table-cell office:value-type="string" calcext:value-type="string">
            <text:p>124,6</text:p>
          </table:table-cell>
          <table:table-cell office:value-type="date" office:date-value="2014-05-14" calcext:value-type="date">
            <text:p>14/05/14</text:p>
          </table:table-cell>
          <table:table-cell office:value-type="string" calcext:value-type="string">
            <text:p>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8,5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RAJUFE650518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3</text:p>
          </table:table-cell>
          <table:table-cell office:value-type="string" calcext:value-type="string">
            <text:p>130,6</text:p>
          </table:table-cell>
          <table:table-cell office:value-type="date" office:date-value="2014-07-10" calcext:value-type="date">
            <text:p>10/07/14</text:p>
          </table:table-cell>
          <table:table-cell office:value-type="string" calcext:value-type="string">
            <text:p>H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LOCAMI650567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2</text:p>
          </table:table-cell>
          <table:table-cell office:value-type="string" calcext:value-type="string">
            <text:p>129,0</text:p>
          </table:table-cell>
          <table:table-cell office:value-type="date" office:date-value="2014-11-16" calcext:value-type="date">
            <text:p>16/11/14</text:p>
          </table:table-cell>
          <table:table-cell office:value-type="string" calcext:value-type="string">
            <text:p>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1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CHMIAN650554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9</text:p>
          </table:table-cell>
          <table:table-cell office:value-type="string" calcext:value-type="string">
            <text:p>135,3</text:p>
          </table:table-cell>
          <table:table-cell office:value-type="date" office:date-value="2014-10-08" calcext:value-type="date">
            <text:p>08/10/14</text:p>
          </table:table-cell>
          <table:table-cell office:value-type="string" calcext:value-type="string">
            <text:p>H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5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MOALJA650542</text:p>
          </table:table-cell>
          <table:table-cell office:value-type="string" calcext:value-type="string">
            <text:p>ER15 VERGE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0</text:p>
          </table:table-cell>
          <table:table-cell office:value-type="string" calcext:value-type="string">
            <text:p>127,5</text:p>
          </table:table-cell>
          <table:table-cell office:value-type="date" office:date-value="2014-09-09" calcext:value-type="date">
            <text:p>09/09/14</text:p>
          </table:table-cell>
          <table:table-cell office:value-type="string" calcext:value-type="string">
            <text:p>H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4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LLEHEPA185111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7</text:p>
          </table:table-cell>
          <table:table-cell office:value-type="string" calcext:value-type="string">
            <text:p>124,0</text:p>
          </table:table-cell>
          <table:table-cell office:value-type="date" office:date-value="2014-10-06" calcext:value-type="date">
            <text:p>06/10/14</text:p>
          </table:table-cell>
          <table:table-cell office:value-type="string" calcext:value-type="string">
            <text:p>H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EYUMAFE650516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4</text:p>
          </table:table-cell>
          <table:table-cell office:value-type="string" calcext:value-type="string">
            <text:p>133,3</text:p>
          </table:table-cell>
          <table:table-cell office:value-type="date" office:date-value="2014-07-16" calcext:value-type="date">
            <text:p>16/07/14</text:p>
          </table:table-cell>
          <table:table-cell office:value-type="string" calcext:value-type="string">
            <text:p>H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3,3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EORJOLE215038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7</text:p>
          </table:table-cell>
          <table:table-cell office:value-type="string" calcext:value-type="string">
            <text:p>132,8</text:p>
          </table:table-cell>
          <table:table-cell office:value-type="date" office:date-value="2014-03-07" calcext:value-type="date">
            <text:p>07/03/14</text:p>
          </table:table-cell>
          <table:table-cell office:value-type="string" calcext:value-type="string">
            <text:p>H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PABRES650502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8</text:p>
          </table:table-cell>
          <table:table-cell office:value-type="string" calcext:value-type="string">
            <text:p>143,0</text:p>
          </table:table-cell>
          <table:table-cell office:value-type="date" office:date-value="2014-06-05" calcext:value-type="date">
            <text:p>05/06/14</text:p>
          </table:table-cell>
          <table:table-cell office:value-type="string" calcext:value-type="string">
            <text:p>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1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CHEMAR650507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7</text:p>
          </table:table-cell>
          <table:table-cell office:value-type="string" calcext:value-type="string">
            <text:p>131,2</text:p>
          </table:table-cell>
          <table:table-cell office:value-type="date" office:date-value="2014-05-30" calcext:value-type="date">
            <text:p>30/05/14</text:p>
          </table:table-cell>
          <table:table-cell office:value-type="string" calcext:value-type="string">
            <text:p>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0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PICRSE606430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2</text:p>
          </table:table-cell>
          <table:table-cell office:value-type="string" calcext:value-type="string">
            <text:p>132,0</text:p>
          </table:table-cell>
          <table:table-cell office:value-type="date" office:date-value="2013-09-28" calcext:value-type="date">
            <text:p>28/09/13</text:p>
          </table:table-cell>
          <table:table-cell office:value-type="string" calcext:value-type="string">
            <text:p>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9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GUALSC650567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7</text:p>
          </table:table-cell>
          <table:table-cell office:value-type="string" calcext:value-type="string">
            <text:p>136,0</text:p>
          </table:table-cell>
          <table:table-cell office:value-type="date" office:date-value="2014-11-28" calcext:value-type="date">
            <text:p>28/11/14</text:p>
          </table:table-cell>
          <table:table-cell office:value-type="string" calcext:value-type="string">
            <text:p>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0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PIYAYA650546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8</text:p>
          </table:table-cell>
          <table:table-cell office:value-type="string" calcext:value-type="string">
            <text:p>135,0</text:p>
          </table:table-cell>
          <table:table-cell office:value-type="date" office:date-value="2014-09-12" calcext:value-type="date">
            <text:p>12/09/14</text:p>
          </table:table-cell>
          <table:table-cell office:value-type="string" calcext:value-type="string">
            <text:p>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6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ANBE650549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1</text:p>
          </table:table-cell>
          <table:table-cell office:value-type="string" calcext:value-type="string">
            <text:p>137,5</text:p>
          </table:table-cell>
          <table:table-cell office:value-type="date" office:date-value="2014-09-18" calcext:value-type="date">
            <text:p>18/09/14</text:p>
          </table:table-cell>
          <table:table-cell office:value-type="string" calcext:value-type="string">
            <text:p>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3,9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ZANEJE650532</text:p>
          </table:table-cell>
          <table:table-cell office:value-type="string" calcext:value-type="string">
            <text:p>ER45 SAN MIGUEL DE GUARU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1</text:p>
          </table:table-cell>
          <table:table-cell office:value-type="string" calcext:value-type="string">
            <text:p>130,0</text:p>
          </table:table-cell>
          <table:table-cell office:value-type="date" office:date-value="2014-08-25" calcext:value-type="date">
            <text:p>25/08/14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7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SIANDE932500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1</text:p>
          </table:table-cell>
          <table:table-cell office:value-type="string" calcext:value-type="string">
            <text:p>130,0</text:p>
          </table:table-cell>
          <table:table-cell office:value-type="date" office:date-value="2014-02-12" calcext:value-type="date">
            <text:p>12/02/14</text:p>
          </table:table-cell>
          <table:table-cell office:value-type="string" calcext:value-type="string">
            <text:p>M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SIMOAL932500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5</text:p>
          </table:table-cell>
          <table:table-cell office:value-type="string" calcext:value-type="string">
            <text:p>135,0</text:p>
          </table:table-cell>
          <table:table-cell office:value-type="date" office:date-value="2014-02-12" calcext:value-type="date">
            <text:p>12/02/14</text:p>
          </table:table-cell>
          <table:table-cell office:value-type="string" calcext:value-type="string">
            <text:p>H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QUROAR606432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8</text:p>
          </table:table-cell>
          <table:table-cell office:value-type="string" calcext:value-type="string">
            <text:p>136,0</text:p>
          </table:table-cell>
          <table:table-cell office:value-type="date" office:date-value="2014-05-03" calcext:value-type="date">
            <text:p>03/05/14</text:p>
          </table:table-cell>
          <table:table-cell office:value-type="string" calcext:value-type="string">
            <text:p>H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ECCALI650554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0</text:p>
          </table:table-cell>
          <table:table-cell office:value-type="string" calcext:value-type="string">
            <text:p>132,6</text:p>
          </table:table-cell>
          <table:table-cell office:value-type="date" office:date-value="2014-10-28" calcext:value-type="date">
            <text:p>28/10/14</text:p>
          </table:table-cell>
          <table:table-cell office:value-type="string" calcext:value-type="string">
            <text:p>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4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GUJOLU606430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2</text:p>
          </table:table-cell>
          <table:table-cell office:value-type="string" calcext:value-type="string">
            <text:p>145,0</text:p>
          </table:table-cell>
          <table:table-cell office:value-type="date" office:date-value="2014-03-18" calcext:value-type="date">
            <text:p>18/03/14</text:p>
          </table:table-cell>
          <table:table-cell office:value-type="string" calcext:value-type="string">
            <text:p>H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23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LEALED650537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2</text:p>
          </table:table-cell>
          <table:table-cell office:value-type="string" calcext:value-type="string">
            <text:p>123,0</text:p>
          </table:table-cell>
          <table:table-cell office:value-type="date" office:date-value="2014-08-24" calcext:value-type="date">
            <text:p>24/08/14</text:p>
          </table:table-cell>
          <table:table-cell office:value-type="string" calcext:value-type="string">
            <text:p>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2,6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ILOWISA650487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6</text:p>
          </table:table-cell>
          <table:table-cell office:value-type="string" calcext:value-type="string">
            <text:p>136,5</text:p>
          </table:table-cell>
          <table:table-cell office:value-type="date" office:date-value="2014-05-29" calcext:value-type="date">
            <text:p>29/05/14</text:p>
          </table:table-cell>
          <table:table-cell office:value-type="string" calcext:value-type="string">
            <text:p>H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1,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MIIRPI606430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4</text:p>
          </table:table-cell>
          <table:table-cell office:value-type="string" calcext:value-type="string">
            <text:p>135,0</text:p>
          </table:table-cell>
          <table:table-cell office:value-type="date" office:date-value="2014-03-12" calcext:value-type="date">
            <text:p>12/03/14</text:p>
          </table:table-cell>
          <table:table-cell office:value-type="string" calcext:value-type="string">
            <text:p>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8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ROEVSA650564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1</text:p>
          </table:table-cell>
          <table:table-cell office:value-type="string" calcext:value-type="string">
            <text:p>126,2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4,5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BAALSE606428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7</text:p>
          </table:table-cell>
          <table:table-cell office:value-type="string" calcext:value-type="string">
            <text:p>147,7</text:p>
          </table:table-cell>
          <table:table-cell office:value-type="date" office:date-value="2014-01-15" calcext:value-type="date">
            <text:p>15/01/14</text:p>
          </table:table-cell>
          <table:table-cell office:value-type="string" calcext:value-type="string">
            <text:p>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4,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GUERMA250339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0</text:p>
          </table:table-cell>
          <table:table-cell office:value-type="string" calcext:value-type="string">
            <text:p>129,3</text:p>
          </table:table-cell>
          <table:table-cell office:value-type="date" office:date-value="2014-02-12" calcext:value-type="date">
            <text:p>12/02/14</text:p>
          </table:table-cell>
          <table:table-cell office:value-type="string" calcext:value-type="string">
            <text:p>H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25,1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RODIHA650518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8</text:p>
          </table:table-cell>
          <table:table-cell office:value-type="string" calcext:value-type="string">
            <text:p>139,5</text:p>
          </table:table-cell>
          <table:table-cell office:value-type="date" office:date-value="2014-06-21" calcext:value-type="date">
            <text:p>21/06/14</text:p>
          </table:table-cell>
          <table:table-cell office:value-type="string" calcext:value-type="string">
            <text:p>H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4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GRANAL606429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4</text:p>
          </table:table-cell>
          <table:table-cell office:value-type="string" calcext:value-type="string">
            <text:p>127,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REJODE650493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3</text:p>
          </table:table-cell>
          <table:table-cell office:value-type="string" calcext:value-type="string">
            <text:p>128,5</text:p>
          </table:table-cell>
          <table:table-cell office:value-type="date" office:date-value="2014-05-23" calcext:value-type="date">
            <text:p>23/05/14</text:p>
          </table:table-cell>
          <table:table-cell office:value-type="string" calcext:value-type="string">
            <text:p>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7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URELEGE650552</text:p>
          </table:table-cell>
          <table:table-cell office:value-type="string" calcext:value-type="string">
            <text:p>ER45 SAN MIGUEL DE GUARU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,0</text:p>
          </table:table-cell>
          <table:table-cell office:value-type="string" calcext:value-type="string">
            <text:p>132,0</text:p>
          </table:table-cell>
          <table:table-cell office:value-type="date" office:date-value="2014-10-04" calcext:value-type="date">
            <text:p>04/10/14</text:p>
          </table:table-cell>
          <table:table-cell office:value-type="string" calcext:value-type="string">
            <text:p>H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9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TODOAN650543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6</text:p>
          </table:table-cell>
          <table:table-cell office:value-type="string" calcext:value-type="string">
            <text:p>132,0</text:p>
          </table:table-cell>
          <table:table-cell office:value-type="date" office:date-value="2014-08-20" calcext:value-type="date">
            <text:p>20/08/14</text:p>
          </table:table-cell>
          <table:table-cell office:value-type="string" calcext:value-type="string">
            <text:p>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9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BUVIJO650452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3</text:p>
          </table:table-cell>
          <table:table-cell office:value-type="string" calcext:value-type="string">
            <text:p>140,7</text:p>
          </table:table-cell>
          <table:table-cell office:value-type="date" office:date-value="2014-04-20" calcext:value-type="date">
            <text:p>20/04/14</text:p>
          </table:table-cell>
          <table:table-cell office:value-type="string" calcext:value-type="string">
            <text:p>H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2,4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VIKEDA650571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6</text:p>
          </table:table-cell>
          <table:table-cell office:value-type="string" calcext:value-type="string">
            <text:p>126,0</text:p>
          </table:table-cell>
          <table:table-cell office:value-type="date" office:date-value="2014-09-15" calcext:value-type="date">
            <text:p>15/09/14</text:p>
          </table:table-cell>
          <table:table-cell office:value-type="string" calcext:value-type="string">
            <text:p>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COCAAL650505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130,4</text:p>
          </table:table-cell>
          <table:table-cell office:value-type="date" office:date-value="2014-04-30" calcext:value-type="date">
            <text:p>30/04/14</text:p>
          </table:table-cell>
          <table:table-cell office:value-type="string" calcext:value-type="string">
            <text:p>H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4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HULEEL650516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1</text:p>
          </table:table-cell>
          <table:table-cell office:value-type="string" calcext:value-type="string">
            <text:p>133,3</text:p>
          </table:table-cell>
          <table:table-cell office:value-type="date" office:date-value="2014-06-02" calcext:value-type="date">
            <text:p>02/06/14</text:p>
          </table:table-cell>
          <table:table-cell office:value-type="string" calcext:value-type="string">
            <text:p>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1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ZADAPA650523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0</text:p>
          </table:table-cell>
          <table:table-cell office:value-type="string" calcext:value-type="string">
            <text:p>132,0</text:p>
          </table:table-cell>
          <table:table-cell office:value-type="date" office:date-value="2014-07-22" calcext:value-type="date">
            <text:p>22/07/14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21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JAKEOM650570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2</text:p>
          </table:table-cell>
          <table:table-cell office:value-type="string" calcext:value-type="string">
            <text:p>136,8</text:p>
          </table:table-cell>
          <table:table-cell office:value-type="date" office:date-value="2014-12-01" calcext:value-type="date">
            <text:p>01/12/14</text:p>
          </table:table-cell>
          <table:table-cell office:value-type="string" calcext:value-type="string">
            <text:p>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21,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SIDESA606429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1</text:p>
          </table:table-cell>
          <table:table-cell office:value-type="string" calcext:value-type="string">
            <text:p>133,6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7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UJAAL650561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3</text:p>
          </table:table-cell>
          <table:table-cell office:value-type="string" calcext:value-type="string">
            <text:p>122,0</text:p>
          </table:table-cell>
          <table:table-cell office:value-type="date" office:date-value="2014-10-09" calcext:value-type="date">
            <text:p>09/10/14</text:p>
          </table:table-cell>
          <table:table-cell office:value-type="string" calcext:value-type="string">
            <text:p>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TACIGU650516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4</text:p>
          </table:table-cell>
          <table:table-cell office:value-type="string" calcext:value-type="string">
            <text:p>141,0</text:p>
          </table:table-cell>
          <table:table-cell office:value-type="date" office:date-value="2014-11-28" calcext:value-type="date">
            <text:p>28/11/14</text:p>
          </table:table-cell>
          <table:table-cell office:value-type="string" calcext:value-type="string">
            <text:p>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9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ZUJOAN650540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5</text:p>
          </table:table-cell>
          <table:table-cell office:value-type="string" calcext:value-type="string">
            <text:p>142,5</text:p>
          </table:table-cell>
          <table:table-cell office:value-type="date" office:date-value="2014-08-12" calcext:value-type="date">
            <text:p>12/08/14</text:p>
          </table:table-cell>
          <table:table-cell office:value-type="string" calcext:value-type="string">
            <text:p>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0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SIMYSO650500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2</text:p>
          </table:table-cell>
          <table:table-cell office:value-type="string" calcext:value-type="string">
            <text:p>129,0</text:p>
          </table:table-cell>
          <table:table-cell office:value-type="date" office:date-value="2014-05-18" calcext:value-type="date">
            <text:p>18/05/14</text:p>
          </table:table-cell>
          <table:table-cell office:value-type="string" calcext:value-type="string">
            <text:p>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7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YUJOAL650541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2</text:p>
          </table:table-cell>
          <table:table-cell office:value-type="string" calcext:value-type="string">
            <text:p>133,0</text:p>
          </table:table-cell>
          <table:table-cell office:value-type="date" office:date-value="2014-08-23" calcext:value-type="date">
            <text:p>23/08/14</text:p>
          </table:table-cell>
          <table:table-cell office:value-type="string" calcext:value-type="string">
            <text:p>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0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ROANGE650466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122,2</text:p>
          </table:table-cell>
          <table:table-cell office:value-type="date" office:date-value="2014-04-01" calcext:value-type="date">
            <text:p>01/04/14</text:p>
          </table:table-cell>
          <table:table-cell office:value-type="string" calcext:value-type="string">
            <text:p>H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4,9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CAIKLE650522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6</text:p>
          </table:table-cell>
          <table:table-cell office:value-type="string" calcext:value-type="string">
            <text:p>126,7</text:p>
          </table:table-cell>
          <table:table-cell office:value-type="date" office:date-value="2014-07-10" calcext:value-type="date">
            <text:p>10/07/14</text:p>
          </table:table-cell>
          <table:table-cell office:value-type="string" calcext:value-type="string">
            <text:p>H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HUYENA606431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3</text:p>
          </table:table-cell>
          <table:table-cell office:value-type="string" calcext:value-type="string">
            <text:p>138,7</text:p>
          </table:table-cell>
          <table:table-cell office:value-type="date" office:date-value="2014-03-08" calcext:value-type="date">
            <text:p>08/03/14</text:p>
          </table:table-cell>
          <table:table-cell office:value-type="string" calcext:value-type="string">
            <text:p>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8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OLALSE606428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,7</text:p>
          </table:table-cell>
          <table:table-cell office:value-type="string" calcext:value-type="string">
            <text:p>132,0</text:p>
          </table:table-cell>
          <table:table-cell office:value-type="date" office:date-value="2014-01-24" calcext:value-type="date">
            <text:p>24/01/14</text:p>
          </table:table-cell>
          <table:table-cell office:value-type="string" calcext:value-type="string">
            <text:p>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5,1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PIESJO650616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9</text:p>
          </table:table-cell>
          <table:table-cell office:value-type="string" calcext:value-type="string">
            <text:p>131,0</text:p>
          </table:table-cell>
          <table:table-cell office:value-type="date" office:date-value="2014-01-08" calcext:value-type="date">
            <text:p>08/01/14</text:p>
          </table:table-cell>
          <table:table-cell office:value-type="string" calcext:value-type="string">
            <text:p>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8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BSADAXI958873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2</text:p>
          </table:table-cell>
          <table:table-cell office:value-type="string" calcext:value-type="string">
            <text:p>143,0</text:p>
          </table:table-cell>
          <table:table-cell office:value-type="date" office:date-value="2014-03-21" calcext:value-type="date">
            <text:p>21/03/14</text:p>
          </table:table-cell>
          <table:table-cell office:value-type="string" calcext:value-type="string">
            <text:p>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8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CSAMEJO175498</text:p>
          </table:table-cell>
          <table:table-cell office:value-type="string" calcext:value-type="string">
            <text:p>ER51 CHUGLLI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1</text:p>
          </table:table-cell>
          <table:table-cell office:value-type="string" calcext:value-type="string">
            <text:p>133,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9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SIJHJA606431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7</text:p>
          </table:table-cell>
          <table:table-cell office:value-type="string" calcext:value-type="string">
            <text:p>125,4</text:p>
          </table:table-cell>
          <table:table-cell office:value-type="date" office:date-value="2014-01-31" calcext:value-type="date">
            <text:p>31/01/14</text:p>
          </table:table-cell>
          <table:table-cell office:value-type="string" calcext:value-type="string">
            <text:p>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3,8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Bajo Peso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GUDYIS650465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8</text:p>
          </table:table-cell>
          <table:table-cell office:value-type="string" calcext:value-type="string">
            <text:p>127,0</text:p>
          </table:table-cell>
          <table:table-cell office:value-type="date" office:date-value="2014-05-07" calcext:value-type="date">
            <text:p>07/05/14</text:p>
          </table:table-cell>
          <table:table-cell office:value-type="string" calcext:value-type="string">
            <text:p>H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MOVISO185080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7</text:p>
          </table:table-cell>
          <table:table-cell office:value-type="string" calcext:value-type="string">
            <text:p>138,5</text:p>
          </table:table-cell>
          <table:table-cell office:value-type="date" office:date-value="2014-02-12" calcext:value-type="date">
            <text:p>12/02/14</text:p>
          </table:table-cell>
          <table:table-cell office:value-type="string" calcext:value-type="string">
            <text:p>M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9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QUROER606432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6</text:p>
          </table:table-cell>
          <table:table-cell office:value-type="string" calcext:value-type="string">
            <text:p>133,8</text:p>
          </table:table-cell>
          <table:table-cell office:value-type="date" office:date-value="2014-04-04" calcext:value-type="date">
            <text:p>04/04/14</text:p>
          </table:table-cell>
          <table:table-cell office:value-type="string" calcext:value-type="string">
            <text:p>H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6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QULIAN650610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3</text:p>
          </table:table-cell>
          <table:table-cell office:value-type="string" calcext:value-type="string">
            <text:p>130,5</text:p>
          </table:table-cell>
          <table:table-cell office:value-type="date" office:date-value="2014-11-22" calcext:value-type="date">
            <text:p>22/11/14</text:p>
          </table:table-cell>
          <table:table-cell office:value-type="string" calcext:value-type="string">
            <text:p>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7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LLJOMI650563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5</text:p>
          </table:table-cell>
          <table:table-cell office:value-type="string" calcext:value-type="string">
            <text:p>135,0</text:p>
          </table:table-cell>
          <table:table-cell office:value-type="date" office:date-value="2014-01-07" calcext:value-type="date">
            <text:p>07/01/14</text:p>
          </table:table-cell>
          <table:table-cell office:value-type="string" calcext:value-type="string">
            <text:p>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3,3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TOANJH650540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2</text:p>
          </table:table-cell>
          <table:table-cell office:value-type="string" calcext:value-type="string">
            <text:p>128,6</text:p>
          </table:table-cell>
          <table:table-cell office:value-type="date" office:date-value="2014-09-19" calcext:value-type="date">
            <text:p>19/09/14</text:p>
          </table:table-cell>
          <table:table-cell office:value-type="string" calcext:value-type="string">
            <text:p>H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7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YAIAJE650596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,8</text:p>
          </table:table-cell>
          <table:table-cell office:value-type="string" calcext:value-type="string">
            <text:p>126,0</text:p>
          </table:table-cell>
          <table:table-cell office:value-type="date" office:date-value="2014-10-12" calcext:value-type="date">
            <text:p>12/10/14</text:p>
          </table:table-cell>
          <table:table-cell office:value-type="string" calcext:value-type="string">
            <text:p>H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CHMAJA650651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8</text:p>
          </table:table-cell>
          <table:table-cell office:value-type="string" calcext:value-type="string">
            <text:p>131,5</text:p>
          </table:table-cell>
          <table:table-cell office:value-type="date" office:date-value="2014-06-02" calcext:value-type="date">
            <text:p>02/06/14</text:p>
          </table:table-cell>
          <table:table-cell office:value-type="string" calcext:value-type="string">
            <text:p>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ÑAJESE650340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3</text:p>
          </table:table-cell>
          <table:table-cell office:value-type="string" calcext:value-type="string">
            <text:p>132,8</text:p>
          </table:table-cell>
          <table:table-cell office:value-type="date" office:date-value="2014-07-15" calcext:value-type="date">
            <text:p>15/07/14</text:p>
          </table:table-cell>
          <table:table-cell office:value-type="string" calcext:value-type="string">
            <text:p>H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9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COROEL650560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7</text:p>
          </table:table-cell>
          <table:table-cell office:value-type="string" calcext:value-type="string">
            <text:p>137,6</text:p>
          </table:table-cell>
          <table:table-cell office:value-type="date" office:date-value="2014-11-14" calcext:value-type="date">
            <text:p>14/11/14</text:p>
          </table:table-cell>
          <table:table-cell office:value-type="string" calcext:value-type="string">
            <text:p>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SUKAMO650561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5</text:p>
          </table:table-cell>
          <table:table-cell office:value-type="string" calcext:value-type="string">
            <text:p>145,0</text:p>
          </table:table-cell>
          <table:table-cell office:value-type="date" office:date-value="2014-09-29" calcext:value-type="date">
            <text:p>29/09/14</text:p>
          </table:table-cell>
          <table:table-cell office:value-type="string" calcext:value-type="string">
            <text:p>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9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VIDIIS650441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8</text:p>
          </table:table-cell>
          <table:table-cell office:value-type="string" calcext:value-type="string">
            <text:p>131,0</text:p>
          </table:table-cell>
          <table:table-cell office:value-type="date" office:date-value="2014-01-14" calcext:value-type="date">
            <text:p>14/01/14</text:p>
          </table:table-cell>
          <table:table-cell office:value-type="string" calcext:value-type="string">
            <text:p>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CAEMLO175695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5</text:p>
          </table:table-cell>
          <table:table-cell office:value-type="string" calcext:value-type="string">
            <text:p>122,0</text:p>
          </table:table-cell>
          <table:table-cell office:value-type="date" office:date-value="2014-05-26" calcext:value-type="date">
            <text:p>26/05/14</text:p>
          </table:table-cell>
          <table:table-cell office:value-type="string" calcext:value-type="string">
            <text:p>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CEMANA606431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0</text:p>
          </table:table-cell>
          <table:table-cell office:value-type="string" calcext:value-type="string">
            <text:p>143,0</text:p>
          </table:table-cell>
          <table:table-cell office:value-type="date" office:date-value="2014-02-02" calcext:value-type="date">
            <text:p>02/02/14</text:p>
          </table:table-cell>
          <table:table-cell office:value-type="string" calcext:value-type="string">
            <text:p>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7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AUDAAY606414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3</text:p>
          </table:table-cell>
          <table:table-cell office:value-type="string" calcext:value-type="string">
            <text:p>136,5</text:p>
          </table:table-cell>
          <table:table-cell office:value-type="date" office:date-value="2013-08-15" calcext:value-type="date">
            <text:p>15/08/13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PVIJOES606395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6</text:p>
          </table:table-cell>
          <table:table-cell office:value-type="string" calcext:value-type="string">
            <text:p>146,0</text:p>
          </table:table-cell>
          <table:table-cell office:value-type="date" office:date-value="2013-02-14" calcext:value-type="date">
            <text:p>14/02/13</text:p>
          </table:table-cell>
          <table:table-cell office:value-type="string" calcext:value-type="string">
            <text:p>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2,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AGELI606424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,2</text:p>
          </table:table-cell>
          <table:table-cell office:value-type="string" calcext:value-type="string">
            <text:p>145,0</text:p>
          </table:table-cell>
          <table:table-cell office:value-type="date" office:date-value="2013-08-14" calcext:value-type="date">
            <text:p>14/08/13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8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CFLMA606416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0</text:p>
          </table:table-cell>
          <table:table-cell office:value-type="string" calcext:value-type="string">
            <text:p>132,0</text:p>
          </table:table-cell>
          <table:table-cell office:value-type="date" office:date-value="2013-07-30" calcext:value-type="date">
            <text:p>30/07/13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CAMAEM150948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4</text:p>
          </table:table-cell>
          <table:table-cell office:value-type="string" calcext:value-type="string">
            <text:p>126,0</text:p>
          </table:table-cell>
          <table:table-cell office:value-type="date" office:date-value="2013-11-13" calcext:value-type="date">
            <text:p>13/11/13</text:p>
          </table:table-cell>
          <table:table-cell office:value-type="string" calcext:value-type="string">
            <text:p>H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2,9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BUHEGA650292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9</text:p>
          </table:table-cell>
          <table:table-cell office:value-type="string" calcext:value-type="string">
            <text:p>132,0</text:p>
          </table:table-cell>
          <table:table-cell office:value-type="date" office:date-value="2013-04-13" calcext:value-type="date">
            <text:p>13/04/13</text:p>
          </table:table-cell>
          <table:table-cell office:value-type="string" calcext:value-type="string">
            <text:p>H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SFLJHJH606390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,6</text:p>
          </table:table-cell>
          <table:table-cell office:value-type="string" calcext:value-type="string">
            <text:p>155,0</text:p>
          </table:table-cell>
          <table:table-cell office:value-type="date" office:date-value="2013-03-03" calcext:value-type="date">
            <text:p>03/03/13</text:p>
          </table:table-cell>
          <table:table-cell office:value-type="string" calcext:value-type="string">
            <text:p>H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20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AKALI606424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0</text:p>
          </table:table-cell>
          <table:table-cell office:value-type="string" calcext:value-type="string">
            <text:p>135,0</text:p>
          </table:table-cell>
          <table:table-cell office:value-type="date" office:date-value="2013-04-08" calcext:value-type="date">
            <text:p>08/04/13</text:p>
          </table:table-cell>
          <table:table-cell office:value-type="string" calcext:value-type="string">
            <text:p>M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AUJOAN165010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,5</text:p>
          </table:table-cell>
          <table:table-cell office:value-type="string" calcext:value-type="string">
            <text:p>156,0</text:p>
          </table:table-cell>
          <table:table-cell office:value-type="date" office:date-value="2013-09-29" calcext:value-type="date">
            <text:p>29/09/13</text:p>
          </table:table-cell>
          <table:table-cell office:value-type="string" calcext:value-type="string">
            <text:p>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5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GUKLDA650590</text:p>
          </table:table-cell>
          <table:table-cell office:value-type="string" calcext:value-type="string">
            <text:p>ER15 SANTA ROS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0</text:p>
          </table:table-cell>
          <table:table-cell office:value-type="string" calcext:value-type="string">
            <text:p>135,7</text:p>
          </table:table-cell>
          <table:table-cell office:value-type="date" office:date-value="2012-02-20" calcext:value-type="date">
            <text:p>20/02/12</text:p>
          </table:table-cell>
          <table:table-cell office:value-type="string" calcext:value-type="string">
            <text:p>H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20,6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TANAAN606397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1</text:p>
          </table:table-cell>
          <table:table-cell office:value-type="string" calcext:value-type="string">
            <text:p>129,0</text:p>
          </table:table-cell>
          <table:table-cell office:value-type="date" office:date-value="2013-03-10" calcext:value-type="date">
            <text:p>10/03/13</text:p>
          </table:table-cell>
          <table:table-cell office:value-type="string" calcext:value-type="string">
            <text:p>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CHJEAL606402</text:p>
          </table:table-cell>
          <table:table-cell office:value-type="string" calcext:value-type="string">
            <text:p>YACULOM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0</text:p>
          </table:table-cell>
          <table:table-cell office:value-type="string" calcext:value-type="string">
            <text:p>144,5</text:p>
          </table:table-cell>
          <table:table-cell office:value-type="date" office:date-value="2013-04-23" calcext:value-type="date">
            <text:p>23/04/13</text:p>
          </table:table-cell>
          <table:table-cell office:value-type="string" calcext:value-type="string">
            <text:p>H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7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GUDAIS606416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8</text:p>
          </table:table-cell>
          <table:table-cell office:value-type="string" calcext:value-type="string">
            <text:p>140,8</text:p>
          </table:table-cell>
          <table:table-cell office:value-type="date" office:date-value="2013-07-20" calcext:value-type="date">
            <text:p>20/07/13</text:p>
          </table:table-cell>
          <table:table-cell office:value-type="string" calcext:value-type="string">
            <text:p>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6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REBEJA606424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3</text:p>
          </table:table-cell>
          <table:table-cell office:value-type="string" calcext:value-type="string">
            <text:p>138,8</text:p>
          </table:table-cell>
          <table:table-cell office:value-type="date" office:date-value="2013-10-05" calcext:value-type="date">
            <text:p>05/10/13</text:p>
          </table:table-cell>
          <table:table-cell office:value-type="string" calcext:value-type="string">
            <text:p>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8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AWIDA606393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4</text:p>
          </table:table-cell>
          <table:table-cell office:value-type="string" calcext:value-type="string">
            <text:p>144,0</text:p>
          </table:table-cell>
          <table:table-cell office:value-type="date" office:date-value="2013-01-29" calcext:value-type="date">
            <text:p>29/01/13</text:p>
          </table:table-cell>
          <table:table-cell office:value-type="string" calcext:value-type="string">
            <text:p>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9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MOJAAD606423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5</text:p>
          </table:table-cell>
          <table:table-cell office:value-type="string" calcext:value-type="string">
            <text:p>134,5</text:p>
          </table:table-cell>
          <table:table-cell office:value-type="date" office:date-value="2013-10-09" calcext:value-type="date">
            <text:p>09/10/13</text:p>
          </table:table-cell>
          <table:table-cell office:value-type="string" calcext:value-type="string">
            <text:p>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5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QUCRSE606427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1</text:p>
          </table:table-cell>
          <table:table-cell office:value-type="string" calcext:value-type="string">
            <text:p>135,0</text:p>
          </table:table-cell>
          <table:table-cell office:value-type="date" office:date-value="2013-09-27" calcext:value-type="date">
            <text:p>27/09/13</text:p>
          </table:table-cell>
          <table:table-cell office:value-type="string" calcext:value-type="string">
            <text:p>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FLSTJA606412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9</text:p>
          </table:table-cell>
          <table:table-cell office:value-type="string" calcext:value-type="string">
            <text:p>148,2</text:p>
          </table:table-cell>
          <table:table-cell office:value-type="date" office:date-value="2013-06-17" calcext:value-type="date">
            <text:p>17/06/13</text:p>
          </table:table-cell>
          <table:table-cell office:value-type="string" calcext:value-type="string">
            <text:p>H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8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ILKESA606428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5</text:p>
          </table:table-cell>
          <table:table-cell office:value-type="string" calcext:value-type="string">
            <text:p>141,6</text:p>
          </table:table-cell>
          <table:table-cell office:value-type="date" office:date-value="2013-11-22" calcext:value-type="date">
            <text:p>22/11/13</text:p>
          </table:table-cell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AEMNO606425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7</text:p>
          </table:table-cell>
          <table:table-cell office:value-type="string" calcext:value-type="string">
            <text:p>145,0</text:p>
          </table:table-cell>
          <table:table-cell office:value-type="date" office:date-value="2013-10-16" calcext:value-type="date">
            <text:p>16/10/13</text:p>
          </table:table-cell>
          <table:table-cell office:value-type="string" calcext:value-type="string">
            <text:p>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9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UANDO606380</text:p>
          </table:table-cell>
          <table:table-cell office:value-type="string" calcext:value-type="string">
            <text:p>ER51 GUARU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1</text:p>
          </table:table-cell>
          <table:table-cell office:value-type="string" calcext:value-type="string">
            <text:p>140,0</text:p>
          </table:table-cell>
          <table:table-cell office:value-type="date" office:date-value="2013-01-25" calcext:value-type="date">
            <text:p>25/01/13</text:p>
          </table:table-cell>
          <table:table-cell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6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PICAAL606430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9</text:p>
          </table:table-cell>
          <table:table-cell office:value-type="string" calcext:value-type="string">
            <text:p>138,3</text:p>
          </table:table-cell>
          <table:table-cell office:value-type="date" office:date-value="2013-08-29" calcext:value-type="date">
            <text:p>29/08/13</text:p>
          </table:table-cell>
          <table:table-cell office:value-type="string" calcext:value-type="string">
            <text:p>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1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CADAEL606425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6</text:p>
          </table:table-cell>
          <table:table-cell office:value-type="string" calcext:value-type="string">
            <text:p>148,5</text:p>
          </table:table-cell>
          <table:table-cell office:value-type="date" office:date-value="2013-10-22" calcext:value-type="date">
            <text:p>22/10/13</text:p>
          </table:table-cell>
          <table:table-cell office:value-type="string" calcext:value-type="string">
            <text:p>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21,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UANGE606415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0</text:p>
          </table:table-cell>
          <table:table-cell office:value-type="string" calcext:value-type="string">
            <text:p>140,0</text:p>
          </table:table-cell>
          <table:table-cell office:value-type="date" office:date-value="2013-08-05" calcext:value-type="date">
            <text:p>05/08/13</text:p>
          </table:table-cell>
          <table:table-cell office:value-type="string" calcext:value-type="string">
            <text:p>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2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HEALGA606392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5</text:p>
          </table:table-cell>
          <table:table-cell office:value-type="string" calcext:value-type="string">
            <text:p>143,0</text:p>
          </table:table-cell>
          <table:table-cell office:value-type="date" office:date-value="2013-03-25" calcext:value-type="date">
            <text:p>25/03/13</text:p>
          </table:table-cell>
          <table:table-cell office:value-type="string" calcext:value-type="string">
            <text:p>H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9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QUJOAL606419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,4</text:p>
          </table:table-cell>
          <table:table-cell office:value-type="string" calcext:value-type="string">
            <text:p>128,4</text:p>
          </table:table-cell>
          <table:table-cell office:value-type="date" office:date-value="2013-08-30" calcext:value-type="date">
            <text:p>30/08/13</text:p>
          </table:table-cell>
          <table:table-cell office:value-type="string" calcext:value-type="string">
            <text:p>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6,0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VEYASU804787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0</text:p>
          </table:table-cell>
          <table:table-cell office:value-type="string" calcext:value-type="string">
            <text:p>142,5</text:p>
          </table:table-cell>
          <table:table-cell office:value-type="date" office:date-value="2012-09-05" calcext:value-type="date">
            <text:p>05/09/12</text:p>
          </table:table-cell>
          <table:table-cell office:value-type="string" calcext:value-type="string">
            <text:p>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CAJOAL650424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3</text:p>
          </table:table-cell>
          <table:table-cell office:value-type="string" calcext:value-type="string">
            <text:p>130,5</text:p>
          </table:table-cell>
          <table:table-cell office:value-type="date" office:date-value="2013-11-04" calcext:value-type="date">
            <text:p>04/11/13</text:p>
          </table:table-cell>
          <table:table-cell office:value-type="string" calcext:value-type="string">
            <text:p>H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LOANJA606429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,5</text:p>
          </table:table-cell>
          <table:table-cell office:value-type="string" calcext:value-type="string">
            <text:p>144,2</text:p>
          </table:table-cell>
          <table:table-cell office:value-type="date" office:date-value="2013-12-14" calcext:value-type="date">
            <text:p>14/12/13</text:p>
          </table:table-cell>
          <table:table-cell office:value-type="string" calcext:value-type="string">
            <text:p>H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2,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AUGENA606420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,3</text:p>
          </table:table-cell>
          <table:table-cell office:value-type="string" calcext:value-type="string">
            <text:p>149,5</text:p>
          </table:table-cell>
          <table:table-cell office:value-type="date" office:date-value="2013-07-29" calcext:value-type="date">
            <text:p>29/07/13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6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LODYMA606418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,6</text:p>
          </table:table-cell>
          <table:table-cell office:value-type="string" calcext:value-type="string">
            <text:p>132,0</text:p>
          </table:table-cell>
          <table:table-cell office:value-type="date" office:date-value="2013-09-02" calcext:value-type="date">
            <text:p>02/09/13</text:p>
          </table:table-cell>
          <table:table-cell office:value-type="string" calcext:value-type="string">
            <text:p>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6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CABRAB650332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5</text:p>
          </table:table-cell>
          <table:table-cell office:value-type="string" calcext:value-type="string">
            <text:p>141,0</text:p>
          </table:table-cell>
          <table:table-cell office:value-type="date" office:date-value="2013-03-13" calcext:value-type="date">
            <text:p>13/03/13</text:p>
          </table:table-cell>
          <table:table-cell office:value-type="string" calcext:value-type="string">
            <text:p>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5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HBRSO606432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9</text:p>
          </table:table-cell>
          <table:table-cell office:value-type="string" calcext:value-type="string">
            <text:p>133,0</text:p>
          </table:table-cell>
          <table:table-cell office:value-type="date" office:date-value="2013-12-11" calcext:value-type="date">
            <text:p>11/12/13</text:p>
          </table:table-cell>
          <table:table-cell office:value-type="string" calcext:value-type="string">
            <text:p>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5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CAYOAL650365</text:p>
          </table:table-cell>
          <table:table-cell office:value-type="string" calcext:value-type="string">
            <text:p>PUCULPA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4</text:p>
          </table:table-cell>
          <table:table-cell office:value-type="string" calcext:value-type="string">
            <text:p>138,0</text:p>
          </table:table-cell>
          <table:table-cell office:value-type="date" office:date-value="2013-09-21" calcext:value-type="date">
            <text:p>21/09/13</text:p>
          </table:table-cell>
          <table:table-cell office:value-type="string" calcext:value-type="string">
            <text:p>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7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LUALGA650309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2</text:p>
          </table:table-cell>
          <table:table-cell office:value-type="string" calcext:value-type="string">
            <text:p>142,0</text:p>
          </table:table-cell>
          <table:table-cell office:value-type="date" office:date-value="2013-04-08" calcext:value-type="date">
            <text:p>08/04/13</text:p>
          </table:table-cell>
          <table:table-cell office:value-type="string" calcext:value-type="string">
            <text:p>H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8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CAKALI606399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9</text:p>
          </table:table-cell>
          <table:table-cell office:value-type="string" calcext:value-type="string">
            <text:p>136,8</text:p>
          </table:table-cell>
          <table:table-cell office:value-type="date" office:date-value="2013-04-05" calcext:value-type="date">
            <text:p>05/04/13</text:p>
          </table:table-cell>
          <table:table-cell office:value-type="string" calcext:value-type="string">
            <text:p>M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9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PIDIMA606424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3</text:p>
          </table:table-cell>
          <table:table-cell office:value-type="string" calcext:value-type="string">
            <text:p>150,4</text:p>
          </table:table-cell>
          <table:table-cell office:value-type="date" office:date-value="2013-12-05" calcext:value-type="date">
            <text:p>05/12/13</text:p>
          </table:table-cell>
          <table:table-cell office:value-type="string" calcext:value-type="string">
            <text:p>H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4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LOSHSC606399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8</text:p>
          </table:table-cell>
          <table:table-cell office:value-type="string" calcext:value-type="string">
            <text:p>146,4</text:p>
          </table:table-cell>
          <table:table-cell office:value-type="date" office:date-value="2013-04-07" calcext:value-type="date">
            <text:p>07/04/13</text:p>
          </table:table-cell>
          <table:table-cell office:value-type="string" calcext:value-type="string">
            <text:p>M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7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IYADAMA606426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1</text:p>
          </table:table-cell>
          <table:table-cell office:value-type="string" calcext:value-type="string">
            <text:p>137,6</text:p>
          </table:table-cell>
          <table:table-cell office:value-type="date" office:date-value="2013-11-26" calcext:value-type="date">
            <text:p>26/11/13</text:p>
          </table:table-cell>
          <table:table-cell office:value-type="string" calcext:value-type="string">
            <text:p>H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6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RZADEAN606390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7</text:p>
          </table:table-cell>
          <table:table-cell office:value-type="string" calcext:value-type="string">
            <text:p>150,4</text:p>
          </table:table-cell>
          <table:table-cell office:value-type="date" office:date-value="2013-02-26" calcext:value-type="date">
            <text:p>26/02/13</text:p>
          </table:table-cell>
          <table:table-cell office:value-type="string" calcext:value-type="string">
            <text:p>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0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LOLOST606387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8</text:p>
          </table:table-cell>
          <table:table-cell office:value-type="string" calcext:value-type="string">
            <text:p>137,0</text:p>
          </table:table-cell>
          <table:table-cell office:value-type="date" office:date-value="2013-02-09" calcext:value-type="date">
            <text:p>09/02/13</text:p>
          </table:table-cell>
          <table:table-cell office:value-type="string" calcext:value-type="string">
            <text:p>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ORADST606404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6</text:p>
          </table:table-cell>
          <table:table-cell office:value-type="string" calcext:value-type="string">
            <text:p>138,5</text:p>
          </table:table-cell>
          <table:table-cell office:value-type="date" office:date-value="2013-05-13" calcext:value-type="date">
            <text:p>13/05/13</text:p>
          </table:table-cell>
          <table:table-cell office:value-type="string" calcext:value-type="string">
            <text:p>H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2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LLOMISA606410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4</text:p>
          </table:table-cell>
          <table:table-cell office:value-type="string" calcext:value-type="string">
            <text:p>151,3</text:p>
          </table:table-cell>
          <table:table-cell office:value-type="date" office:date-value="2013-06-19" calcext:value-type="date">
            <text:p>19/06/13</text:p>
          </table:table-cell>
          <table:table-cell office:value-type="string" calcext:value-type="string">
            <text:p>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2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BAALGE606415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2</text:p>
          </table:table-cell>
          <table:table-cell office:value-type="string" calcext:value-type="string">
            <text:p>143,0</text:p>
          </table:table-cell>
          <table:table-cell office:value-type="date" office:date-value="2013-08-08" calcext:value-type="date">
            <text:p>08/08/13</text:p>
          </table:table-cell>
          <table:table-cell office:value-type="string" calcext:value-type="string">
            <text:p>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0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VROGETA606404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,8</text:p>
          </table:table-cell>
          <table:table-cell office:value-type="string" calcext:value-type="string">
            <text:p>144,5</text:p>
          </table:table-cell>
          <table:table-cell office:value-type="date" office:date-value="2013-06-09" calcext:value-type="date">
            <text:p>09/06/13</text:p>
          </table:table-cell>
          <table:table-cell office:value-type="string" calcext:value-type="string">
            <text:p>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9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CHSTJO606420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6</text:p>
          </table:table-cell>
          <table:table-cell office:value-type="string" calcext:value-type="string">
            <text:p>136,0</text:p>
          </table:table-cell>
          <table:table-cell office:value-type="date" office:date-value="2013-07-14" calcext:value-type="date">
            <text:p>14/07/13</text:p>
          </table:table-cell>
          <table:table-cell office:value-type="string" calcext:value-type="string">
            <text:p>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7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HECAJA606421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5</text:p>
          </table:table-cell>
          <table:table-cell office:value-type="string" calcext:value-type="string">
            <text:p>140,6</text:p>
          </table:table-cell>
          <table:table-cell office:value-type="date" office:date-value="2013-10-08" calcext:value-type="date">
            <text:p>08/10/13</text:p>
          </table:table-cell>
          <table:table-cell office:value-type="string" calcext:value-type="string">
            <text:p>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TIALNO606384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7</text:p>
          </table:table-cell>
          <table:table-cell office:value-type="string" calcext:value-type="string">
            <text:p>155,0</text:p>
          </table:table-cell>
          <table:table-cell office:value-type="date" office:date-value="2013-01-21" calcext:value-type="date">
            <text:p>21/01/13</text:p>
          </table:table-cell>
          <table:table-cell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1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CHMABE606384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,5</text:p>
          </table:table-cell>
          <table:table-cell office:value-type="string" calcext:value-type="string">
            <text:p>135,4</text:p>
          </table:table-cell>
          <table:table-cell office:value-type="date" office:date-value="2013-01-09" calcext:value-type="date">
            <text:p>09/01/13</text:p>
          </table:table-cell>
          <table:table-cell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1,0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ECALDA956832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8</text:p>
          </table:table-cell>
          <table:table-cell office:value-type="string" calcext:value-type="string">
            <text:p>130,0</text:p>
          </table:table-cell>
          <table:table-cell office:value-type="date" office:date-value="2013-10-15" calcext:value-type="date">
            <text:p>15/10/13</text:p>
          </table:table-cell>
          <table:table-cell office:value-type="string" calcext:value-type="string">
            <text:p>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6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ECKEAL956832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0</text:p>
          </table:table-cell>
          <table:table-cell office:value-type="string" calcext:value-type="string">
            <text:p>133,0</text:p>
          </table:table-cell>
          <table:table-cell office:value-type="date" office:date-value="2013-10-15" calcext:value-type="date">
            <text:p>15/10/13</text:p>
          </table:table-cell>
          <table:table-cell office:value-type="string" calcext:value-type="string">
            <text:p>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17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QUIKEF606408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4</text:p>
          </table:table-cell>
          <table:table-cell office:value-type="string" calcext:value-type="string">
            <text:p>135,3</text:p>
          </table:table-cell>
          <table:table-cell office:value-type="date" office:date-value="2013-07-03" calcext:value-type="date">
            <text:p>03/07/13</text:p>
          </table:table-cell>
          <table:table-cell office:value-type="string" calcext:value-type="string">
            <text:p>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7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SAEIKR606417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0</text:p>
          </table:table-cell>
          <table:table-cell office:value-type="string" calcext:value-type="string">
            <text:p>145,0</text:p>
          </table:table-cell>
          <table:table-cell office:value-type="date" office:date-value="2013-09-03" calcext:value-type="date">
            <text:p>03/09/13</text:p>
          </table:table-cell>
          <table:table-cell office:value-type="string" calcext:value-type="string">
            <text:p>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0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LLELUAB650342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1</text:p>
          </table:table-cell>
          <table:table-cell office:value-type="string" calcext:value-type="string">
            <text:p>146,5</text:p>
          </table:table-cell>
          <table:table-cell office:value-type="date" office:date-value="2013-06-30" calcext:value-type="date">
            <text:p>30/06/13</text:p>
          </table:table-cell>
          <table:table-cell office:value-type="string" calcext:value-type="string">
            <text:p>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COEMAN650372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6</text:p>
          </table:table-cell>
          <table:table-cell office:value-type="string" calcext:value-type="string">
            <text:p>142,0</text:p>
          </table:table-cell>
          <table:table-cell office:value-type="date" office:date-value="2013-09-22" calcext:value-type="date">
            <text:p>22/09/13</text:p>
          </table:table-cell>
          <table:table-cell office:value-type="string" calcext:value-type="string">
            <text:p>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8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PIDAYA650696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,1</text:p>
          </table:table-cell>
          <table:table-cell office:value-type="string" calcext:value-type="string">
            <text:p>149,5</text:p>
          </table:table-cell>
          <table:table-cell office:value-type="date" office:date-value="2013-03-08" calcext:value-type="date">
            <text:p>08/03/13</text:p>
          </table:table-cell>
          <table:table-cell office:value-type="string" calcext:value-type="string">
            <text:p>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22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RELIES606421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,8</text:p>
          </table:table-cell>
          <table:table-cell office:value-type="string" calcext:value-type="string">
            <text:p>140,5</text:p>
          </table:table-cell>
          <table:table-cell office:value-type="date" office:date-value="2013-01-24" calcext:value-type="date">
            <text:p>24/01/13</text:p>
          </table:table-cell>
          <table:table-cell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7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ERCRMA606412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7</text:p>
          </table:table-cell>
          <table:table-cell office:value-type="string" calcext:value-type="string">
            <text:p>144,6</text:p>
          </table:table-cell>
          <table:table-cell office:value-type="date" office:date-value="2013-08-05" calcext:value-type="date">
            <text:p>05/08/13</text:p>
          </table:table-cell>
          <table:table-cell office:value-type="string" calcext:value-type="string">
            <text:p>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5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PISCYA650324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,1</text:p>
          </table:table-cell>
          <table:table-cell office:value-type="string" calcext:value-type="string">
            <text:p>144,6</text:p>
          </table:table-cell>
          <table:table-cell office:value-type="date" office:date-value="2013-05-04" calcext:value-type="date">
            <text:p>04/05/13</text:p>
          </table:table-cell>
          <table:table-cell office:value-type="string" calcext:value-type="string">
            <text:p>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9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VIAL650335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,2</text:p>
          </table:table-cell>
          <table:table-cell office:value-type="string" calcext:value-type="string">
            <text:p>149,4</text:p>
          </table:table-cell>
          <table:table-cell office:value-type="date" office:date-value="2013-07-23" calcext:value-type="date">
            <text:p>23/07/13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26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VIISFR606428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2</text:p>
          </table:table-cell>
          <table:table-cell office:value-type="string" calcext:value-type="string">
            <text:p>139,5</text:p>
          </table:table-cell>
          <table:table-cell office:value-type="date" office:date-value="2023-10-04" calcext:value-type="date">
            <text:p>04/10/23</text:p>
          </table:table-cell>
          <table:table-cell office:value-type="string" calcext:value-type="string">
            <text:p>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,0</text:p>
          </table:table-cell>
          <table:table-cell office:value-type="string" calcext:value-type="string">
            <text:p>Alta Talla para Edad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PICATA606390</text:p>
          </table:table-cell>
          <table:table-cell office:value-type="string" calcext:value-type="string">
            <text:p>ER51 GUARU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2</text:p>
          </table:table-cell>
          <table:table-cell office:value-type="string" calcext:value-type="string">
            <text:p>147,0</text:p>
          </table:table-cell>
          <table:table-cell office:value-type="date" office:date-value="2013-02-22" calcext:value-type="date">
            <text:p>22/02/13</text:p>
          </table:table-cell>
          <table:table-cell office:value-type="string" calcext:value-type="string">
            <text:p>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23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CAVANO606428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,9</text:p>
          </table:table-cell>
          <table:table-cell office:value-type="string" calcext:value-type="string">
            <text:p>129,6</text:p>
          </table:table-cell>
          <table:table-cell office:value-type="date" office:date-value="2013-12-21" calcext:value-type="date">
            <text:p>21/12/13</text:p>
          </table:table-cell>
          <table:table-cell office:value-type="string" calcext:value-type="string">
            <text:p>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9,0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ILNINO606388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,1</text:p>
          </table:table-cell>
          <table:table-cell office:value-type="string" calcext:value-type="string">
            <text:p>142,4</text:p>
          </table:table-cell>
          <table:table-cell office:value-type="date" office:date-value="2013-01-12" calcext:value-type="date">
            <text:p>12/01/13</text:p>
          </table:table-cell>
          <table:table-cell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7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QUCAES606429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6</text:p>
          </table:table-cell>
          <table:table-cell office:value-type="string" calcext:value-type="string">
            <text:p>132,8</text:p>
          </table:table-cell>
          <table:table-cell office:value-type="date" office:date-value="2013-07-26" calcext:value-type="date">
            <text:p>26/07/13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17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FIBRMA606414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0</text:p>
          </table:table-cell>
          <table:table-cell office:value-type="string" calcext:value-type="string">
            <text:p>126,3</text:p>
          </table:table-cell>
          <table:table-cell office:value-type="date" office:date-value="2013-08-13" calcext:value-type="date">
            <text:p>13/08/13</text:p>
          </table:table-cell>
          <table:table-cell office:value-type="string" calcext:value-type="string">
            <text:p>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5,0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QUNOES650226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2</text:p>
          </table:table-cell>
          <table:table-cell office:value-type="string" calcext:value-type="string">
            <text:p>131,7</text:p>
          </table:table-cell>
          <table:table-cell office:value-type="date" office:date-value="2012-11-19" calcext:value-type="date">
            <text:p>19/11/12</text:p>
          </table:table-cell>
          <table:table-cell office:value-type="string" calcext:value-type="string">
            <text:p>M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5,7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TOJHST606426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,6</text:p>
          </table:table-cell>
          <table:table-cell office:value-type="string" calcext:value-type="string">
            <text:p>136,0</text:p>
          </table:table-cell>
          <table:table-cell office:value-type="date" office:date-value="2013-08-29" calcext:value-type="date">
            <text:p>29/08/13</text:p>
          </table:table-cell>
          <table:table-cell office:value-type="string" calcext:value-type="string">
            <text:p>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9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HUALMO606426</text:p>
          </table:table-cell>
          <table:table-cell office:value-type="string" calcext:value-type="string">
            <text:p>EU03 LA PISCIN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1</text:p>
          </table:table-cell>
          <table:table-cell office:value-type="string" calcext:value-type="string">
            <text:p>134,2</text:p>
          </table:table-cell>
          <table:table-cell office:value-type="date" office:date-value="2013-11-12" calcext:value-type="date">
            <text:p>12/11/13</text:p>
          </table:table-cell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4,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CHCADA606407</text:p>
          </table:table-cell>
          <table:table-cell office:value-type="string" calcext:value-type="string">
            <text:p>ER45 RUMICRUZ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9</text:p>
          </table:table-cell>
          <table:table-cell office:value-type="string" calcext:value-type="string">
            <text:p>140,6</text:p>
          </table:table-cell>
          <table:table-cell office:value-type="date" office:date-value="2013-01-02" calcext:value-type="date">
            <text:p>02/01/13</text:p>
          </table:table-cell>
          <table:table-cell office:value-type="string" calcext:value-type="string">
            <text:p>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LTISTJO606409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,0</text:p>
          </table:table-cell>
          <table:table-cell office:value-type="string" calcext:value-type="string">
            <text:p>146,4</text:p>
          </table:table-cell>
          <table:table-cell office:value-type="date" office:date-value="2013-06-19" calcext:value-type="date">
            <text:p>19/06/13</text:p>
          </table:table-cell>
          <table:table-cell office:value-type="string" calcext:value-type="string">
            <text:p>H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MUKLJE606415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,5</text:p>
          </table:table-cell>
          <table:table-cell office:value-type="string" calcext:value-type="string">
            <text:p>125,8</text:p>
          </table:table-cell>
          <table:table-cell office:value-type="date" office:date-value="2013-08-18" calcext:value-type="date">
            <text:p>18/08/13</text:p>
          </table:table-cell>
          <table:table-cell office:value-type="string" calcext:value-type="string">
            <text:p>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ZALEMI606429</text:p>
          </table:table-cell>
          <table:table-cell office:value-type="string" calcext:value-type="string">
            <text:p>ER45 RUMICRUZ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3</text:p>
          </table:table-cell>
          <table:table-cell office:value-type="string" calcext:value-type="string">
            <text:p>135,4</text:p>
          </table:table-cell>
          <table:table-cell office:value-type="date" office:date-value="2013-01-17" calcext:value-type="date">
            <text:p>17/01/13</text:p>
          </table:table-cell>
          <table:table-cell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PAMAVI606401</text:p>
          </table:table-cell>
          <table:table-cell office:value-type="string" calcext:value-type="string">
            <text:p>CUBILLI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,8</text:p>
          </table:table-cell>
          <table:table-cell office:value-type="string" calcext:value-type="string">
            <text:p>134,6</text:p>
          </table:table-cell>
          <table:table-cell office:value-type="date" office:date-value="2012-01-02" calcext:value-type="date">
            <text:p>02/01/12</text:p>
          </table:table-cell>
          <table:table-cell office:value-type="string" calcext:value-type="string">
            <text:p>M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20,9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AJOPA606426</text:p>
          </table:table-cell>
          <table:table-cell office:value-type="string" calcext:value-type="string">
            <text:p>ER48 GUAYLLABAMB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1</text:p>
          </table:table-cell>
          <table:table-cell office:value-type="string" calcext:value-type="string">
            <text:p>140,5</text:p>
          </table:table-cell>
          <table:table-cell office:value-type="date" office:date-value="2013-05-08" calcext:value-type="date">
            <text:p>08/05/13</text:p>
          </table:table-cell>
          <table:table-cell office:value-type="string" calcext:value-type="string">
            <text:p>H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3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NELUFE606429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,2</text:p>
          </table:table-cell>
          <table:table-cell office:value-type="string" calcext:value-type="string">
            <text:p>146,4</text:p>
          </table:table-cell>
          <table:table-cell office:value-type="date" office:date-value="2014-01-17" calcext:value-type="date">
            <text:p>17/01/14</text:p>
          </table:table-cell>
          <table:table-cell office:value-type="string" calcext:value-type="string">
            <text:p>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3,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LJUCE606425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,0</text:p>
          </table:table-cell>
          <table:table-cell office:value-type="string" calcext:value-type="string">
            <text:p>145,8</text:p>
          </table:table-cell>
          <table:table-cell office:value-type="date" office:date-value="2013-10-01" calcext:value-type="date">
            <text:p>01/10/13</text:p>
          </table:table-cell>
          <table:table-cell office:value-type="string" calcext:value-type="string">
            <text:p>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25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CAANVA606397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0</text:p>
          </table:table-cell>
          <table:table-cell office:value-type="string" calcext:value-type="string">
            <text:p>155,0</text:p>
          </table:table-cell>
          <table:table-cell office:value-type="date" office:date-value="2013-01-31" calcext:value-type="date">
            <text:p>31/01/13</text:p>
          </table:table-cell>
          <table:table-cell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9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PIJOSE185152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,1</text:p>
          </table:table-cell>
          <table:table-cell office:value-type="string" calcext:value-type="string">
            <text:p>133,0</text:p>
          </table:table-cell>
          <table:table-cell office:value-type="date" office:date-value="2013-09-29" calcext:value-type="date">
            <text:p>29/09/13</text:p>
          </table:table-cell>
          <table:table-cell office:value-type="string" calcext:value-type="string">
            <text:p>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AALJO606431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5</text:p>
          </table:table-cell>
          <table:table-cell office:value-type="string" calcext:value-type="string">
            <text:p>136,2</text:p>
          </table:table-cell>
          <table:table-cell office:value-type="date" office:date-value="2013-11-14" calcext:value-type="date">
            <text:p>14/11/13</text:p>
          </table:table-cell>
          <table:table-cell office:value-type="string" calcext:value-type="string">
            <text:p>H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4,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TAMEYA606427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,8</text:p>
          </table:table-cell>
          <table:table-cell office:value-type="string" calcext:value-type="string">
            <text:p>150,5</text:p>
          </table:table-cell>
          <table:table-cell office:value-type="date" office:date-value="2013-05-22" calcext:value-type="date">
            <text:p>22/05/13</text:p>
          </table:table-cell>
          <table:table-cell office:value-type="string" calcext:value-type="string">
            <text:p>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8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YUDASO606391</text:p>
          </table:table-cell>
          <table:table-cell office:value-type="string" calcext:value-type="string">
            <text:p>EU03 CUBA 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,5</text:p>
          </table:table-cell>
          <table:table-cell office:value-type="string" calcext:value-type="string">
            <text:p>139,2</text:p>
          </table:table-cell>
          <table:table-cell office:value-type="date" office:date-value="2013-06-17" calcext:value-type="date">
            <text:p>17/06/13</text:p>
          </table:table-cell>
          <table:table-cell office:value-type="string" calcext:value-type="string">
            <text:p>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3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CHNAES606383</text:p>
          </table:table-cell>
          <table:table-cell office:value-type="string" calcext:value-type="string">
            <text:p>ER45 SAN MIGUEL DE GUARU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,8</text:p>
          </table:table-cell>
          <table:table-cell office:value-type="string" calcext:value-type="string">
            <text:p>144,0</text:p>
          </table:table-cell>
          <table:table-cell office:value-type="date" office:date-value="2013-01-18" calcext:value-type="date">
            <text:p>18/01/13</text:p>
          </table:table-cell>
          <table:table-cell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9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CRESYA650325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,7</text:p>
          </table:table-cell>
          <table:table-cell office:value-type="string" calcext:value-type="string">
            <text:p>140,8</text:p>
          </table:table-cell>
          <table:table-cell office:value-type="date" office:date-value="2013-06-10" calcext:value-type="date">
            <text:p>10/06/13</text:p>
          </table:table-cell>
          <table:table-cell office:value-type="string" calcext:value-type="string">
            <text:p>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1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CHDAAB606402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,2</text:p>
          </table:table-cell>
          <table:table-cell office:value-type="string" calcext:value-type="string">
            <text:p>145,5</text:p>
          </table:table-cell>
          <table:table-cell office:value-type="date" office:date-value="2013-05-02" calcext:value-type="date">
            <text:p>02/05/13</text:p>
          </table:table-cell>
          <table:table-cell office:value-type="string" calcext:value-type="string">
            <text:p>M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QUKEMA606409</text:p>
          </table:table-cell>
          <table:table-cell office:value-type="string" calcext:value-type="string">
            <text:p>ER51 AINCHE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,6</text:p>
          </table:table-cell>
          <table:table-cell office:value-type="string" calcext:value-type="string">
            <text:p>138,6</text:p>
          </table:table-cell>
          <table:table-cell office:value-type="date" office:date-value="2013-05-02" calcext:value-type="date">
            <text:p>02/05/13</text:p>
          </table:table-cell>
          <table:table-cell office:value-type="string" calcext:value-type="string">
            <text:p>M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GUDYJO606354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,5</text:p>
          </table:table-cell>
          <table:table-cell office:value-type="string" calcext:value-type="string">
            <text:p>142,0</text:p>
          </table:table-cell>
          <table:table-cell office:value-type="date" office:date-value="2012-10-04" calcext:value-type="date">
            <text:p>04/10/12</text:p>
          </table:table-cell>
          <table:table-cell office:value-type="string" calcext:value-type="string">
            <text:p>H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7,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PIJOMA172825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,2</text:p>
          </table:table-cell>
          <table:table-cell office:value-type="string" calcext:value-type="string">
            <text:p>146,8</text:p>
          </table:table-cell>
          <table:table-cell office:value-type="date" office:date-value="2013-05-26" calcext:value-type="date">
            <text:p>26/05/13</text:p>
          </table:table-cell>
          <table:table-cell office:value-type="string" calcext:value-type="string">
            <text:p>H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26,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UGUNEJH606404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,8</text:p>
          </table:table-cell>
          <table:table-cell office:value-type="string" calcext:value-type="string">
            <text:p>133,6</text:p>
          </table:table-cell>
          <table:table-cell office:value-type="date" office:date-value="2013-05-25" calcext:value-type="date">
            <text:p>25/05/13</text:p>
          </table:table-cell>
          <table:table-cell office:value-type="string" calcext:value-type="string">
            <text:p>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VAMASA651100</text:p>
          </table:table-cell>
          <table:table-cell office:value-type="string" calcext:value-type="string">
            <text:p>ER51 GUARUGTUS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,4</text:p>
          </table:table-cell>
          <table:table-cell office:value-type="string" calcext:value-type="string">
            <text:p>88,0</text:p>
          </table:table-cell>
          <table:table-cell office:value-type="date" office:date-value="2021-11-03" calcext:value-type="date">
            <text:p>03/11/21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UYARONI651081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93,2</text:p>
          </table:table-cell>
          <table:table-cell office:value-type="date" office:date-value="2021-07-19" calcext:value-type="date">
            <text:p>19/07/21</text:p>
          </table:table-cell>
          <table:table-cell office:value-type="string" calcext:value-type="string">
            <text:p>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CATHSE651080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9</text:p>
          </table:table-cell>
          <table:table-cell office:value-type="string" calcext:value-type="string">
            <text:p>90,0</text:p>
          </table:table-cell>
          <table:table-cell office:value-type="date" office:date-value="2021-07-10" calcext:value-type="date">
            <text:p>10/07/21</text:p>
          </table:table-cell>
          <table:table-cell office:value-type="string" calcext:value-type="string">
            <text:p>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ILDYJA651049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EEB. LEOPOLDO FREIRE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0</text:p>
          </table:table-cell>
          <table:table-cell office:value-type="string" calcext:value-type="string">
            <text:p>99,0</text:p>
          </table:table-cell>
          <table:table-cell office:value-type="date" office:date-value="2021-01-18" calcext:value-type="date">
            <text:p>18/01/21</text:p>
          </table:table-cell>
          <table:table-cell office:value-type="string" calcext:value-type="string">
            <text:p>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ASDAYA651102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85,3</text:p>
          </table:table-cell>
          <table:table-cell office:value-type="date" office:date-value="2021-09-14" calcext:value-type="date">
            <text:p>14/09/21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BABRRA651094</text:p>
          </table:table-cell>
          <table:table-cell office:value-type="string" calcext:value-type="string">
            <text:p>ER45 GUALANAC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99,0</text:p>
          </table:table-cell>
          <table:table-cell office:value-type="date" office:date-value="2021-09-30" calcext:value-type="date">
            <text:p>30/09/21</text:p>
          </table:table-cell>
          <table:table-cell office:value-type="string" calcext:value-type="string">
            <text:p>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5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MOSCAN651043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95,5</text:p>
          </table:table-cell>
          <table:table-cell office:value-type="date" office:date-value="2020-12-08" calcext:value-type="date">
            <text:p>08/12/20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GUMAEM651061</text:p>
          </table:table-cell>
          <table:table-cell office:value-type="string" calcext:value-type="string">
            <text:p>ER15 SAN PEDRO DEL QUINT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0</text:p>
          </table:table-cell>
          <table:table-cell office:value-type="string" calcext:value-type="string">
            <text:p>93,8</text:p>
          </table:table-cell>
          <table:table-cell office:value-type="date" office:date-value="2021-01-19" calcext:value-type="date">
            <text:p>19/01/21</text:p>
          </table:table-cell>
          <table:table-cell office:value-type="string" calcext:value-type="string">
            <text:p>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PIJOAL651063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9</text:p>
          </table:table-cell>
          <table:table-cell office:value-type="string" calcext:value-type="string">
            <text:p>90,8</text:p>
          </table:table-cell>
          <table:table-cell office:value-type="date" office:date-value="2021-03-23" calcext:value-type="date">
            <text:p>23/03/21</text:p>
          </table:table-cell>
          <table:table-cell office:value-type="string" calcext:value-type="string">
            <text:p>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SOAAIS651067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7</text:p>
          </table:table-cell>
          <table:table-cell office:value-type="string" calcext:value-type="string">
            <text:p>102,4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5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QUISSA651078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98,6</text:p>
          </table:table-cell>
          <table:table-cell office:value-type="date" office:date-value="2021-06-28" calcext:value-type="date">
            <text:p>28/06/21</text:p>
          </table:table-cell>
          <table:table-cell office:value-type="string" calcext:value-type="string">
            <text:p>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UDANI651054</text:p>
          </table:table-cell>
          <table:table-cell office:value-type="string" calcext:value-type="string">
            <text:p>EU03 TEJAR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89,0</text:p>
          </table:table-cell>
          <table:table-cell office:value-type="date" office:date-value="2021-02-12" calcext:value-type="date">
            <text:p>12/02/21</text:p>
          </table:table-cell>
          <table:table-cell office:value-type="string" calcext:value-type="string">
            <text:p>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INANNO651060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94,0</text:p>
          </table:table-cell>
          <table:table-cell office:value-type="date" office:date-value="2021-03-19" calcext:value-type="date">
            <text:p>19/03/21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7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MELENI165036</text:p>
          </table:table-cell>
          <table:table-cell office:value-type="string" calcext:value-type="string">
            <text:p>ER45 RUMICRUZ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1-10-09" calcext:value-type="date">
            <text:p>09/10/21</text:p>
          </table:table-cell>
          <table:table-cell office:value-type="string" calcext:value-type="string">
            <text:p>M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CHKEYA651076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5</text:p>
          </table:table-cell>
          <table:table-cell office:value-type="string" calcext:value-type="string">
            <text:p>96,0</text:p>
          </table:table-cell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ANCAIS651102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8</text:p>
          </table:table-cell>
          <table:table-cell office:value-type="string" calcext:value-type="string">
            <text:p>94,3</text:p>
          </table:table-cell>
          <table:table-cell office:value-type="date" office:date-value="2021-11-13" calcext:value-type="date">
            <text:p>13/11/21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4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IRIED651058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95,5</text:p>
          </table:table-cell>
          <table:table-cell office:value-type="date" office:date-value="2021-03-10" calcext:value-type="date">
            <text:p>10/03/21</text:p>
          </table:table-cell>
          <table:table-cell office:value-type="string" calcext:value-type="string">
            <text:p>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7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ELUAN651485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1</text:p>
          </table:table-cell>
          <table:table-cell office:value-type="string" calcext:value-type="string">
            <text:p>91,6</text:p>
          </table:table-cell>
          <table:table-cell office:value-type="date" office:date-value="2021-03-12" calcext:value-type="date">
            <text:p>12/03/21</text:p>
          </table:table-cell>
          <table:table-cell office:value-type="string" calcext:value-type="string">
            <text:p>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4,4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VIKEEY651058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5</text:p>
          </table:table-cell>
          <table:table-cell office:value-type="string" calcext:value-type="string">
            <text:p>93,6</text:p>
          </table:table-cell>
          <table:table-cell office:value-type="date" office:date-value="2021-03-06" calcext:value-type="date">
            <text:p>06/03/21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4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RAZAMI651044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0</text:p>
          </table:table-cell>
          <table:table-cell office:value-type="string" calcext:value-type="string">
            <text:p>92,4</text:p>
          </table:table-cell>
          <table:table-cell office:value-type="date" office:date-value="2020-12-09" calcext:value-type="date">
            <text:p>09/12/20</text:p>
          </table:table-cell>
          <table:table-cell office:value-type="string" calcext:value-type="string">
            <text:p>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,4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VIALSA651075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,5</text:p>
          </table:table-cell>
          <table:table-cell office:value-type="string" calcext:value-type="string">
            <text:p>90,0</text:p>
          </table:table-cell>
          <table:table-cell office:value-type="date" office:date-value="2021-06-11" calcext:value-type="date">
            <text:p>11/06/21</text:p>
          </table:table-cell>
          <table:table-cell office:value-type="string" calcext:value-type="string">
            <text:p>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AIMRONO651049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2</text:p>
          </table:table-cell>
          <table:table-cell office:value-type="string" calcext:value-type="string">
            <text:p>98,2</text:p>
          </table:table-cell>
          <table:table-cell office:value-type="date" office:date-value="2021-01-21" calcext:value-type="date">
            <text:p>21/01/21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7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ALTHMA651063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,4</text:p>
          </table:table-cell>
          <table:table-cell office:value-type="string" calcext:value-type="string">
            <text:p>101,0</text:p>
          </table:table-cell>
          <table:table-cell office:value-type="date" office:date-value="2021-04-05" calcext:value-type="date">
            <text:p>05/04/21</text:p>
          </table:table-cell>
          <table:table-cell office:value-type="string" calcext:value-type="string">
            <text:p>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1,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GUREBE651044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98,8</text:p>
          </table:table-cell>
          <table:table-cell office:value-type="date" office:date-value="2020-12-15" calcext:value-type="date">
            <text:p>15/12/20</text:p>
          </table:table-cell>
          <table:table-cell office:value-type="string" calcext:value-type="string">
            <text:p>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7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CUKANO651057</text:p>
          </table:table-cell>
          <table:table-cell office:value-type="string" calcext:value-type="string">
            <text:p>ER51 JULQUIS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0</text:p>
          </table:table-cell>
          <table:table-cell office:value-type="string" calcext:value-type="string">
            <text:p>100,0</text:p>
          </table:table-cell>
          <table:table-cell office:value-type="date" office:date-value="2021-03-04" calcext:value-type="date">
            <text:p>04/03/21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4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CUAIIS651059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,4</text:p>
          </table:table-cell>
          <table:table-cell office:value-type="string" calcext:value-type="string">
            <text:p>90,4</text:p>
          </table:table-cell>
          <table:table-cell office:value-type="date" office:date-value="2021-03-12" calcext:value-type="date">
            <text:p>12/03/21</text:p>
          </table:table-cell>
          <table:table-cell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6,4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ASJHGA651081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4</text:p>
          </table:table-cell>
          <table:table-cell office:value-type="string" calcext:value-type="string">
            <text:p>83,0</text:p>
          </table:table-cell>
          <table:table-cell office:value-type="date" office:date-value="2021-07-17" calcext:value-type="date">
            <text:p>17/07/21</text:p>
          </table:table-cell>
          <table:table-cell office:value-type="string" calcext:value-type="string">
            <text:p>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8,0</text:p>
          </table:table-cell>
          <table:table-cell office:value-type="string" calcext:value-type="string">
            <text:p>Baja Talla Sever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MIALMA651047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,8</text:p>
          </table:table-cell>
          <table:table-cell office:value-type="string" calcext:value-type="string">
            <text:p>98,7</text:p>
          </table:table-cell>
          <table:table-cell office:value-type="date" office:date-value="2021-01-08" calcext:value-type="date">
            <text:p>08/01/21</text:p>
          </table:table-cell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4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PACRGA651056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,2</text:p>
          </table:table-cell>
          <table:table-cell office:value-type="string" calcext:value-type="string">
            <text:p>94,7</text:p>
          </table:table-cell>
          <table:table-cell office:value-type="date" office:date-value="2021-02-26" calcext:value-type="date">
            <text:p>26/02/21</text:p>
          </table:table-cell>
          <table:table-cell office:value-type="string" calcext:value-type="string">
            <text:p>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4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GUISRA651069</text:p>
          </table:table-cell>
          <table:table-cell office:value-type="string" calcext:value-type="string">
            <text:p>EU03 PARAIS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0</text:p>
          </table:table-cell>
          <table:table-cell office:value-type="string" calcext:value-type="string">
            <text:p>100,0</text:p>
          </table:table-cell>
          <table:table-cell office:value-type="date" office:date-value="2021-05-12" calcext:value-type="date">
            <text:p>12/05/21</text:p>
          </table:table-cell>
          <table:table-cell office:value-type="string" calcext:value-type="string">
            <text:p>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TAALIS651069</text:p>
          </table:table-cell>
          <table:table-cell office:value-type="string" calcext:value-type="string">
            <text:p>ER45 RUMICRUZ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98,6</text:p>
          </table:table-cell>
          <table:table-cell office:value-type="date" office:date-value="2021-05-08" calcext:value-type="date">
            <text:p>08/05/21</text:p>
          </table:table-cell>
          <table:table-cell office:value-type="string" calcext:value-type="string">
            <text:p>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CHDACA651048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100,6</text:p>
          </table:table-cell>
          <table:table-cell office:value-type="date" office:date-value="2020-12-06" calcext:value-type="date">
            <text:p>06/12/20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ADEDA651085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8</text:p>
          </table:table-cell>
          <table:table-cell office:value-type="string" calcext:value-type="string">
            <text:p>97,6</text:p>
          </table:table-cell>
          <table:table-cell office:value-type="date" office:date-value="2021-08-07" calcext:value-type="date">
            <text:p>07/08/21</text:p>
          </table:table-cell>
          <table:table-cell office:value-type="string" calcext:value-type="string">
            <text:p>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TILUAL651044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99,0</text:p>
          </table:table-cell>
          <table:table-cell office:value-type="date" office:date-value="2020-12-15" calcext:value-type="date">
            <text:p>15/12/20</text:p>
          </table:table-cell>
          <table:table-cell office:value-type="string" calcext:value-type="string">
            <text:p>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ROKAAB651070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5</text:p>
          </table:table-cell>
          <table:table-cell office:value-type="string" calcext:value-type="string">
            <text:p>89,5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PIANEL651043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,6</text:p>
          </table:table-cell>
          <table:table-cell office:value-type="string" calcext:value-type="string">
            <text:p>94,4</text:p>
          </table:table-cell>
          <table:table-cell office:value-type="date" office:date-value="2020-12-14" calcext:value-type="date">
            <text:p>14/12/20</text:p>
          </table:table-cell>
          <table:table-cell office:value-type="string" calcext:value-type="string">
            <text:p>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5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ESMAFR651053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,0</text:p>
          </table:table-cell>
          <table:table-cell office:value-type="string" calcext:value-type="string">
            <text:p>101,5</text:p>
          </table:table-cell>
          <table:table-cell office:value-type="date" office:date-value="2021-02-11" calcext:value-type="date">
            <text:p>11/02/21</text:p>
          </table:table-cell>
          <table:table-cell office:value-type="string" calcext:value-type="string">
            <text:p>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1,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ZALISA651105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91,0</text:p>
          </table:table-cell>
          <table:table-cell office:value-type="date" office:date-value="2021-11-28" calcext:value-type="date">
            <text:p>28/11/21</text:p>
          </table:table-cell>
          <table:table-cell office:value-type="string" calcext:value-type="string">
            <text:p>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7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GUSTJO651044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9</text:p>
          </table:table-cell>
          <table:table-cell office:value-type="string" calcext:value-type="string">
            <text:p>90,6</text:p>
          </table:table-cell>
          <table:table-cell office:value-type="date" office:date-value="2020-12-20" calcext:value-type="date">
            <text:p>20/12/20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5,7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RESEFA651070</text:p>
          </table:table-cell>
          <table:table-cell office:value-type="string" calcext:value-type="string">
            <text:p>ER51 GUARUGTUS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,5</text:p>
          </table:table-cell>
          <table:table-cell office:value-type="string" calcext:value-type="string">
            <text:p>88,9</text:p>
          </table:table-cell>
          <table:table-cell office:value-type="date" office:date-value="2024-05-14" calcext:value-type="date">
            <text:p>14/05/2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Alta Talla para Edad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VAMANA651100</text:p>
          </table:table-cell>
          <table:table-cell office:value-type="string" calcext:value-type="string">
            <text:p>LA ESPERANZA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,3</text:p>
          </table:table-cell>
          <table:table-cell office:value-type="string" calcext:value-type="string">
            <text:p>85,6</text:p>
          </table:table-cell>
          <table:table-cell office:value-type="date" office:date-value="2021-11-05" calcext:value-type="date">
            <text:p>05/11/21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,4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PIAICR651104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,0</text:p>
          </table:table-cell>
          <table:table-cell office:value-type="string" calcext:value-type="string">
            <text:p>98,6</text:p>
          </table:table-cell>
          <table:table-cell office:value-type="date" office:date-value="2021-11-25" calcext:value-type="date">
            <text:p>25/11/21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,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eso Elevado para Edad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UQUANAL651053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95,0</text:p>
          </table:table-cell>
          <table:table-cell office:value-type="date" office:date-value="2021-02-09" calcext:value-type="date">
            <text:p>09/02/21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8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BUNAMA651079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5</text:p>
          </table:table-cell>
          <table:table-cell office:value-type="string" calcext:value-type="string">
            <text:p>92,0</text:p>
          </table:table-cell>
          <table:table-cell office:value-type="date" office:date-value="2021-07-04" calcext:value-type="date">
            <text:p>04/07/21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SAAL650983</text:p>
          </table:table-cell>
          <table:table-cell office:value-type="string" calcext:value-type="string">
            <text:p>YACULOMA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9</text:p>
          </table:table-cell>
          <table:table-cell office:value-type="string" calcext:value-type="string">
            <text:p>97,7</text:p>
          </table:table-cell>
          <table:table-cell office:value-type="date" office:date-value="2020-02-07" calcext:value-type="date">
            <text:p>07/02/20</text:p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ECRSE651004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95,5</text:p>
          </table:table-cell>
          <table:table-cell office:value-type="date" office:date-value="2020-06-10" calcext:value-type="date">
            <text:p>10/06/20</text:p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INNIIS650977</text:p>
          </table:table-cell>
          <table:table-cell office:value-type="string" calcext:value-type="string">
            <text:p>ER45 RUMICRUZ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104,6</text:p>
          </table:table-cell>
          <table:table-cell office:value-type="date" office:date-value="2020-01-03" calcext:value-type="date">
            <text:p>03/01/20</text:p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OVAAN651001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0</text:p>
          </table:table-cell>
          <table:table-cell office:value-type="string" calcext:value-type="string">
            <text:p>99,8</text:p>
          </table:table-cell>
          <table:table-cell office:value-type="date" office:date-value="2020-05-27" calcext:value-type="date">
            <text:p>27/05/20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4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CHMAAR651036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5</text:p>
          </table:table-cell>
          <table:table-cell office:value-type="string" calcext:value-type="string">
            <text:p>102,0</text:p>
          </table:table-cell>
          <table:table-cell office:value-type="date" office:date-value="2020-10-11" calcext:value-type="date">
            <text:p>11/10/20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3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ILONAIV651031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8</text:p>
          </table:table-cell>
          <table:table-cell office:value-type="string" calcext:value-type="string">
            <text:p>98,0</text:p>
          </table:table-cell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CULEEZ651020</text:p>
          </table:table-cell>
          <table:table-cell office:value-type="string" calcext:value-type="string">
            <text:p>ER51 CHUGLLI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7</text:p>
          </table:table-cell>
          <table:table-cell office:value-type="string" calcext:value-type="string">
            <text:p>100,0</text:p>
          </table:table-cell>
          <table:table-cell office:value-type="date" office:date-value="2020-08-25" calcext:value-type="date">
            <text:p>25/08/20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6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ETAEREN651032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6</text:p>
          </table:table-cell>
          <table:table-cell office:value-type="string" calcext:value-type="string">
            <text:p>97,0</text:p>
          </table:table-cell>
          <table:table-cell office:value-type="date" office:date-value="2020-09-06" calcext:value-type="date">
            <text:p>06/09/20</text:p>
          </table:table-cell>
          <table:table-cell office:value-type="string" calcext:value-type="string">
            <text:p>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REJENI650974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,0</text:p>
          </table:table-cell>
          <table:table-cell office:value-type="string" calcext:value-type="string">
            <text:p>101,4</text:p>
          </table:table-cell>
          <table:table-cell office:value-type="date" office:date-value="2019-12-22" calcext:value-type="date">
            <text:p>22/12/19</text:p>
          </table:table-cell>
          <table:table-cell office:value-type="string" calcext:value-type="string">
            <text:p>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3,3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LCUJOAL651039</text:p>
          </table:table-cell>
          <table:table-cell office:value-type="string" calcext:value-type="string">
            <text:p>PUCULALA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6</text:p>
          </table:table-cell>
          <table:table-cell office:value-type="string" calcext:value-type="string">
            <text:p>91,2</text:p>
          </table:table-cell>
          <table:table-cell office:value-type="date" office:date-value="2020-10-25" calcext:value-type="date">
            <text:p>25/10/20</text:p>
          </table:table-cell>
          <table:table-cell office:value-type="string" calcext:value-type="string">
            <text:p>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,0</text:p>
          </table:table-cell>
          <table:table-cell office:value-type="string" calcext:value-type="string">
            <text:p>Baja Tall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Obesida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SAJAMO964499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,2</text:p>
          </table:table-cell>
          <table:table-cell office:value-type="string" calcext:value-type="string">
            <text:p>93,0</text:p>
          </table:table-cell>
          <table:table-cell office:value-type="date" office:date-value="2020-07-18" calcext:value-type="date">
            <text:p>18/07/20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,3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AAAIS650976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103,5</text:p>
          </table:table-cell>
          <table:table-cell office:value-type="date" office:date-value="2020-01-01" calcext:value-type="date">
            <text:p>01/01/20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CHAICA651073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103,0</text:p>
          </table:table-cell>
          <table:table-cell office:value-type="date" office:date-value="2020-03-14" calcext:value-type="date">
            <text:p>14/03/20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6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AJAFE651019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0</text:p>
          </table:table-cell>
          <table:table-cell office:value-type="string" calcext:value-type="string">
            <text:p>95,5</text:p>
          </table:table-cell>
          <table:table-cell office:value-type="date" office:date-value="2020-08-21" calcext:value-type="date">
            <text:p>21/08/20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7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MEAMVAE00698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103,5</text:p>
          </table:table-cell>
          <table:table-cell office:value-type="date" office:date-value="2020-04-15" calcext:value-type="date">
            <text:p>15/04/20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CHGAGA651034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H</text:p>
          </table:table-cell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UEIAL651002</text:p>
          </table:table-cell>
          <table:table-cell office:value-type="string" calcext:value-type="string">
            <text:p>EU03 LA PISCINA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0</text:p>
          </table:table-cell>
          <table:table-cell office:value-type="string" calcext:value-type="string">
            <text:p>90,5</text:p>
          </table:table-cell>
          <table:table-cell office:value-type="date" office:date-value="2020-05-30" calcext:value-type="date">
            <text:p>30/05/20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9,5</text:p>
          </table:table-cell>
          <table:table-cell office:value-type="string" calcext:value-type="string">
            <text:p>Baja Talla Sever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obrepes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TEIKGA650990</text:p>
          </table:table-cell>
          <table:table-cell office:value-type="string" calcext:value-type="string">
            <text:p>ER48 SAN FRANCISC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104,0</text:p>
          </table:table-cell>
          <table:table-cell office:value-type="date" office:date-value="2020-03-08" calcext:value-type="date">
            <text:p>08/03/20</text:p>
          </table:table-cell>
          <table:table-cell office:value-type="string" calcext:value-type="string">
            <text:p>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LLDAAB651021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0</text:p>
          </table:table-cell>
          <table:table-cell office:value-type="string" calcext:value-type="string">
            <text:p>96,0</text:p>
          </table:table-cell>
          <table:table-cell office:value-type="date" office:date-value="2020-08-09" calcext:value-type="date">
            <text:p>09/08/20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GAANJA650999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0</text:p>
          </table:table-cell>
          <table:table-cell office:value-type="string" calcext:value-type="string">
            <text:p>103,0</text:p>
          </table:table-cell>
          <table:table-cell office:value-type="date" office:date-value="2020-05-09" calcext:value-type="date">
            <text:p>09/05/20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4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ASIAJE650998</text:p>
          </table:table-cell>
          <table:table-cell office:value-type="string" calcext:value-type="string">
            <text:p>ER49 AIRO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2</text:p>
          </table:table-cell>
          <table:table-cell office:value-type="string" calcext:value-type="string">
            <text:p>94,0</text:p>
          </table:table-cell>
          <table:table-cell office:value-type="date" office:date-value="2020-05-01" calcext:value-type="date">
            <text:p>01/05/20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MIAYRO651038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95,5</text:p>
          </table:table-cell>
          <table:table-cell office:value-type="date" office:date-value="2020-11-15" calcext:value-type="date">
            <text:p>15/11/20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LOEMSA176047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0</text:p>
          </table:table-cell>
          <table:table-cell office:value-type="string" calcext:value-type="string">
            <text:p>99,5</text:p>
          </table:table-cell>
          <table:table-cell office:value-type="date" office:date-value="2020-09-05" calcext:value-type="date">
            <text:p>05/09/20</text:p>
          </table:table-cell>
          <table:table-cell office:value-type="string" calcext:value-type="string">
            <text:p>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6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ACEJUJO651005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5</text:p>
          </table:table-cell>
          <table:table-cell office:value-type="string" calcext:value-type="string">
            <text:p>102,0</text:p>
          </table:table-cell>
          <table:table-cell office:value-type="date" office:date-value="2020-05-12" calcext:value-type="date">
            <text:p>12/05/20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LOABMA250538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100,0</text:p>
          </table:table-cell>
          <table:table-cell office:value-type="date" office:date-value="2020-09-14" calcext:value-type="date">
            <text:p>14/09/20</text:p>
          </table:table-cell>
          <table:table-cell office:value-type="string" calcext:value-type="string">
            <text:p>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LOCAYU651011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2</text:p>
          </table:table-cell>
          <table:table-cell office:value-type="string" calcext:value-type="string">
            <text:p>105,0</text:p>
          </table:table-cell>
          <table:table-cell office:value-type="date" office:date-value="2020-07-16" calcext:value-type="date">
            <text:p>16/07/20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JUJAYU651067</text:p>
          </table:table-cell>
          <table:table-cell office:value-type="string" calcext:value-type="string">
            <text:p>ER15 SAN JORGE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4</text:p>
          </table:table-cell>
          <table:table-cell office:value-type="string" calcext:value-type="string">
            <text:p>103,0</text:p>
          </table:table-cell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5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CAADAB651036</text:p>
          </table:table-cell>
          <table:table-cell office:value-type="string" calcext:value-type="string">
            <text:p>EU03 RECRE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0</text:p>
          </table:table-cell>
          <table:table-cell office:value-type="string" calcext:value-type="string">
            <text:p>96,3</text:p>
          </table:table-cell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HUJHAL650976</text:p>
          </table:table-cell>
          <table:table-cell office:value-type="string" calcext:value-type="string">
            <text:p>ER15 LLI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0</text:p>
          </table:table-cell>
          <table:table-cell office:value-type="string" calcext:value-type="string">
            <text:p>97,8</text:p>
          </table:table-cell>
          <table:table-cell office:value-type="date" office:date-value="2020-01-02" calcext:value-type="date">
            <text:p>02/01/20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ASGEAR651035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97,0</text:p>
          </table:table-cell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6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QUDYJA650982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103,3</text:p>
          </table:table-cell>
          <table:table-cell office:value-type="date" office:date-value="2020-01-11" calcext:value-type="date">
            <text:p>11/01/20</text:p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5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CHMAEM176040</text:p>
          </table:table-cell>
          <table:table-cell office:value-type="string" calcext:value-type="string">
            <text:p>RIOBAMBA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1</text:p>
          </table:table-cell>
          <table:table-cell office:value-type="string" calcext:value-type="string">
            <text:p>100,4</text:p>
          </table:table-cell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6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CUMIRO651000</text:p>
          </table:table-cell>
          <table:table-cell office:value-type="string" calcext:value-type="string">
            <text:p>EU03 TAMB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3</text:p>
          </table:table-cell>
          <table:table-cell office:value-type="string" calcext:value-type="string">
            <text:p>106,8</text:p>
          </table:table-cell>
          <table:table-cell office:value-type="date" office:date-value="2020-04-19" calcext:value-type="date">
            <text:p>19/04/20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4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YAZAEM650998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,8</text:p>
          </table:table-cell>
          <table:table-cell office:value-type="string" calcext:value-type="string">
            <text:p>101,0</text:p>
          </table:table-cell>
          <table:table-cell office:value-type="date" office:date-value="2020-05-03" calcext:value-type="date">
            <text:p>03/05/20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3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QUJHSM650995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9</text:p>
          </table:table-cell>
          <table:table-cell office:value-type="string" calcext:value-type="string">
            <text:p>100,0</text:p>
          </table:table-cell>
          <table:table-cell office:value-type="date" office:date-value="2020-04-12" calcext:value-type="date">
            <text:p>12/04/20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CHALLE604446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7</text:p>
          </table:table-cell>
          <table:table-cell office:value-type="string" calcext:value-type="string">
            <text:p>103,0</text:p>
          </table:table-cell>
          <table:table-cell office:value-type="date" office:date-value="2020-03-14" calcext:value-type="date">
            <text:p>14/03/20</text:p>
          </table:table-cell>
          <table:table-cell office:value-type="string" calcext:value-type="string">
            <text:p>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6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GUAXJH651000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1</text:p>
          </table:table-cell>
          <table:table-cell office:value-type="string" calcext:value-type="string">
            <text:p>97,4</text:p>
          </table:table-cell>
          <table:table-cell office:value-type="date" office:date-value="2020-05-14" calcext:value-type="date">
            <text:p>14/05/20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4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SIZAEM651015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0</text:p>
          </table:table-cell>
          <table:table-cell office:value-type="string" calcext:value-type="string">
            <text:p>103,5</text:p>
          </table:table-cell>
          <table:table-cell office:value-type="date" office:date-value="2020-08-03" calcext:value-type="date">
            <text:p>03/08/20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4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MODYSA651040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0</text:p>
          </table:table-cell>
          <table:table-cell office:value-type="string" calcext:value-type="string">
            <text:p>104,0</text:p>
          </table:table-cell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AMJUFR651102</text:p>
          </table:table-cell>
          <table:table-cell office:value-type="string" calcext:value-type="string">
            <text:p>ER51 ULPA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0-09-19" calcext:value-type="date">
            <text:p>19/09/20</text:p>
          </table:table-cell>
          <table:table-cell office:value-type="string" calcext:value-type="string">
            <text:p>H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LOSOLI650986</text:p>
          </table:table-cell>
          <table:table-cell office:value-type="string" calcext:value-type="string">
            <text:p>ER15 ROSARI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8</text:p>
          </table:table-cell>
          <table:table-cell office:value-type="string" calcext:value-type="string">
            <text:p>107,0</text:p>
          </table:table-cell>
          <table:table-cell office:value-type="date" office:date-value="2020-02-18" calcext:value-type="date">
            <text:p>18/02/20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7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ZAAXGA651022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97,0</text:p>
          </table:table-cell>
          <table:table-cell office:value-type="date" office:date-value="2020-09-01" calcext:value-type="date">
            <text:p>01/09/20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6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TAISDA651010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0-07-06" calcext:value-type="date">
            <text:p>06/07/20</text:p>
          </table:table-cell>
          <table:table-cell office:value-type="string" calcext:value-type="string">
            <text:p>H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ZAEDED650997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0</text:p>
          </table:table-cell>
          <table:table-cell office:value-type="string" calcext:value-type="string">
            <text:p>101,0</text:p>
          </table:table-cell>
          <table:table-cell office:value-type="date" office:date-value="2020-04-25" calcext:value-type="date">
            <text:p>25/04/20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4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PIKEJU650980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0</text:p>
          </table:table-cell>
          <table:table-cell office:value-type="string" calcext:value-type="string">
            <text:p>97,5</text:p>
          </table:table-cell>
          <table:table-cell office:value-type="date" office:date-value="2020-01-23" calcext:value-type="date">
            <text:p>23/01/20</text:p>
          </table:table-cell>
          <table:table-cell office:value-type="string" calcext:value-type="string">
            <text:p>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CHAMVA650986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5</text:p>
          </table:table-cell>
          <table:table-cell office:value-type="string" calcext:value-type="string">
            <text:p>106,0</text:p>
          </table:table-cell>
          <table:table-cell office:value-type="date" office:date-value="2020-02-17" calcext:value-type="date">
            <text:p>17/02/20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YUELAL350611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100,0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INUKIJH650994</text:p>
          </table:table-cell>
          <table:table-cell office:value-type="string" calcext:value-type="string">
            <text:p>ER45 QUINTUS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0</text:p>
          </table:table-cell>
          <table:table-cell office:value-type="string" calcext:value-type="string">
            <text:p>105,5</text:p>
          </table:table-cell>
          <table:table-cell office:value-type="date" office:date-value="2020-04-08" calcext:value-type="date">
            <text:p>08/04/20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GSIJOSC650983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0</text:p>
          </table:table-cell>
          <table:table-cell office:value-type="string" calcext:value-type="string">
            <text:p>99,0</text:p>
          </table:table-cell>
          <table:table-cell office:value-type="date" office:date-value="2020-12-31" calcext:value-type="date">
            <text:p>31/12/20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4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QUMASN650997</text:p>
          </table:table-cell>
          <table:table-cell office:value-type="string" calcext:value-type="string">
            <text:p>ER49 LLUCUD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3</text:p>
          </table:table-cell>
          <table:table-cell office:value-type="string" calcext:value-type="string">
            <text:p>107,5</text:p>
          </table:table-cell>
          <table:table-cell office:value-type="date" office:date-value="2020-04-28" calcext:value-type="date">
            <text:p>28/04/20</text:p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HMANO651009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4</text:p>
          </table:table-cell>
          <table:table-cell office:value-type="string" calcext:value-type="string">
            <text:p>104,0</text:p>
          </table:table-cell>
          <table:table-cell office:value-type="date" office:date-value="2020-07-08" calcext:value-type="date">
            <text:p>08/07/20</text:p>
          </table:table-cell>
          <table:table-cell office:value-type="string" calcext:value-type="string">
            <text:p>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CHJEAR650978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0</text:p>
          </table:table-cell>
          <table:table-cell office:value-type="string" calcext:value-type="string">
            <text:p>103,0</text:p>
          </table:table-cell>
          <table:table-cell office:value-type="date" office:date-value="2020-01-08" calcext:value-type="date">
            <text:p>08/01/20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UORCAVA651021</text:p>
          </table:table-cell>
          <table:table-cell office:value-type="string" calcext:value-type="string">
            <text:p>ER15 JESUS DEL GRAN PODER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0</text:p>
          </table:table-cell>
          <table:table-cell office:value-type="string" calcext:value-type="string">
            <text:p>99,0</text:p>
          </table:table-cell>
          <table:table-cell office:value-type="date" office:date-value="2020-08-30" calcext:value-type="date">
            <text:p>30/08/20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6,3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QUEDJO551200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94,7</text:p>
          </table:table-cell>
          <table:table-cell office:value-type="date" office:date-value="2020-11-22" calcext:value-type="date">
            <text:p>22/11/20</text:p>
          </table:table-cell>
          <table:table-cell office:value-type="string" calcext:value-type="string">
            <text:p>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6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EREANMA650996</text:p>
          </table:table-cell>
          <table:table-cell office:value-type="string" calcext:value-type="string">
            <text:p>ER51 GUARUGTUS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,1</text:p>
          </table:table-cell>
          <table:table-cell office:value-type="string" calcext:value-type="string">
            <text:p>95,0</text:p>
          </table:table-cell>
          <table:table-cell office:value-type="date" office:date-value="2020-04-22" calcext:value-type="date">
            <text:p>22/04/20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4,5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ORYAES651007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,4</text:p>
          </table:table-cell>
          <table:table-cell office:value-type="string" calcext:value-type="string">
            <text:p>105,2</text:p>
          </table:table-cell>
          <table:table-cell office:value-type="date" office:date-value="2020-04-25" calcext:value-type="date">
            <text:p>25/04/20</text:p>
          </table:table-cell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7,5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VECRJA651013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4</text:p>
          </table:table-cell>
          <table:table-cell office:value-type="string" calcext:value-type="string">
            <text:p>106,0</text:p>
          </table:table-cell>
          <table:table-cell office:value-type="date" office:date-value="2020-07-23" calcext:value-type="date">
            <text:p>23/07/20</text:p>
          </table:table-cell>
          <table:table-cell office:value-type="string" calcext:value-type="string">
            <text:p>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UDILAAI650981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,0</text:p>
          </table:table-cell>
          <table:table-cell office:value-type="string" calcext:value-type="string">
            <text:p>104,0</text:p>
          </table:table-cell>
          <table:table-cell office:value-type="date" office:date-value="2020-01-24" calcext:value-type="date">
            <text:p>24/01/20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LPASAWA650988</text:p>
          </table:table-cell>
          <table:table-cell office:value-type="string" calcext:value-type="string">
            <text:p>EU03 DOLOROSA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7</text:p>
          </table:table-cell>
          <table:table-cell office:value-type="string" calcext:value-type="string">
            <text:p>100,0</text:p>
          </table:table-cell>
          <table:table-cell office:value-type="date" office:date-value="2020-02-28" calcext:value-type="date">
            <text:p>28/02/20</text:p>
          </table:table-cell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4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UZAAXEL964677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3</text:p>
          </table:table-cell>
          <table:table-cell office:value-type="string" calcext:value-type="string">
            <text:p>100,4</text:p>
          </table:table-cell>
          <table:table-cell office:value-type="date" office:date-value="2020-11-22" calcext:value-type="date">
            <text:p>22/11/20</text:p>
          </table:table-cell>
          <table:table-cell office:value-type="string" calcext:value-type="string">
            <text:p>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4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SUGENI651006</text:p>
          </table:table-cell>
          <table:table-cell office:value-type="string" calcext:value-type="string">
            <text:p>ER45 TITAYCU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5</text:p>
          </table:table-cell>
          <table:table-cell office:value-type="string" calcext:value-type="string">
            <text:p>102,8</text:p>
          </table:table-cell>
          <table:table-cell office:value-type="date" office:date-value="2020-05-22" calcext:value-type="date">
            <text:p>22/05/20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4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GUMYDA651009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0</text:p>
          </table:table-cell>
          <table:table-cell office:value-type="string" calcext:value-type="string">
            <text:p>97,0</text:p>
          </table:table-cell>
          <table:table-cell office:value-type="date" office:date-value="2020-05-24" calcext:value-type="date">
            <text:p>24/05/20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7,0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ILDYAR651023</text:p>
          </table:table-cell>
          <table:table-cell office:value-type="string" calcext:value-type="string">
            <text:p>EU03 CUBA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0-09-05" calcext:value-type="date">
            <text:p>05/09/20</text:p>
          </table:table-cell>
          <table:table-cell office:value-type="string" calcext:value-type="string">
            <text:p>H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GUAMAL651032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6</text:p>
          </table:table-cell>
          <table:table-cell office:value-type="string" calcext:value-type="string">
            <text:p>92,5</text:p>
          </table:table-cell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7,1</text:p>
          </table:table-cell>
          <table:table-cell office:value-type="string" calcext:value-type="string">
            <text:p>Baja Talla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HMAYA350618</text:p>
          </table:table-cell>
          <table:table-cell office:value-type="string" calcext:value-type="string">
            <text:p>EU03 SANTO CRISTO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5</text:p>
          </table:table-cell>
          <table:table-cell office:value-type="string" calcext:value-type="string">
            <text:p>99,5</text:p>
          </table:table-cell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4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CRDAVA651030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2</text:p>
          </table:table-cell>
          <table:table-cell office:value-type="string" calcext:value-type="string">
            <text:p>99,2</text:p>
          </table:table-cell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5,4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QUVAZUMA651006</text:p>
          </table:table-cell>
          <table:table-cell office:value-type="string" calcext:value-type="string">
            <text:p>ER51 BATAN 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9</text:p>
          </table:table-cell>
          <table:table-cell office:value-type="string" calcext:value-type="string">
            <text:p>103,6</text:p>
          </table:table-cell>
          <table:table-cell office:value-type="date" office:date-value="2020-06-24" calcext:value-type="date">
            <text:p>24/06/20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4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TOLUEM651004</text:p>
          </table:table-cell>
          <table:table-cell office:value-type="string" calcext:value-type="string">
            <text:p>ER49 AZAGTUS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0-06-13" calcext:value-type="date">
            <text:p>13/06/20</text:p>
          </table:table-cell>
          <table:table-cell office:value-type="string" calcext:value-type="string">
            <text:p>H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CASOMA651004</text:p>
          </table:table-cell>
          <table:table-cell office:value-type="string" calcext:value-type="string">
            <text:p>ER45 CATEQUILLA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6</text:p>
          </table:table-cell>
          <table:table-cell office:value-type="string" calcext:value-type="string">
            <text:p>101,2</text:p>
          </table:table-cell>
          <table:table-cell office:value-type="date" office:date-value="2020-05-23" calcext:value-type="date">
            <text:p>23/05/20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7,2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JAIKJA651009</text:p>
          </table:table-cell>
          <table:table-cell office:value-type="string" calcext:value-type="string">
            <text:p>ER15 VERGEL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4</text:p>
          </table:table-cell>
          <table:table-cell office:value-type="string" calcext:value-type="string">
            <text:p>102,2</text:p>
          </table:table-cell>
          <table:table-cell office:value-type="date" office:date-value="2020-07-03" calcext:value-type="date">
            <text:p>03/07/20</text:p>
          </table:table-cell>
          <table:table-cell office:value-type="string" calcext:value-type="string">
            <text:p>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,7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ABCAMO651020</text:p>
          </table:table-cell>
          <table:table-cell office:value-type="string" calcext:value-type="string">
            <text:p>EU03 CENTRAL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0</text:p>
          </table:table-cell>
          <table:table-cell office:value-type="string" calcext:value-type="string">
            <text:p>100,4</text:p>
          </table:table-cell>
          <table:table-cell office:value-type="date" office:date-value="2020-05-05" calcext:value-type="date">
            <text:p>05/05/20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,9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GUDYMA651032</text:p>
          </table:table-cell>
          <table:table-cell office:value-type="string" calcext:value-type="string">
            <text:p>EU03 EL CARME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,5</text:p>
          </table:table-cell>
          <table:table-cell office:value-type="string" calcext:value-type="string">
            <text:p>98,0</text:p>
          </table:table-cell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5,1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PIDEVA651003</text:p>
          </table:table-cell>
          <table:table-cell office:value-type="string" calcext:value-type="string">
            <text:p>EU03 SAN JUA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3</text:p>
          </table:table-cell>
          <table:table-cell office:value-type="string" calcext:value-type="string">
            <text:p>99,0</text:p>
          </table:table-cell>
          <table:table-cell office:value-type="date" office:date-value="2020-06-07" calcext:value-type="date">
            <text:p>07/06/20</text:p>
          </table:table-cell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6,6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GUITJA650984</text:p>
          </table:table-cell>
          <table:table-cell office:value-type="string" calcext:value-type="string">
            <text:p>EU03 SAN SEBASTIAN</text:p>
          </table:table-cell>
          <table:table-cell office:value-type="string" calcext:value-type="string">
            <text:p>C.E.I. MARIA GUERRERO VÁSQUEZ</text:p>
          </table:table-cell>
          <table:table-cell office:value-type="date" office:date-value="2024-10-02" calcext:value-type="date">
            <text:p>02/10/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,3</text:p>
          </table:table-cell>
          <table:table-cell office:value-type="string" calcext:value-type="string">
            <text:p>101,5</text:p>
          </table:table-cell>
          <table:table-cell office:value-type="date" office:date-value="2020-02-12" calcext:value-type="date">
            <text:p>12/02/20</text:p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6,8</text:p>
          </table:table-cell>
          <table:table-cell table:number-columns-repeated="3" office:value-type="string" calcext:value-type="string">
            <text:p>Normal</text:p>
          </table:table-cell>
          <table:table-cell table:number-columns-repeated="1010"/>
        </table:table-row>
      </table:table>
      <table:table table:name="CATEGORIAS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ANGOS ETAREO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-4</text:p>
          </table:table-cell>
          <table:table-cell office:value-type="string" calcext:value-type="string">
            <text:p>PRE ESCO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-9</text:p>
          </table:table-cell>
          <table:table-cell office:value-type="string" calcext:value-type="string">
            <text:p>ESCO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4</text:p>
          </table:table-cell>
          <table:table-cell office:value-type="string" calcext:value-type="string">
            <text:p>ADOLESCENCIA TEMPRA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-19 ADOLESCENCIA TARDIA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RRIOS/COMUNIDAD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R</text:p>
          </table:table-cell>
          <table:table-cell office:value-type="string" calcext:value-type="string">
            <text:p>RU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U</text:p>
          </table:table-cell>
          <table:table-cell office:value-type="string" calcext:value-type="string">
            <text:p>URBAN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QUIPO DE ATENCION INTEGRAL DE SALU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U03</text:p>
          </table:table-cell>
          <table:table-cell office:value-type="string" calcext:value-type="string">
            <text:p>EAIS URBAN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13</text:p>
          </table:table-cell>
          <table:table-cell office:value-type="string" calcext:value-type="string">
            <text:p>EAIS RU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15</text:p>
          </table:table-cell>
          <table:table-cell office:value-type="string" calcext:value-type="string">
            <text:p>EAIS RU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45</text:p>
          </table:table-cell>
          <table:table-cell office:value-type="string" calcext:value-type="string">
            <text:p>EAIS RU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51</text:p>
          </table:table-cell>
          <table:table-cell office:value-type="string" calcext:value-type="string">
            <text:p>EAIS RUR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4:44:22.183644919</meta:creation-date>
    <dc:date>2024-12-13T15:08:44.339698018</dc:date>
    <meta:editing-duration>PT42S</meta:editing-duration>
    <meta:editing-cycles>1</meta:editing-cycles>
    <meta:document-statistic meta:table-count="2" meta:cell-count="25447" meta:object-count="0"/>
    <meta:generator>LibreOffice/7.3.7.2$Linux_X86_64 LibreOffice_project/30$Build-2</meta:generator>
  </office:meta>
</office:document-meta>
</file>